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ing_20_1">
      <style:text-properties style:font-name="Times New Roman" style:font-name-complex="Times New Roman"/>
    </style:style>
    <style:style style:name="P2" style:family="paragraph" style:parent-style-name="Heading_20_7">
      <style:text-properties style:font-name="Times New Roman" style:font-name-complex="Times New Roman"/>
    </style:style>
    <style:style style:name="P3" style:family="paragraph" style:parent-style-name="Standard">
      <style:paragraph-properties fo:text-align="start" style:justify-single-word="false"/>
      <style:text-properties style:font-name="Times New Roman" style:font-name-complex="Times New Roman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Heading_20_2">
      <style:text-properties style:font-name="Times New Roman" style:font-name-complex="Times New Roman"/>
    </style:style>
    <style:style style:name="P6" style:family="paragraph" style:parent-style-name="Standard">
      <style:paragraph-properties fo:text-align="start" style:justify-single-word="false"/>
    </style:style>
    <style:style style:name="P7" style:family="paragraph" style:parent-style-name="Cite">
      <style:paragraph-properties fo:margin-right="1.058cm" fo:text-indent="1cm" style:auto-text-indent="false"/>
    </style:style>
    <style:style style:name="P8" style:family="paragraph" style:parent-style-name="Heading_20_3">
      <style:text-properties style:font-name="Times New Roman" style:font-name-complex="Times New Roman"/>
    </style:style>
    <style:style style:name="P9" style:family="paragraph" style:parent-style-name="Stanza">
      <style:paragraph-properties fo:text-align="center" style:justify-single-word="false"/>
    </style:style>
    <style:style style:name="P10" style:family="paragraph" style:parent-style-name="FootNote_20_Stanza">
      <style:paragraph-properties fo:margin-right="1.058cm" fo:text-indent="1cm" style:auto-text-indent="false"/>
    </style:style>
    <style:style style:name="P11" style:family="paragraph" style:parent-style-name="Stanza">
      <style:paragraph-properties fo:margin-right="1.058cm" fo:text-indent="1cm" style:auto-text-indent="false"/>
    </style:style>
    <style:style style:name="P12" style:family="paragraph" style:parent-style-name="Stanza">
      <style:text-properties fo:language="en" fo:country="US"/>
    </style:style>
    <style:style style:name="P13" style:family="paragraph" style:parent-style-name="Standard">
      <style:paragraph-properties fo:text-align="start" style:justify-single-word="false"/>
      <style:text-properties fo:language="en" fo:country="US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position="25% 100%"/>
    </style:style>
    <style:style style:name="T3" style:family="text">
      <style:text-properties fo:language="en" fo:country="US"/>
    </style:style>
    <style:style style:name="T4" style:family="text">
      <style:text-properties style:font-name="Times New Roman" style:font-name-complex="Times New Roman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Александр Грибоедов</text:h>
      <text:h text:style-name="P1" text:outline-level="1">ГОРЕ ОТ УМА</text:h>
      <text:h text:style-name="P2" text:outline-level="7">Комедия в четырёх действиях в стихах</text:h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P5" text:outline-level="2">Действующие лица</text:h>
      <text:p text:style-name="P3"/>
      <text:p text:style-name="P4"/>
      <text:p text:style-name="Standard"><text:span text:style-name="T1">Павел Афанасьевич Фамусов</text:span> , управляющий в казённом месте.</text:p>
      <text:p text:style-name="Standard"><text:span text:style-name="T1">Софья Павловна</text:span> , дочь его.</text:p>
      <text:p text:style-name="Standard"><text:span text:style-name="T1">Лизанька</text:span> , служанка.</text:p>
      <text:p text:style-name="Standard"><text:span text:style-name="T1">Алексей Степанович Молчалин</text:span> , секретарь Фамусова, живущий у него в доме.</text:p>
      <text:p text:style-name="Standard"><text:span text:style-name="T1">Александр Андреевич Чацкий.</text:span> </text:p>
      <text:p text:style-name="Standard"><text:span text:style-name="T1">Полковник Скалозуб, Сергей Сергеевич.</text:span> </text:p>
      <text:p text:style-name="Standard"><text:span text:style-name="T1">Наталья Дмитриевна</text:span> , молодая дама, <text:span text:style-name="T1">Платон Михайлович</text:span> , муж её — <text:span text:style-name="T1">Горичи.</text:span> </text:p>
      <text:p text:style-name="Standard"><text:span text:style-name="T1">Князь Тугоуховский</text:span> <text:s/>и <text:span text:style-name="T1">княгиня</text:span> , жена его, с шестью дочерями.</text:p>
      <text:p text:style-name="Standard"><text:span text:style-name="T1">Графиня-бабушка, Графиня-внучка</text:span> <text:s/>— Хрюмины.</text:p>
      <text:p text:style-name="Standard"><text:span text:style-name="T1">Антон Антонович Загорецкий.</text:span> </text:p>
      <text:p text:style-name="Standard"><text:span text:style-name="T1">Старуха Хлёстова,</text:span> <text:s/>свояченица Фамусова.</text:p>
      <text:p text:style-name="Standard"><text:span text:style-name="T1">Г. N.</text:span> </text:p>
      <text:p text:style-name="Standard"><text:span text:style-name="T1">Г. D</text:span> .</text:p>
      <text:p text:style-name="Standard"><text:span text:style-name="T1">Репетилов.</text:span> </text:p>
      <text:p text:style-name="Standard"><text:span text:style-name="T1">Петрушка</text:span> <text:s/>и несколько говорящих слуг.</text:p>
      <text:p text:style-name="Standard">Множество гостей всякого разбора и их лакеев при разъезде.</text:p>
      <text:p text:style-name="Standard">Официанты Фамусова.</text:p>
      <text:p text:style-name="P4"/>
      <text:p text:style-name="P6"/>
      <text:p text:style-name="P7"><text:span text:style-name="T1">Действие в Москве в доме Фамусова.</text:span> </text:p>
      <text:p text:style-name="P6"/>
      <text:p text:style-name="P6"/>
      <text:h text:style-name="P5" text:outline-level="2">ДЕЙСТВИЕ I</text:h>
      <text:p text:style-name="P3"/>
      <text:p text:style-name="P4"/>
      <text:h text:style-name="P8" text:outline-level="3">Явление 1</text:h>
      <text:p text:style-name="P3"/>
      <text:p text:style-name="P6"/>
      <text:p text:style-name="P7">Гостиная, в ней большие часы, справа дверь в спальню Софьи, откудова слышно фортопияно с флейтою, которые потом умолкают. <text:span text:style-name="T1">Лизанька</text:span> <text:s/>среди комнаты спит, свесившись с кресел.</text:p>
      <text:p text:style-name="P7"><text:span text:style-name="T1">(Утро, чуть день брезжится.)</text:span> </text:p>
      <text:p text:style-name="P6"/>
      <text:p text:style-name="P6"/>
      <text:p text:style-name="P6"/>
      <text:h text:style-name="Heading_20_6" text:outline-level="6">Лизанька</text:h>
      <text:p text:style-name="Stanza"><text:soft-page-break/><text:span text:style-name="T1">(вдруг просыпается, встаёт с кресел, оглядывается)</text:span> </text:p>
      <text:p text:style-name="Stanza"/>
      <text:p text:style-name="Stanza">Светает!.. Ах! как скоро ночь минула!</text:p>
      <text:p text:style-name="Stanza">Вчера просилась спать — отказ.</text:p>
      <text:p text:style-name="Stanza">«Ждём друга». — Нужен глаз да глаз,</text:p>
      <text:p text:style-name="Stanza">Не спи, покудова не скатишься со стула.</text:p>
      <text:p text:style-name="Stanza">Теперь вот только что вздремнула,</text:p>
      <text:p text:style-name="Stanza">Уж день!.. сказать им…</text:p>
      <text:p text:style-name="Stanza"/>
      <text:p text:style-name="Stanza"><text:span text:style-name="T1">(Стучится к Софии.)</text:span> </text:p>
      <text:p text:style-name="Stanza"/>
      <text:p text:style-name="Stanza">Господа,</text:p>
      <text:p text:style-name="Stanza">Эй! Софья Павловна, беда.</text:p>
      <text:p text:style-name="Stanza">Зашла беседа ваша за&amp;#769; ночь.</text:p>
      <text:p text:style-name="Stanza">Вы глухи? — Алексей Степаныч!</text:p>
      <text:p text:style-name="Stanza">Сударыня!.. — И страх их не берёт!</text:p>
      <text:p text:style-name="Stanza"/>
      <text:p text:style-name="Stanza"><text:span text:style-name="T1">(Отходит от дверей.)</text:span> </text:p>
      <text:p text:style-name="Stanza"/>
      <text:p text:style-name="Stanza">Ну, гость неприглашённый,</text:p>
      <text:p text:style-name="Stanza">Быть может, батюшка войдёт!</text:p>
      <text:p text:style-name="Stanza">Прошу служить у барышни влюблённой!</text:p>
      <text:p text:style-name="Stanza"><text:span text:style-name="T1">(Опять к дверям.)</text:span> </text:p>
      <text:p text:style-name="Stanza">Да расходитесь. Утро. — Что-с?</text:p>
      <text:p text:style-name="Stanza"/>
      <text:p text:style-name="P6"/>
      <text:p text:style-name="P6"/>
      <text:h text:style-name="Heading_20_6" text:outline-level="6">Голос Софии</text:h>
      <text:p text:style-name="Stanza">Который час?</text:p>
      <text:p text:style-name="Stanza"/>
      <text:p text:style-name="P6"/>
      <text:p text:style-name="P6"/>
      <text:h text:style-name="Heading_20_6" text:outline-level="6">Лизанька</text:h>
      <text:p text:style-name="Stanza">Всё в доме поднялось.</text:p>
      <text:p text:style-name="Stanza"/>
      <text:p text:style-name="P6"/>
      <text:p text:style-name="P6"/>
      <text:h text:style-name="Heading_20_6" text:outline-level="6">София</text:h>
      <text:p text:style-name="Stanza"><text:span text:style-name="T1">(из своей комнаты)</text:span> </text:p>
      <text:p text:style-name="Stanza"/>
      <text:p text:style-name="Stanza">Который час?</text:p>
      <text:p text:style-name="Stanza"/>
      <text:p text:style-name="P6"/>
      <text:p text:style-name="P6"/>
      <text:h text:style-name="Heading_20_6" text:outline-level="6">Лизанька</text:h>
      <text:p text:style-name="Stanza">Седьмой, осьмой, девятый.</text:p>
      <text:p text:style-name="Stanza"/>
      <text:p text:style-name="P6"/>
      <text:p text:style-name="P6"/>
      <text:h text:style-name="Heading_20_6" text:outline-level="6">София</text:h>
      <text:p text:style-name="Stanza"><text:span text:style-name="T1">(оттуда же)</text:span> </text:p>
      <text:p text:style-name="Stanza"/>
      <text:p text:style-name="Stanza"><text:soft-page-break/>Неправда.</text:p>
      <text:p text:style-name="Stanza"/>
      <text:p text:style-name="P6"/>
      <text:p text:style-name="P6"/>
      <text:h text:style-name="Heading_20_6" text:outline-level="6">Лизанька</text:h>
      <text:p text:style-name="Stanza"><text:span text:style-name="T1">(прочь от дверей)</text:span> </text:p>
      <text:p text:style-name="Stanza"/>
      <text:p text:style-name="Stanza">Ах! амур проклятый!</text:p>
      <text:p text:style-name="Stanza">И слышат, не хотят понять,</text:p>
      <text:p text:style-name="Stanza">Ну что&amp;#769; бы ставни им отнять?</text:p>
      <text:p text:style-name="Stanza">Переведу часы, хоть знаю: будет гонка,</text:p>
      <text:p text:style-name="Stanza">Заставлю их играть.</text:p>
      <text:p text:style-name="Stanza"/>
      <text:p text:style-name="P6"/>
      <text:p text:style-name="P7"><text:span text:style-name="T1">(Лезет на стул, передвигает стрелку, часы бьют и играют.)</text:span> </text:p>
      <text:p text:style-name="P6"/>
      <text:p text:style-name="P6"/>
      <text:h text:style-name="P8" text:outline-level="3">Явление 2</text:h>
      <text:p text:style-name="P3"/>
      <text:p text:style-name="P6"/>
      <text:p text:style-name="P7"><text:span text:style-name="T1">Лиза</text:span> <text:s/>и<text:span text:style-name="T1"> Фамусов.</text:span> </text:p>
      <text:p text:style-name="P6"/>
      <text:p text:style-name="P6"/>
      <text:p text:style-name="P6"/>
      <text:h text:style-name="Heading_20_6" text:outline-level="6">Лиза</text:h>
      <text:p text:style-name="Stanza">Ах! барин!</text:p>
      <text:p text:style-name="Stanza"/>
      <text:p text:style-name="P6"/>
      <text:p text:style-name="P6"/>
      <text:h text:style-name="Heading_20_6" text:outline-level="6">Фамусов</text:h>
      <text:p text:style-name="Stanza">Барин, да.</text:p>
      <text:p text:style-name="Stanza"/>
      <text:p text:style-name="Stanza"><text:span text:style-name="T1">(Останавливает часовую музыку)</text:span> </text:p>
      <text:p text:style-name="Stanza"/>
      <text:p text:style-name="Stanza">Ведь экая шалунья ты, девчонка.</text:p>
      <text:p text:style-name="Stanza">Не мог придумать я, что это за беда!</text:p>
      <text:p text:style-name="Stanza">То флейта слышится, то будто фортопьяно;</text:p>
      <text:p text:style-name="Stanza">Для Софьи слишком было б рано?..</text:p>
      <text:p text:style-name="Stanza"/>
      <text:p text:style-name="P6"/>
      <text:p text:style-name="P6"/>
      <text:h text:style-name="Heading_20_6" text:outline-level="6">Лиза</text:h>
      <text:p text:style-name="Stanza">Нет, сударь, я… лишь невзначай…</text:p>
      <text:p text:style-name="Stanza"/>
      <text:p text:style-name="P6"/>
      <text:p text:style-name="P6"/>
      <text:h text:style-name="Heading_20_6" text:outline-level="6">Фамусов</text:h>
      <text:p text:style-name="Stanza">Вот то-то невзначай, за вами примечай;</text:p>
      <text:p text:style-name="Stanza">Так, верно, с умыслом.</text:p>
      <text:p text:style-name="Stanza"/>
      <text:p text:style-name="Stanza"><text:span text:style-name="T1">(Жмётся к ней и заигрывает.)</text:span> </text:p>
      <text:p text:style-name="Stanza"/>
      <text:p text:style-name="Stanza"><text:soft-page-break/>Ой! зелье, баловница.</text:p>
      <text:p text:style-name="Stanza"/>
      <text:p text:style-name="P6"/>
      <text:p text:style-name="P6"/>
      <text:h text:style-name="Heading_20_6" text:outline-level="6">Лиза</text:h>
      <text:p text:style-name="Stanza">Вы баловник, к лицу ль вам эти лица!</text:p>
      <text:p text:style-name="Stanza"/>
      <text:p text:style-name="P6"/>
      <text:p text:style-name="P6"/>
      <text:h text:style-name="Heading_20_6" text:outline-level="6">Фамусов</text:h>
      <text:p text:style-name="Stanza">Скромна, а ничего кроме&amp;#769;</text:p>
      <text:p text:style-name="Stanza">Проказ и ветру на уме.</text:p>
      <text:p text:style-name="Stanza"/>
      <text:p text:style-name="P6"/>
      <text:p text:style-name="P6"/>
      <text:h text:style-name="Heading_20_6" text:outline-level="6">Лиза</text:h>
      <text:p text:style-name="Stanza">Пустите, ветреники сами,</text:p>
      <text:p text:style-name="Stanza">Опомнитесь, вы старики…</text:p>
      <text:p text:style-name="Stanza"/>
      <text:p text:style-name="P6"/>
      <text:p text:style-name="P6"/>
      <text:h text:style-name="Heading_20_6" text:outline-level="6">Фамусов</text:h>
      <text:p text:style-name="Stanza">Почти.</text:p>
      <text:p text:style-name="Stanza"/>
      <text:p text:style-name="P6"/>
      <text:p text:style-name="P6"/>
      <text:h text:style-name="Heading_20_6" text:outline-level="6">Лиза</text:h>
      <text:p text:style-name="Stanza">Ну, кто придёт, куда мы с вами?</text:p>
      <text:p text:style-name="Stanza"/>
      <text:p text:style-name="P6"/>
      <text:p text:style-name="P6"/>
      <text:h text:style-name="Heading_20_6" text:outline-level="6">Фамусов</text:h>
      <text:p text:style-name="Stanza">Кому сюда прийти?</text:p>
      <text:p text:style-name="Stanza">Ведь Софья спит?</text:p>
      <text:p text:style-name="Stanza"/>
      <text:p text:style-name="P6"/>
      <text:p text:style-name="P6"/>
      <text:h text:style-name="Heading_20_6" text:outline-level="6">Лиза</text:h>
      <text:p text:style-name="Stanza">Сейчас започивала.</text:p>
      <text:p text:style-name="Stanza"/>
      <text:p text:style-name="P6"/>
      <text:p text:style-name="P6"/>
      <text:h text:style-name="Heading_20_6" text:outline-level="6">Фамусов</text:h>
      <text:p text:style-name="Stanza">Сейчас! А ночь?</text:p>
      <text:p text:style-name="Stanza"/>
      <text:p text:style-name="P6"/>
      <text:p text:style-name="P6"/>
      <text:h text:style-name="Heading_20_6" text:outline-level="6">Лиза</text:h>
      <text:p text:style-name="Stanza">Ночь целую читала.</text:p>
      <text:p text:style-name="Stanza"/>
      <text:p text:style-name="P6"/>
      <text:p text:style-name="P6"/>
      <text:h text:style-name="Heading_20_6" text:outline-level="6"><text:soft-page-break/>Фамусов</text:h>
      <text:p text:style-name="Stanza">Вишь, прихоти какие завелись!</text:p>
      <text:p text:style-name="Stanza"/>
      <text:p text:style-name="P6"/>
      <text:p text:style-name="P6"/>
      <text:h text:style-name="Heading_20_6" text:outline-level="6">Лиза</text:h>
      <text:p text:style-name="Stanza">Всё по-французски, вслух, читает запершись.</text:p>
      <text:p text:style-name="Stanza"/>
      <text:p text:style-name="P6"/>
      <text:p text:style-name="P6"/>
      <text:h text:style-name="Heading_20_6" text:outline-level="6">Фамусов</text:h>
      <text:p text:style-name="Stanza">Скажи-ка, что глаза ей портить не годится,</text:p>
      <text:p text:style-name="Stanza">И в чтеньи прок-от не велик:</text:p>
      <text:p text:style-name="Stanza">Ей сна нет от французских книг,</text:p>
      <text:p text:style-name="Stanza">А мне от русских больно спится.</text:p>
      <text:p text:style-name="Stanza"/>
      <text:p text:style-name="P6"/>
      <text:p text:style-name="P6"/>
      <text:h text:style-name="Heading_20_6" text:outline-level="6">Лиза</text:h>
      <text:p text:style-name="Stanza">Что встанет, доложусь,</text:p>
      <text:p text:style-name="Stanza">Извольте же идти, разбудите, боюсь.</text:p>
      <text:p text:style-name="Stanza"/>
      <text:p text:style-name="P6"/>
      <text:p text:style-name="P6"/>
      <text:h text:style-name="Heading_20_6" text:outline-level="6">Фамусов</text:h>
      <text:p text:style-name="Stanza">Чего будить? Сама часы заводишь,</text:p>
      <text:p text:style-name="Stanza">На весь квартал симфонию гремишь.</text:p>
      <text:p text:style-name="Stanza"/>
      <text:p text:style-name="P6"/>
      <text:p text:style-name="P6"/>
      <text:h text:style-name="Heading_20_6" text:outline-level="6">Лиза</text:h>
      <text:p text:style-name="Stanza"><text:span text:style-name="T1">(как можно громче)</text:span> </text:p>
      <text:p text:style-name="Stanza"/>
      <text:p text:style-name="Stanza">Да полноте-с!</text:p>
      <text:p text:style-name="Stanza"/>
      <text:p text:style-name="P6"/>
      <text:p text:style-name="P6"/>
      <text:h text:style-name="Heading_20_6" text:outline-level="6">Фамусов</text:h>
      <text:p text:style-name="Stanza"><text:span text:style-name="T1">(зажимает ей рот)</text:span> </text:p>
      <text:p text:style-name="Stanza"/>
      <text:p text:style-name="Stanza">Помилуй, как кричишь.</text:p>
      <text:p text:style-name="Stanza">С ума ты сходишь?</text:p>
      <text:p text:style-name="Stanza"/>
      <text:p text:style-name="P6"/>
      <text:p text:style-name="P6"/>
      <text:h text:style-name="Heading_20_6" text:outline-level="6">Лиза</text:h>
      <text:p text:style-name="Stanza">Боюсь, чтобы не вышло из того…</text:p>
      <text:p text:style-name="Stanza"/>
      <text:p text:style-name="P6"/>
      <text:p text:style-name="P6"/>
      <text:h text:style-name="Heading_20_6" text:outline-level="6">Фамусов</text:h>
      <text:p text:style-name="Stanza">Чего?</text:p>
      <text:p text:style-name="Stanza"><text:soft-page-break/></text:p>
      <text:p text:style-name="P6"/>
      <text:p text:style-name="P6"/>
      <text:h text:style-name="Heading_20_6" text:outline-level="6">Лиза</text:h>
      <text:p text:style-name="Stanza">Пора, суда&amp;#769;рь, вам знать, вы не ребёнок;</text:p>
      <text:p text:style-name="Stanza">У девушек сон утренний так тонок;</text:p>
      <text:p text:style-name="Stanza">Чуть дверью скрипнешь, чуть шепнёшь:</text:p>
      <text:p text:style-name="Stanza">Всё слышат…</text:p>
      <text:p text:style-name="Stanza"/>
      <text:p text:style-name="P6"/>
      <text:p text:style-name="P6"/>
      <text:h text:style-name="Heading_20_6" text:outline-level="6">Фамусов</text:h>
      <text:p text:style-name="Stanza">Всё ты лжёшь.</text:p>
      <text:p text:style-name="Stanza"/>
      <text:p text:style-name="P6"/>
      <text:p text:style-name="P6"/>
      <text:h text:style-name="Heading_20_6" text:outline-level="6">Голос Софии</text:h>
      <text:p text:style-name="Stanza">Эй, Лиза!</text:p>
      <text:p text:style-name="Stanza"/>
      <text:p text:style-name="P6"/>
      <text:p text:style-name="P6"/>
      <text:h text:style-name="Heading_20_6" text:outline-level="6">Фамусов</text:h>
      <text:p text:style-name="Stanza"><text:span text:style-name="T1">(торопливо)</text:span> </text:p>
      <text:p text:style-name="Stanza"/>
      <text:p text:style-name="Stanza">Тс!</text:p>
      <text:p text:style-name="Stanza"/>
      <text:p text:style-name="Stanza"><text:span text:style-name="T1">(Крадётся вон из комнаты на цыпочках.)</text:span> </text:p>
      <text:p text:style-name="Stanza"/>
      <text:p text:style-name="P6"/>
      <text:p text:style-name="P6"/>
      <text:h text:style-name="Heading_20_6" text:outline-level="6">Лиза</text:h>
      <text:p text:style-name="Stanza"><text:span text:style-name="T1">(одна)</text:span> </text:p>
      <text:p text:style-name="Stanza"/>
      <text:p text:style-name="Stanza">Ушёл… Ах! от господ подалей;</text:p>
      <text:p text:style-name="Stanza">У них беды&amp;#769; себе на всякий час готовь,</text:p>
      <text:p text:style-name="Stanza">Минуй нас пуще всех печалей</text:p>
      <text:p text:style-name="Stanza">И барский гнев, и барская любовь.</text:p>
      <text:p text:style-name="Stanza"/>
      <text:p text:style-name="Stanza"/>
      <text:h text:style-name="P8" text:outline-level="3">Явление 3</text:h>
      <text:p text:style-name="P3"/>
      <text:p text:style-name="P6"/>
      <text:p text:style-name="P7"><text:span text:style-name="T1">Лиза, София</text:span> <text:s/>со свечкою, за ней<text:span text:style-name="T1"> Молчалин.</text:span> </text:p>
      <text:p text:style-name="P6"/>
      <text:p text:style-name="P6"/>
      <text:p text:style-name="P6"/>
      <text:h text:style-name="Heading_20_6" text:outline-level="6">София</text:h>
      <text:p text:style-name="Stanza">Что, Лиза, на тебя напало?</text:p>
      <text:p text:style-name="Stanza">Шумишь…</text:p>
      <text:p text:style-name="Stanza"/>
      <text:p text:style-name="P6"/>
      <text:p text:style-name="P6"/>
      <text:h text:style-name="Heading_20_6" text:outline-level="6"><text:soft-page-break/>Лиза</text:h>
      <text:p text:style-name="Stanza">Конечно, вам расстаться тяжело?</text:p>
      <text:p text:style-name="Stanza">До света запершись, и кажется всё мало?</text:p>
      <text:p text:style-name="Stanza"/>
      <text:p text:style-name="P6"/>
      <text:p text:style-name="P6"/>
      <text:h text:style-name="Heading_20_6" text:outline-level="6">София</text:h>
      <text:p text:style-name="Stanza">Ах, в самом деле рассвело!</text:p>
      <text:p text:style-name="Stanza"/>
      <text:p text:style-name="Stanza"><text:span text:style-name="T1">(Тушит свечу.)</text:span> </text:p>
      <text:p text:style-name="Stanza"/>
      <text:p text:style-name="Stanza">И свет и грусть. Как быстры ночи!</text:p>
      <text:p text:style-name="Stanza"/>
      <text:p text:style-name="P6"/>
      <text:p text:style-name="P6"/>
      <text:h text:style-name="Heading_20_6" text:outline-level="6">Лиза</text:h>
      <text:p text:style-name="Stanza">Тужите, знай, со стороны нет мочи,</text:p>
      <text:p text:style-name="Stanza">Сюда ваш батюшка зашёл, я обмерла;</text:p>
      <text:p text:style-name="Stanza">Вертелась перед ним, не помню что врала;</text:p>
      <text:p text:style-name="Stanza">Ну что же стали вы? поклон, суда&amp;#769;рь, отвесьте.</text:p>
      <text:p text:style-name="Stanza">Подите, сердце не на месте;</text:p>
      <text:p text:style-name="Stanza">Смотрите на часы, взгляните-ка в окно:</text:p>
      <text:p text:style-name="Stanza">Валит народ по улицам давно;</text:p>
      <text:p text:style-name="Stanza">А в доме стук, ходьба, метут и убирают.</text:p>
      <text:p text:style-name="Stanza"/>
      <text:p text:style-name="P6"/>
      <text:p text:style-name="P6"/>
      <text:h text:style-name="Heading_20_6" text:outline-level="6">София</text:h>
      <text:p text:style-name="Stanza">Счастливые часов не наблюдают.</text:p>
      <text:p text:style-name="Stanza"/>
      <text:p text:style-name="P6"/>
      <text:p text:style-name="P6"/>
      <text:h text:style-name="Heading_20_6" text:outline-level="6">Лиза</text:h>
      <text:p text:style-name="Stanza">Не наблюдайте, ваша власть;</text:p>
      <text:p text:style-name="Stanza">А что в ответ за вас, конечно, мне попасть.</text:p>
      <text:p text:style-name="Stanza"/>
      <text:p text:style-name="P6"/>
      <text:p text:style-name="P6"/>
      <text:h text:style-name="Heading_20_6" text:outline-level="6">София</text:h>
      <text:p text:style-name="Stanza"><text:span text:style-name="T1">(Молчалину)</text:span> </text:p>
      <text:p text:style-name="Stanza"/>
      <text:p text:style-name="Stanza">Идите; целый день ещё потерпим скуку.</text:p>
      <text:p text:style-name="Stanza"/>
      <text:p text:style-name="P6"/>
      <text:p text:style-name="P6"/>
      <text:h text:style-name="Heading_20_6" text:outline-level="6">Лиза</text:h>
      <text:p text:style-name="Stanza">Бог с вами-с; прочь возьмите руку.</text:p>
      <text:p text:style-name="Stanza"/>
      <text:p text:style-name="P6"/>
      <text:p text:style-name="P7">(Разводит их,<text:span text:style-name="T1"> Молчалин</text:span> <text:s/>в дверях сталкивается с <text:span text:style-name="T1">Фамусовым</text:span> .)</text:p>
      <text:p text:style-name="P6"/>
      <text:p text:style-name="P6"/>
      <text:h text:style-name="P8" text:outline-level="3"><text:soft-page-break/>Явление 4</text:h>
      <text:p text:style-name="P3"/>
      <text:p text:style-name="P6"/>
      <text:p text:style-name="P7"><text:span text:style-name="T1">София, Лиза, Молчалин, Фамусов.</text:span> </text:p>
      <text:p text:style-name="P6"/>
      <text:p text:style-name="P6"/>
      <text:p text:style-name="P6"/>
      <text:h text:style-name="Heading_20_6" text:outline-level="6">Фамусов</text:h>
      <text:p text:style-name="Stanza">Что за оказия!<text:span text:style-name="T2"><text:note text:id="ftn1" text:note-class="footnote"><text:note-citation>1</text:note-citation><text:note-body><text:p text:style-name="FootNote"><text:s/><text:span text:style-name="T1">Оказия</text:span> <text:s/>— происшествие, случай.</text:p><text:p text:style-name="FootNote"/></text:note-body></text:note></text:span> Молчалин, ты, брат?</text:p>
      <text:p text:style-name="Stanza"/>
      <text:p text:style-name="P6"/>
      <text:p text:style-name="P6"/>
      <text:h text:style-name="Heading_20_6" text:outline-level="6">Молчалин</text:h>
      <text:p text:style-name="Stanza">Я-с.</text:p>
      <text:p text:style-name="Stanza"/>
      <text:p text:style-name="P6"/>
      <text:p text:style-name="P6"/>
      <text:h text:style-name="Heading_20_6" text:outline-level="6">Фамусов</text:h>
      <text:p text:style-name="Stanza">Зачем же здесь? и в этот час?</text:p>
      <text:p text:style-name="Stanza">И Софья!.. Здравствуй, Софья, что ты</text:p>
      <text:p text:style-name="Stanza">Так рано поднялась! а? для какой заботы?</text:p>
      <text:p text:style-name="Stanza">И как вас бог не в пору вместе свёл?</text:p>
      <text:p text:style-name="Stanza"/>
      <text:p text:style-name="P6"/>
      <text:p text:style-name="P6"/>
      <text:h text:style-name="Heading_20_6" text:outline-level="6">София</text:h>
      <text:p text:style-name="Stanza">Он только что теперь вошёл.</text:p>
      <text:p text:style-name="Stanza"/>
      <text:p text:style-name="P6"/>
      <text:p text:style-name="P6"/>
      <text:h text:style-name="Heading_20_6" text:outline-level="6">Молчалин</text:h>
      <text:p text:style-name="Stanza">Сейчас с прогулки.</text:p>
      <text:p text:style-name="Stanza"/>
      <text:p text:style-name="P6"/>
      <text:p text:style-name="P6"/>
      <text:h text:style-name="Heading_20_6" text:outline-level="6">Фамусов</text:h>
      <text:p text:style-name="Stanza">Друг, нельзя ли для прогулок</text:p>
      <text:p text:style-name="Stanza">Подальше выбрать закоулок?</text:p>
      <text:p text:style-name="Stanza">А ты, сударыня, чуть из постели прыг,</text:p>
      <text:p text:style-name="Stanza">С мужчиной! с молодым! — Занятье для девицы!</text:p>
      <text:p text:style-name="Stanza">Всю ночь читает небылицы,</text:p>
      <text:p text:style-name="Stanza">И вот плоды от этих книг!</text:p>
      <text:p text:style-name="Stanza">А всё Кузнецкий мост,<text:span text:style-name="T2"><text:note text:id="ftn2" text:note-class="footnote"><text:note-citation>2</text:note-citation><text:note-body><text:p text:style-name="FootNote"><text:s/><text:span text:style-name="T1">Кузнецкий мост</text:span> <text:s/>— улица в центре Москвы, на которой были сосредоточены модные француские магазины.</text:p><text:p text:style-name="FootNote"/></text:note-body></text:note></text:span> и вечные французы,</text:p>
      <text:p text:style-name="Stanza">Оттуда моды к нам, и авторы, и музы:</text:p>
      <text:p text:style-name="Stanza">Губители карманов и сердец!</text:p>
      <text:p text:style-name="Stanza">Когда избавит нас творец</text:p>
      <text:p text:style-name="Stanza">От шляпок их! чепцов! и шпилек! и булавок!</text:p>
      <text:p text:style-name="Stanza"><text:soft-page-break/>И книжных и бисквитных лавок!..</text:p>
      <text:p text:style-name="Stanza"/>
      <text:p text:style-name="P6"/>
      <text:p text:style-name="P6"/>
      <text:h text:style-name="Heading_20_6" text:outline-level="6">София</text:h>
      <text:p text:style-name="Stanza">Позвольте, батюшка, кружится голова;</text:p>
      <text:p text:style-name="Stanza">Я от испуги дух перевожу едва;</text:p>
      <text:p text:style-name="Stanza">Изволили вбежать вы так проворно,</text:p>
      <text:p text:style-name="Stanza">Смешалась я…</text:p>
      <text:p text:style-name="Stanza"/>
      <text:p text:style-name="P6"/>
      <text:p text:style-name="P6"/>
      <text:h text:style-name="Heading_20_6" text:outline-level="6">Фамусов</text:h>
      <text:p text:style-name="Stanza">Благодарю покорно,</text:p>
      <text:p text:style-name="Stanza">Я скоро к ним вбежал!</text:p>
      <text:p text:style-name="Stanza">Я помешал! я испужал!</text:p>
      <text:p text:style-name="Stanza">Я, Софья Павловна, расстроен сам, день целый</text:p>
      <text:p text:style-name="Stanza">Нет отдыха, мечусь как словно угорелый.</text:p>
      <text:p text:style-name="Stanza">По должности, по службе хлопотня,</text:p>
      <text:p text:style-name="Stanza">Тот пристаёт, другой, всем дело до меня!</text:p>
      <text:p text:style-name="Stanza">Но ждал ли новых я хлопот? чтоб был обманут…</text:p>
      <text:p text:style-name="Stanza"/>
      <text:p text:style-name="P6"/>
      <text:p text:style-name="P6"/>
      <text:h text:style-name="Heading_20_6" text:outline-level="6">София</text:h>
      <text:p text:style-name="Stanza"><text:span text:style-name="T1">(сквозь слёзы)</text:span> </text:p>
      <text:p text:style-name="Stanza"/>
      <text:p text:style-name="Stanza">Кем, батюшка?</text:p>
      <text:p text:style-name="Stanza"/>
      <text:p text:style-name="P6"/>
      <text:p text:style-name="P6"/>
      <text:h text:style-name="Heading_20_6" text:outline-level="6">Фамусов</text:h>
      <text:p text:style-name="Stanza">Вот попрекать мне станут,</text:p>
      <text:p text:style-name="Stanza">Что без толку всегда журю.</text:p>
      <text:p text:style-name="Stanza">Не плачь, я дело говорю:</text:p>
      <text:p text:style-name="Stanza">Уж об твоём ли не радели</text:p>
      <text:p text:style-name="Stanza">Об воспитаньи! с колыбели!</text:p>
      <text:p text:style-name="Stanza">Мать умерла: умел я принанять</text:p>
      <text:p text:style-name="Stanza">В мадам Розье вторую мать.</text:p>
      <text:p text:style-name="Stanza">Старушку-золото в надзор к тебе приставил:</text:p>
      <text:p text:style-name="Stanza">Умна была, нрав тихий, редких правил.</text:p>
      <text:p text:style-name="Stanza">Одно не к чести служит ей:</text:p>
      <text:p text:style-name="Stanza">За лишних в год пятьсот рублей</text:p>
      <text:p text:style-name="Stanza">Сманить себя другими допустила.</text:p>
      <text:p text:style-name="Stanza">Да не в мадаме сила.</text:p>
      <text:p text:style-name="Stanza">Не надобно иного образца,</text:p>
      <text:p text:style-name="Stanza">Когда в глазах пример отца.</text:p>
      <text:p text:style-name="Stanza">Смотри ты на меня: не хвастаю сложеньем,</text:p>
      <text:p text:style-name="Stanza">Однако бодр и свеж, и дожил до седин;</text:p>
      <text:p text:style-name="Stanza">Свободен, вдов, себе я господин…</text:p>
      <text:p text:style-name="Stanza">Монашеским известен поведеньем!..</text:p>
      <text:p text:style-name="Stanza"/>
      <text:p text:style-name="P9"><text:soft-page-break/></text:p>
      <text:p text:style-name="P6"/>
      <text:p text:style-name="P6"/>
      <text:h text:style-name="Heading_20_6" text:outline-level="6">Лиза</text:h>
      <text:p text:style-name="Stanza">Осмелюсь я, сударь…</text:p>
      <text:p text:style-name="Stanza"/>
      <text:p text:style-name="P6"/>
      <text:p text:style-name="P6"/>
      <text:h text:style-name="Heading_20_6" text:outline-level="6">Фамусов</text:h>
      <text:p text:style-name="Stanza">Молчать!</text:p>
      <text:p text:style-name="Stanza">Ужасный век! Не знаешь, что начать!</text:p>
      <text:p text:style-name="Stanza">Все умудрились не по ле&amp;#769;там.</text:p>
      <text:p text:style-name="Stanza">А пуще дочери, да сами добряки,</text:p>
      <text:p text:style-name="Stanza">Дались нам эти языки!</text:p>
      <text:p text:style-name="Stanza">Берём же побродяг, и в дом, и по билетам,<text:span text:style-name="T2"><text:note text:id="ftn3" text:note-class="footnote"><text:note-citation>3</text:note-citation><text:note-body><text:p text:style-name="FootNote"><text:s/><text:span text:style-name="T1">Берём же побродяг, и в дом и по билетам…</text:span>  — Кроме домашних учителей, в богатых дворянских семьях бывали ещё учителя приходящие, главным образом французы. После каждого урока им выдавались «билеты», по которым они впоследствии получали вознаграждение.</text:p><text:p text:style-name="FootNote"/></text:note-body></text:note></text:span></text:p>
      <text:p text:style-name="Stanza">Чтоб наших дочерей всему учить, всему —</text:p>
      <text:p text:style-name="Stanza">И танцам! и пенью&amp;#769;! и нежностям! и вздохам!</text:p>
      <text:p text:style-name="Stanza">Как будто в жёны их готовим скоморохам.</text:p>
      <text:p text:style-name="Stanza">Ты, посетитель, что? ты здесь, сударь, к чему?</text:p>
      <text:p text:style-name="Stanza">Безродного пригрел и ввёл в моё семейство,</text:p>
      <text:p text:style-name="Stanza">Дал чин асессора и взял в секретари;</text:p>
      <text:p text:style-name="Stanza">В Москву переведен через моё содейство;</text:p>
      <text:p text:style-name="Stanza">И будь не я, коптел бы ты в Твери.</text:p>
      <text:p text:style-name="Stanza"/>
      <text:p text:style-name="P6"/>
      <text:p text:style-name="P6"/>
      <text:h text:style-name="Heading_20_6" text:outline-level="6">София</text:h>
      <text:p text:style-name="Stanza">Я гнева вашего никак не растолкую.</text:p>
      <text:p text:style-name="Stanza">Он в доме здесь живёт, великая напасть!</text:p>
      <text:p text:style-name="Stanza">Шёл в комнату, попал в другую.</text:p>
      <text:p text:style-name="Stanza"/>
      <text:p text:style-name="P6"/>
      <text:p text:style-name="P6"/>
      <text:h text:style-name="Heading_20_6" text:outline-level="6">Фамусов</text:h>
      <text:p text:style-name="Stanza">Попал или хотел попасть?</text:p>
      <text:p text:style-name="Stanza">Да вместе вы зачем? Нельзя, чтобы случайно.</text:p>
      <text:p text:style-name="Stanza"/>
      <text:p text:style-name="P6"/>
      <text:p text:style-name="P6"/>
      <text:h text:style-name="Heading_20_6" text:outline-level="6">София</text:h>
      <text:p text:style-name="Stanza">Вот в чём однако случай весь:</text:p>
      <text:p text:style-name="Stanza">Как давиче вы с Лизой были здесь,</text:p>
      <text:p text:style-name="Stanza">Перепугал меня ваш голос чрезвычайно,</text:p>
      <text:p text:style-name="Stanza">И бросилась сюда я со всех ног…</text:p>
      <text:p text:style-name="Stanza"/>
      <text:p text:style-name="P6"/>
      <text:p text:style-name="P6"/>
      <text:h text:style-name="Heading_20_6" text:outline-level="6">Фамусов</text:h>
      <text:p text:style-name="Stanza"><text:soft-page-break/>Пожалуй, на меня всю суматоху сложит.</text:p>
      <text:p text:style-name="Stanza">Не в пору голос мой наделал им тревог!</text:p>
      <text:p text:style-name="Stanza"/>
      <text:p text:style-name="P6"/>
      <text:p text:style-name="P6"/>
      <text:h text:style-name="Heading_20_6" text:outline-level="6">София</text:h>
      <text:p text:style-name="Stanza">По смутном сне безделица тревожит.</text:p>
      <text:p text:style-name="Stanza">Сказать вам сон: поймёте вы тогда.</text:p>
      <text:p text:style-name="Stanza"/>
      <text:p text:style-name="P6"/>
      <text:p text:style-name="P6"/>
      <text:h text:style-name="Heading_20_6" text:outline-level="6">Фамусов</text:h>
      <text:p text:style-name="Stanza">Что за история?</text:p>
      <text:p text:style-name="Stanza"/>
      <text:p text:style-name="P6"/>
      <text:p text:style-name="P6"/>
      <text:h text:style-name="Heading_20_6" text:outline-level="6">София</text:h>
      <text:p text:style-name="Stanza">Вам рассказать?</text:p>
      <text:p text:style-name="Stanza"/>
      <text:p text:style-name="P6"/>
      <text:p text:style-name="P6"/>
      <text:h text:style-name="Heading_20_6" text:outline-level="6">Фамусов</text:h>
      <text:p text:style-name="Stanza">Ну да.</text:p>
      <text:p text:style-name="Stanza"/>
      <text:p text:style-name="Stanza"><text:span text:style-name="T1">(Садится.)</text:span> </text:p>
      <text:p text:style-name="Stanza"/>
      <text:p text:style-name="P6"/>
      <text:p text:style-name="P6"/>
      <text:h text:style-name="Heading_20_6" text:outline-level="6">София</text:h>
      <text:p text:style-name="Stanza">Позвольте… видите ль… сначала</text:p>
      <text:p text:style-name="Stanza">Цветистый луг; и я искала</text:p>
      <text:p text:style-name="Stanza">Траву</text:p>
      <text:p text:style-name="Stanza">Какую-то, не вспомню наяву.</text:p>
      <text:p text:style-name="Stanza">Вдруг милый человек, один из тех, кого мы</text:p>
      <text:p text:style-name="Stanza">Увидим — будто век знакомы,</text:p>
      <text:p text:style-name="Stanza">Явился тут со мной; и вкрадчив, и умён,</text:p>
      <text:p text:style-name="Stanza">Но робок… Знаете, кто в бедности рождён…</text:p>
      <text:p text:style-name="Stanza"/>
      <text:p text:style-name="P6"/>
      <text:p text:style-name="P6"/>
      <text:h text:style-name="Heading_20_6" text:outline-level="6">Фамусов</text:h>
      <text:p text:style-name="Stanza">Ах! матушка, не довершай удара!</text:p>
      <text:p text:style-name="Stanza">Кто беден, тот тебе не пара.</text:p>
      <text:p text:style-name="Stanza"/>
      <text:p text:style-name="P6"/>
      <text:p text:style-name="P6"/>
      <text:h text:style-name="Heading_20_6" text:outline-level="6">София</text:h>
      <text:p text:style-name="Stanza">Потом пропало всё: луга и небеса. —</text:p>
      <text:p text:style-name="Stanza">Мы в тёмной комнате. Для довершенья чуда</text:p>
      <text:p text:style-name="Stanza">Раскрылся пол — и вы оттуда</text:p>
      <text:p text:style-name="Stanza">Бледны, как смерть, и дыбом волоса!</text:p>
      <text:p text:style-name="Stanza">Тут с громом распахнули двери</text:p>
      <text:p text:style-name="Stanza"><text:soft-page-break/>Какие-то не люди и не звери</text:p>
      <text:p text:style-name="Stanza">Нас врознь — и мучили сидевшего со мной.</text:p>
      <text:p text:style-name="Stanza">Он будто мне дороже всех сокровищ,</text:p>
      <text:p text:style-name="Stanza">Хочу к нему — вы тащите с собой:</text:p>
      <text:p text:style-name="Stanza">Нас провожают стон, рёв, хохот, свист чудовищ!</text:p>
      <text:p text:style-name="Stanza">Он вслед кричит!..</text:p>
      <text:p text:style-name="Stanza">Проснулась. — Кто-то говорит, —</text:p>
      <text:p text:style-name="Stanza">Ваш голос был; что&amp;#769;, думаю, так рано?</text:p>
      <text:p text:style-name="Stanza">Бегу сюда — и вас обоих нахожу.</text:p>
      <text:p text:style-name="Stanza"/>
      <text:p text:style-name="P6"/>
      <text:p text:style-name="P6"/>
      <text:h text:style-name="Heading_20_6" text:outline-level="6">Фамусов</text:h>
      <text:p text:style-name="Stanza">Да, дурен сон; как погляжу.</text:p>
      <text:p text:style-name="Stanza">Тут всё есть, коли нет обмана:</text:p>
      <text:p text:style-name="Stanza">И черти, и любовь, и страхи, и цветы.</text:p>
      <text:p text:style-name="Stanza">Ну, сударь мой, а ты?</text:p>
      <text:p text:style-name="Stanza"/>
      <text:p text:style-name="P6"/>
      <text:p text:style-name="P6"/>
      <text:h text:style-name="Heading_20_6" text:outline-level="6">Молчалин</text:h>
      <text:p text:style-name="Stanza">Я слышал голос ваш.</text:p>
      <text:p text:style-name="Stanza"/>
      <text:p text:style-name="P6"/>
      <text:p text:style-name="P6"/>
      <text:h text:style-name="Heading_20_6" text:outline-level="6">Фамусов</text:h>
      <text:p text:style-name="Stanza">Забавно.</text:p>
      <text:p text:style-name="Stanza">Дался им голос мой, и как себе исправно</text:p>
      <text:p text:style-name="Stanza">Всем слышится, и всех сзывает до зари!</text:p>
      <text:p text:style-name="Stanza">На голос мой спешил, зачем же? — говори.</text:p>
      <text:p text:style-name="Stanza"/>
      <text:p text:style-name="P6"/>
      <text:p text:style-name="P6"/>
      <text:h text:style-name="Heading_20_6" text:outline-level="6">Молчалин</text:h>
      <text:p text:style-name="Stanza">С бумагами-с.</text:p>
      <text:p text:style-name="Stanza"/>
      <text:p text:style-name="P6"/>
      <text:p text:style-name="P6"/>
      <text:h text:style-name="Heading_20_6" text:outline-level="6">Фамусов</text:h>
      <text:p text:style-name="Stanza">Да! их недоставало.</text:p>
      <text:p text:style-name="Stanza">Помилуйте, что это вдруг припало</text:p>
      <text:p text:style-name="Stanza">Усердье к письменным делам!</text:p>
      <text:p text:style-name="Stanza"/>
      <text:p text:style-name="Stanza"><text:span text:style-name="T1">(Встаёт.)</text:span> </text:p>
      <text:p text:style-name="Stanza"/>
      <text:p text:style-name="Stanza">Ну, Сонюшка, тебе покой я дам:</text:p>
      <text:p text:style-name="Stanza">Бывают странны сны, а наяву страннее;</text:p>
      <text:p text:style-name="Stanza">Искала ты себе травы,</text:p>
      <text:p text:style-name="Stanza">На друга набрела скорее;</text:p>
      <text:p text:style-name="Stanza">Повыкинь вздор из головы;</text:p>
      <text:p text:style-name="Stanza">Где чудеса, там мало складу. —</text:p>
      <text:p text:style-name="Stanza">Поди-ка, ляг, усни опять.</text:p>
      <text:p text:style-name="Stanza"><text:soft-page-break/></text:p>
      <text:p text:style-name="Stanza"><text:span text:style-name="T1">(Молчалину.)</text:span> </text:p>
      <text:p text:style-name="Stanza"/>
      <text:p text:style-name="Stanza">Идём бумаги разбирать.</text:p>
      <text:p text:style-name="Stanza"/>
      <text:p text:style-name="P6"/>
      <text:p text:style-name="P6"/>
      <text:h text:style-name="Heading_20_6" text:outline-level="6">Молчалин</text:h>
      <text:p text:style-name="Stanza">Я только нёс их для докладу,</text:p>
      <text:p text:style-name="Stanza">Что в ход нельзя пустить без справок, без иных,</text:p>
      <text:p text:style-name="Stanza">Противуречья есть, и многое не дельно.</text:p>
      <text:p text:style-name="Stanza"/>
      <text:p text:style-name="P6"/>
      <text:p text:style-name="P6"/>
      <text:h text:style-name="Heading_20_6" text:outline-level="6">Фамусов</text:h>
      <text:p text:style-name="Stanza">Боюсь, суда&amp;#769;рь, я одного смертельно,</text:p>
      <text:p text:style-name="Stanza">Чтоб множество не накоплялось их;</text:p>
      <text:p text:style-name="Stanza">Дай волю вам, оно бы и засело;</text:p>
      <text:p text:style-name="Stanza">А у меня, что дело, что не дело,</text:p>
      <text:p text:style-name="Stanza">Обычай мой такой:</text:p>
      <text:p text:style-name="Stanza">Подписано, так с плеч долой.</text:p>
      <text:p text:style-name="Stanza"/>
      <text:p text:style-name="P6"/>
      <text:p text:style-name="P7"><text:span text:style-name="T1">(Уходит с Молчалиным, в дверях пропускает его вперёд.)</text:span> </text:p>
      <text:p text:style-name="P6"/>
      <text:p text:style-name="P6"/>
      <text:h text:style-name="P8" text:outline-level="3">Явление 5</text:h>
      <text:p text:style-name="P3"/>
      <text:p text:style-name="P6"/>
      <text:p text:style-name="P7"><text:span text:style-name="T1">София, Лиза.</text:span> </text:p>
      <text:p text:style-name="P6"/>
      <text:p text:style-name="P6"/>
      <text:p text:style-name="P6"/>
      <text:h text:style-name="Heading_20_6" text:outline-level="6">Лиза</text:h>
      <text:p text:style-name="Stanza">Ну вот у праздника! ну вот вам и потеха!</text:p>
      <text:p text:style-name="Stanza">Однако нет, теперь уж не до смеха;</text:p>
      <text:p text:style-name="Stanza">В глазах темно, и замерла душа;</text:p>
      <text:p text:style-name="Stanza">Грех не беда, молва не хороша.</text:p>
      <text:p text:style-name="Stanza"/>
      <text:p text:style-name="P6"/>
      <text:p text:style-name="P6"/>
      <text:h text:style-name="Heading_20_6" text:outline-level="6">София</text:h>
      <text:p text:style-name="Stanza">Что&amp;#769; мне молва? Кто хочет, так и судит,</text:p>
      <text:p text:style-name="Stanza">Да батюшка задуматься принудит:</text:p>
      <text:p text:style-name="Stanza">Брюзглив, неугомонен, скор,</text:p>
      <text:p text:style-name="Stanza">Таков всегда, а с этих пор…</text:p>
      <text:p text:style-name="Stanza">Ты можешь посудить…</text:p>
      <text:p text:style-name="Stanza"/>
      <text:p text:style-name="P6"/>
      <text:p text:style-name="P6"/>
      <text:h text:style-name="Heading_20_6" text:outline-level="6">Лиза</text:h>
      <text:p text:style-name="Stanza">Сужу-с не по рассказам;</text:p>
      <text:p text:style-name="Stanza"><text:soft-page-break/>Запрёт он вас; — добро ещё со мной;</text:p>
      <text:p text:style-name="Stanza">А то, помилуй бог, как разом</text:p>
      <text:p text:style-name="Stanza">Меня, Молчалина и всех с двора долой.</text:p>
      <text:p text:style-name="Stanza"/>
      <text:p text:style-name="P6"/>
      <text:p text:style-name="P6"/>
      <text:h text:style-name="Heading_20_6" text:outline-level="6">София</text:h>
      <text:p text:style-name="Stanza">Подумаешь, как счастье своенравно!</text:p>
      <text:p text:style-name="Stanza">Бывает хуже, с рук сойдёт;</text:p>
      <text:p text:style-name="Stanza">Когда ж печальное ничто на ум нейдёт,</text:p>
      <text:p text:style-name="Stanza">Забылись музыкой, и время шло так плавно;</text:p>
      <text:p text:style-name="Stanza">Судьба нас будто берегла;</text:p>
      <text:p text:style-name="Stanza">Ни беспокойства, ни сомненья…</text:p>
      <text:p text:style-name="Stanza">А горе ждёт из-за угла.</text:p>
      <text:p text:style-name="Stanza"/>
      <text:p text:style-name="P6"/>
      <text:p text:style-name="P6"/>
      <text:h text:style-name="Heading_20_6" text:outline-level="6">Лиза</text:h>
      <text:p text:style-name="Stanza">Вот то-то-с, моего вы глупого сужденья</text:p>
      <text:p text:style-name="Stanza">Не жалуете никогда:</text:p>
      <text:p text:style-name="Stanza">Ан вот беда.</text:p>
      <text:p text:style-name="Stanza">На что вам лучшего пророка?</text:p>
      <text:p text:style-name="Stanza">Твердила я: в любви не будет в этой прока</text:p>
      <text:p text:style-name="Stanza">Ни во веки веков.</text:p>
      <text:p text:style-name="Stanza">Как все московские, ваш батюшка таков:</text:p>
      <text:p text:style-name="Stanza">Желал бы зятя он с звёздами да с чинами,</text:p>
      <text:p text:style-name="Stanza">А при звездах не все богаты, между нами;</text:p>
      <text:p text:style-name="Stanza">Ну, разумеется, к тому б</text:p>
      <text:p text:style-name="Stanza">И деньги, чтоб пожить, чтоб мог давать он балы;</text:p>
      <text:p text:style-name="Stanza">Вот, например, полковник Скалозуб:</text:p>
      <text:p text:style-name="Stanza">И золотой мешок, и метит в генералы.</text:p>
      <text:p text:style-name="Stanza"/>
      <text:p text:style-name="P6"/>
      <text:p text:style-name="P6"/>
      <text:h text:style-name="Heading_20_6" text:outline-level="6">София</text:h>
      <text:p text:style-name="Stanza">Куда как мил! и весело мне страх</text:p>
      <text:p text:style-name="Stanza">Выслушивать о фрунте и рядах;</text:p>
      <text:p text:style-name="Stanza">Он слова умного не выговорил сроду, —</text:p>
      <text:p text:style-name="Stanza">Мне всё равно, что за него, что в воду.</text:p>
      <text:p text:style-name="Stanza"/>
      <text:p text:style-name="P6"/>
      <text:p text:style-name="P6"/>
      <text:h text:style-name="Heading_20_6" text:outline-level="6">Лиза</text:h>
      <text:p text:style-name="Stanza">Да-с, так сказать, речист, а больно не хитёр;</text:p>
      <text:p text:style-name="Stanza">Но будь военный, будь он статский,</text:p>
      <text:p text:style-name="Stanza">Кто так чувствителен, и весел, и остёр,</text:p>
      <text:p text:style-name="Stanza">Как Александр Андреич Чацкий!</text:p>
      <text:p text:style-name="Stanza">Не для того, чтоб вас смутить;</text:p>
      <text:p text:style-name="Stanza">Давно прошло, не воротить,</text:p>
      <text:p text:style-name="Stanza">А помнится…</text:p>
      <text:p text:style-name="Stanza"/>
      <text:p text:style-name="P6"/>
      <text:p text:style-name="P6"><text:soft-page-break/></text:p>
      <text:h text:style-name="Heading_20_6" text:outline-level="6">София</text:h>
      <text:p text:style-name="Stanza">Что помнится? Он славно</text:p>
      <text:p text:style-name="Stanza">Пересмеять умеет всех;</text:p>
      <text:p text:style-name="Stanza">Болтает, шутит, мне забавно;</text:p>
      <text:p text:style-name="Stanza">Делить со всяким можно смех.</text:p>
      <text:p text:style-name="Stanza"/>
      <text:p text:style-name="P6"/>
      <text:p text:style-name="P6"/>
      <text:h text:style-name="Heading_20_6" text:outline-level="6">Лиза</text:h>
      <text:p text:style-name="Stanza">И только? будто бы? — Слезами обливался,</text:p>
      <text:p text:style-name="Stanza">Я помню, бедный он, как с вами расставался. —</text:p>
      <text:p text:style-name="Stanza">«Что, сударь, плачете? живите-ка смеясь…»</text:p>
      <text:p text:style-name="Stanza">А он в ответ: «Недаром, Лиза, плачу:</text:p>
      <text:p text:style-name="Stanza">Кому известно, что&amp;#769; найду я воротясь?</text:p>
      <text:p text:style-name="Stanza">И сколько, может быть, утрачу!»</text:p>
      <text:p text:style-name="Stanza">Бедняжка будто знал, что года через три…</text:p>
      <text:p text:style-name="Stanza"/>
      <text:p text:style-name="P6"/>
      <text:p text:style-name="P6"/>
      <text:h text:style-name="Heading_20_6" text:outline-level="6">София</text:h>
      <text:p text:style-name="Stanza">Послушай, вольности ты лишней не бери.</text:p>
      <text:p text:style-name="Stanza">Я очень ветрено, быть может, поступила,</text:p>
      <text:p text:style-name="Stanza">И знаю, и винюсь; но где же изменила?</text:p>
      <text:p text:style-name="Stanza">Кому? чтоб укорять неверностью могли.</text:p>
      <text:p text:style-name="Stanza">Да, с Чацким, правда, мы воспитаны, росли;</text:p>
      <text:p text:style-name="Stanza">Привычка вместе быть день каждый неразлучно</text:p>
      <text:p text:style-name="Stanza">Связала детскою нас дружбой; но потом</text:p>
      <text:p text:style-name="Stanza">Он съехал, уж у нас ему казалось скучно,</text:p>
      <text:p text:style-name="Stanza">И редко посещал наш дом;</text:p>
      <text:p text:style-name="Stanza">Потом опять прикинулся влюблённым,</text:p>
      <text:p text:style-name="Stanza">Взыскательным и огорчённым!!.</text:p>
      <text:p text:style-name="Stanza">Остёр, умён, красноречив,</text:p>
      <text:p text:style-name="Stanza">В друзьях особенно счастлив,</text:p>
      <text:p text:style-name="Stanza">Вот об себе задумал он высоко…</text:p>
      <text:p text:style-name="Stanza">Охота странствовать напала на него,</text:p>
      <text:p text:style-name="Stanza">Ах! если любит кто кого,</text:p>
      <text:p text:style-name="Stanza">Зачем ума искать и ездить так далёко?</text:p>
      <text:p text:style-name="Stanza"/>
      <text:p text:style-name="P6"/>
      <text:p text:style-name="P6"/>
      <text:h text:style-name="Heading_20_6" text:outline-level="6">Лиза</text:h>
      <text:p text:style-name="Stanza">Где носится? в каких краях?</text:p>
      <text:p text:style-name="Stanza">Лечился, говорят, на кислых он водах,</text:p>
      <text:p text:style-name="Stanza">Не от болезни, чай, от скуки, — повольнее.</text:p>
      <text:p text:style-name="Stanza"/>
      <text:p text:style-name="P6"/>
      <text:p text:style-name="P6"/>
      <text:h text:style-name="Heading_20_6" text:outline-level="6">София</text:h>
      <text:p text:style-name="Stanza">И, верно, счастлив там, где люди посмешнее.</text:p>
      <text:p text:style-name="Stanza">Кого люблю я, не таков:</text:p>
      <text:p text:style-name="Stanza">Молчалин за других себя забыть готов,</text:p>
      <text:p text:style-name="Stanza"><text:soft-page-break/>Враг дерзости, — всегда застенчиво, несмело,</text:p>
      <text:p text:style-name="Stanza">Ночь целую с кем можно так провесть!</text:p>
      <text:p text:style-name="Stanza">Сидим, а на дворе давно уж побелело,</text:p>
      <text:p text:style-name="Stanza">Как думаешь? чем заняты?</text:p>
      <text:p text:style-name="Stanza"/>
      <text:p text:style-name="P6"/>
      <text:p text:style-name="P6"/>
      <text:h text:style-name="Heading_20_6" text:outline-level="6">Лиза</text:h>
      <text:p text:style-name="Stanza">Бог весть,</text:p>
      <text:p text:style-name="Stanza">Сударыня, моё ли это дело?</text:p>
      <text:p text:style-name="Stanza"/>
      <text:p text:style-name="P6"/>
      <text:p text:style-name="P6"/>
      <text:h text:style-name="Heading_20_6" text:outline-level="6">София</text:h>
      <text:p text:style-name="Stanza">Возьмёт он руку, к сердцу жмёт,</text:p>
      <text:p text:style-name="Stanza">Из глубины души вздохнёт,</text:p>
      <text:p text:style-name="Stanza">Ни слова вольного, и так вся ночь проходит,</text:p>
      <text:p text:style-name="Stanza">Рука с рукой, и глаз с меня не сводит. —</text:p>
      <text:p text:style-name="Stanza">Смеёшься! можно ли! чем повод подала</text:p>
      <text:p text:style-name="Stanza">Тебе я к хохоту такому?</text:p>
      <text:p text:style-name="Stanza"/>
      <text:p text:style-name="P6"/>
      <text:p text:style-name="P6"/>
      <text:h text:style-name="Heading_20_6" text:outline-level="6">Лиза</text:h>
      <text:p text:style-name="Stanza">Мне-с?.. ваша тётушка на ум теперь пришла,</text:p>
      <text:p text:style-name="Stanza">Как молодой француз сбежал у ней из дому,</text:p>
      <text:p text:style-name="Stanza">Голубушка! хотела схоронить</text:p>
      <text:p text:style-name="Stanza">Свою досаду, не сумела:</text:p>
      <text:p text:style-name="Stanza">Забыла волосы чернить,</text:p>
      <text:p text:style-name="Stanza">И через три дни поседела.</text:p>
      <text:p text:style-name="Stanza"/>
      <text:p text:style-name="Stanza"><text:span text:style-name="T1">(Продолжает хохотать.)</text:span> </text:p>
      <text:p text:style-name="Stanza"/>
      <text:p text:style-name="P6"/>
      <text:p text:style-name="P6"/>
      <text:h text:style-name="Heading_20_6" text:outline-level="6">София</text:h>
      <text:p text:style-name="Stanza"><text:span text:style-name="T1">(с огорчением)</text:span> </text:p>
      <text:p text:style-name="Stanza"/>
      <text:p text:style-name="Stanza">Вот так же обо мне потом заговорят.</text:p>
      <text:p text:style-name="Stanza"/>
      <text:p text:style-name="P6"/>
      <text:p text:style-name="P6"/>
      <text:h text:style-name="Heading_20_6" text:outline-level="6">Лиза</text:h>
      <text:p text:style-name="Stanza">Простите, право, как бог свят,</text:p>
      <text:p text:style-name="Stanza">Хотела я, чтоб этот смех дурацкий</text:p>
      <text:p text:style-name="Stanza">Вас несколько развеселить помог.</text:p>
      <text:p text:style-name="Stanza"/>
      <text:p text:style-name="P6"/>
      <text:p text:style-name="P7"><text:span text:style-name="T1">(Уходят.)</text:span> </text:p>
      <text:p text:style-name="P6"/>
      <text:p text:style-name="P6"/>
      <text:h text:style-name="P8" text:outline-level="3">Явление 6</text:h>
      <text:p text:style-name="P3"><text:soft-page-break/></text:p>
      <text:p text:style-name="P6"/>
      <text:p text:style-name="P7"><text:span text:style-name="T1">София, Лиза, Слуга,</text:span> <text:s/>за ним <text:span text:style-name="T1">Чацкий.</text:span> </text:p>
      <text:p text:style-name="P6"/>
      <text:p text:style-name="P6"/>
      <text:p text:style-name="P6"/>
      <text:h text:style-name="Heading_20_6" text:outline-level="6">Слуга</text:h>
      <text:p text:style-name="Stanza">К вам Александр Андреич Чацкий.</text:p>
      <text:p text:style-name="Stanza"/>
      <text:p text:style-name="P6"/>
      <text:p text:style-name="P7"><text:span text:style-name="T1">(Уходит.)</text:span> </text:p>
      <text:p text:style-name="P6"/>
      <text:p text:style-name="P6"/>
      <text:h text:style-name="P8" text:outline-level="3">Явление 7</text:h>
      <text:p text:style-name="P3"/>
      <text:p text:style-name="P6"/>
      <text:p text:style-name="P7"><text:span text:style-name="T1">София, Лиза, Чацкий.</text:span> </text:p>
      <text:p text:style-name="P6"/>
      <text:p text:style-name="P6"/>
      <text:p text:style-name="P6"/>
      <text:h text:style-name="Heading_20_6" text:outline-level="6">Чацкий</text:h>
      <text:p text:style-name="Stanza">Чуть свет уж на ногах! и я у ваших ног.</text:p>
      <text:p text:style-name="Stanza"/>
      <text:p text:style-name="Stanza"><text:span text:style-name="T1">(С жаром целует руку.)</text:span> </text:p>
      <text:p text:style-name="Stanza"/>
      <text:p text:style-name="Stanza">Ну поцелуйте же, не ждали? говорите!</text:p>
      <text:p text:style-name="Stanza">Что ж, ради? Нет? В лицо мне посмотрите.</text:p>
      <text:p text:style-name="Stanza">Удивлены? и только? вот приём!</text:p>
      <text:p text:style-name="Stanza">Как будто не прошло недели;</text:p>
      <text:p text:style-name="Stanza">Как будто бы вчера вдвоём</text:p>
      <text:p text:style-name="Stanza">Мы мочи нет друг другу надоели;</text:p>
      <text:p text:style-name="Stanza">Ни на&amp;#769; волос любви! куда как хороши!</text:p>
      <text:p text:style-name="Stanza">И между тем, не вспомнюсь, без души,</text:p>
      <text:p text:style-name="Stanza">Я сорок пять часов, глаз мигом не прищуря,</text:p>
      <text:p text:style-name="Stanza">Вёрст больше седьмисот пронёсся, — ветер, буря;</text:p>
      <text:p text:style-name="Stanza">И растерялся весь, и падал сколько раз —</text:p>
      <text:p text:style-name="Stanza">И вот за подвиги награда!</text:p>
      <text:p text:style-name="Stanza"/>
      <text:p text:style-name="P6"/>
      <text:p text:style-name="P6"/>
      <text:h text:style-name="Heading_20_6" text:outline-level="6">София</text:h>
      <text:p text:style-name="Stanza">Ах! Чацкий, я вам очень рада.</text:p>
      <text:p text:style-name="Stanza"/>
      <text:p text:style-name="P6"/>
      <text:p text:style-name="P6"/>
      <text:h text:style-name="Heading_20_6" text:outline-level="6">Чацкий</text:h>
      <text:p text:style-name="Stanza">Вы ради? в добрый час.</text:p>
      <text:p text:style-name="Stanza">Однако искренно кто ж радуется этак?</text:p>
      <text:p text:style-name="Stanza">Мне кажется, так напоследок</text:p>
      <text:p text:style-name="Stanza">Людей и лошадей знобя,</text:p>
      <text:p text:style-name="Stanza">Я только тешил сам себя.</text:p>
      <text:p text:style-name="Stanza"/>
      <text:p text:style-name="P6"><text:soft-page-break/></text:p>
      <text:p text:style-name="P6"/>
      <text:h text:style-name="Heading_20_6" text:outline-level="6">Лиза</text:h>
      <text:p text:style-name="Stanza">Вот, сударь, если бы вы были за дверями,</text:p>
      <text:p text:style-name="Stanza">Ей-богу, нет пяти минут,</text:p>
      <text:p text:style-name="Stanza">Как поминали вас мы тут.</text:p>
      <text:p text:style-name="Stanza">Сударыня, скажите сами. —</text:p>
      <text:p text:style-name="Stanza"/>
      <text:p text:style-name="P6"/>
      <text:p text:style-name="P6"/>
      <text:h text:style-name="Heading_20_6" text:outline-level="6">София</text:h>
      <text:p text:style-name="Stanza">Всегда, не только что теперь. —</text:p>
      <text:p text:style-name="Stanza">Не можете мне сделать вы упрёка.</text:p>
      <text:p text:style-name="Stanza">Кто промелькнёт, отворит дверь,</text:p>
      <text:p text:style-name="Stanza">Проездом, случаем, из чужа, из далёка —</text:p>
      <text:p text:style-name="Stanza">С вопросом я, хоть будь моряк:</text:p>
      <text:p text:style-name="Stanza">Не повстречал ли где в почтовой вас карете?</text:p>
      <text:p text:style-name="Stanza"/>
      <text:p text:style-name="P6"/>
      <text:p text:style-name="P6"/>
      <text:h text:style-name="Heading_20_6" text:outline-level="6">Чацкий</text:h>
      <text:p text:style-name="Stanza">Положимте, что так.</text:p>
      <text:p text:style-name="Stanza">Блажен, кто верует, тепло ему на свете! —</text:p>
      <text:p text:style-name="Stanza">Ах! боже мой! ужли я здесь опять,</text:p>
      <text:p text:style-name="Stanza">В Москве! у вас! да как же вас узнать!</text:p>
      <text:p text:style-name="Stanza">Где время то? где возраст тот невинный,</text:p>
      <text:p text:style-name="Stanza">Когда, бывало, в вечер длинный</text:p>
      <text:p text:style-name="Stanza">Мы с вами явимся, исчезнем тут и там,</text:p>
      <text:p text:style-name="Stanza">Играем и шумим по стульям и столам.</text:p>
      <text:p text:style-name="Stanza">А тут ваш батюшка с мадамой, за пикетом;<text:span text:style-name="T2"><text:note text:id="ftn4" text:note-class="footnote"><text:note-citation>4</text:note-citation><text:note-body><text:p text:style-name="FootNote"><text:s/><text:span text:style-name="T1">Пикет</text:span> <text:s/>— карточная игра.</text:p><text:p text:style-name="FootNote"/></text:note-body></text:note></text:span></text:p>
      <text:p text:style-name="Stanza">Мы в тёмном уголке, и кажется, что в этом!</text:p>
      <text:p text:style-name="Stanza">Вы помните? вздрогнем, что скрипнет столик, дверь…</text:p>
      <text:p text:style-name="Stanza"/>
      <text:p text:style-name="P6"/>
      <text:p text:style-name="P6"/>
      <text:h text:style-name="Heading_20_6" text:outline-level="6">София</text:h>
      <text:p text:style-name="Stanza">Ребячество!</text:p>
      <text:p text:style-name="Stanza"/>
      <text:p text:style-name="P6"/>
      <text:p text:style-name="P6"/>
      <text:h text:style-name="Heading_20_6" text:outline-level="6">Чацкий</text:h>
      <text:p text:style-name="Stanza">Да-с, а теперь,</text:p>
      <text:p text:style-name="Stanza">В семнадцать лет вы расцвели прелестно,</text:p>
      <text:p text:style-name="Stanza">Неподражаемо, и это вам известно,</text:p>
      <text:p text:style-name="Stanza">И потому скромны, не смотрите на свет.</text:p>
      <text:p text:style-name="Stanza">Не влюблены ли вы? прошу мне дать ответ,</text:p>
      <text:p text:style-name="Stanza">Без думы, полноте смущаться.</text:p>
      <text:p text:style-name="Stanza"/>
      <text:p text:style-name="P6"/>
      <text:p text:style-name="P6"><text:soft-page-break/></text:p>
      <text:h text:style-name="Heading_20_6" text:outline-level="6">София</text:h>
      <text:p text:style-name="Stanza">Да хоть кого смутят</text:p>
      <text:p text:style-name="Stanza">Вопросы быстрые и любопытный взгляд…</text:p>
      <text:p text:style-name="Stanza"/>
      <text:p text:style-name="P6"/>
      <text:p text:style-name="P6"/>
      <text:h text:style-name="Heading_20_6" text:outline-level="6">Чацкий</text:h>
      <text:p text:style-name="Stanza">Помилуйте, не вам, чему же удивляться?</text:p>
      <text:p text:style-name="Stanza">Что нового покажет мне Москва?</text:p>
      <text:p text:style-name="Stanza">Вчера был бал, а завтра будет два.</text:p>
      <text:p text:style-name="Stanza">Тот сватался — успел, а тот дал промах.</text:p>
      <text:p text:style-name="Stanza">Всё тот же толк, и те ж стихи в альбомах.</text:p>
      <text:p text:style-name="Stanza"/>
      <text:p text:style-name="P6"/>
      <text:p text:style-name="P6"/>
      <text:h text:style-name="Heading_20_6" text:outline-level="6">София</text:h>
      <text:p text:style-name="Stanza">Гоненье на Москву. Что значит видеть свет!</text:p>
      <text:p text:style-name="Stanza">Где ж лучше?</text:p>
      <text:p text:style-name="Stanza"/>
      <text:p text:style-name="P6"/>
      <text:p text:style-name="P6"/>
      <text:h text:style-name="Heading_20_6" text:outline-level="6">Чацкий</text:h>
      <text:p text:style-name="Stanza">Где нас нет.</text:p>
      <text:p text:style-name="Stanza">Ну что ваш батюшка? всё Английского клоба<text:span text:style-name="T2"><text:note text:id="ftn5" text:note-class="footnote"><text:note-citation>5</text:note-citation><text:note-body><text:p text:style-name="FootNote"><text:s/><text:span text:style-name="T1">Английский клоб</text:span> <text:s/>(клуб) — привилегированный дворянский клуб.</text:p><text:p text:style-name="FootNote"/></text:note-body></text:note></text:span></text:p>
      <text:p text:style-name="Stanza">Старинный, верный член до гроба?</text:p>
      <text:p text:style-name="Stanza">Ваш дядюшка отпрыгал ли свой век?</text:p>
      <text:p text:style-name="Stanza">А этот, как его, он турок или грек?</text:p>
      <text:p text:style-name="Stanza">Тот черномазенький, на ножках журавлиных,</text:p>
      <text:p text:style-name="Stanza">Не знаю как его зовут,</text:p>
      <text:p text:style-name="Stanza">Куда ни сунься: тут, как тут,</text:p>
      <text:p text:style-name="Stanza">В столовых и в гостиных.</text:p>
      <text:p text:style-name="Stanza">А трое из бульварных лиц,</text:p>
      <text:p text:style-name="Stanza">Которые с полвека молодятся?</text:p>
      <text:p text:style-name="Stanza">Родных мильон у них, и с помощью сестриц</text:p>
      <text:p text:style-name="Stanza">Со всей Европой породнятся.</text:p>
      <text:p text:style-name="Stanza">А наше солнышко? наш клад?</text:p>
      <text:p text:style-name="Stanza">На лбу написано: Театр и Маскерад;</text:p>
      <text:p text:style-name="Stanza">Дом зеленью раскрашен в виде рощи,<text:span text:style-name="T2"><text:note text:id="ftn6" text:note-class="footnote"><text:note-citation>6</text:note-citation><text:note-body><text:p text:style-name="FootNote"><text:s/><text:span text:style-name="T1">Дом зеленью раскрашен в виде рощи…</text:span>  — Во времена Грибоедова было модно расписывать стены комнат цветами, деревьями.</text:p><text:p text:style-name="FootNote"/></text:note-body></text:note></text:span></text:p>
      <text:p text:style-name="Stanza">Сам толст, его артисты тощи.</text:p>
      <text:p text:style-name="Stanza">На бале, помните, открыли мы вдвоём</text:p>
      <text:p text:style-name="Stanza">За ширмами, в одной из комнат посекретней,</text:p>
      <text:p text:style-name="Stanza">Был спрятан человек и щёлкал соловьём,</text:p>
      <text:p text:style-name="Stanza">Певец зимой погоды летней.</text:p>
      <text:p text:style-name="Stanza">А тот чахоточный, родня вам, книгам враг,</text:p>
      <text:p text:style-name="Stanza">В учёный комитет который поселился<text:span text:style-name="T2"><text:note text:id="ftn7" text:note-class="footnote"><text:note-citation>7</text:note-citation><text:note-body><text:p text:style-name="FootNote"><text:s/><text:span text:style-name="T1">А тот чахоточный, родня вам, книгам враг, в учёный комитет который поселился…</text:span>  — Учёный комитет был учреждён в 1817 году. Он осуществлял надзор над изданием учебной литературы, проводил в делах просвещения реакционную политику.</text:p><text:p text:style-name="FootNote"/></text:note-body></text:note></text:span></text:p>
      <text:p text:style-name="Stanza"><text:soft-page-break/>И с криком требовал присяг,</text:p>
      <text:p text:style-name="Stanza">Чтоб грамоте никто не знал и не учился?</text:p>
      <text:p text:style-name="Stanza">Опять увидеть их мне суждено судьбой!</text:p>
      <text:p text:style-name="Stanza">Жить с ними надоест, и в ком не сыщешь пятен?</text:p>
      <text:p text:style-name="Stanza">Когда ж постранствуешь, воротишься домой,</text:p>
      <text:p text:style-name="Stanza"><text:span text:style-name="T1">И дым Отечества нам сладок и приятен!</text:span> <text:span text:style-name="T2"><text:note text:id="ftn8" text:note-class="footnote"><text:note-citation>8</text:note-citation><text:note-body><text:p text:style-name="FootNote"><text:s/><text:span text:style-name="T1">И дым Отечества нам сладок и приятен!</text:span>  — неточная цитата из стихотворения Г.Р. Державина «Арфа»(1789):</text:p><text:p text:style-name="P6"/><text:p text:style-name="P10"><text:span text:style-name="T1">Мила нам добра весть о нашей стороне:</text:span> </text:p><text:p text:style-name="P10"><text:span text:style-name="T1">Отечества и дым нам сладок и приятен…</text:span> </text:p><text:p text:style-name="P10"/><text:p text:style-name="P10"/></text:note-body></text:note></text:span></text:p>
      <text:p text:style-name="Stanza"/>
      <text:p text:style-name="P6"/>
      <text:p text:style-name="P6"/>
      <text:h text:style-name="Heading_20_6" text:outline-level="6">София</text:h>
      <text:p text:style-name="Stanza">Вот вас бы с тётушкою свесть,</text:p>
      <text:p text:style-name="Stanza">Чтоб всех знакомых перечесть.</text:p>
      <text:p text:style-name="Stanza"/>
      <text:p text:style-name="P6"/>
      <text:p text:style-name="P6"/>
      <text:h text:style-name="Heading_20_6" text:outline-level="6">Чацкий</text:h>
      <text:p text:style-name="Stanza">А тётушка? всё девушкой, Минервой?<text:span text:style-name="T2"><text:note text:id="ftn9" text:note-class="footnote"><text:note-citation>9</text:note-citation><text:note-body><text:p text:style-name="FootNote"><text:s/><text:span text:style-name="T1">Минерва</text:span> <text:s/>— в греческой мифологии богиня мудрости.</text:p><text:p text:style-name="FootNote"/></text:note-body></text:note></text:span></text:p>
      <text:p text:style-name="Stanza">Всё фрейлиной Екатерины Первой?</text:p>
      <text:p text:style-name="Stanza">Воспитанниц и мосек полон дом?</text:p>
      <text:p text:style-name="Stanza">Ах! к воспитанью перейдём.</text:p>
      <text:p text:style-name="Stanza">Что нынче, так же, как издревле,</text:p>
      <text:p text:style-name="Stanza">Хлопочут набирать учителей полки,</text:p>
      <text:p text:style-name="Stanza">Числом поболее, ценою подешевле?</text:p>
      <text:p text:style-name="Stanza">Не то чтобы в науке далеки;</text:p>
      <text:p text:style-name="Stanza">В России, под великим штрафом,</text:p>
      <text:p text:style-name="Stanza">Нам каждого признать велят</text:p>
      <text:p text:style-name="Stanza">Историком и геогра&amp;#769;фом!</text:p>
      <text:p text:style-name="Stanza">Наш ментор, помните колпак его, халат,</text:p>
      <text:p text:style-name="Stanza">Перст указательный, все признаки ученья</text:p>
      <text:p text:style-name="Stanza">Как наши робкие тревожили умы,</text:p>
      <text:p text:style-name="Stanza">Как с ранних пор привыкли верить мы,</text:p>
      <text:p text:style-name="Stanza">Что нам без немцев нет спасенья! —</text:p>
      <text:p text:style-name="Stanza">А Гильоме, француз, подбитый ветерком?</text:p>
      <text:p text:style-name="Stanza">Он не женат ещё?</text:p>
      <text:p text:style-name="Stanza"/>
      <text:p text:style-name="P6"/>
      <text:p text:style-name="P6"/>
      <text:h text:style-name="Heading_20_6" text:outline-level="6">София</text:h>
      <text:p text:style-name="Stanza">На ком?</text:p>
      <text:p text:style-name="Stanza"/>
      <text:p text:style-name="P6"/>
      <text:p text:style-name="P6"><text:soft-page-break/></text:p>
      <text:h text:style-name="Heading_20_6" text:outline-level="6">Чацкий</text:h>
      <text:p text:style-name="Stanza">Хоть на какой-нибудь княгине,</text:p>
      <text:p text:style-name="Stanza">Пульхерии Андревне, например?</text:p>
      <text:p text:style-name="Stanza"/>
      <text:p text:style-name="P6"/>
      <text:p text:style-name="P6"/>
      <text:h text:style-name="Heading_20_6" text:outline-level="6">София</text:h>
      <text:p text:style-name="Stanza">Танцмейстер! можно ли!</text:p>
      <text:p text:style-name="Stanza"/>
      <text:p text:style-name="P6"/>
      <text:p text:style-name="P6"/>
      <text:h text:style-name="Heading_20_6" text:outline-level="6">Чацкий</text:h>
      <text:p text:style-name="Stanza">Что ж? он и кавалер.</text:p>
      <text:p text:style-name="Stanza">От нас потребуют с именьем быть и в чине,</text:p>
      <text:p text:style-name="Stanza">А Гильоме!.. — Здесь нынче тон каков</text:p>
      <text:p text:style-name="Stanza">На съездах, на больших, по ппамииираздникам приходским?</text:p>
      <text:p text:style-name="Stanza">Господствует ещё смешенье языков:</text:p>
      <text:p text:style-name="Stanza">Французского с нижегородским?</text:p>
      <text:p text:style-name="Stanza"/>
      <text:p text:style-name="P6"/>
      <text:p text:style-name="P6"/>
      <text:h text:style-name="Heading_20_6" text:outline-level="6">София</text:h>
      <text:p text:style-name="Stanza">Смесь языков?</text:p>
      <text:p text:style-name="Stanza"/>
      <text:p text:style-name="P6"/>
      <text:p text:style-name="P6"/>
      <text:h text:style-name="Heading_20_6" text:outline-level="6">Чацкий</text:h>
      <text:p text:style-name="Stanza">Да, двух, без этого нельзя ж.</text:p>
      <text:p text:style-name="Stanza"/>
      <text:p text:style-name="P6"/>
      <text:p text:style-name="P6"/>
      <text:h text:style-name="Heading_20_6" text:outline-level="6">Лиза</text:h>
      <text:p text:style-name="Stanza">Но мудрёно из них один скроить, как ваш.</text:p>
      <text:p text:style-name="Stanza"/>
      <text:p text:style-name="P6"/>
      <text:p text:style-name="P6"/>
      <text:h text:style-name="Heading_20_6" text:outline-level="6">Чацкий</text:h>
      <text:p text:style-name="Stanza">По крайней мере, не надутый.</text:p>
      <text:p text:style-name="Stanza">Вот новости! — я пользуюсь минутой,</text:p>
      <text:p text:style-name="Stanza">Свиданьем с вами оживлён,</text:p>
      <text:p text:style-name="Stanza">И говорлив; а разве нет времён,</text:p>
      <text:p text:style-name="Stanza">Что я Молчалина глупее? Где он, кстати?</text:p>
      <text:p text:style-name="Stanza">Ещё ли не сломил безмолвия печати?</text:p>
      <text:p text:style-name="Stanza">Бывало, песенок где новеньких тетрадь</text:p>
      <text:p text:style-name="Stanza">Увидит, пристаёт: пожалуйте списать.</text:p>
      <text:p text:style-name="Stanza">А впрочем, он дойдёт до степеней известных,</text:p>
      <text:p text:style-name="Stanza">Ведь нынче любят <text:span text:style-name="T1">бессловесных</text:span> .</text:p>
      <text:p text:style-name="Stanza"/>
      <text:p text:style-name="P6"/>
      <text:p text:style-name="P6"/>
      <text:h text:style-name="Heading_20_6" text:outline-level="6">София</text:h>
      <text:p text:style-name="Stanza"><text:soft-page-break/><text:span text:style-name="T1">(в сторону)</text:span> </text:p>
      <text:p text:style-name="Stanza"/>
      <text:p text:style-name="Stanza">Не человек, змея!</text:p>
      <text:p text:style-name="Stanza"/>
      <text:p text:style-name="Stanza"><text:span text:style-name="T1">(Громко и принуждённо.)</text:span> </text:p>
      <text:p text:style-name="Stanza"/>
      <text:p text:style-name="Stanza">Хочу у вас спросить:</text:p>
      <text:p text:style-name="Stanza">Случалось ли, чтоб вы, смеясь? или в печали?</text:p>
      <text:p text:style-name="Stanza">Ошибкою? добро о ком-нибудь сказали?</text:p>
      <text:p text:style-name="Stanza">Хоть не теперь, а в детстве, может быть.</text:p>
      <text:p text:style-name="Stanza"/>
      <text:p text:style-name="P6"/>
      <text:p text:style-name="P6"/>
      <text:h text:style-name="Heading_20_6" text:outline-level="6">Чацкий</text:h>
      <text:p text:style-name="Stanza">Когда всё мягко так? и нежно, и незрело?</text:p>
      <text:p text:style-name="Stanza">На что же так давно? вот доброе вам дело:</text:p>
      <text:p text:style-name="Stanza">Звонками только что гремя</text:p>
      <text:p text:style-name="Stanza">И день и ночь по снеговой пустыне,</text:p>
      <text:p text:style-name="Stanza">Спешу к вам голову сломя.</text:p>
      <text:p text:style-name="Stanza">И как вас нахожу? в каком-то строгом чине!</text:p>
      <text:p text:style-name="Stanza">Вот полчаса холодности терплю!</text:p>
      <text:p text:style-name="Stanza">Лицо святейшей богомолки!..</text:p>
      <text:p text:style-name="Stanza">И всё-таки я вас без памяти люблю. —</text:p>
      <text:p text:style-name="Stanza"/>
      <text:p text:style-name="Stanza"><text:span text:style-name="T1">(Минутное молчание.)</text:span> </text:p>
      <text:p text:style-name="Stanza"/>
      <text:p text:style-name="Stanza">Послушайте, ужли слова мои все колки?</text:p>
      <text:p text:style-name="Stanza">И клонятся к чьему-нибудь вреду?</text:p>
      <text:p text:style-name="Stanza">Но если так: ум с сердцем не в ладу.</text:p>
      <text:p text:style-name="Stanza">Я в чудаках иному чуду</text:p>
      <text:p text:style-name="Stanza">Раз посмеюсь, потом забуду:</text:p>
      <text:p text:style-name="Stanza">Велите ж мне в огонь: пойду как на обед.</text:p>
      <text:p text:style-name="Stanza"/>
      <text:p text:style-name="P6"/>
      <text:p text:style-name="P6"/>
      <text:h text:style-name="Heading_20_6" text:outline-level="6">София</text:h>
      <text:p text:style-name="Stanza">Да, хорошо — сгорите, если ж нет?</text:p>
      <text:p text:style-name="Stanza"/>
      <text:p text:style-name="Stanza"/>
      <text:h text:style-name="P8" text:outline-level="3">Явление 8</text:h>
      <text:p text:style-name="P3"/>
      <text:p text:style-name="P6"/>
      <text:p text:style-name="P7"><text:span text:style-name="T1">София, Лиза, Чацкий, Фамусов.</text:span> </text:p>
      <text:p text:style-name="P6"/>
      <text:p text:style-name="P6"/>
      <text:p text:style-name="P6"/>
      <text:h text:style-name="Heading_20_6" text:outline-level="6">Фамусов</text:h>
      <text:p text:style-name="Stanza">Вот и другой!</text:p>
      <text:p text:style-name="Stanza"/>
      <text:p text:style-name="P6"/>
      <text:p text:style-name="P6"/>
      <text:h text:style-name="Heading_20_6" text:outline-level="6">София</text:h>
      <text:p text:style-name="Stanza"><text:soft-page-break/>Ах, батюшка, сон в руку.</text:p>
      <text:p text:style-name="Stanza"/>
      <text:p text:style-name="Stanza"><text:span text:style-name="T1">(Уходит.)</text:span> </text:p>
      <text:p text:style-name="Stanza"/>
      <text:p text:style-name="P6"/>
      <text:p text:style-name="P6"/>
      <text:h text:style-name="Heading_20_6" text:outline-level="6">Фамусов</text:h>
      <text:p text:style-name="Stanza"><text:span text:style-name="T1">(ей вслед вполголоса)</text:span> </text:p>
      <text:p text:style-name="Stanza"/>
      <text:p text:style-name="Stanza">Проклятый сон.</text:p>
      <text:p text:style-name="Stanza"/>
      <text:p text:style-name="Stanza"/>
      <text:h text:style-name="P8" text:outline-level="3">Явление 9</text:h>
      <text:p text:style-name="P3"/>
      <text:p text:style-name="P6"/>
      <text:p text:style-name="P7"><text:span text:style-name="T1">Фамусов, Чацкий</text:span> <text:s/>(смотрит на дверь, в которую София вышла).</text:p>
      <text:p text:style-name="P6"/>
      <text:p text:style-name="P6"/>
      <text:p text:style-name="P6"/>
      <text:h text:style-name="Heading_20_6" text:outline-level="6">Фамусов</text:h>
      <text:p text:style-name="Stanza">Ну выкинул ты штуку!</text:p>
      <text:p text:style-name="Stanza">Три года не писал двух слов!</text:p>
      <text:p text:style-name="Stanza">И грянул вдруг, как с облаков.</text:p>
      <text:p text:style-name="Stanza"/>
      <text:p text:style-name="Stanza"><text:span text:style-name="T1">(Обнимаются.)</text:span> </text:p>
      <text:p text:style-name="Stanza"/>
      <text:p text:style-name="Stanza">Здорово, друг, здорово, брат, здорово.</text:p>
      <text:p text:style-name="Stanza">Рассказывай, чай, у тебя готово</text:p>
      <text:p text:style-name="Stanza">Собранье важное вестей?</text:p>
      <text:p text:style-name="Stanza">Садись-ка, объяви скорей.</text:p>
      <text:p text:style-name="Stanza"/>
      <text:p text:style-name="Stanza"><text:span text:style-name="T1">(Садятся)</text:span> </text:p>
      <text:p text:style-name="Stanza"/>
      <text:p text:style-name="P6"/>
      <text:p text:style-name="P6"/>
      <text:h text:style-name="Heading_20_6" text:outline-level="6">Чацкий</text:h>
      <text:p text:style-name="Stanza"><text:span text:style-name="T1">(рассеянно)</text:span> </text:p>
      <text:p text:style-name="Stanza"/>
      <text:p text:style-name="Stanza">Как Софья Павловна у вас похорошела!</text:p>
      <text:p text:style-name="Stanza"/>
      <text:p text:style-name="P6"/>
      <text:p text:style-name="P6"/>
      <text:h text:style-name="Heading_20_6" text:outline-level="6">Фамусов</text:h>
      <text:p text:style-name="Stanza">Вам людям молодым, другого нету дела,</text:p>
      <text:p text:style-name="Stanza">Как замечать девичьи красоты:</text:p>
      <text:p text:style-name="Stanza">Сказала что-то вскользь, а ты,</text:p>
      <text:p text:style-name="Stanza">Я чай, надеждами занёсся, заколдован.</text:p>
      <text:p text:style-name="Stanza"/>
      <text:p text:style-name="P6"/>
      <text:p text:style-name="P6"/>
      <text:h text:style-name="Heading_20_6" text:outline-level="6">Чацкий</text:h>
      <text:p text:style-name="Stanza">Ах! нет, надеждами я мало избалован.</text:p>
      <text:p text:style-name="Stanza"><text:soft-page-break/></text:p>
      <text:p text:style-name="P6"/>
      <text:p text:style-name="P6"/>
      <text:h text:style-name="Heading_20_6" text:outline-level="6">Фамусов</text:h>
      <text:p text:style-name="Stanza">«Сон в руку» мне она изволила шепнуть.</text:p>
      <text:p text:style-name="Stanza">Вот ты задумал…</text:p>
      <text:p text:style-name="Stanza"/>
      <text:p text:style-name="P6"/>
      <text:p text:style-name="P6"/>
      <text:h text:style-name="Heading_20_6" text:outline-level="6">Чацкий</text:h>
      <text:p text:style-name="Stanza">Я? — Ничуть.</text:p>
      <text:p text:style-name="Stanza"/>
      <text:p text:style-name="P6"/>
      <text:p text:style-name="P6"/>
      <text:h text:style-name="Heading_20_6" text:outline-level="6">Фамусов</text:h>
      <text:p text:style-name="Stanza">О ком ей снилось? что такое?</text:p>
      <text:p text:style-name="Stanza"/>
      <text:p text:style-name="P6"/>
      <text:p text:style-name="P6"/>
      <text:h text:style-name="Heading_20_6" text:outline-level="6">Чацкий</text:h>
      <text:p text:style-name="Stanza">Я не отгадчик снов.</text:p>
      <text:p text:style-name="Stanza"/>
      <text:p text:style-name="P6"/>
      <text:p text:style-name="P6"/>
      <text:h text:style-name="Heading_20_6" text:outline-level="6">Фамусов</text:h>
      <text:p text:style-name="Stanza">Не верь ей, всё пустое.</text:p>
      <text:p text:style-name="Stanza"/>
      <text:p text:style-name="P6"/>
      <text:p text:style-name="P6"/>
      <text:h text:style-name="Heading_20_6" text:outline-level="6">Чацкий</text:h>
      <text:p text:style-name="Stanza">Я верю собственным глазам;</text:p>
      <text:p text:style-name="Stanza">Век не встречал, подписку дам.</text:p>
      <text:p text:style-name="Stanza">Чтоб было ей хоть несколько подобно!</text:p>
      <text:p text:style-name="Stanza"/>
      <text:p text:style-name="P6"/>
      <text:p text:style-name="P6"/>
      <text:h text:style-name="Heading_20_6" text:outline-level="6">Фамусов</text:h>
      <text:p text:style-name="Stanza">Он всё своё. Да расскажи подробно,</text:p>
      <text:p text:style-name="Stanza">Где был? скитался столько лет!</text:p>
      <text:p text:style-name="Stanza">Откудова теперь?</text:p>
      <text:p text:style-name="Stanza"/>
      <text:p text:style-name="P6"/>
      <text:p text:style-name="P6"/>
      <text:h text:style-name="Heading_20_6" text:outline-level="6">Чацкий</text:h>
      <text:p text:style-name="Stanza">Теперь мне до того ли!</text:p>
      <text:p text:style-name="Stanza">Хотел объехать целый свет,</text:p>
      <text:p text:style-name="Stanza">И не объехал сотой доли.</text:p>
      <text:p text:style-name="Stanza"/>
      <text:p text:style-name="Stanza"><text:span text:style-name="T1">(Встаёт поспешно.)</text:span> </text:p>
      <text:p text:style-name="Stanza"/>
      <text:p text:style-name="Stanza">Простите; я спешил скорее видеть вас,</text:p>
      <text:p text:style-name="Stanza">Не заезжал домой. Прощайте! Через час</text:p>
      <text:p text:style-name="Stanza"><text:soft-page-break/>Явлюсь, подробности малейшей не забуду;</text:p>
      <text:p text:style-name="Stanza">Вам первым, вы потом рассказывайте всюду.</text:p>
      <text:p text:style-name="Stanza"/>
      <text:p text:style-name="Stanza"><text:span text:style-name="T1">(В дверях.)</text:span> </text:p>
      <text:p text:style-name="Stanza"/>
      <text:p text:style-name="Stanza">Как хороша!</text:p>
      <text:p text:style-name="Stanza"/>
      <text:p text:style-name="P6"/>
      <text:p text:style-name="P7"><text:span text:style-name="T1">(Уходит.)</text:span> </text:p>
      <text:p text:style-name="P6"/>
      <text:p text:style-name="P6"/>
      <text:h text:style-name="P8" text:outline-level="3">Явление 10</text:h>
      <text:p text:style-name="P3"/>
      <text:p text:style-name="P6"/>
      <text:p text:style-name="P6"/>
      <text:h text:style-name="Heading_20_6" text:outline-level="6">Фамусов</text:h>
      <text:p text:style-name="Stanza"><text:span text:style-name="T1">(один)</text:span> </text:p>
      <text:p text:style-name="Stanza"/>
      <text:p text:style-name="Stanza">Который же из двух?</text:p>
      <text:p text:style-name="Stanza">«Ах! батюшка, сон в руку!»</text:p>
      <text:p text:style-name="Stanza">И говорит мне это вслух!</text:p>
      <text:p text:style-name="Stanza">Ну, виноват! Какого ж дал я крюку!</text:p>
      <text:p text:style-name="Stanza">Молчалин давиче в сомненье ввёл меня.</text:p>
      <text:p text:style-name="Stanza">Теперь… да в полмя из огня:</text:p>
      <text:p text:style-name="Stanza">Тот нищий, этот франт-приятель;</text:p>
      <text:p text:style-name="Stanza">Отъявлен мотом, сорванцом;</text:p>
      <text:p text:style-name="Stanza">Что за комиссия, создатель,</text:p>
      <text:p text:style-name="Stanza">Быть взрослой дочери отцом!</text:p>
      <text:p text:style-name="Stanza"/>
      <text:p text:style-name="P6"/>
      <text:p text:style-name="P7"><text:span text:style-name="T1">(Уходит.)</text:span> </text:p>
      <text:p text:style-name="P6"/>
      <text:p text:style-name="P4"/>
      <text:p text:style-name="P6"/>
      <text:p text:style-name="P6"/>
      <text:h text:style-name="Heading_20_6" text:outline-level="6"><text:span text:style-name="T1">Конец I действия</text:span> </text:h>
      <text:p text:style-name="P6"/>
      <text:p text:style-name="P6"/>
      <text:p text:style-name="P6"/>
      <text:h text:style-name="P5" text:outline-level="2">ДЕЙСТВИЕ II</text:h>
      <text:p text:style-name="P3"/>
      <text:p text:style-name="P4"/>
      <text:h text:style-name="P8" text:outline-level="3">Явление 1</text:h>
      <text:p text:style-name="P3"/>
      <text:p text:style-name="P6"/>
      <text:p text:style-name="P7"><text:span text:style-name="T1">Фамусов, Слуга.</text:span> </text:p>
      <text:p text:style-name="P6"/>
      <text:p text:style-name="P6"/>
      <text:p text:style-name="P6"/>
      <text:h text:style-name="Heading_20_6" text:outline-level="6">Фамусов</text:h>
      <text:p text:style-name="Stanza">Петрушка, вечно ты с обновкой,</text:p>
      <text:p text:style-name="Stanza">С разодранным локтем. Достань-ка календарь;</text:p>
      <text:p text:style-name="Stanza"><text:soft-page-break/>Читай не так, как пономарь,</text:p>
      <text:p text:style-name="Stanza">А с чувством, с толком, с расстановкой.</text:p>
      <text:p text:style-name="Stanza">Постой же. — На листе черкни на записном,</text:p>
      <text:p text:style-name="Stanza">Противу будущей недели:</text:p>
      <text:p text:style-name="Stanza"><text:span text:style-name="T1">К Прасковье Фёдоровне в дом</text:span> </text:p>
      <text:p text:style-name="Stanza"><text:span text:style-name="T1">Во вторник зван я на форели.</text:span> </text:p>
      <text:p text:style-name="Stanza">Куда как чуден создан свет!</text:p>
      <text:p text:style-name="Stanza">Пофилософствуй, ум вскружится;</text:p>
      <text:p text:style-name="Stanza">То бережёшься, то обед:</text:p>
      <text:p text:style-name="Stanza">Ешь три часа, а в три дни не сварится!</text:p>
      <text:p text:style-name="Stanza">Отметь-ка, в тот же день… Нет, нет.</text:p>
      <text:p text:style-name="Stanza"><text:span text:style-name="T1">В четверг я зван на погребенье.</text:span> </text:p>
      <text:p text:style-name="Stanza">Ох, род людской! пришло в забвенье,</text:p>
      <text:p text:style-name="Stanza">Что всякий сам туда же должен лезть,</text:p>
      <text:p text:style-name="Stanza">В тот ларчик, где ни стать, ни сесть.</text:p>
      <text:p text:style-name="Stanza">Но память по себе намерен кто оставить</text:p>
      <text:p text:style-name="Stanza">Житьём похвальным, вот пример:</text:p>
      <text:p text:style-name="Stanza">Покойник был почтенный камергер,</text:p>
      <text:p text:style-name="Stanza">С ключом, и сыну ключ умел доставить;<text:span text:style-name="T2"><text:note text:id="ftn10" text:note-class="footnote"><text:note-citation>10</text:note-citation><text:note-body><text:p text:style-name="FootNote"><text:s/><text:span text:style-name="T1">Покойник был почтенный камергер, с ключом и сыну ключ умел доставить…</text:span>  — Камергеры (придворное звание) носили на парадных мундирах золотой ключ.</text:p><text:p text:style-name="FootNote"/></text:note-body></text:note></text:span></text:p>
      <text:p text:style-name="Stanza">Богат, и на богатой был женат;</text:p>
      <text:p text:style-name="Stanza">Переженил детей, внучат;</text:p>
      <text:p text:style-name="Stanza">Скончался; все о нём прискорбно поминают.</text:p>
      <text:p text:style-name="Stanza">Кузьма Петрович! Мир ему! —</text:p>
      <text:p text:style-name="Stanza">Что за тузы в Москве живут и умирают! —</text:p>
      <text:p text:style-name="Stanza">Пиши: в четверг, одно уж к одному,</text:p>
      <text:p text:style-name="Stanza">А может, в пятницу, а может, и в субботу,</text:p>
      <text:p text:style-name="Stanza"><text:span text:style-name="T1">Я должен у вдовы, у докторши, крестить.</text:span> </text:p>
      <text:p text:style-name="Stanza">Она не родила, но по расчёту</text:p>
      <text:p text:style-name="Stanza">По моему: должна родить…</text:p>
      <text:p text:style-name="Stanza"/>
      <text:p text:style-name="Stanza"/>
      <text:h text:style-name="P8" text:outline-level="3">Явление 2</text:h>
      <text:p text:style-name="P3"/>
      <text:p text:style-name="P6"/>
      <text:p text:style-name="P7"><text:span text:style-name="T1">Фамусов, Слуга, Чацкий.</text:span> </text:p>
      <text:p text:style-name="P6"/>
      <text:p text:style-name="P6"/>
      <text:p text:style-name="P6"/>
      <text:h text:style-name="Heading_20_6" text:outline-level="6">Фамусов</text:h>
      <text:p text:style-name="Stanza">А! Александр Андреич, просим,</text:p>
      <text:p text:style-name="Stanza">Садитесь-ка.</text:p>
      <text:p text:style-name="Stanza"/>
      <text:p text:style-name="P6"/>
      <text:p text:style-name="P6"/>
      <text:h text:style-name="Heading_20_6" text:outline-level="6">Чацкий</text:h>
      <text:p text:style-name="Stanza">Вы заняты?</text:p>
      <text:p text:style-name="Stanza"/>
      <text:p text:style-name="P6"/>
      <text:p text:style-name="P6"><text:soft-page-break/></text:p>
      <text:h text:style-name="Heading_20_6" text:outline-level="6">Фамусов</text:h>
      <text:p text:style-name="Stanza"><text:span text:style-name="T1">(слуге)</text:span> </text:p>
      <text:p text:style-name="Stanza"/>
      <text:p text:style-name="Stanza">Поди.</text:p>
      <text:p text:style-name="Stanza"/>
      <text:p text:style-name="Stanza"><text:span text:style-name="T1">(Слуга уходит.)</text:span> </text:p>
      <text:p text:style-name="Stanza"/>
      <text:p text:style-name="Stanza">Да, разные дела на память в книгу вносим,</text:p>
      <text:p text:style-name="Stanza">Забудется, того гляди. —</text:p>
      <text:p text:style-name="Stanza"/>
      <text:p text:style-name="P6"/>
      <text:p text:style-name="P6"/>
      <text:h text:style-name="Heading_20_6" text:outline-level="6">Чацкий</text:h>
      <text:p text:style-name="Stanza">Вы что-то не веселы стали;</text:p>
      <text:p text:style-name="Stanza">Скажите, отчего? Приезд не в пору мой?</text:p>
      <text:p text:style-name="Stanza">Уж Софье Павловне какой</text:p>
      <text:p text:style-name="Stanza">Не приключилось ли печали?</text:p>
      <text:p text:style-name="Stanza">У вас в лице, в движеньях суета.</text:p>
      <text:p text:style-name="Stanza"/>
      <text:p text:style-name="P9"/>
      <text:p text:style-name="P6"/>
      <text:p text:style-name="P6"/>
      <text:h text:style-name="Heading_20_6" text:outline-level="6">Фамусов</text:h>
      <text:p text:style-name="Stanza">Ах! батюшка, нашёл загадку,</text:p>
      <text:p text:style-name="Stanza">Не весел я!.. В мои лета</text:p>
      <text:p text:style-name="Stanza">Не можно же пускаться мне вприсядку!</text:p>
      <text:p text:style-name="Stanza"/>
      <text:p text:style-name="P6"/>
      <text:p text:style-name="P6"/>
      <text:h text:style-name="Heading_20_6" text:outline-level="6">Чацкий</text:h>
      <text:p text:style-name="Stanza">Никто не приглашает вас;</text:p>
      <text:p text:style-name="Stanza">Я только, что спросил два слова</text:p>
      <text:p text:style-name="Stanza">Об Софье Павловне: быть может, нездорова?</text:p>
      <text:p text:style-name="Stanza"/>
      <text:p text:style-name="P6"/>
      <text:p text:style-name="P6"/>
      <text:h text:style-name="Heading_20_6" text:outline-level="6">Фамусов</text:h>
      <text:p text:style-name="Stanza">Тьфу, господи прости! Пять тысяч раз</text:p>
      <text:p text:style-name="Stanza">Твердит одно и то же!</text:p>
      <text:p text:style-name="Stanza">То Софьи Павловны на свете нет пригоже,</text:p>
      <text:p text:style-name="Stanza">То Софья Павловна больна.</text:p>
      <text:p text:style-name="Stanza">Скажи, тебе понравилась она?</text:p>
      <text:p text:style-name="Stanza">Обрыскал свет; не хочешь ли жениться?</text:p>
      <text:p text:style-name="Stanza"/>
      <text:p text:style-name="P6"/>
      <text:p text:style-name="P6"/>
      <text:h text:style-name="Heading_20_6" text:outline-level="6">Чацкий</text:h>
      <text:p text:style-name="Stanza">А вам на что?</text:p>
      <text:p text:style-name="Stanza"/>
      <text:p text:style-name="P6"/>
      <text:p text:style-name="P6"/>
      <text:h text:style-name="Heading_20_6" text:outline-level="6"><text:soft-page-break/>Фамусов</text:h>
      <text:p text:style-name="Stanza">Меня не худо бы спроситься,</text:p>
      <text:p text:style-name="Stanza">Ведь я ей несколько сродни;</text:p>
      <text:p text:style-name="Stanza">По крайней мере, искони</text:p>
      <text:p text:style-name="Stanza">Отцом недаром называли.</text:p>
      <text:p text:style-name="Stanza"/>
      <text:p text:style-name="P6"/>
      <text:p text:style-name="P6"/>
      <text:h text:style-name="Heading_20_6" text:outline-level="6">Чацкий</text:h>
      <text:p text:style-name="Stanza">Пусть я посватаюсь, вы что бы мне сказали?</text:p>
      <text:p text:style-name="Stanza"/>
      <text:p text:style-name="P6"/>
      <text:p text:style-name="P6"/>
      <text:h text:style-name="Heading_20_6" text:outline-level="6">Фамусов</text:h>
      <text:p text:style-name="Stanza">Сказал бы я, во-первых: не блажи,</text:p>
      <text:p text:style-name="Stanza">Именьем, брат, не управляй оплошно,</text:p>
      <text:p text:style-name="Stanza">А, главное, поди-тка послужи.</text:p>
      <text:p text:style-name="Stanza"/>
      <text:p text:style-name="P6"/>
      <text:p text:style-name="P6"/>
      <text:h text:style-name="Heading_20_6" text:outline-level="6">Чацкий</text:h>
      <text:p text:style-name="Stanza">Служить бы рад, прислуживаться тошно.</text:p>
      <text:p text:style-name="Stanza"/>
      <text:p text:style-name="P6"/>
      <text:p text:style-name="P6"/>
      <text:h text:style-name="Heading_20_6" text:outline-level="6">Фамусов</text:h>
      <text:p text:style-name="Stanza">Вот то-то, все вы гордецы!</text:p>
      <text:p text:style-name="Stanza">Спросили бы, как делали отцы?</text:p>
      <text:p text:style-name="Stanza">Учились бы, на старших глядя:</text:p>
      <text:p text:style-name="Stanza">Мы, например, или покойник дядя,</text:p>
      <text:p text:style-name="Stanza">Максим Петрович: он не то на серебре,</text:p>
      <text:p text:style-name="Stanza">На золоте едал; сто человек к услугам;</text:p>
      <text:p text:style-name="Stanza">Весь в орденах; езжал-то вечно цугом:</text:p>
      <text:p text:style-name="Stanza">Век при дворе, да при каком дворе!</text:p>
      <text:p text:style-name="Stanza">Тогда не то, что ныне,</text:p>
      <text:p text:style-name="Stanza">При государыне служил Екатерине.</text:p>
      <text:p text:style-name="Stanza">А в те поры все важны! в сорок пуд…</text:p>
      <text:p text:style-name="Stanza">Раскланяйся — тупеем не кивнут.<text:span text:style-name="T2"><text:note text:id="ftn11" text:note-class="footnote"><text:note-citation>11</text:note-citation><text:note-body><text:p text:style-name="FootNote"><text:s/><text:span text:style-name="T1">…тупеем не кивнут</text:span> <text:s/>— Тупей — старинная причёска: собранный на затылке пучок волос.</text:p><text:p text:style-name="FootNote"/></text:note-body></text:note></text:span></text:p>
      <text:p text:style-name="Stanza">Вельможа в случае<text:span text:style-name="T2"><text:note text:id="ftn12" text:note-class="footnote"><text:note-citation>12</text:note-citation><text:note-body><text:p text:style-name="FootNote"><text:s/><text:span text:style-name="T1">Вельможа в случае…</text:span>  — то есть в милости, фаворит.</text:p><text:p text:style-name="FootNote"/></text:note-body></text:note></text:span> — тем паче;</text:p>
      <text:p text:style-name="Stanza">Не как другой, и пил и ел иначе.</text:p>
      <text:p text:style-name="Stanza">А дядя! что твой князь? что граф?</text:p>
      <text:p text:style-name="Stanza">Сурьезный взгляд, надменный нрав.</text:p>
      <text:p text:style-name="Stanza">Когда же надо подслужиться,</text:p>
      <text:p text:style-name="Stanza">И он сгибался вперегиб:</text:p>
      <text:p text:style-name="Stanza">На ку&amp;#769;ртаге<text:span text:style-name="T2"><text:note text:id="ftn13" text:note-class="footnote"><text:note-citation>13</text:note-citation><text:note-body><text:p text:style-name="FootNote"><text:s/><text:span text:style-name="T1">Куртаг</text:span> <text:s/>— приёмный день во дворце.</text:p><text:p text:style-name="FootNote"/></text:note-body></text:note></text:span> ему случилось обступиться;</text:p>
      <text:p text:style-name="Stanza">Упал, да так, что чуть затылка не пришиб;</text:p>
      <text:p text:style-name="Stanza"><text:soft-page-break/>Старик заохал, голос хрипкой;</text:p>
      <text:p text:style-name="Stanza">Был высочайшею пожалован улыбкой;</text:p>
      <text:p text:style-name="Stanza">Изволили смеяться; как же он?</text:p>
      <text:p text:style-name="Stanza">Привстал, оправился, хотел отдать поклон,</text:p>
      <text:p text:style-name="Stanza">Упал вдруго&amp;#769;рядь — уж нарочно,</text:p>
      <text:p text:style-name="Stanza">А хохот пуще, он и в третий так же точно.</text:p>
      <text:p text:style-name="Stanza">А? как по-вашему? по-нашему — смышлён.</text:p>
      <text:p text:style-name="Stanza">Упал он больно, встал здорово.</text:p>
      <text:p text:style-name="Stanza">Зато, бывало, в вист<text:span text:style-name="T2"><text:note text:id="ftn14" text:note-class="footnote"><text:note-citation>14</text:note-citation><text:note-body><text:p text:style-name="FootNote"><text:s/><text:span text:style-name="T1">Вист</text:span> <text:s/>— карточная игра.</text:p><text:p text:style-name="FootNote"/></text:note-body></text:note></text:span> кто чаще приглашён?</text:p>
      <text:p text:style-name="Stanza">Кто слышит при дворе приветливое слово?</text:p>
      <text:p text:style-name="Stanza">Максим Петрович! Кто пред всеми знал почёт?</text:p>
      <text:p text:style-name="Stanza">Максим Петрович! Шутка!</text:p>
      <text:p text:style-name="Stanza">В чины выводит кто и пенсии даёт?</text:p>
      <text:p text:style-name="Stanza">Максим Петрович. Да! Вы, нынешние, — ну-тка! —</text:p>
      <text:p text:style-name="Stanza"/>
      <text:p text:style-name="P6"/>
      <text:p text:style-name="P6"/>
      <text:h text:style-name="Heading_20_6" text:outline-level="6">Чацкий</text:h>
      <text:p text:style-name="Stanza">И точно, начал свет глупеть,</text:p>
      <text:p text:style-name="Stanza">Сказать вы можете вздохнувши;</text:p>
      <text:p text:style-name="Stanza">Как посравнить, да посмотреть</text:p>
      <text:p text:style-name="Stanza">Век нынешний и век минувший:</text:p>
      <text:p text:style-name="Stanza">Свежо предание, а верится с трудом;</text:p>
      <text:p text:style-name="Stanza">Как тот и славился, чья чаще гнулась шея;</text:p>
      <text:p text:style-name="Stanza">Как не в войне, а в мире брали лбом;</text:p>
      <text:p text:style-name="Stanza">Стучали об пол, не жалея!</text:p>
      <text:p text:style-name="Stanza">Кому нужда: тем спесь, лежи они в пыли,</text:p>
      <text:p text:style-name="Stanza">А тем, кто выше, лесть, как кружево плели.</text:p>
      <text:p text:style-name="Stanza">Прямой был век покорности и страха,</text:p>
      <text:p text:style-name="Stanza">Всё под личиною усердия к царю.</text:p>
      <text:p text:style-name="Stanza">Я не об дядюшке об вашем говорю;</text:p>
      <text:p text:style-name="Stanza">Его не возмутим мы праха:</text:p>
      <text:p text:style-name="Stanza">Но между тем кого охота заберёт,</text:p>
      <text:p text:style-name="Stanza">Хоть в раболепстве самом пылком,</text:p>
      <text:p text:style-name="Stanza">Теперь, чтобы смешить народ,</text:p>
      <text:p text:style-name="Stanza">Отважно жертвовать затылком?</text:p>
      <text:p text:style-name="Stanza">А сверстничек, а старичок</text:p>
      <text:p text:style-name="Stanza">Иной, глядя на тот скачок,</text:p>
      <text:p text:style-name="Stanza">И разрушаясь в ветхой коже,</text:p>
      <text:p text:style-name="Stanza">Чай, приговаривал: — Ах! если бы мне тоже!</text:p>
      <text:p text:style-name="Stanza">Хоть есть охотники поподличать везде,</text:p>
      <text:p text:style-name="Stanza">Да нынче смех страшит и держит стыд в узде;</text:p>
      <text:p text:style-name="Stanza">Недаром жалуют их скупо государи. —</text:p>
      <text:p text:style-name="Stanza"/>
      <text:p text:style-name="P6"/>
      <text:p text:style-name="P6"/>
      <text:h text:style-name="Heading_20_6" text:outline-level="6">Фамусов</text:h>
      <text:p text:style-name="Stanza">Ах! боже мой! он карбонари!<text:span text:style-name="T2"><text:note text:id="ftn15" text:note-class="footnote"><text:note-citation>15</text:note-citation><text:note-body><text:p text:style-name="FootNote"><text:s/><text:span text:style-name="T1">Карбонари (карбонарии)</text:span> <text:s/>— члены тайного революционного общества в Италии (XIX век).</text:p><text:p text:style-name="FootNote"/></text:note-body></text:note></text:span></text:p>
      <text:p text:style-name="Stanza"><text:soft-page-break/></text:p>
      <text:p text:style-name="P6"/>
      <text:p text:style-name="P6"/>
      <text:h text:style-name="Heading_20_6" text:outline-level="6">Чацкий</text:h>
      <text:p text:style-name="Stanza">Нет, нынче свет уж не таков.</text:p>
      <text:p text:style-name="Stanza"/>
      <text:p text:style-name="P6"/>
      <text:p text:style-name="P6"/>
      <text:h text:style-name="Heading_20_6" text:outline-level="6">Фамусов</text:h>
      <text:p text:style-name="Stanza">Опасный человек!</text:p>
      <text:p text:style-name="Stanza"/>
      <text:p text:style-name="P6"/>
      <text:p text:style-name="P6"/>
      <text:h text:style-name="Heading_20_6" text:outline-level="6">Чацкий</text:h>
      <text:p text:style-name="Stanza">Вольнее всякий дышит</text:p>
      <text:p text:style-name="Stanza">И не торопится вписаться в полк шутов.</text:p>
      <text:p text:style-name="Stanza"/>
      <text:p text:style-name="P6"/>
      <text:p text:style-name="P6"/>
      <text:h text:style-name="Heading_20_6" text:outline-level="6">Фамусов</text:h>
      <text:p text:style-name="Stanza">Что говорит! и говорит, как пишет!</text:p>
      <text:p text:style-name="Stanza"/>
      <text:p text:style-name="P6"/>
      <text:p text:style-name="P6"/>
      <text:h text:style-name="Heading_20_6" text:outline-level="6">Чацкий</text:h>
      <text:p text:style-name="Stanza">У покровителей зевать на потолок,</text:p>
      <text:p text:style-name="Stanza">Явиться помолчать, пошаркать, пообедать,</text:p>
      <text:p text:style-name="Stanza">Подставить стул, поднять платок.</text:p>
      <text:p text:style-name="Stanza"/>
      <text:p text:style-name="P6"/>
      <text:p text:style-name="P6"/>
      <text:h text:style-name="Heading_20_6" text:outline-level="6">Фамусов</text:h>
      <text:p text:style-name="Stanza">Он вольность хочет проповедать!</text:p>
      <text:p text:style-name="Stanza"/>
      <text:p text:style-name="P6"/>
      <text:p text:style-name="P6"/>
      <text:h text:style-name="Heading_20_6" text:outline-level="6">Чацкий</text:h>
      <text:p text:style-name="Stanza">Кто путешествует, в деревне кто живёт…</text:p>
      <text:p text:style-name="Stanza"/>
      <text:p text:style-name="P6"/>
      <text:p text:style-name="P6"/>
      <text:h text:style-name="Heading_20_6" text:outline-level="6">Фамусов</text:h>
      <text:p text:style-name="Stanza">Да он властей не признаёт!</text:p>
      <text:p text:style-name="Stanza"/>
      <text:p text:style-name="P6"/>
      <text:p text:style-name="P6"/>
      <text:h text:style-name="Heading_20_6" text:outline-level="6">Чацкий</text:h>
      <text:p text:style-name="Stanza">Кто служит делу, а не лицам…</text:p>
      <text:p text:style-name="Stanza"/>
      <text:p text:style-name="P6"/>
      <text:p text:style-name="P6"/>
      <text:h text:style-name="Heading_20_6" text:outline-level="6">Фамусов</text:h>
      <text:p text:style-name="Stanza"><text:soft-page-break/>Строжайше б запретил я этим господам</text:p>
      <text:p text:style-name="Stanza">На выстрел подъезжать к столицам.</text:p>
      <text:p text:style-name="Stanza"/>
      <text:p text:style-name="P6"/>
      <text:p text:style-name="P6"/>
      <text:h text:style-name="Heading_20_6" text:outline-level="6">Чацкий</text:h>
      <text:p text:style-name="Stanza">Я наконец вам отдых дам…</text:p>
      <text:p text:style-name="Stanza"/>
      <text:p text:style-name="P6"/>
      <text:p text:style-name="P6"/>
      <text:h text:style-name="Heading_20_6" text:outline-level="6">Фамусов</text:h>
      <text:p text:style-name="Stanza">Терпенья, мочи нет, досадно.</text:p>
      <text:p text:style-name="Stanza"/>
      <text:p text:style-name="P6"/>
      <text:p text:style-name="P6"/>
      <text:h text:style-name="Heading_20_6" text:outline-level="6">Чацкий</text:h>
      <text:p text:style-name="Stanza">Ваш век бранил я беспощадно,</text:p>
      <text:p text:style-name="Stanza">Предоставляю вам во власть:</text:p>
      <text:p text:style-name="Stanza">Откиньте часть,</text:p>
      <text:p text:style-name="Stanza">Хоть нашим временам впридачу;</text:p>
      <text:p text:style-name="Stanza">Уж так и быть, я не поплачу.</text:p>
      <text:p text:style-name="Stanza"/>
      <text:p text:style-name="P6"/>
      <text:p text:style-name="P6"/>
      <text:h text:style-name="Heading_20_6" text:outline-level="6">Фамусов</text:h>
      <text:p text:style-name="Stanza">И знать вас не хочу, разврата не терплю.</text:p>
      <text:p text:style-name="Stanza"/>
      <text:p text:style-name="P6"/>
      <text:p text:style-name="P6"/>
      <text:h text:style-name="Heading_20_6" text:outline-level="6">Чацкий</text:h>
      <text:p text:style-name="Stanza">Я досказал.</text:p>
      <text:p text:style-name="Stanza"/>
      <text:p text:style-name="P6"/>
      <text:p text:style-name="P6"/>
      <text:h text:style-name="Heading_20_6" text:outline-level="6">Фамусов</text:h>
      <text:p text:style-name="Stanza">Добро, заткнул я уши.</text:p>
      <text:p text:style-name="Stanza"/>
      <text:p text:style-name="P6"/>
      <text:p text:style-name="P6"/>
      <text:h text:style-name="Heading_20_6" text:outline-level="6">Чацкий</text:h>
      <text:p text:style-name="Stanza">На что ж? я их не оскорблю.</text:p>
      <text:p text:style-name="Stanza"/>
      <text:p text:style-name="P6"/>
      <text:p text:style-name="P6"/>
      <text:h text:style-name="Heading_20_6" text:outline-level="6">Фамусов</text:h>
      <text:p text:style-name="Stanza"><text:span text:style-name="T1">(скороговоркой)</text:span> </text:p>
      <text:p text:style-name="Stanza"/>
      <text:p text:style-name="Stanza">Вот рыскают по свету, бьют баклуши,</text:p>
      <text:p text:style-name="Stanza">Воротятся, от них порядка жди.</text:p>
      <text:p text:style-name="Stanza"/>
      <text:p text:style-name="P6"/>
      <text:p text:style-name="P6"/>
      <text:h text:style-name="Heading_20_6" text:outline-level="6"><text:soft-page-break/>Чацкий</text:h>
      <text:p text:style-name="Stanza">Я перестал…</text:p>
      <text:p text:style-name="Stanza"/>
      <text:p text:style-name="P6"/>
      <text:p text:style-name="P6"/>
      <text:h text:style-name="Heading_20_6" text:outline-level="6">Фамусов</text:h>
      <text:p text:style-name="Stanza">Пожалуй, пощади.</text:p>
      <text:p text:style-name="Stanza"/>
      <text:p text:style-name="P6"/>
      <text:p text:style-name="P6"/>
      <text:h text:style-name="Heading_20_6" text:outline-level="6">Чацкий</text:h>
      <text:p text:style-name="Stanza">Длить споры не моё желанье.</text:p>
      <text:p text:style-name="Stanza"/>
      <text:p text:style-name="P6"/>
      <text:p text:style-name="P6"/>
      <text:h text:style-name="Heading_20_6" text:outline-level="6">Фамусов</text:h>
      <text:p text:style-name="Stanza">Хоть душу отпусти на покаянье!</text:p>
      <text:p text:style-name="Stanza"/>
      <text:p text:style-name="Stanza"/>
      <text:h text:style-name="P8" text:outline-level="3">Явление 3</text:h>
      <text:p text:style-name="P3"/>
      <text:p text:style-name="P6"/>
      <text:p text:style-name="P6"/>
      <text:h text:style-name="Heading_20_6" text:outline-level="6">Слуга</text:h>
      <text:p text:style-name="Stanza"><text:span text:style-name="T1">(входит)</text:span> </text:p>
      <text:p text:style-name="Stanza"/>
      <text:p text:style-name="Stanza">Полковник Скалозуб.</text:p>
      <text:p text:style-name="Stanza"/>
      <text:p text:style-name="P6"/>
      <text:p text:style-name="P6"/>
      <text:h text:style-name="Heading_20_6" text:outline-level="6">Фамусов</text:h>
      <text:p text:style-name="Stanza"><text:span text:style-name="T1">(ничего не видит и не слышит)</text:span> </text:p>
      <text:p text:style-name="Stanza"/>
      <text:p text:style-name="Stanza">Тебя уж упекут.</text:p>
      <text:p text:style-name="Stanza">Под суд, как пить дадут.</text:p>
      <text:p text:style-name="Stanza"/>
      <text:p text:style-name="P6"/>
      <text:p text:style-name="P6"/>
      <text:h text:style-name="Heading_20_6" text:outline-level="6">Чацкий</text:h>
      <text:p text:style-name="Stanza">Пожаловал к вам кто-то на&amp;#769; дом.</text:p>
      <text:p text:style-name="Stanza"/>
      <text:p text:style-name="P6"/>
      <text:p text:style-name="P6"/>
      <text:h text:style-name="Heading_20_6" text:outline-level="6">Фамусов</text:h>
      <text:p text:style-name="Stanza">Не слушаю, под суд!</text:p>
      <text:p text:style-name="Stanza"/>
      <text:p text:style-name="P6"/>
      <text:p text:style-name="P6"/>
      <text:h text:style-name="Heading_20_6" text:outline-level="6">Чацкий</text:h>
      <text:p text:style-name="Stanza">К вам человек с докладом.</text:p>
      <text:p text:style-name="Stanza"/>
      <text:p text:style-name="P6"/>
      <text:p text:style-name="P6"><text:soft-page-break/></text:p>
      <text:h text:style-name="Heading_20_6" text:outline-level="6">Фамусов</text:h>
      <text:p text:style-name="Stanza">Не слушаю, под суд! под суд!</text:p>
      <text:p text:style-name="Stanza"/>
      <text:p text:style-name="P6"/>
      <text:p text:style-name="P6"/>
      <text:h text:style-name="Heading_20_6" text:outline-level="6">Чацкий</text:h>
      <text:p text:style-name="Stanza">Да обернитесь, вас зовут.</text:p>
      <text:p text:style-name="Stanza"/>
      <text:p text:style-name="P6"/>
      <text:p text:style-name="P6"/>
      <text:h text:style-name="Heading_20_6" text:outline-level="6">Фамусов</text:h>
      <text:p text:style-name="Stanza"><text:span text:style-name="T1">(оборачивается)</text:span> </text:p>
      <text:p text:style-name="Stanza"/>
      <text:p text:style-name="Stanza">А? бунт? ну так и жду содома.</text:p>
      <text:p text:style-name="Stanza"/>
      <text:p text:style-name="P6"/>
      <text:p text:style-name="P6"/>
      <text:h text:style-name="Heading_20_6" text:outline-level="6">Слуга</text:h>
      <text:p text:style-name="Stanza">Полковник Скалозуб. Прикажете принять?</text:p>
      <text:p text:style-name="Stanza"/>
      <text:p text:style-name="P6"/>
      <text:p text:style-name="P6"/>
      <text:h text:style-name="Heading_20_6" text:outline-level="6">Фамусов</text:h>
      <text:p text:style-name="Stanza"><text:span text:style-name="T1">(встаёт)</text:span> </text:p>
      <text:p text:style-name="Stanza"/>
      <text:p text:style-name="Stanza">Ослы! сто раз вам повторять?</text:p>
      <text:p text:style-name="Stanza">Принять его, позвать, просить, сказать, что дома,</text:p>
      <text:p text:style-name="Stanza">Что очень рад. Пошёл же, торопись.</text:p>
      <text:p text:style-name="Stanza"/>
      <text:p text:style-name="Stanza"><text:span text:style-name="T1">(Слуга уходит.)</text:span> </text:p>
      <text:p text:style-name="Stanza"/>
      <text:p text:style-name="Stanza">Пожало-ста, сударь, при нём остерегись:</text:p>
      <text:p text:style-name="Stanza">Известный человек, солидный,</text:p>
      <text:p text:style-name="Stanza">И знаков тьму отличья нахватал;</text:p>
      <text:p text:style-name="Stanza">Не по летам и чин завидный,</text:p>
      <text:p text:style-name="Stanza">Не нынче завтра генерал.</text:p>
      <text:p text:style-name="Stanza">Пожало-ста, при нём веди себя скромненько.</text:p>
      <text:p text:style-name="Stanza">Эх! Александр Андреич, дурно, брат!</text:p>
      <text:p text:style-name="Stanza">Ко мне он жалует частенько;</text:p>
      <text:p text:style-name="Stanza">Я всякому, ты знаешь, рад;</text:p>
      <text:p text:style-name="Stanza">В Москве прибавят вечно втрое:</text:p>
      <text:p text:style-name="Stanza">Вот будто женится на Сонюшке. Пустое!</text:p>
      <text:p text:style-name="Stanza">Он, может быть, и рад бы был душой,</text:p>
      <text:p text:style-name="Stanza">Да надобности сам не вижу я большой</text:p>
      <text:p text:style-name="Stanza">Дочь выдавать ни завтра, ни сегодня;</text:p>
      <text:p text:style-name="Stanza">Ведь Софья молода. А впрочем, власть господня.</text:p>
      <text:p text:style-name="Stanza">Пожало-ста, при нём не спорь ты вкривь и вкось,</text:p>
      <text:p text:style-name="Stanza">И завиральные идеи эти брось.</text:p>
      <text:p text:style-name="Stanza">Однако нет его! какую бы причину…</text:p>
      <text:p text:style-name="Stanza">А! знать, ко мне пошёл в другую половину.</text:p>
      <text:p text:style-name="Stanza"/>
      <text:p text:style-name="P6"><text:soft-page-break/></text:p>
      <text:p text:style-name="P7"><text:span text:style-name="T1">(Поспешно уходит.)</text:span> </text:p>
      <text:p text:style-name="P6"/>
      <text:p text:style-name="P6"/>
      <text:h text:style-name="P8" text:outline-level="3">Явление 4</text:h>
      <text:p text:style-name="P3"/>
      <text:p text:style-name="P6"/>
      <text:p text:style-name="P6"/>
      <text:h text:style-name="Heading_20_6" text:outline-level="6">Чацкий</text:h>
      <text:p text:style-name="Stanza">Как суетится! что за прыть!</text:p>
      <text:p text:style-name="Stanza">А Софья? — Нет ли впрямь тут жениха какого?</text:p>
      <text:p text:style-name="Stanza">С которых пор меня дичатся как чужого!</text:p>
      <text:p text:style-name="Stanza">Как здесь бы ей не быть!!.</text:p>
      <text:p text:style-name="Stanza">Кто этот Скалозуб? отец им сильно бредит,</text:p>
      <text:p text:style-name="Stanza">А может быть, не только что отец…</text:p>
      <text:p text:style-name="Stanza">Ах! тот скажи любви конец,</text:p>
      <text:p text:style-name="Stanza">Кто на три года вдаль уедет.</text:p>
      <text:p text:style-name="Stanza"/>
      <text:p text:style-name="Stanza"/>
      <text:h text:style-name="P8" text:outline-level="3">Явление 5</text:h>
      <text:p text:style-name="P3"/>
      <text:p text:style-name="P6"/>
      <text:p text:style-name="P7"><text:span text:style-name="T1">Чацкий, Фамусов, Скалозуб.</text:span> </text:p>
      <text:p text:style-name="P6"/>
      <text:p text:style-name="P6"/>
      <text:p text:style-name="P6"/>
      <text:h text:style-name="Heading_20_6" text:outline-level="6">Фамусов</text:h>
      <text:p text:style-name="Stanza">Сергей Сергеич, к нам сюда-с.</text:p>
      <text:p text:style-name="Stanza">Прошу покорно, здесь теплее;</text:p>
      <text:p text:style-name="Stanza">Прозябли вы, согреем вас;</text:p>
      <text:p text:style-name="Stanza">Отдушничек отве&amp;#769;рнем поскорее.</text:p>
      <text:p text:style-name="Stanza"/>
      <text:p text:style-name="P6"/>
      <text:p text:style-name="P6"/>
      <text:h text:style-name="Heading_20_6" text:outline-level="6">Скалозуб</text:h>
      <text:p text:style-name="Stanza"><text:span text:style-name="T1">(густым басом)</text:span> </text:p>
      <text:p text:style-name="Stanza"/>
      <text:p text:style-name="Stanza">Зачем же лазить, например,</text:p>
      <text:p text:style-name="Stanza">Самим!.. Мне совестно, как честный офицер.</text:p>
      <text:p text:style-name="Stanza"/>
      <text:p text:style-name="P6"/>
      <text:p text:style-name="P6"/>
      <text:h text:style-name="Heading_20_6" text:outline-level="6">Фамусов</text:h>
      <text:p text:style-name="Stanza">Неужто для друзей не делать мне ни шагу,</text:p>
      <text:p text:style-name="Stanza">Сергей Сергеич дорогой!</text:p>
      <text:p text:style-name="Stanza">Кладите шляпу, сденьте шпагу;</text:p>
      <text:p text:style-name="Stanza">Вот вам софа, раскиньтесь на покой.</text:p>
      <text:p text:style-name="Stanza"/>
      <text:p text:style-name="P6"/>
      <text:p text:style-name="P6"/>
      <text:h text:style-name="Heading_20_6" text:outline-level="6">Скалозуб</text:h>
      <text:p text:style-name="Stanza">Куда прикажете, лишь только бы усесться.</text:p>
      <text:p text:style-name="Stanza"><text:soft-page-break/></text:p>
      <text:p text:style-name="Stanza"><text:span text:style-name="T1">(Садятся все трое. Чацкий поодаль.)</text:span> </text:p>
      <text:p text:style-name="Stanza"/>
      <text:p text:style-name="P6"/>
      <text:p text:style-name="P6"/>
      <text:h text:style-name="Heading_20_6" text:outline-level="6">Фамусов</text:h>
      <text:p text:style-name="Stanza">Ах! батюшка, сказать, чтоб не забыть:</text:p>
      <text:p text:style-name="Stanza">Позвольте нам своими счесться,</text:p>
      <text:p text:style-name="Stanza">Хоть дальними, наследства не делить;</text:p>
      <text:p text:style-name="Stanza">Не знали вы, а я подавно, —</text:p>
      <text:p text:style-name="Stanza">Спасибо, научил двоюродный ваш брат, —</text:p>
      <text:p text:style-name="Stanza">Как вам доводится Настасья Николавна?</text:p>
      <text:p text:style-name="Stanza"/>
      <text:p text:style-name="P6"/>
      <text:p text:style-name="P6"/>
      <text:h text:style-name="Heading_20_6" text:outline-level="6">Скалозуб</text:h>
      <text:p text:style-name="Stanza">Не знаю-с, виноват;</text:p>
      <text:p text:style-name="Stanza">Мы с нею вместе не служили.</text:p>
      <text:p text:style-name="Stanza"/>
      <text:p text:style-name="P6"/>
      <text:p text:style-name="P6"/>
      <text:h text:style-name="Heading_20_6" text:outline-level="6">Фамусов</text:h>
      <text:p text:style-name="Stanza">Сергей Сергеич, это вы ли!</text:p>
      <text:p text:style-name="Stanza">Нет! я перед роднёй, где встретится, ползком;</text:p>
      <text:p text:style-name="Stanza">Сыщу её на дне морском.</text:p>
      <text:p text:style-name="Stanza">При мне служа&amp;#769;щие чужие очень редки;</text:p>
      <text:p text:style-name="Stanza">Всё больше сестрины, свояченицы детки;</text:p>
      <text:p text:style-name="Stanza">Один Молчалин мне не свой,</text:p>
      <text:p text:style-name="Stanza">И то затем, что деловой.</text:p>
      <text:p text:style-name="Stanza">Как станешь представлять к крестишку ли, к местечку,</text:p>
      <text:p text:style-name="Stanza">Ну как не порадеть родному человечку!..</text:p>
      <text:p text:style-name="Stanza">Однако братец ваш мне друг и говорил,</text:p>
      <text:p text:style-name="Stanza">Что вами выгод тьму по службе получил.</text:p>
      <text:p text:style-name="Stanza"/>
      <text:p text:style-name="P6"/>
      <text:p text:style-name="P6"/>
      <text:h text:style-name="Heading_20_6" text:outline-level="6">Скалозуб</text:h>
      <text:p text:style-name="Stanza">В тринадцатом году мы отличались с братом</text:p>
      <text:p text:style-name="Stanza">В тридцатом егерском, а после в сорок пятом.</text:p>
      <text:p text:style-name="Stanza"/>
      <text:p text:style-name="P6"/>
      <text:p text:style-name="P6"/>
      <text:h text:style-name="Heading_20_6" text:outline-level="6">Фамусов</text:h>
      <text:p text:style-name="Stanza">Да, счастье, у кого есть эдакий сынок!</text:p>
      <text:p text:style-name="Stanza">Имеет, кажется, в петличке орденок?</text:p>
      <text:p text:style-name="Stanza"/>
      <text:p text:style-name="P6"/>
      <text:p text:style-name="P6"/>
      <text:h text:style-name="Heading_20_6" text:outline-level="6">Скалозуб</text:h>
      <text:p text:style-name="Stanza">За третье августа; засели мы в траншею:<text:span text:style-name="T2"><text:note text:id="ftn16" text:note-class="footnote"><text:note-citation>16</text:note-citation><text:note-body><text:p text:style-name="FootNote"><text:s/><text:span text:style-name="T1">За третье августа</text:span> <text:s/>— 3 августа — день свидания Александра I с австрийским императором в Праге, ознаменованный торжествами и награждениями. В этот день никаких боевых действий не было; таким образом, «подвиг» Скалазуба состоял только в том, что они «засели в траншею».</text:p><text:p text:style-name="FootNote"/></text:note-body></text:note></text:span></text:p>
      <text:p text:style-name="Stanza"><text:soft-page-break/>Ему дан с бантом, мне на шею.<text:span text:style-name="T2"><text:note text:id="ftn17" text:note-class="footnote"><text:note-citation>17</text:note-citation><text:note-body><text:p text:style-name="FootNote"><text:s/><text:span text:style-name="T1">Ему дан с бантом, мне на шею.</text:span>  — Одни и те же ордена различались в степени способами ношения. Низшие ордена (III и IV степени) носились в петлице, и лента могла завязываться бантом; высшие (I и II степени) — на шее.</text:p><text:p text:style-name="FootNote"/></text:note-body></text:note></text:span></text:p>
      <text:p text:style-name="Stanza"/>
      <text:p text:style-name="P6"/>
      <text:p text:style-name="P6"/>
      <text:h text:style-name="Heading_20_6" text:outline-level="6">Фамусов</text:h>
      <text:p text:style-name="Stanza">Любезный человек, и посмотреть — так хват,</text:p>
      <text:p text:style-name="Stanza">Прекрасный человек двоюродный ваш брат.</text:p>
      <text:p text:style-name="Stanza"/>
      <text:p text:style-name="P6"/>
      <text:p text:style-name="P6"/>
      <text:h text:style-name="Heading_20_6" text:outline-level="6">Скалозуб</text:h>
      <text:p text:style-name="Stanza">Но крепко набрался каких-то новых правил.</text:p>
      <text:p text:style-name="Stanza">Чин следовал ему: он службу вдруг оставил,</text:p>
      <text:p text:style-name="Stanza">В деревне книги стал читать.</text:p>
      <text:p text:style-name="Stanza"/>
      <text:p text:style-name="P6"/>
      <text:p text:style-name="P6"/>
      <text:h text:style-name="Heading_20_6" text:outline-level="6">Фамусов</text:h>
      <text:p text:style-name="Stanza">Вот молодость!.. — читать!.. а после хвать!..</text:p>
      <text:p text:style-name="Stanza">Вы повели себя исправно:</text:p>
      <text:p text:style-name="Stanza">Давно полковники, а служите недавно.</text:p>
      <text:p text:style-name="Stanza"/>
      <text:p text:style-name="P6"/>
      <text:p text:style-name="P6"/>
      <text:h text:style-name="Heading_20_6" text:outline-level="6">Скалозуб</text:h>
      <text:p text:style-name="Stanza">Довольно счастлив я в товарищах моих,</text:p>
      <text:p text:style-name="Stanza">Вакансии как раз открыты:</text:p>
      <text:p text:style-name="Stanza">То старших выключат иных,</text:p>
      <text:p text:style-name="Stanza">Другие, смотришь, перебиты.</text:p>
      <text:p text:style-name="Stanza"/>
      <text:p text:style-name="P6"/>
      <text:p text:style-name="P6"/>
      <text:h text:style-name="Heading_20_6" text:outline-level="6">Фамусов</text:h>
      <text:p text:style-name="Stanza">Да, чем кого господь поищет, вознесёт!</text:p>
      <text:p text:style-name="Stanza"/>
      <text:p text:style-name="P6"/>
      <text:p text:style-name="P6"/>
      <text:h text:style-name="Heading_20_6" text:outline-level="6">Скалозуб</text:h>
      <text:p text:style-name="Stanza">Бывает, моего счастливее везёт.</text:p>
      <text:p text:style-name="Stanza">У нас в пятнадцатой дивизии, не дале.</text:p>
      <text:p text:style-name="Stanza">Об нашем хоть сказать бригадном генерале.</text:p>
      <text:p text:style-name="Stanza"/>
      <text:p text:style-name="P6"/>
      <text:p text:style-name="P6"/>
      <text:h text:style-name="Heading_20_6" text:outline-level="6">Фамусов</text:h>
      <text:p text:style-name="Stanza"><text:soft-page-break/>Помилуйте, а вам чего недостаёт?</text:p>
      <text:p text:style-name="Stanza"/>
      <text:p text:style-name="P6"/>
      <text:p text:style-name="P6"/>
      <text:h text:style-name="Heading_20_6" text:outline-level="6">Скалозуб</text:h>
      <text:p text:style-name="Stanza">Не жалуюсь, не обходили,</text:p>
      <text:p text:style-name="Stanza">Однако за полком два года поводили.</text:p>
      <text:p text:style-name="Stanza"/>
      <text:p text:style-name="P6"/>
      <text:p text:style-name="P6"/>
      <text:h text:style-name="Heading_20_6" text:outline-level="6">Фамусов</text:h>
      <text:p text:style-name="Stanza">В погонь ли за полком?</text:p>
      <text:p text:style-name="Stanza">Зато, конечно, в чём другом</text:p>
      <text:p text:style-name="Stanza">За вами далеко тянуться.</text:p>
      <text:p text:style-name="Stanza"/>
      <text:p text:style-name="P6"/>
      <text:p text:style-name="P6"/>
      <text:h text:style-name="Heading_20_6" text:outline-level="6">Скалозуб</text:h>
      <text:p text:style-name="Stanza">Нет-с, ста&amp;#769;рее меня по корпусу найдутся,</text:p>
      <text:p text:style-name="Stanza">Я с восемьсот девятого служу;</text:p>
      <text:p text:style-name="Stanza">Да, чтоб чины добыть, есть многие каналы;</text:p>
      <text:p text:style-name="Stanza">Об них как истинный философ я сужу:</text:p>
      <text:p text:style-name="Stanza">Мне только бы досталось в генералы.</text:p>
      <text:p text:style-name="Stanza"/>
      <text:p text:style-name="P6"/>
      <text:p text:style-name="P6"/>
      <text:h text:style-name="Heading_20_6" text:outline-level="6">Фамусов</text:h>
      <text:p text:style-name="Stanza">И славно судите, дай бог здоровье вам</text:p>
      <text:p text:style-name="Stanza">И генеральский чин; а там</text:p>
      <text:p text:style-name="Stanza">Зачем откладывать бы дальше,</text:p>
      <text:p text:style-name="Stanza">Речь завести об генеральше?</text:p>
      <text:p text:style-name="Stanza"/>
      <text:p text:style-name="P6"/>
      <text:p text:style-name="P6"/>
      <text:h text:style-name="Heading_20_6" text:outline-level="6">Скалозуб</text:h>
      <text:p text:style-name="Stanza">Жениться? я ничуть не прочь.</text:p>
      <text:p text:style-name="Stanza"/>
      <text:p text:style-name="P6"/>
      <text:p text:style-name="P6"/>
      <text:h text:style-name="Heading_20_6" text:outline-level="6">Фамусов</text:h>
      <text:p text:style-name="Stanza">Что ж? у кого сестра, племянница есть, дочь;</text:p>
      <text:p text:style-name="Stanza">В Москве ведь нет невестам перевода;</text:p>
      <text:p text:style-name="Stanza">Чего? плодятся год от года;</text:p>
      <text:p text:style-name="Stanza">А, батюшка, признайтесь, что едва</text:p>
      <text:p text:style-name="Stanza">Где сыщется столица, как Москва.</text:p>
      <text:p text:style-name="Stanza"/>
      <text:p text:style-name="P6"/>
      <text:p text:style-name="P6"/>
      <text:h text:style-name="Heading_20_6" text:outline-level="6">Скалозуб</text:h>
      <text:p text:style-name="Stanza">Дистанции огромного размера.</text:p>
      <text:p text:style-name="Stanza"/>
      <text:p text:style-name="P6"/>
      <text:p text:style-name="P6"><text:soft-page-break/></text:p>
      <text:h text:style-name="Heading_20_6" text:outline-level="6">Фамусов</text:h>
      <text:p text:style-name="Stanza">Вкус, батюшка, отменная манера;</text:p>
      <text:p text:style-name="Stanza">На всё свои законы есть:</text:p>
      <text:p text:style-name="Stanza">Вот, например, у нас уж исстари ведётся,</text:p>
      <text:p text:style-name="Stanza">Что по отцу и сыну честь;</text:p>
      <text:p text:style-name="Stanza">Будь плохенький, да если наберётся</text:p>
      <text:p text:style-name="Stanza">Душ тысячки две родовых, —</text:p>
      <text:p text:style-name="Stanza">Тот и жених.</text:p>
      <text:p text:style-name="Stanza">Другой хоть прытче будь, надутый всяким чванством,</text:p>
      <text:p text:style-name="Stanza">Пускай себе разумником слыви,</text:p>
      <text:p text:style-name="Stanza">А в се&amp;#769;мью не включат. На нас не подиви.</text:p>
      <text:p text:style-name="Stanza">Ведь только здесь ещё и дорожат дворянством.</text:p>
      <text:p text:style-name="Stanza">Да это ли одно? возьмите вы хлеб-соль:</text:p>
      <text:p text:style-name="Stanza">Кто хочет к нам пожаловать — изволь;</text:p>
      <text:p text:style-name="Stanza">Дверь отперта для званых и незваных,</text:p>
      <text:p text:style-name="Stanza">Особенно из иностранных;</text:p>
      <text:p text:style-name="Stanza">Хоть честный человек, хоть нет,</text:p>
      <text:p text:style-name="Stanza">Для нас равнехонько, про всех готов обед.</text:p>
      <text:p text:style-name="Stanza">Возьмите вы от головы до пяток,</text:p>
      <text:p text:style-name="Stanza">На всех московских есть особый отпечаток.</text:p>
      <text:p text:style-name="Stanza">Извольте посмотреть на нашу молодёжь,</text:p>
      <text:p text:style-name="Stanza">На юношей — сынков и вну&amp;#769;чат;</text:p>
      <text:p text:style-name="Stanza">Журим мы их, а если разберёшь,</text:p>
      <text:p text:style-name="Stanza">В пятнадцать лет учителей научат!</text:p>
      <text:p text:style-name="Stanza">А наши старички? — Как их возьмёт задор,</text:p>
      <text:p text:style-name="Stanza">Засудят об делах, что слово — приговор, —</text:p>
      <text:p text:style-name="Stanza">Ведь столбовые всё, в ус никого не дуют;</text:p>
      <text:p text:style-name="Stanza">И об правительстве иной раз так толкуют,</text:p>
      <text:p text:style-name="Stanza">Что, если б кто подслушал их… беда!</text:p>
      <text:p text:style-name="Stanza">Не то, чтоб новизны вводили, — никогда,</text:p>
      <text:p text:style-name="Stanza">Спаси нас боже! Нет. А придерутся</text:p>
      <text:p text:style-name="Stanza">К тому, к сему, а чаще ни к чему,</text:p>
      <text:p text:style-name="Stanza">Поспорят, пошумят, и… разойдутся.</text:p>
      <text:p text:style-name="Stanza">Прямые канцлеры в отставке — по уму!</text:p>
      <text:p text:style-name="Stanza">Я вам скажу, знать время не приспело,</text:p>
      <text:p text:style-name="Stanza">Но что без них не обойдётся дело. —</text:p>
      <text:p text:style-name="Stanza">А дамы? — сунься кто, попробуй овладей;</text:p>
      <text:p text:style-name="Stanza">Судьи&amp;#769; всему, везде, над ними нет судей;</text:p>
      <text:p text:style-name="Stanza">За картами когда восстанут общим бунтом,</text:p>
      <text:p text:style-name="Stanza">Дай бог терпение, — ведь сам я был женат.</text:p>
      <text:p text:style-name="Stanza">Скомандовать велите перед фрунтом!</text:p>
      <text:p text:style-name="Stanza">Присутствовать пошлите их в Сенат!</text:p>
      <text:p text:style-name="Stanza">Ирина Власьевна! Лукерья Алексевна!</text:p>
      <text:p text:style-name="Stanza">Татьяна Юрьевна! Пульхерия Андревна!</text:p>
      <text:p text:style-name="Stanza">А дочек кто видал, — всяк голову повесь…</text:p>
      <text:p text:style-name="Stanza">Его величество король был прусский здесь;</text:p>
      <text:p text:style-name="Stanza">Дивился не путём московским он девицам,</text:p>
      <text:p text:style-name="Stanza">Их благонравью, а не лицам;</text:p>
      <text:p text:style-name="Stanza">И точно, можно ли воспитаннее быть!</text:p>
      <text:p text:style-name="Stanza">Умеют же себя принарядить</text:p>
      <text:p text:style-name="Stanza">Тафтицей, бархатцем и дымкой,</text:p>
      <text:p text:style-name="Stanza"><text:soft-page-break/>Словечка в простоте не скажут, всё с ужимкой;</text:p>
      <text:p text:style-name="Stanza">Французские романсы вам поют</text:p>
      <text:p text:style-name="Stanza">И верхние выводят нотки,</text:p>
      <text:p text:style-name="Stanza">К военным людям так и льнут,</text:p>
      <text:p text:style-name="Stanza">А потому, что патриотки.</text:p>
      <text:p text:style-name="Stanza">Решительно скажу: едва</text:p>
      <text:p text:style-name="Stanza">Другая сыщется столица, как Москва.</text:p>
      <text:p text:style-name="Stanza"/>
      <text:p text:style-name="P6"/>
      <text:p text:style-name="P6"/>
      <text:h text:style-name="Heading_20_6" text:outline-level="6">Скалозуб</text:h>
      <text:p text:style-name="Stanza">По моему сужденью,</text:p>
      <text:p text:style-name="Stanza">Пожар способствовал ей много к украшенью.</text:p>
      <text:p text:style-name="Stanza"/>
      <text:p text:style-name="P6"/>
      <text:p text:style-name="P6"/>
      <text:h text:style-name="Heading_20_6" text:outline-level="6">Фамусов</text:h>
      <text:p text:style-name="Stanza">Не поминайте нам, уж мало ли крехтят!</text:p>
      <text:p text:style-name="Stanza">С тех пор дороги, тротуары,</text:p>
      <text:p text:style-name="Stanza">Дома и всё на новый лад.</text:p>
      <text:p text:style-name="Stanza"/>
      <text:p text:style-name="P6"/>
      <text:p text:style-name="P6"/>
      <text:h text:style-name="Heading_20_6" text:outline-level="6">Чацкий</text:h>
      <text:p text:style-name="Stanza">Дома новы&amp;#769;, но предрассудки стары.</text:p>
      <text:p text:style-name="Stanza">Порадуйтесь, не истребят</text:p>
      <text:p text:style-name="Stanza">Ни годы их, ни моды, ни пожары.</text:p>
      <text:p text:style-name="Stanza"/>
      <text:p text:style-name="P6"/>
      <text:p text:style-name="P6"/>
      <text:h text:style-name="Heading_20_6" text:outline-level="6">Фамусов</text:h>
      <text:p text:style-name="Stanza"><text:span text:style-name="T1">(Чацкому)</text:span> </text:p>
      <text:p text:style-name="Stanza"/>
      <text:p text:style-name="Stanza">Эй, завяжи на память узелок;</text:p>
      <text:p text:style-name="Stanza">Просил я помолчать, не велика услуга.</text:p>
      <text:p text:style-name="Stanza"/>
      <text:p text:style-name="Stanza"><text:span text:style-name="T1">(Скалозубу.)</text:span> </text:p>
      <text:p text:style-name="Stanza"/>
      <text:p text:style-name="Stanza">Позвольте, батюшка. Вот-с — Чацкого, мне друга,</text:p>
      <text:p text:style-name="Stanza">Андрея Ильича покойного сынок:</text:p>
      <text:p text:style-name="Stanza">Не служит, то есть в том он пользы не находит,</text:p>
      <text:p text:style-name="Stanza">Но захоти — так был бы деловой.</text:p>
      <text:p text:style-name="Stanza">Жаль, очень жаль, он малый с головой,</text:p>
      <text:p text:style-name="Stanza">И славно пишет, переводит.</text:p>
      <text:p text:style-name="Stanza">Нельзя не пожалеть, что с эдаким умом…</text:p>
      <text:p text:style-name="Stanza"/>
      <text:p text:style-name="P6"/>
      <text:p text:style-name="P6"/>
      <text:h text:style-name="Heading_20_6" text:outline-level="6">Чацкий</text:h>
      <text:p text:style-name="Stanza">Нельзя ли пожалеть об ком-нибудь другом?</text:p>
      <text:p text:style-name="Stanza">И похвалы мне ваши досаждают.</text:p>
      <text:p text:style-name="Stanza"/>
      <text:p text:style-name="P6"><text:soft-page-break/></text:p>
      <text:p text:style-name="P6"/>
      <text:h text:style-name="Heading_20_6" text:outline-level="6">Фамусов</text:h>
      <text:p text:style-name="Stanza">Не я один, все также осуждают.</text:p>
      <text:p text:style-name="Stanza"/>
      <text:p text:style-name="P6"/>
      <text:p text:style-name="P6"/>
      <text:h text:style-name="Heading_20_6" text:outline-level="6">Чацкий</text:h>
      <text:p text:style-name="Stanza">А судьи кто? — За древностию лет</text:p>
      <text:p text:style-name="Stanza">К свободной жизни их вражда непримирима,</text:p>
      <text:p text:style-name="Stanza">Сужденья черпают из забыты&amp;#769;х газет</text:p>
      <text:p text:style-name="Stanza">Времён Очаковских и покоренья Крыма;<text:span text:style-name="T2"><text:note text:id="ftn18" text:note-class="footnote"><text:note-citation>18</text:note-citation><text:note-body><text:p text:style-name="FootNote"><text:s/><text:span text:style-name="T1">Времён Очаковских и покоренья Крыма…</text:span>  — Взятие турецкой крепости Очаков и присоединение Крыма к России произошли в 1783 году.</text:p><text:p text:style-name="FootNote"/></text:note-body></text:note></text:span></text:p>
      <text:p text:style-name="Stanza">Всегда готовые к журьбе,</text:p>
      <text:p text:style-name="Stanza">Поют все песнь одну и ту же,</text:p>
      <text:p text:style-name="Stanza">Не замечая об себе:</text:p>
      <text:p text:style-name="Stanza">Что старее, то хуже.</text:p>
      <text:p text:style-name="Stanza">Где? укажите нам, отечества отцы,</text:p>
      <text:p text:style-name="Stanza">Которых мы должны принять за образцы?</text:p>
      <text:p text:style-name="Stanza">Не эти ли, грабительством богаты?</text:p>
      <text:p text:style-name="Stanza">Защиту от суда в друзьях нашли, в родстве,</text:p>
      <text:p text:style-name="Stanza">Великолепные соорудя палаты,</text:p>
      <text:p text:style-name="Stanza">Где разливаются в пирах и мотовстве,</text:p>
      <text:p text:style-name="Stanza">И где не воскресят клиенты-иностранцы</text:p>
      <text:p text:style-name="Stanza">Прошедшего житья подлейшие черты.</text:p>
      <text:p text:style-name="Stanza">Да и кому в Москве не зажимали рты</text:p>
      <text:p text:style-name="Stanza">Обеды, ужины и танцы?</text:p>
      <text:p text:style-name="Stanza">Не тот ли, вы к кому меня ещё с пелен,</text:p>
      <text:p text:style-name="Stanza">Для замыслов каких-то непонятных,</text:p>
      <text:p text:style-name="Stanza">Дитей возили на поклон?</text:p>
      <text:p text:style-name="Stanza">Тот Нестор негодяев знатных,<text:span text:style-name="T2"><text:note text:id="ftn19" text:note-class="footnote"><text:note-citation>19</text:note-citation><text:note-body><text:p text:style-name="FootNote"><text:s/><text:span text:style-name="T1">…Нестор негодяев знатных…</text:span>  — Нестор — имя полководца, упомянутого в «Илиаде» Гомера; в нарицательном смысле — советчик, руководитель.</text:p><text:p text:style-name="FootNote"/></text:note-body></text:note></text:span></text:p>
      <text:p text:style-name="Stanza">Толпою окружённый слуг;</text:p>
      <text:p text:style-name="Stanza">Усердствуя, они в часы вина и драки</text:p>
      <text:p text:style-name="Stanza">И честь, и жизнь его не раз спасали: вдруг</text:p>
      <text:p text:style-name="Stanza">На них он выменял борзые три собаки!!!</text:p>
      <text:p text:style-name="Stanza">Или вон тот ещё, который для затей</text:p>
      <text:p text:style-name="Stanza">На крепостной балет согнал на многих фурах</text:p>
      <text:p text:style-name="Stanza">От матерей, отцов отторженных детей?!</text:p>
      <text:p text:style-name="Stanza">Сам погружён умом в Зефирах и в Амурах,</text:p>
      <text:p text:style-name="Stanza">Заставил всю Москву дивиться их красе!</text:p>
      <text:p text:style-name="Stanza">Но должников не согласил к отсрочке:</text:p>
      <text:p text:style-name="Stanza">Амуры и Зефиры все</text:p>
      <text:p text:style-name="Stanza">Распроданы поодиночке!!!</text:p>
      <text:p text:style-name="Stanza">Вот те, которые дожили до седин!</text:p>
      <text:p text:style-name="Stanza">Вот уважать кого должны мы на безлюдьи!</text:p>
      <text:p text:style-name="Stanza">Вот наши строгие ценители и судьи!</text:p>
      <text:p text:style-name="Stanza">Теперь пускай из нас один,</text:p>
      <text:p text:style-name="Stanza"><text:soft-page-break/>Из молодых людей, найдётся — враг исканий,</text:p>
      <text:p text:style-name="Stanza">Не требуя ни мест, ни повышенья в чин,</text:p>
      <text:p text:style-name="Stanza">В науки он вперит ум, алчущий познаний;</text:p>
      <text:p text:style-name="Stanza">Или в душе его сам бог возбудит жар</text:p>
      <text:p text:style-name="Stanza">К искусствам творческим, высоким и прекрасным, —</text:p>
      <text:p text:style-name="Stanza">Они тотчас: разбой! пожар!</text:p>
      <text:p text:style-name="Stanza">И прослывёт у них мечтателем! опасным!! —</text:p>
      <text:p text:style-name="Stanza">Мундир! один мундир! он в прежнем их быту</text:p>
      <text:p text:style-name="Stanza">Когда-то укрывал, расшитый и красивый,</text:p>
      <text:p text:style-name="Stanza">Их слабодушие, рассудка нищету;</text:p>
      <text:p text:style-name="Stanza">И нам за ними в путь счастливый!</text:p>
      <text:p text:style-name="Stanza">И в жёнах, дочерях — к мундиру та же страсть!</text:p>
      <text:p text:style-name="Stanza">Я сам к нему давно ль от нежности отрёкся?!</text:p>
      <text:p text:style-name="Stanza">Теперь уж в это мне ребячество не впасть;</text:p>
      <text:p text:style-name="Stanza">Но кто б тогда за всеми не повлекся?</text:p>
      <text:p text:style-name="Stanza">Когда из гвардии, иные от двора</text:p>
      <text:p text:style-name="Stanza">Сюда на время приезжали, —</text:p>
      <text:p text:style-name="Stanza">Кричали женщины: ура!</text:p>
      <text:p text:style-name="Stanza">И в воздух чепчики бросали!</text:p>
      <text:p text:style-name="Stanza"/>
      <text:p text:style-name="P6"/>
      <text:p text:style-name="P6"/>
      <text:h text:style-name="Heading_20_6" text:outline-level="6">Фамусов</text:h>
      <text:p text:style-name="Stanza"><text:span text:style-name="T1">(про себя)</text:span> </text:p>
      <text:p text:style-name="Stanza"/>
      <text:p text:style-name="Stanza">Уж втянет он меня в беду.</text:p>
      <text:p text:style-name="Stanza"/>
      <text:p text:style-name="Stanza"><text:span text:style-name="T1">(Громко.)</text:span> </text:p>
      <text:p text:style-name="Stanza"/>
      <text:p text:style-name="Stanza">Сергей Сергеич, я пойду</text:p>
      <text:p text:style-name="Stanza">И буду ждать вас в кабинете.</text:p>
      <text:p text:style-name="Stanza"/>
      <text:p text:style-name="P6"/>
      <text:p text:style-name="P7"><text:span text:style-name="T1">(Уходит.)</text:span> </text:p>
      <text:p text:style-name="P6"/>
      <text:p text:style-name="P6"/>
      <text:h text:style-name="P8" text:outline-level="3">Явление 6</text:h>
      <text:p text:style-name="P3"/>
      <text:p text:style-name="P6"/>
      <text:p text:style-name="P7"><text:span text:style-name="T1">Скалозуб, Чацкий.</text:span> </text:p>
      <text:p text:style-name="P6"/>
      <text:p text:style-name="P6"/>
      <text:p text:style-name="P6"/>
      <text:h text:style-name="Heading_20_6" text:outline-level="6">Скалозуб</text:h>
      <text:p text:style-name="Stanza">Мне нравится, при этой смете</text:p>
      <text:p text:style-name="Stanza">Искусно как коснулись вы</text:p>
      <text:p text:style-name="Stanza">Предубеждения Москвы</text:p>
      <text:p text:style-name="Stanza">К любимцам, к гвардии, к гвардейским, к гвардионцам;</text:p>
      <text:p text:style-name="Stanza">Их золоту, шитью дивятся, будто солнцам!</text:p>
      <text:p text:style-name="Stanza">А в Первой армии когда отстали? в чём?</text:p>
      <text:p text:style-name="Stanza">Всё так прилажено, и тальи все так узки,</text:p>
      <text:p text:style-name="Stanza">И офицеров вам начтём,</text:p>
      <text:p text:style-name="Stanza"><text:soft-page-break/>Что даже говорят, иные, по-французски.</text:p>
      <text:p text:style-name="Stanza"/>
      <text:p text:style-name="Stanza"/>
      <text:h text:style-name="P8" text:outline-level="3">Явление 7</text:h>
      <text:p text:style-name="P3"/>
      <text:p text:style-name="P6"/>
      <text:p text:style-name="P7"><text:span text:style-name="T1">Скалозуб, Чацкий, Софья, Лиза.</text:span> </text:p>
      <text:p text:style-name="P6"/>
      <text:p text:style-name="P6"/>
      <text:p text:style-name="P6"/>
      <text:h text:style-name="Heading_20_6" text:outline-level="6">София</text:h>
      <text:p text:style-name="Stanza"><text:span text:style-name="T1">(бежит к окну)</text:span> </text:p>
      <text:p text:style-name="Stanza"/>
      <text:p text:style-name="Stanza">Ах! боже мой! упал, убился! —</text:p>
      <text:p text:style-name="Stanza"/>
      <text:p text:style-name="Stanza"><text:span text:style-name="T1">(Теряет чувства.)</text:span> </text:p>
      <text:p text:style-name="Stanza"/>
      <text:p text:style-name="P6"/>
      <text:p text:style-name="P6"/>
      <text:h text:style-name="Heading_20_6" text:outline-level="6">Чацкий</text:h>
      <text:p text:style-name="Stanza">Кто?</text:p>
      <text:p text:style-name="Stanza">Кто это?</text:p>
      <text:p text:style-name="Stanza"/>
      <text:p text:style-name="P6"/>
      <text:p text:style-name="P6"/>
      <text:h text:style-name="Heading_20_6" text:outline-level="6">Скалозуб</text:h>
      <text:p text:style-name="Stanza">С кем беда?</text:p>
      <text:p text:style-name="Stanza"/>
      <text:p text:style-name="P6"/>
      <text:p text:style-name="P6"/>
      <text:h text:style-name="Heading_20_6" text:outline-level="6">Чацкий</text:h>
      <text:p text:style-name="Stanza">Она мертва со страху!</text:p>
      <text:p text:style-name="Stanza"/>
      <text:p text:style-name="P6"/>
      <text:p text:style-name="P6"/>
      <text:h text:style-name="Heading_20_6" text:outline-level="6">Скалозуб</text:h>
      <text:p text:style-name="Stanza">Да кто? откудова?</text:p>
      <text:p text:style-name="Stanza"/>
      <text:p text:style-name="P6"/>
      <text:p text:style-name="P6"/>
      <text:h text:style-name="Heading_20_6" text:outline-level="6">Чацкий</text:h>
      <text:p text:style-name="Stanza">Ушибся обо что?</text:p>
      <text:p text:style-name="Stanza"/>
      <text:p text:style-name="P6"/>
      <text:p text:style-name="P6"/>
      <text:h text:style-name="Heading_20_6" text:outline-level="6">Скалозуб</text:h>
      <text:p text:style-name="Stanza">Уж не старик ли наш дал маху?</text:p>
      <text:p text:style-name="Stanza"/>
      <text:p text:style-name="P6"/>
      <text:p text:style-name="P6"/>
      <text:h text:style-name="Heading_20_6" text:outline-level="6">Лиза</text:h>
      <text:p text:style-name="Stanza"><text:span text:style-name="T1">(хлопочет около барышни)</text:span> </text:p>
      <text:p text:style-name="Stanza"><text:soft-page-break/></text:p>
      <text:p text:style-name="Stanza">Кому назначено-с, не миновать судьбы:</text:p>
      <text:p text:style-name="Stanza">Молчалин на&amp;#769; лошадь садился, ногу в стремя,</text:p>
      <text:p text:style-name="Stanza">А лошадь на дыбы,</text:p>
      <text:p text:style-name="Stanza">Он об землю и прямо в темя.</text:p>
      <text:p text:style-name="Stanza"/>
      <text:p text:style-name="P6"/>
      <text:p text:style-name="P6"/>
      <text:h text:style-name="Heading_20_6" text:outline-level="6">Скалозуб</text:h>
      <text:p text:style-name="Stanza">Поводья затянул. Ну, жалкий же ездок.</text:p>
      <text:p text:style-name="Stanza">Взглянуть, как треснулся он — грудью или в бок?</text:p>
      <text:p text:style-name="Stanza"/>
      <text:p text:style-name="P6"/>
      <text:p text:style-name="P7"><text:span text:style-name="T1">(Уходит.)</text:span> </text:p>
      <text:p text:style-name="P6"/>
      <text:p text:style-name="P6"/>
      <text:h text:style-name="P8" text:outline-level="3">Явление 8</text:h>
      <text:p text:style-name="P3"/>
      <text:p text:style-name="P6"/>
      <text:p text:style-name="P7"><text:span text:style-name="T1">Те же </text:span><text:s/>без <text:span text:style-name="T1">Скалозуба.</text:span> </text:p>
      <text:p text:style-name="P6"/>
      <text:p text:style-name="P6"/>
      <text:p text:style-name="P6"/>
      <text:h text:style-name="Heading_20_6" text:outline-level="6">Чацкий</text:h>
      <text:p text:style-name="Stanza">Помочь ей чем? Скажи скорее.</text:p>
      <text:p text:style-name="Stanza"/>
      <text:p text:style-name="P6"/>
      <text:p text:style-name="P6"/>
      <text:h text:style-name="Heading_20_6" text:outline-level="6">Лиза</text:h>
      <text:p text:style-name="Stanza">Там в комнате вода стоит.</text:p>
      <text:p text:style-name="Stanza"/>
      <text:p text:style-name="P6"/>
      <text:p text:style-name="P7"><text:span text:style-name="T1">(Чацкий бежит и приносит. Всё следующее — вполголоса, — до того, как Софья очнётся.)</text:span> </text:p>
      <text:p text:style-name="P6"/>
      <text:p text:style-name="P6"/>
      <text:p text:style-name="P11">Стакан налейте.</text:p>
      <text:p text:style-name="P11"/>
      <text:p text:style-name="P6"/>
      <text:p text:style-name="P6"/>
      <text:h text:style-name="Heading_20_6" text:outline-level="6">Чацкий</text:h>
      <text:p text:style-name="Stanza">Уж налит.</text:p>
      <text:p text:style-name="Stanza">Шнуровку отпусти вольнее,</text:p>
      <text:p text:style-name="Stanza">Виски ей уксусом потри,</text:p>
      <text:p text:style-name="Stanza">Опрыскивай водой. — Смотри:</text:p>
      <text:p text:style-name="Stanza">Свободнее дыханье стало.</text:p>
      <text:p text:style-name="Stanza">Повеять чем?</text:p>
      <text:p text:style-name="Stanza"/>
      <text:p text:style-name="P6"/>
      <text:p text:style-name="P6"/>
      <text:h text:style-name="Heading_20_6" text:outline-level="6">Лиза</text:h>
      <text:p text:style-name="Stanza">Вот опахало.</text:p>
      <text:p text:style-name="Stanza"><text:soft-page-break/></text:p>
      <text:p text:style-name="P6"/>
      <text:p text:style-name="P6"/>
      <text:h text:style-name="Heading_20_6" text:outline-level="6">Чацкий</text:h>
      <text:p text:style-name="Stanza">Гляди в окно:</text:p>
      <text:p text:style-name="Stanza">Молчалин на ногах давно!</text:p>
      <text:p text:style-name="Stanza">Безделица её тревожит.</text:p>
      <text:p text:style-name="Stanza"/>
      <text:p text:style-name="P6"/>
      <text:p text:style-name="P6"/>
      <text:h text:style-name="Heading_20_6" text:outline-level="6">Лиза</text:h>
      <text:p text:style-name="Stanza">Да-с, барышнин несчастен нрав.</text:p>
      <text:p text:style-name="Stanza">Со стороны смотреть не может,</text:p>
      <text:p text:style-name="Stanza">Как люди падают стремглав.</text:p>
      <text:p text:style-name="Stanza"/>
      <text:p text:style-name="P6"/>
      <text:p text:style-name="P6"/>
      <text:h text:style-name="Heading_20_6" text:outline-level="6">Чацкий</text:h>
      <text:p text:style-name="Stanza">Опрыскивай ещё водою.</text:p>
      <text:p text:style-name="Stanza">Вот так. Ещё. Ещё.</text:p>
      <text:p text:style-name="Stanza"/>
      <text:p text:style-name="P6"/>
      <text:p text:style-name="P6"/>
      <text:h text:style-name="Heading_20_6" text:outline-level="6">София</text:h>
      <text:p text:style-name="Stanza"><text:span text:style-name="T1">(с глубоким вздохом)</text:span> </text:p>
      <text:p text:style-name="Stanza"/>
      <text:p text:style-name="Stanza">Кто здесь со мною?</text:p>
      <text:p text:style-name="Stanza">Я точно как во сне.</text:p>
      <text:p text:style-name="Stanza"/>
      <text:p text:style-name="Stanza"><text:span text:style-name="T1">(Торопко и громко.)</text:span> </text:p>
      <text:p text:style-name="Stanza"/>
      <text:p text:style-name="Stanza">Где он? что с ним? Скажите мне.</text:p>
      <text:p text:style-name="Stanza"/>
      <text:p text:style-name="P6"/>
      <text:p text:style-name="P6"/>
      <text:h text:style-name="Heading_20_6" text:outline-level="6">Чацкий</text:h>
      <text:p text:style-name="Stanza">Пускай себе сломил бы шею,</text:p>
      <text:p text:style-name="Stanza">Вас чуть было не уморил.</text:p>
      <text:p text:style-name="Stanza"/>
      <text:p text:style-name="P6"/>
      <text:p text:style-name="P6"/>
      <text:h text:style-name="Heading_20_6" text:outline-level="6">София</text:h>
      <text:p text:style-name="Stanza">Убийственны холодностью своею!</text:p>
      <text:p text:style-name="Stanza">Смотреть на вас, вас слушать нету сил.</text:p>
      <text:p text:style-name="Stanza"/>
      <text:p text:style-name="P6"/>
      <text:p text:style-name="P6"/>
      <text:h text:style-name="Heading_20_6" text:outline-level="6">Чацкий</text:h>
      <text:p text:style-name="Stanza">Прикажете мне за него терзаться?</text:p>
      <text:p text:style-name="Stanza"/>
      <text:p text:style-name="P6"/>
      <text:p text:style-name="P6"/>
      <text:h text:style-name="Heading_20_6" text:outline-level="6"><text:soft-page-break/>София</text:h>
      <text:p text:style-name="Stanza">Туда бежать, там быть, помочь ему стараться.</text:p>
      <text:p text:style-name="Stanza"/>
      <text:p text:style-name="P6"/>
      <text:p text:style-name="P6"/>
      <text:h text:style-name="Heading_20_6" text:outline-level="6">Чацкий</text:h>
      <text:p text:style-name="Stanza">Чтоб оставались вы без помощи одне?</text:p>
      <text:p text:style-name="Stanza"/>
      <text:p text:style-name="P6"/>
      <text:p text:style-name="P6"/>
      <text:h text:style-name="Heading_20_6" text:outline-level="6">София</text:h>
      <text:p text:style-name="Stanza">На что вы мне?</text:p>
      <text:p text:style-name="Stanza">Да, правда: не свои беды&amp;#769; — для вас забавы,</text:p>
      <text:p text:style-name="Stanza">Отец родной убейся — всё равно.</text:p>
      <text:p text:style-name="Stanza"/>
      <text:p text:style-name="Stanza"><text:span text:style-name="T1">(Лизе.)</text:span> </text:p>
      <text:p text:style-name="Stanza"/>
      <text:p text:style-name="Stanza">Пойдём туда, бежим.</text:p>
      <text:p text:style-name="Stanza"/>
      <text:p text:style-name="P6"/>
      <text:p text:style-name="P6"/>
      <text:h text:style-name="Heading_20_6" text:outline-level="6">Лиза</text:h>
      <text:p text:style-name="Stanza"><text:span text:style-name="T1">(отводит её в сторону)</text:span> </text:p>
      <text:p text:style-name="Stanza"/>
      <text:p text:style-name="Stanza">Опомнитесь! куда вы?</text:p>
      <text:p text:style-name="Stanza">Он жив, здоров, смотрите здесь в окно.</text:p>
      <text:p text:style-name="Stanza"/>
      <text:p text:style-name="Stanza"><text:span text:style-name="T1">(София в окошко высовывается.)</text:span> </text:p>
      <text:p text:style-name="Stanza"/>
      <text:p text:style-name="P6"/>
      <text:p text:style-name="P6"/>
      <text:h text:style-name="Heading_20_6" text:outline-level="6">Чацкий</text:h>
      <text:p text:style-name="Stanza">Смятенье! обморок! поспешность! гнев! испуга!</text:p>
      <text:p text:style-name="Stanza">Так можно только ощущать,</text:p>
      <text:p text:style-name="Stanza">Когда лишаешься единственного друга.</text:p>
      <text:p text:style-name="Stanza"/>
      <text:p text:style-name="P6"/>
      <text:p text:style-name="P6"/>
      <text:h text:style-name="Heading_20_6" text:outline-level="6">София</text:h>
      <text:p text:style-name="Stanza">Сюда идут. Руки не может он поднять.</text:p>
      <text:p text:style-name="Stanza"/>
      <text:p text:style-name="P6"/>
      <text:p text:style-name="P6"/>
      <text:h text:style-name="Heading_20_6" text:outline-level="6">Чацкий</text:h>
      <text:p text:style-name="Stanza">Желал бы с ним убиться…</text:p>
      <text:p text:style-name="Stanza"/>
      <text:p text:style-name="P6"/>
      <text:p text:style-name="P6"/>
      <text:h text:style-name="Heading_20_6" text:outline-level="6">Лиза</text:h>
      <text:p text:style-name="Stanza">Для компаньи?<text:span text:style-name="T2"><text:note text:id="ftn20" text:note-class="footnote"><text:note-citation>20</text:note-citation><text:note-body><text:p text:style-name="FootNote"><text:s/><text:span text:style-name="T1">Для компаньи?</text:span>  — Эти слова, входившие ранее в реплику Чацкого, Грибоедов, по совету П.А. Вяземского, передал Лизе.</text:p><text:p text:style-name="FootNote"/></text:note-body></text:note></text:span></text:p>
      <text:p text:style-name="Stanza"><text:soft-page-break/></text:p>
      <text:p text:style-name="P6"/>
      <text:p text:style-name="P6"/>
      <text:h text:style-name="Heading_20_6" text:outline-level="6">София</text:h>
      <text:p text:style-name="Stanza">Нет, оставайтесь при желаньи.</text:p>
      <text:p text:style-name="Stanza"/>
      <text:p text:style-name="Stanza"/>
      <text:h text:style-name="P8" text:outline-level="3">Явление 9</text:h>
      <text:p text:style-name="P3"/>
      <text:p text:style-name="P6"/>
      <text:p text:style-name="P7"><text:span text:style-name="T1">София, Лиза, Чацкий, Скалозуб, Молчалин</text:span> <text:s/>(с подвязанною рукою).</text:p>
      <text:p text:style-name="P6"/>
      <text:p text:style-name="P6"/>
      <text:p text:style-name="P6"/>
      <text:h text:style-name="Heading_20_6" text:outline-level="6">Скалозуб</text:h>
      <text:p text:style-name="Stanza">Воскрес и невредим, рука</text:p>
      <text:p text:style-name="Stanza">Ушибена слегка,</text:p>
      <text:p text:style-name="Stanza">И, впрочем, всё фальшивая тревога.</text:p>
      <text:p text:style-name="Stanza"/>
      <text:p text:style-name="P6"/>
      <text:p text:style-name="P6"/>
      <text:h text:style-name="Heading_20_6" text:outline-level="6">Молчалин</text:h>
      <text:p text:style-name="Stanza">Я вас перепугал, простите ради бога.</text:p>
      <text:p text:style-name="Stanza"/>
      <text:p text:style-name="P6"/>
      <text:p text:style-name="P6"/>
      <text:h text:style-name="Heading_20_6" text:outline-level="6">Скалозуб</text:h>
      <text:p text:style-name="Stanza">Ну! я не знал, что будет из того</text:p>
      <text:p text:style-name="Stanza">Вам ирритация.<text:span text:style-name="T2"><text:note text:id="ftn21" text:note-class="footnote"><text:note-citation>21</text:note-citation><text:note-body><text:p text:style-name="FootNote"><text:s/><text:span text:style-name="T1">Ирритация</text:span> <text:s/>— волнение, замешательство.</text:p><text:p text:style-name="FootNote"/></text:note-body></text:note></text:span> Опро&amp;#769;метью вбежали. —</text:p>
      <text:p text:style-name="Stanza">Мы вздрогнули! — Вы в обморок упали,</text:p>
      <text:p text:style-name="Stanza">И что ж? — весь страх из ничего.</text:p>
      <text:p text:style-name="Stanza"/>
      <text:p text:style-name="P6"/>
      <text:p text:style-name="P6"/>
      <text:h text:style-name="Heading_20_6" text:outline-level="6">София</text:h>
      <text:p text:style-name="Stanza"><text:span text:style-name="T1">(не глядя ни на кого)</text:span> </text:p>
      <text:p text:style-name="Stanza"/>
      <text:p text:style-name="Stanza">Ах! очень вижу, из пустого,</text:p>
      <text:p text:style-name="Stanza">А вся ещё теперь дрожу.</text:p>
      <text:p text:style-name="Stanza"/>
      <text:p text:style-name="P6"/>
      <text:p text:style-name="P6"/>
      <text:h text:style-name="Heading_20_6" text:outline-level="6">Чацкий</text:h>
      <text:p text:style-name="Stanza"><text:span text:style-name="T1">(про себя)</text:span> </text:p>
      <text:p text:style-name="Stanza"/>
      <text:p text:style-name="Stanza">С Молчалиным ни слова!</text:p>
      <text:p text:style-name="Stanza"/>
      <text:p text:style-name="P6"/>
      <text:p text:style-name="P6"><text:soft-page-break/></text:p>
      <text:h text:style-name="Heading_20_6" text:outline-level="6">София</text:h>
      <text:p text:style-name="Stanza">Однако о себе скажу,</text:p>
      <text:p text:style-name="Stanza">Что не труслива. Так бывает,</text:p>
      <text:p text:style-name="Stanza">Карета свалится, — подымут: я опять</text:p>
      <text:p text:style-name="Stanza">Готова сызнова скакать;</text:p>
      <text:p text:style-name="Stanza">Но всё малейшее в других меня пугает,</text:p>
      <text:p text:style-name="Stanza">Хоть нет великого несчастья от того,</text:p>
      <text:p text:style-name="Stanza">Хоть незнакомый мне, — до этого нет дела.</text:p>
      <text:p text:style-name="Stanza"/>
      <text:p text:style-name="P6"/>
      <text:p text:style-name="P6"/>
      <text:h text:style-name="Heading_20_6" text:outline-level="6">Чацкий</text:h>
      <text:p text:style-name="Stanza"><text:span text:style-name="T1">(про себя)</text:span> </text:p>
      <text:p text:style-name="Stanza"/>
      <text:p text:style-name="Stanza">Прощенья просит у него,</text:p>
      <text:p text:style-name="Stanza">Что раз о ком-то пожалела!</text:p>
      <text:p text:style-name="Stanza"/>
      <text:p text:style-name="P6"/>
      <text:p text:style-name="P6"/>
      <text:h text:style-name="Heading_20_6" text:outline-level="6">Скалозуб</text:h>
      <text:p text:style-name="Stanza">Позвольте, расскажу вам весть:</text:p>
      <text:p text:style-name="Stanza">Княгиня Ласова какая-то здесь есть,</text:p>
      <text:p text:style-name="Stanza">Наездница, вдова, но нет примеров,</text:p>
      <text:p text:style-name="Stanza">Чтоб ездило с ней много кавалеров.</text:p>
      <text:p text:style-name="Stanza">На днях расшиблась в пух, —</text:p>
      <text:p text:style-name="Stanza">Жоке не поддержал, считал он, видно, мух. —</text:p>
      <text:p text:style-name="Stanza">И без того она, как слышно, неуклюжа,</text:p>
      <text:p text:style-name="Stanza">Теперь ребра недостаёт,</text:p>
      <text:p text:style-name="Stanza">Так для поддержки ищет мужа.</text:p>
      <text:p text:style-name="Stanza"/>
      <text:p text:style-name="P6"/>
      <text:p text:style-name="P6"/>
      <text:h text:style-name="Heading_20_6" text:outline-level="6">София</text:h>
      <text:p text:style-name="Stanza">Ах, Александр Андреич, вот —</text:p>
      <text:p text:style-name="Stanza">Яви&amp;#769;тесь вы вполне великодушны:</text:p>
      <text:p text:style-name="Stanza">К несчастью ближнего вы так неравнодушны.</text:p>
      <text:p text:style-name="Stanza"/>
      <text:p text:style-name="P6"/>
      <text:p text:style-name="P6"/>
      <text:h text:style-name="Heading_20_6" text:outline-level="6">Чацкий</text:h>
      <text:p text:style-name="Stanza">Да-с, это я сейчас явил,</text:p>
      <text:p text:style-name="Stanza">Моим усерднейшим стараньем,</text:p>
      <text:p text:style-name="Stanza">И прысканьем, и оттираньем,</text:p>
      <text:p text:style-name="Stanza">Не знаю для кого, но вас я воскресил.</text:p>
      <text:p text:style-name="Stanza"/>
      <text:p text:style-name="P6"/>
      <text:p text:style-name="P7"><text:span text:style-name="T1">(Берёт шляпу и уходит.)</text:span> </text:p>
      <text:p text:style-name="P6"/>
      <text:p text:style-name="P6"/>
      <text:h text:style-name="P8" text:outline-level="3">Явление 10</text:h>
      <text:p text:style-name="P3"/>
      <text:p text:style-name="P6"><text:soft-page-break/></text:p>
      <text:p text:style-name="P7"><text:span text:style-name="T1">Те же, </text:span><text:s/>кроме <text:span text:style-name="T1">Чацкого.</text:span> </text:p>
      <text:p text:style-name="P6"/>
      <text:p text:style-name="P6"/>
      <text:p text:style-name="P6"/>
      <text:h text:style-name="Heading_20_6" text:outline-level="6">София</text:h>
      <text:p text:style-name="Stanza">Вы вечером к нам будете?</text:p>
      <text:p text:style-name="Stanza"/>
      <text:p text:style-name="P6"/>
      <text:p text:style-name="P6"/>
      <text:h text:style-name="Heading_20_6" text:outline-level="6">Скалозуб</text:h>
      <text:p text:style-name="Stanza">Как рано?</text:p>
      <text:p text:style-name="Stanza"/>
      <text:p text:style-name="P6"/>
      <text:p text:style-name="P6"/>
      <text:h text:style-name="Heading_20_6" text:outline-level="6">София</text:h>
      <text:p text:style-name="Stanza">Пораньше, съедутся домашние друзья,</text:p>
      <text:p text:style-name="Stanza">Потанцевать под фортепияно, —</text:p>
      <text:p text:style-name="Stanza">Мы в трауре, так балу дать нельзя.</text:p>
      <text:p text:style-name="Stanza"/>
      <text:p text:style-name="P6"/>
      <text:p text:style-name="P6"/>
      <text:h text:style-name="Heading_20_6" text:outline-level="6">Скалозуб</text:h>
      <text:p text:style-name="Stanza">Явлюсь, но к батюшке зайти я обещался,</text:p>
      <text:p text:style-name="Stanza">Откланяюсь.</text:p>
      <text:p text:style-name="Stanza"/>
      <text:p text:style-name="P6"/>
      <text:p text:style-name="P6"/>
      <text:h text:style-name="Heading_20_6" text:outline-level="6">София</text:h>
      <text:p text:style-name="Stanza">Прощайте.</text:p>
      <text:p text:style-name="Stanza"/>
      <text:p text:style-name="P6"/>
      <text:p text:style-name="P6"/>
      <text:h text:style-name="Heading_20_6" text:outline-level="6">Скалозуб</text:h>
      <text:p text:style-name="Stanza"><text:span text:style-name="T1">(жмёт руку Молчалину)</text:span> </text:p>
      <text:p text:style-name="Stanza"/>
      <text:p text:style-name="Stanza">Ваш слуга.</text:p>
      <text:p text:style-name="Stanza"/>
      <text:p text:style-name="P6"/>
      <text:p text:style-name="P7"><text:span text:style-name="T1">(Уходит.)</text:span> </text:p>
      <text:p text:style-name="P6"/>
      <text:p text:style-name="P6"/>
      <text:h text:style-name="P8" text:outline-level="3">Явление 11</text:h>
      <text:p text:style-name="P3"/>
      <text:p text:style-name="P6"/>
      <text:p text:style-name="P7"><text:span text:style-name="T1">София, Лиза, Молчалин.</text:span> </text:p>
      <text:p text:style-name="P6"/>
      <text:p text:style-name="P6"/>
      <text:p text:style-name="P6"/>
      <text:h text:style-name="Heading_20_6" text:outline-level="6">София</text:h>
      <text:p text:style-name="Stanza">Молчалин! как во мне рассудок цел остался!</text:p>
      <text:p text:style-name="Stanza">Ведь знаете, как жизнь мне ваша дорога!</text:p>
      <text:p text:style-name="Stanza"><text:soft-page-break/>Зачем же ей играть, и так неосторожно?</text:p>
      <text:p text:style-name="Stanza">Скажите, что у вас с рукой?</text:p>
      <text:p text:style-name="Stanza">Не дать ли капель вам? не нужен ли покой?</text:p>
      <text:p text:style-name="Stanza">Пошлемте к доктору, пренебрегать не должно.</text:p>
      <text:p text:style-name="Stanza"/>
      <text:p text:style-name="P6"/>
      <text:p text:style-name="P6"/>
      <text:h text:style-name="Heading_20_6" text:outline-level="6">Молчалин</text:h>
      <text:p text:style-name="Stanza">Платком перевязал, не больно мне с тех пор.</text:p>
      <text:p text:style-name="Stanza"/>
      <text:p text:style-name="P6"/>
      <text:p text:style-name="P6"/>
      <text:h text:style-name="Heading_20_6" text:outline-level="6">Лиза</text:h>
      <text:p text:style-name="Stanza">Ударюсь об заклад, что вздор;</text:p>
      <text:p text:style-name="Stanza">И если б не к лицу, не нужно перевязки;</text:p>
      <text:p text:style-name="Stanza">А то не вздор, что вам не избежать огласки:</text:p>
      <text:p text:style-name="Stanza">На смех, того гляди, подымет Чацкий вас;</text:p>
      <text:p text:style-name="Stanza">И Скалозуб, как свой хохол закрутит,</text:p>
      <text:p text:style-name="Stanza">Расскажет обморок, прибавит сто прикрас;</text:p>
      <text:p text:style-name="Stanza">Шутить и он горазд, ведь нынче кто не шутит!</text:p>
      <text:p text:style-name="Stanza"/>
      <text:p text:style-name="P6"/>
      <text:p text:style-name="P6"/>
      <text:h text:style-name="Heading_20_6" text:outline-level="6">София</text:h>
      <text:p text:style-name="Stanza">А кем из них я дорожу?</text:p>
      <text:p text:style-name="Stanza">Хочу — люблю, хочу — скажу.</text:p>
      <text:p text:style-name="Stanza">Молчалин! будто я себя не принуждала?</text:p>
      <text:p text:style-name="Stanza">Вошли вы, слова не сказала,</text:p>
      <text:p text:style-name="Stanza">При них не смела я дохнуть,</text:p>
      <text:p text:style-name="Stanza">У вас спросить, на вас взглянуть. —</text:p>
      <text:p text:style-name="Stanza"/>
      <text:p text:style-name="P9"/>
      <text:p text:style-name="P6"/>
      <text:p text:style-name="P6"/>
      <text:h text:style-name="Heading_20_6" text:outline-level="6">Молчалин</text:h>
      <text:p text:style-name="Stanza">Нет, Софья Павловна, вы слишком откровенны.</text:p>
      <text:p text:style-name="Stanza"/>
      <text:p text:style-name="P6"/>
      <text:p text:style-name="P6"/>
      <text:h text:style-name="Heading_20_6" text:outline-level="6">София</text:h>
      <text:p text:style-name="Stanza">Откуда скрытность почерпнуть!</text:p>
      <text:p text:style-name="Stanza">Готова я была в окошко к вам прыгну&amp;#769;ть.</text:p>
      <text:p text:style-name="Stanza">Да что мне до кого? до них? до всей вселенны?</text:p>
      <text:p text:style-name="Stanza">Смешно? — пусть шутят их; досадно? — пусть бранят.</text:p>
      <text:p text:style-name="Stanza"/>
      <text:p text:style-name="P6"/>
      <text:p text:style-name="P6"/>
      <text:h text:style-name="Heading_20_6" text:outline-level="6">Молчалин</text:h>
      <text:p text:style-name="Stanza">Не повредила бы нам откровенность эта.</text:p>
      <text:p text:style-name="Stanza"/>
      <text:p text:style-name="P6"/>
      <text:p text:style-name="P6"/>
      <text:h text:style-name="Heading_20_6" text:outline-level="6"><text:soft-page-break/>София</text:h>
      <text:p text:style-name="Stanza">Неужто на дуэль вас вызвать захотят?</text:p>
      <text:p text:style-name="Stanza"/>
      <text:p text:style-name="P6"/>
      <text:p text:style-name="P6"/>
      <text:h text:style-name="Heading_20_6" text:outline-level="6">Молчалин</text:h>
      <text:p text:style-name="Stanza">Ах! злые языки страшнее пистолета.</text:p>
      <text:p text:style-name="Stanza"/>
      <text:p text:style-name="P6"/>
      <text:p text:style-name="P6"/>
      <text:h text:style-name="Heading_20_6" text:outline-level="6">Лиза</text:h>
      <text:p text:style-name="Stanza">Сидят они у батюшки теперь,</text:p>
      <text:p text:style-name="Stanza">Вот кабы вы порхнули в дверь</text:p>
      <text:p text:style-name="Stanza">С лицом весёлым, беззаботно:</text:p>
      <text:p text:style-name="Stanza">Когда нам скажут, что хотим —</text:p>
      <text:p text:style-name="Stanza">Куда как верится охотно!</text:p>
      <text:p text:style-name="Stanza">И Александр Андреич, — с ним</text:p>
      <text:p text:style-name="Stanza">О прежних днях, о тех проказах</text:p>
      <text:p text:style-name="Stanza">Поразвернитесь-ка в рассказах,</text:p>
      <text:p text:style-name="Stanza">Улыбочка и пара слов,</text:p>
      <text:p text:style-name="Stanza">И кто влюблён — на всё готов.</text:p>
      <text:p text:style-name="Stanza"/>
      <text:p text:style-name="P6"/>
      <text:p text:style-name="P6"/>
      <text:h text:style-name="Heading_20_6" text:outline-level="6">Молчалин</text:h>
      <text:p text:style-name="Stanza">Я вам советовать не смею.</text:p>
      <text:p text:style-name="Stanza"/>
      <text:p text:style-name="Stanza"><text:span text:style-name="T1">(Целует ей руку.)</text:span> </text:p>
      <text:p text:style-name="Stanza"/>
      <text:p text:style-name="P6"/>
      <text:p text:style-name="P6"/>
      <text:h text:style-name="Heading_20_6" text:outline-level="6">София</text:h>
      <text:p text:style-name="Stanza">Хотите вы?.. Пойду любезничать сквозь слёз;</text:p>
      <text:p text:style-name="Stanza">Боюсь, что выдержать притворства не сумею.</text:p>
      <text:p text:style-name="Stanza">Зачем сюда бог Чацкого принёс!</text:p>
      <text:p text:style-name="Stanza"/>
      <text:p text:style-name="P6"/>
      <text:p text:style-name="P7"><text:span text:style-name="T1">(Уходит.)</text:span> </text:p>
      <text:p text:style-name="P6"/>
      <text:p text:style-name="P6"/>
      <text:h text:style-name="P8" text:outline-level="3">Явление 12</text:h>
      <text:p text:style-name="P3"/>
      <text:p text:style-name="P6"/>
      <text:p text:style-name="P7"><text:span text:style-name="T1">Молчалин, Лиза.</text:span> </text:p>
      <text:p text:style-name="P6"/>
      <text:p text:style-name="P6"/>
      <text:p text:style-name="P6"/>
      <text:h text:style-name="Heading_20_6" text:outline-level="6">Молчалин</text:h>
      <text:p text:style-name="Stanza">Весёлое созданье ты! живое!</text:p>
      <text:p text:style-name="Stanza"/>
      <text:p text:style-name="P6"/>
      <text:p text:style-name="P6"/>
      <text:h text:style-name="Heading_20_6" text:outline-level="6"><text:soft-page-break/>Лиза</text:h>
      <text:p text:style-name="Stanza">Прошу пустить, и без меня вас двое.</text:p>
      <text:p text:style-name="Stanza"/>
      <text:p text:style-name="P6"/>
      <text:p text:style-name="P6"/>
      <text:h text:style-name="Heading_20_6" text:outline-level="6">Молчалин</text:h>
      <text:p text:style-name="Stanza">Какое личико твоё!</text:p>
      <text:p text:style-name="Stanza">Как я тебя люблю!</text:p>
      <text:p text:style-name="Stanza"/>
      <text:p text:style-name="P6"/>
      <text:p text:style-name="P6"/>
      <text:h text:style-name="Heading_20_6" text:outline-level="6">Лиза</text:h>
      <text:p text:style-name="Stanza">А барышню?</text:p>
      <text:p text:style-name="Stanza"/>
      <text:p text:style-name="P6"/>
      <text:p text:style-name="P6"/>
      <text:h text:style-name="Heading_20_6" text:outline-level="6">Молчалин</text:h>
      <text:p text:style-name="Stanza">Её</text:p>
      <text:p text:style-name="Stanza">По должности, тебя…</text:p>
      <text:p text:style-name="Stanza"/>
      <text:p text:style-name="Stanza"><text:span text:style-name="T1">(Хочет её обнять.)</text:span> </text:p>
      <text:p text:style-name="Stanza"/>
      <text:p text:style-name="P6"/>
      <text:p text:style-name="P6"/>
      <text:h text:style-name="Heading_20_6" text:outline-level="6">Лиза</text:h>
      <text:p text:style-name="Stanza">От скуки.</text:p>
      <text:p text:style-name="Stanza">Прошу подальше руки!</text:p>
      <text:p text:style-name="Stanza"/>
      <text:p text:style-name="P6"/>
      <text:p text:style-name="P6"/>
      <text:h text:style-name="Heading_20_6" text:outline-level="6">Молчалин</text:h>
      <text:p text:style-name="Stanza">Есть у меня вещицы три:</text:p>
      <text:p text:style-name="Stanza">Есть туалет, прехитрая работа —</text:p>
      <text:p text:style-name="Stanza">Снаружи зеркальцо, и зеркальцо внутри,</text:p>
      <text:p text:style-name="Stanza">Кругом всё прорезь, позолота;</text:p>
      <text:p text:style-name="Stanza">Подушечка, из бисера узор;</text:p>
      <text:p text:style-name="Stanza">И перламутровый прибор —</text:p>
      <text:p text:style-name="Stanza">Игольничик и ножинки, как милы!</text:p>
      <text:p text:style-name="Stanza">Жемчужинки, растёртые в белилы!</text:p>
      <text:p text:style-name="Stanza">Помада есть для губ, и для других причин,</text:p>
      <text:p text:style-name="Stanza">С духами скляночки: резе&amp;#769;да и жасмин. —</text:p>
      <text:p text:style-name="Stanza"/>
      <text:p text:style-name="P6"/>
      <text:p text:style-name="P6"/>
      <text:h text:style-name="Heading_20_6" text:outline-level="6">Лиза</text:h>
      <text:p text:style-name="Stanza">Вы знаете, что я не льщусь на интересы;</text:p>
      <text:p text:style-name="Stanza">Скажите лучше, почему</text:p>
      <text:p text:style-name="Stanza">Вы с барышней скромны, а с горнишной повесы?</text:p>
      <text:p text:style-name="Stanza"/>
      <text:p text:style-name="P6"/>
      <text:p text:style-name="P6"/>
      <text:h text:style-name="Heading_20_6" text:outline-level="6">Молчалин</text:h>
      <text:p text:style-name="Stanza"><text:soft-page-break/>Сегодня болен я, обвязки не сниму;</text:p>
      <text:p text:style-name="Stanza">Приди в обед, побудь со мною;</text:p>
      <text:p text:style-name="Stanza">Я правду всю тебе открою.</text:p>
      <text:p text:style-name="Stanza"/>
      <text:p text:style-name="P6"/>
      <text:p text:style-name="P7"><text:span text:style-name="T1">(Уходит в боковую дверь.)</text:span> </text:p>
      <text:p text:style-name="P6"/>
      <text:p text:style-name="P6"/>
      <text:h text:style-name="P8" text:outline-level="3">Явление 13</text:h>
      <text:p text:style-name="P3"/>
      <text:p text:style-name="P6"/>
      <text:p text:style-name="P7"><text:span text:style-name="T1">София, Лиза.</text:span> </text:p>
      <text:p text:style-name="P6"/>
      <text:p text:style-name="P6"/>
      <text:p text:style-name="P6"/>
      <text:h text:style-name="Heading_20_6" text:outline-level="6">София</text:h>
      <text:p text:style-name="Stanza">Была у батюшки, там нету никого.</text:p>
      <text:p text:style-name="Stanza">Сегодня я больна, и не пойду обедать,</text:p>
      <text:p text:style-name="Stanza">Скажи Молчалину, и позови его,</text:p>
      <text:p text:style-name="Stanza">Чтоб он пришёл меня проведать.</text:p>
      <text:p text:style-name="Stanza"/>
      <text:p text:style-name="P6"/>
      <text:p text:style-name="P7"><text:span text:style-name="T1">(Уходит к себе.)</text:span> </text:p>
      <text:p text:style-name="P6"/>
      <text:p text:style-name="P6"/>
      <text:h text:style-name="P8" text:outline-level="3">Явление 14</text:h>
      <text:p text:style-name="P3"/>
      <text:p text:style-name="P6"/>
      <text:p text:style-name="P6"/>
      <text:h text:style-name="Heading_20_6" text:outline-level="6">Лиза</text:h>
      <text:p text:style-name="Stanza">Ну! люди в здешней стороне!</text:p>
      <text:p text:style-name="Stanza">Она к нему, а он ко мне,</text:p>
      <text:p text:style-name="Stanza">А я… одна лишь я любви до смерти трушу. —</text:p>
      <text:p text:style-name="Stanza">А как не полюбить буфетчика Петрушу!</text:p>
      <text:p text:style-name="Stanza"/>
      <text:p text:style-name="P9"/>
      <text:p text:style-name="P6"/>
      <text:p text:style-name="P6"/>
      <text:h text:style-name="Heading_20_6" text:outline-level="6"><text:span text:style-name="T1">Конец II действия</text:span> </text:h>
      <text:p text:style-name="P6"/>
      <text:p text:style-name="P6"/>
      <text:p text:style-name="P6"/>
      <text:h text:style-name="P5" text:outline-level="2">ДЕЙСТВИЕ III</text:h>
      <text:p text:style-name="P3"/>
      <text:p text:style-name="P4"/>
      <text:h text:style-name="P8" text:outline-level="3">Явление 1</text:h>
      <text:p text:style-name="P3"/>
      <text:p text:style-name="P6"/>
      <text:p text:style-name="P7"><text:span text:style-name="T1">Чацкий, </text:span><text:s/>потом <text:span text:style-name="T1">София.</text:span> </text:p>
      <text:p text:style-name="P6"/>
      <text:p text:style-name="P6"/>
      <text:p text:style-name="P6"/>
      <text:h text:style-name="Heading_20_6" text:outline-level="6"><text:soft-page-break/>Чацкий</text:h>
      <text:p text:style-name="Stanza">Дождусь её и вынужу признанье:</text:p>
      <text:p text:style-name="Stanza">Кто наконец ей мил? Молчалин! Скалозуб!</text:p>
      <text:p text:style-name="Stanza">Молчалин прежде был так глуп!..</text:p>
      <text:p text:style-name="Stanza">Жалчайшее созданье!</text:p>
      <text:p text:style-name="Stanza">Уж разве поумнел?.. А тот —</text:p>
      <text:p text:style-name="Stanza">Хрипун, удавленник, фагот,<text:span text:style-name="T2"><text:note text:id="ftn22" text:note-class="footnote"><text:note-citation>22</text:note-citation><text:note-body><text:p text:style-name="FootNote"><text:s/><text:span text:style-name="T1">Хрипун, удавленник, фагот…</text:span>  — Хрипунами во времена Грибоедова называли армейских офицеров, из щегольства говоривших хриплым басом, отсюда сравнение с фаготом.</text:p><text:p text:style-name="FootNote"/></text:note-body></text:note></text:span></text:p>
      <text:p text:style-name="Stanza">Созвездие манёвров и мазурки!</text:p>
      <text:p text:style-name="Stanza">Судьба любви — играть ей в жмурки,</text:p>
      <text:p text:style-name="Stanza">А мне…</text:p>
      <text:p text:style-name="Stanza"/>
      <text:p text:style-name="Stanza"><text:span text:style-name="T1">(Входит София.)</text:span> </text:p>
      <text:p text:style-name="Stanza"/>
      <text:p text:style-name="Stanza">Вы здесь? я очень рад,</text:p>
      <text:p text:style-name="Stanza">Я этого желал.</text:p>
      <text:p text:style-name="Stanza"/>
      <text:p text:style-name="P6"/>
      <text:p text:style-name="P6"/>
      <text:h text:style-name="Heading_20_6" text:outline-level="6">София</text:h>
      <text:p text:style-name="Stanza"><text:span text:style-name="T1">(про себя)</text:span> </text:p>
      <text:p text:style-name="Stanza"/>
      <text:p text:style-name="Stanza">И очень невпопад.</text:p>
      <text:p text:style-name="Stanza"/>
      <text:p text:style-name="P6"/>
      <text:p text:style-name="P6"/>
      <text:h text:style-name="Heading_20_6" text:outline-level="6">Чацкий</text:h>
      <text:p text:style-name="Stanza">Конечно, не меня искали?</text:p>
      <text:p text:style-name="Stanza"/>
      <text:p text:style-name="P6"/>
      <text:p text:style-name="P6"/>
      <text:h text:style-name="Heading_20_6" text:outline-level="6">София</text:h>
      <text:p text:style-name="Stanza">Я не искала вас.</text:p>
      <text:p text:style-name="Stanza"/>
      <text:p text:style-name="P6"/>
      <text:p text:style-name="P6"/>
      <text:h text:style-name="Heading_20_6" text:outline-level="6">Чацкий</text:h>
      <text:p text:style-name="Stanza">Дознаться мне нельзя ли,</text:p>
      <text:p text:style-name="Stanza">Хоть и некстати, ну&amp;#769;жды нет:</text:p>
      <text:p text:style-name="Stanza">Кого вы любите?</text:p>
      <text:p text:style-name="Stanza"/>
      <text:p text:style-name="P6"/>
      <text:p text:style-name="P6"/>
      <text:h text:style-name="Heading_20_6" text:outline-level="6">София</text:h>
      <text:p text:style-name="Stanza">Ах! боже мой! весь свет.</text:p>
      <text:p text:style-name="Stanza"/>
      <text:p text:style-name="P6"/>
      <text:p text:style-name="P6"/>
      <text:h text:style-name="Heading_20_6" text:outline-level="6">Чацкий</text:h>
      <text:p text:style-name="Stanza"><text:soft-page-break/>Кто более вам мил?</text:p>
      <text:p text:style-name="Stanza"/>
      <text:p text:style-name="P6"/>
      <text:p text:style-name="P6"/>
      <text:h text:style-name="Heading_20_6" text:outline-level="6">София</text:h>
      <text:p text:style-name="Stanza">Есть многие, родные.</text:p>
      <text:p text:style-name="Stanza"/>
      <text:p text:style-name="P6"/>
      <text:p text:style-name="P6"/>
      <text:h text:style-name="Heading_20_6" text:outline-level="6">Чацкий</text:h>
      <text:p text:style-name="Stanza">Всё более меня?</text:p>
      <text:p text:style-name="Stanza"/>
      <text:p text:style-name="P6"/>
      <text:p text:style-name="P6"/>
      <text:h text:style-name="Heading_20_6" text:outline-level="6">София</text:h>
      <text:p text:style-name="Stanza">Иные.</text:p>
      <text:p text:style-name="Stanza"/>
      <text:p text:style-name="P6"/>
      <text:p text:style-name="P6"/>
      <text:h text:style-name="Heading_20_6" text:outline-level="6">Чацкий</text:h>
      <text:p text:style-name="Stanza">И я чего хочу, когда всё решено?</text:p>
      <text:p text:style-name="Stanza">Мне в пе&amp;#769;тлю лезть, а ей смешно.</text:p>
      <text:p text:style-name="Stanza"/>
      <text:p text:style-name="P6"/>
      <text:p text:style-name="P6"/>
      <text:h text:style-name="Heading_20_6" text:outline-level="6">София</text:h>
      <text:p text:style-name="Stanza">Хотите ли знать истины два слова?</text:p>
      <text:p text:style-name="Stanza">Малейшая в ком странность чуть видна,</text:p>
      <text:p text:style-name="Stanza">Весёлость ваша не скромна,</text:p>
      <text:p text:style-name="Stanza">У вас тотчас уж острота&amp;#769; готова,</text:p>
      <text:p text:style-name="Stanza">А сами вы…</text:p>
      <text:p text:style-name="Stanza"/>
      <text:p text:style-name="P6"/>
      <text:p text:style-name="P6"/>
      <text:h text:style-name="Heading_20_6" text:outline-level="6">Чацкий</text:h>
      <text:p text:style-name="Stanza">Я сам? не правда ли, смешон?</text:p>
      <text:p text:style-name="Stanza"/>
      <text:p text:style-name="P6"/>
      <text:p text:style-name="P6"/>
      <text:h text:style-name="Heading_20_6" text:outline-level="6">София</text:h>
      <text:p text:style-name="Stanza">Да! грозный взгляд, и резкий тон,</text:p>
      <text:p text:style-name="Stanza">И этих в вас особенностей бездна;</text:p>
      <text:p text:style-name="Stanza">А над собой гроза куда не бесполезна.</text:p>
      <text:p text:style-name="Stanza"/>
      <text:p text:style-name="P6"/>
      <text:p text:style-name="P6"/>
      <text:h text:style-name="Heading_20_6" text:outline-level="6">Чацкий</text:h>
      <text:p text:style-name="Stanza">Я странен, а не странен кто ж?</text:p>
      <text:p text:style-name="Stanza">Тот, кто на всех глупцов похож;</text:p>
      <text:p text:style-name="Stanza">Молчалин, например…</text:p>
      <text:p text:style-name="Stanza"/>
      <text:p text:style-name="P6"/>
      <text:p text:style-name="P6"><text:soft-page-break/></text:p>
      <text:h text:style-name="Heading_20_6" text:outline-level="6">София</text:h>
      <text:p text:style-name="Stanza">Примеры мне не новы;</text:p>
      <text:p text:style-name="Stanza">Заметно, что вы жёлчь на всех излить готовы;</text:p>
      <text:p text:style-name="Stanza">А я, чтоб не мешать, отсюда уклонюсь.</text:p>
      <text:p text:style-name="Stanza"/>
      <text:p text:style-name="P6"/>
      <text:p text:style-name="P6"/>
      <text:h text:style-name="Heading_20_6" text:outline-level="6">Чацкий</text:h>
      <text:p text:style-name="Stanza"><text:span text:style-name="T1">(держит её)</text:span> </text:p>
      <text:p text:style-name="Stanza"/>
      <text:p text:style-name="Stanza">Постойте же.</text:p>
      <text:p text:style-name="Stanza"/>
      <text:p text:style-name="Stanza"><text:span text:style-name="T1">(В сторону.)</text:span> </text:p>
      <text:p text:style-name="Stanza"/>
      <text:p text:style-name="Stanza">Раз в жизни притворюсь.</text:p>
      <text:p text:style-name="Stanza"/>
      <text:p text:style-name="Stanza"><text:span text:style-name="T1">(Громко.)</text:span> </text:p>
      <text:p text:style-name="Stanza"/>
      <text:p text:style-name="Stanza">Оставимте мы эти пренья,</text:p>
      <text:p text:style-name="Stanza">Перед Молчалиным не прав я, виноват;</text:p>
      <text:p text:style-name="Stanza">Быть может, он не то, что три года назад:</text:p>
      <text:p text:style-name="Stanza">Есть на земле такие превращенья</text:p>
      <text:p text:style-name="Stanza">Правлений, климатов, и нравов, и умов;</text:p>
      <text:p text:style-name="Stanza">Есть люди важные, слыли за дураков:</text:p>
      <text:p text:style-name="Stanza">Иной по армии, иной плохим поэтом,</text:p>
      <text:p text:style-name="Stanza">Иной… Боюсь назвать, но признаны всем светом,</text:p>
      <text:p text:style-name="Stanza">Особенно в последние года,</text:p>
      <text:p text:style-name="Stanza">Что стали умны хоть куда.</text:p>
      <text:p text:style-name="Stanza">Пускай в Молчалине ум бойкий, гений смелый,</text:p>
      <text:p text:style-name="Stanza">Но есть ли в нём та страсть? то чувство? пылкость та?</text:p>
      <text:p text:style-name="Stanza">Чтоб, кроме вас, ему мир целый</text:p>
      <text:p text:style-name="Stanza">Казался прах и суета?</text:p>
      <text:p text:style-name="Stanza">Чтоб сердца каждое биенье</text:p>
      <text:p text:style-name="Stanza">Любовью ускорялось к вам?</text:p>
      <text:p text:style-name="Stanza">Чтоб мыслям были всем, и всем его делам</text:p>
      <text:p text:style-name="Stanza">Душою — вы, вам угожденье?..</text:p>
      <text:p text:style-name="Stanza">Сам это чувствую, сказать я не могу,</text:p>
      <text:p text:style-name="Stanza">Но что теперь во мне кипит, волнует, бесит,</text:p>
      <text:p text:style-name="Stanza">Не пожелал бы я и личному врагу,</text:p>
      <text:p text:style-name="Stanza">А он?.. смолчит и голову повесит.</text:p>
      <text:p text:style-name="Stanza">Конечно, смирён, все такие не резвы;</text:p>
      <text:p text:style-name="Stanza">Бог знает, в нём какая тайна скрыта;</text:p>
      <text:p text:style-name="Stanza">Бог знает, за него что выдумали вы,</text:p>
      <text:p text:style-name="Stanza">Чем голова его ввек не была набита.</text:p>
      <text:p text:style-name="Stanza">Быть может, качеств ваших тьму,</text:p>
      <text:p text:style-name="Stanza">Любуясь им, вы придали ему;</text:p>
      <text:p text:style-name="Stanza">Не грешен он ни в чём, вы во сто раз грешнее.</text:p>
      <text:p text:style-name="Stanza">Нет! нет! пускай умён, час от часу умнее,</text:p>
      <text:p text:style-name="Stanza">Но вас он стоит ли? вот вам один вопрос.</text:p>
      <text:p text:style-name="Stanza">Чтоб равнодушнее мне понести утрату,</text:p>
      <text:p text:style-name="Stanza">Как человеку вы, который с вами взрос,</text:p>
      <text:p text:style-name="Stanza"><text:soft-page-break/>Как другу вашему, как брату,</text:p>
      <text:p text:style-name="Stanza">Мне дайте убедиться в том;</text:p>
      <text:p text:style-name="Stanza">Потом</text:p>
      <text:p text:style-name="Stanza">От сумасшествия могу я остеречься;</text:p>
      <text:p text:style-name="Stanza">Пущусь подалее — простыть, охолодеть,</text:p>
      <text:p text:style-name="Stanza">Не думать о любви, но буду я уметь</text:p>
      <text:p text:style-name="Stanza">Теряться по&amp;#769; свету, забыться и развлечься.</text:p>
      <text:p text:style-name="Stanza"/>
      <text:p text:style-name="P6"/>
      <text:p text:style-name="P6"/>
      <text:h text:style-name="Heading_20_6" text:outline-level="6">София</text:h>
      <text:p text:style-name="Stanza"><text:span text:style-name="T1">(про себя)</text:span> </text:p>
      <text:p text:style-name="Stanza"/>
      <text:p text:style-name="Stanza">Вот нехотя с ума свела!</text:p>
      <text:p text:style-name="Stanza"/>
      <text:p text:style-name="Stanza"><text:span text:style-name="T1">(Вслух.)</text:span> </text:p>
      <text:p text:style-name="Stanza"/>
      <text:p text:style-name="Stanza">Что притворяться?</text:p>
      <text:p text:style-name="Stanza">Молчалин давиче мог без руки остаться,</text:p>
      <text:p text:style-name="Stanza">Я живо в нём участье приняла;</text:p>
      <text:p text:style-name="Stanza">А вы, случась на эту пору,</text:p>
      <text:p text:style-name="Stanza">Не позаботились расчесть,</text:p>
      <text:p text:style-name="Stanza">Что можно доброй быть ко всем и без разбору;</text:p>
      <text:p text:style-name="Stanza">Но, может, истина в догадках ваших есть,</text:p>
      <text:p text:style-name="Stanza">И горячо его беру я под защиту;</text:p>
      <text:p text:style-name="Stanza">Зачем же быть, скажу вам напрямик,</text:p>
      <text:p text:style-name="Stanza">Так невоздержну на язык?</text:p>
      <text:p text:style-name="Stanza">В презреньи к людям так нескрыту?</text:p>
      <text:p text:style-name="Stanza">Что и смирнейшему пощады нет!.. чего?</text:p>
      <text:p text:style-name="Stanza">Случись кому назвать его:</text:p>
      <text:p text:style-name="Stanza">Град колкостей и шуток ваших грянет.</text:p>
      <text:p text:style-name="Stanza">Шутить! и век шутить! как вас на это станет! —</text:p>
      <text:p text:style-name="Stanza"/>
      <text:p text:style-name="P6"/>
      <text:p text:style-name="P6"/>
      <text:h text:style-name="Heading_20_6" text:outline-level="6">Чацкий</text:h>
      <text:p text:style-name="Stanza">Ах! боже мой! неужли я из тех,</text:p>
      <text:p text:style-name="Stanza">Которым цель всей жизни — смех?</text:p>
      <text:p text:style-name="Stanza">Мне весело, когда смешных встречаю,</text:p>
      <text:p text:style-name="Stanza">А чаще с ними я скучаю.</text:p>
      <text:p text:style-name="Stanza"/>
      <text:p text:style-name="P6"/>
      <text:p text:style-name="P6"/>
      <text:h text:style-name="Heading_20_6" text:outline-level="6">София</text:h>
      <text:p text:style-name="Stanza">Напрасно: это всё относится к другим,</text:p>
      <text:p text:style-name="Stanza">Молчалин вам наскучил бы едва ли,</text:p>
      <text:p text:style-name="Stanza">Когда б сошлись короче с ним.</text:p>
      <text:p text:style-name="Stanza"/>
      <text:p text:style-name="P6"/>
      <text:p text:style-name="P6"/>
      <text:h text:style-name="Heading_20_6" text:outline-level="6">Чацкий</text:h>
      <text:p text:style-name="Stanza"><text:span text:style-name="T1">(с жаром)</text:span> </text:p>
      <text:p text:style-name="Stanza"><text:soft-page-break/></text:p>
      <text:p text:style-name="Stanza">Зачем же вы его так ко&amp;#769;ротко узнали?</text:p>
      <text:p text:style-name="Stanza"/>
      <text:p text:style-name="P6"/>
      <text:p text:style-name="P6"/>
      <text:h text:style-name="Heading_20_6" text:outline-level="6">София</text:h>
      <text:p text:style-name="Stanza">Я не старалась, бог нас свёл.</text:p>
      <text:p text:style-name="Stanza">Смотрите, дружбу всех он в доме приобрёл:</text:p>
      <text:p text:style-name="Stanza">При батюшке три года служит,</text:p>
      <text:p text:style-name="Stanza">Тот часто без толку сердит,</text:p>
      <text:p text:style-name="Stanza">А он безмолвием его обезоружит,</text:p>
      <text:p text:style-name="Stanza">От доброты души простит.</text:p>
      <text:p text:style-name="Stanza">И, между прочим,</text:p>
      <text:p text:style-name="Stanza">Весёлостей искать бы мог;</text:p>
      <text:p text:style-name="Stanza">Ничуть: от старичков не ступит за порог;</text:p>
      <text:p text:style-name="Stanza">Мы ре&amp;#769;звимся, хохочем,</text:p>
      <text:p text:style-name="Stanza">Он с ними целый день засядет, рад не рад,</text:p>
      <text:p text:style-name="Stanza">Играет…</text:p>
      <text:p text:style-name="Stanza"/>
      <text:p text:style-name="P6"/>
      <text:p text:style-name="P6"/>
      <text:h text:style-name="Heading_20_6" text:outline-level="6">Чацкий</text:h>
      <text:p text:style-name="Stanza">Целый день играет!</text:p>
      <text:p text:style-name="Stanza">Молчит, когда его бранят!</text:p>
      <text:p text:style-name="Stanza"/>
      <text:p text:style-name="Stanza"><text:span text:style-name="T1">(В сторону.)</text:span> </text:p>
      <text:p text:style-name="Stanza"/>
      <text:p text:style-name="Stanza">Она его не уважает.</text:p>
      <text:p text:style-name="Stanza"/>
      <text:p text:style-name="P6"/>
      <text:p text:style-name="P6"/>
      <text:h text:style-name="Heading_20_6" text:outline-level="6">София</text:h>
      <text:p text:style-name="Stanza">Конечно, нет в нём этого ума,</text:p>
      <text:p text:style-name="Stanza">Что гений для иных, а для иных чума,</text:p>
      <text:p text:style-name="Stanza">Который скор, блестящ и скоро опротивит,</text:p>
      <text:p text:style-name="Stanza">Который свет ругает наповал,</text:p>
      <text:p text:style-name="Stanza">Чтоб свет об нём хоть что&amp;#769;-нибудь сказал;</text:p>
      <text:p text:style-name="Stanza">Да эдакий ли ум семейство осчастливит?</text:p>
      <text:p text:style-name="Stanza"/>
      <text:p text:style-name="P6"/>
      <text:p text:style-name="P6"/>
      <text:h text:style-name="Heading_20_6" text:outline-level="6">Чацкий</text:h>
      <text:p text:style-name="Stanza">Сатира и мораль — смысл этого всего?</text:p>
      <text:p text:style-name="Stanza"/>
      <text:p text:style-name="Stanza"><text:span text:style-name="T1">(В сторону.)</text:span> </text:p>
      <text:p text:style-name="Stanza"/>
      <text:p text:style-name="Stanza">Она не ставит в грош его.</text:p>
      <text:p text:style-name="Stanza"/>
      <text:p text:style-name="P6"/>
      <text:p text:style-name="P6"/>
      <text:h text:style-name="Heading_20_6" text:outline-level="6">София</text:h>
      <text:p text:style-name="Stanza">Чудеснейшего свойства</text:p>
      <text:p text:style-name="Stanza"><text:soft-page-break/>Он наконец: уступчив, скромен, тих,</text:p>
      <text:p text:style-name="Stanza">В лице ни тени беспокойства</text:p>
      <text:p text:style-name="Stanza">И на душе проступков никаких,</text:p>
      <text:p text:style-name="Stanza">Чужих и вкривь и вкось не рубит, —</text:p>
      <text:p text:style-name="Stanza">Вот я за что его люблю.</text:p>
      <text:p text:style-name="Stanza"/>
      <text:p text:style-name="P6"/>
      <text:p text:style-name="P6"/>
      <text:h text:style-name="Heading_20_6" text:outline-level="6">Чацкий</text:h>
      <text:p text:style-name="Stanza"><text:span text:style-name="T1">(в сторону)</text:span> </text:p>
      <text:p text:style-name="Stanza"/>
      <text:p text:style-name="Stanza">Шалит, она его не любит.</text:p>
      <text:p text:style-name="Stanza"/>
      <text:p text:style-name="Stanza"><text:span text:style-name="T1">(Вслух.)</text:span> </text:p>
      <text:p text:style-name="Stanza"/>
      <text:p text:style-name="Stanza">Докончить я вам пособлю</text:p>
      <text:p text:style-name="Stanza">Молчалина изображенье.</text:p>
      <text:p text:style-name="Stanza">Но Скалозуб? вот загляденье:</text:p>
      <text:p text:style-name="Stanza">За армию стоит горой,</text:p>
      <text:p text:style-name="Stanza">И прямизною стана,</text:p>
      <text:p text:style-name="Stanza">Лицом и голосом герой…</text:p>
      <text:p text:style-name="Stanza"/>
      <text:p text:style-name="P6"/>
      <text:p text:style-name="P6"/>
      <text:h text:style-name="Heading_20_6" text:outline-level="6">София</text:h>
      <text:p text:style-name="Stanza">Не моего романа.</text:p>
      <text:p text:style-name="Stanza"/>
      <text:p text:style-name="P6"/>
      <text:p text:style-name="P6"/>
      <text:h text:style-name="Heading_20_6" text:outline-level="6">Чацкий</text:h>
      <text:p text:style-name="Stanza">Не вашего? Кто разгадает вас?</text:p>
      <text:p text:style-name="Stanza"/>
      <text:p text:style-name="Stanza"/>
      <text:h text:style-name="P8" text:outline-level="3">Явление 2</text:h>
      <text:p text:style-name="P3"/>
      <text:p text:style-name="P6"/>
      <text:p text:style-name="P7"><text:span text:style-name="T1">Чацкий, София, Лиза.</text:span> </text:p>
      <text:p text:style-name="P6"/>
      <text:p text:style-name="P6"/>
      <text:p text:style-name="P6"/>
      <text:h text:style-name="Heading_20_6" text:outline-level="6">Лиза</text:h>
      <text:p text:style-name="Stanza"><text:span text:style-name="T1">(шёпотом)</text:span> </text:p>
      <text:p text:style-name="Stanza"/>
      <text:p text:style-name="Stanza">Сударыня, за мной, сейчас</text:p>
      <text:p text:style-name="Stanza">К вам Алексей Степаныч будет.</text:p>
      <text:p text:style-name="Stanza"/>
      <text:p text:style-name="P6"/>
      <text:p text:style-name="P6"/>
      <text:h text:style-name="Heading_20_6" text:outline-level="6">София</text:h>
      <text:p text:style-name="Stanza">Простите, надобно идти мне поскорей.</text:p>
      <text:p text:style-name="Stanza"/>
      <text:p text:style-name="P6"/>
      <text:p text:style-name="P6"><text:soft-page-break/></text:p>
      <text:h text:style-name="Heading_20_6" text:outline-level="6">Чацкий</text:h>
      <text:p text:style-name="Stanza">Куда?</text:p>
      <text:p text:style-name="Stanza"/>
      <text:p text:style-name="P6"/>
      <text:p text:style-name="P6"/>
      <text:h text:style-name="Heading_20_6" text:outline-level="6">София</text:h>
      <text:p text:style-name="Stanza">К прихмахеру.</text:p>
      <text:p text:style-name="Stanza"/>
      <text:p text:style-name="P6"/>
      <text:p text:style-name="P6"/>
      <text:h text:style-name="Heading_20_6" text:outline-level="6">Чацкий</text:h>
      <text:p text:style-name="Stanza">Бог с ним.</text:p>
      <text:p text:style-name="Stanza"/>
      <text:p text:style-name="P6"/>
      <text:p text:style-name="P6"/>
      <text:h text:style-name="Heading_20_6" text:outline-level="6">София</text:h>
      <text:p text:style-name="Stanza">Щипцы простудит.</text:p>
      <text:p text:style-name="Stanza"/>
      <text:p text:style-name="P6"/>
      <text:p text:style-name="P6"/>
      <text:h text:style-name="Heading_20_6" text:outline-level="6">Чацкий</text:h>
      <text:p text:style-name="Stanza">Пускай себе…</text:p>
      <text:p text:style-name="Stanza"/>
      <text:p text:style-name="P6"/>
      <text:p text:style-name="P6"/>
      <text:h text:style-name="Heading_20_6" text:outline-level="6">София</text:h>
      <text:p text:style-name="Stanza">Нельзя, ждём на&amp;#769; вечер гостей.</text:p>
      <text:p text:style-name="Stanza"/>
      <text:p text:style-name="P6"/>
      <text:p text:style-name="P6"/>
      <text:h text:style-name="Heading_20_6" text:outline-level="6">Чацкий</text:h>
      <text:p text:style-name="Stanza">Бог с вами, остаюсь опять с моей загадкой.</text:p>
      <text:p text:style-name="Stanza">Однако дайте мне зайти, хотя украдкой,</text:p>
      <text:p text:style-name="Stanza">К вам в комнату на несколько минут;</text:p>
      <text:p text:style-name="Stanza">Там стены, воздух — всё приятно!</text:p>
      <text:p text:style-name="Stanza">Согреют, оживят, мне отдохнуть дадут</text:p>
      <text:p text:style-name="Stanza">Воспоминания об том, что невозвратно!</text:p>
      <text:p text:style-name="Stanza">Не засижусь, войду, всего минуты две,</text:p>
      <text:p text:style-name="Stanza">Потом, подумайте, член Английского клуба,</text:p>
      <text:p text:style-name="Stanza">Я там дни целые пожертвую молве</text:p>
      <text:p text:style-name="Stanza">Про ум Молчалина, про душу Скалозуба.</text:p>
      <text:p text:style-name="Stanza"/>
      <text:p text:style-name="P6"/>
      <text:p text:style-name="P7"><text:span text:style-name="T1">(София пожимает плечами, уходит к себе и запирается, за нею и Лиза.)</text:span> </text:p>
      <text:p text:style-name="P6"/>
      <text:p text:style-name="P6"/>
      <text:h text:style-name="P8" text:outline-level="3">Явление 3</text:h>
      <text:p text:style-name="P3"/>
      <text:p text:style-name="P6"/>
      <text:p text:style-name="P7"><text:span text:style-name="T1">Чацкий, </text:span><text:s/>потом <text:span text:style-name="T1">Молчалин.</text:span> </text:p>
      <text:p text:style-name="P6"/>
      <text:p text:style-name="P6"><text:soft-page-break/></text:p>
      <text:p text:style-name="P6"/>
      <text:h text:style-name="Heading_20_6" text:outline-level="6">Чацкий</text:h>
      <text:p text:style-name="Stanza">Ах! Софья! Неужли&amp;#769; Молчалин избран ей!</text:p>
      <text:p text:style-name="Stanza">А чем не муж? Ума в нём только мало;</text:p>
      <text:p text:style-name="Stanza">Но чтоб иметь детей,</text:p>
      <text:p text:style-name="Stanza">Кому ума недоставало?</text:p>
      <text:p text:style-name="Stanza">Услужлив, скромненький, в лице румянец есть.</text:p>
      <text:p text:style-name="Stanza"/>
      <text:p text:style-name="Stanza"><text:span text:style-name="T1">(Входит Молчалин.)</text:span> </text:p>
      <text:p text:style-name="Stanza"/>
      <text:p text:style-name="Stanza">Вон он на цыпочках, и не богат словами;</text:p>
      <text:p text:style-name="Stanza">Какою ворожбой умел к ней в сердце влезть!</text:p>
      <text:p text:style-name="Stanza"/>
      <text:p text:style-name="Stanza"><text:span text:style-name="T1">(Обращается к нему.)</text:span> </text:p>
      <text:p text:style-name="Stanza"/>
      <text:p text:style-name="Stanza">Нам, Алексей Степаныч, с вами</text:p>
      <text:p text:style-name="Stanza">Не удалось сказать двух слов.</text:p>
      <text:p text:style-name="Stanza">Ну, образ жизни ваш каков?</text:p>
      <text:p text:style-name="Stanza">Без горя нынче? без печали?</text:p>
      <text:p text:style-name="Stanza"/>
      <text:p text:style-name="P6"/>
      <text:p text:style-name="P6"/>
      <text:h text:style-name="Heading_20_6" text:outline-level="6">Молчалин</text:h>
      <text:p text:style-name="Stanza">По-прежнему-с.</text:p>
      <text:p text:style-name="Stanza"/>
      <text:p text:style-name="P6"/>
      <text:p text:style-name="P6"/>
      <text:h text:style-name="Heading_20_6" text:outline-level="6">Чацкий</text:h>
      <text:p text:style-name="Stanza">А прежде как живали?</text:p>
      <text:p text:style-name="Stanza"/>
      <text:p text:style-name="P6"/>
      <text:p text:style-name="P6"/>
      <text:h text:style-name="Heading_20_6" text:outline-level="6">Молчалин</text:h>
      <text:p text:style-name="Stanza">День за&amp;#769; день, нынче, как вчера.</text:p>
      <text:p text:style-name="Stanza"/>
      <text:p text:style-name="P6"/>
      <text:p text:style-name="P6"/>
      <text:h text:style-name="Heading_20_6" text:outline-level="6">Чацкий</text:h>
      <text:p text:style-name="Stanza">К перу от карт? и к картам от пера?</text:p>
      <text:p text:style-name="Stanza">И положённый час приливам и отливам?</text:p>
      <text:p text:style-name="Stanza"/>
      <text:p text:style-name="P6"/>
      <text:p text:style-name="P6"/>
      <text:h text:style-name="Heading_20_6" text:outline-level="6">Молчалин</text:h>
      <text:p text:style-name="Stanza">По мере я трудов и сил,</text:p>
      <text:p text:style-name="Stanza">С тех пор, как числюсь по Архивам,</text:p>
      <text:p text:style-name="Stanza">Три награжденья получил.</text:p>
      <text:p text:style-name="Stanza"/>
      <text:p text:style-name="P6"/>
      <text:p text:style-name="P6"/>
      <text:h text:style-name="Heading_20_6" text:outline-level="6">Чацкий</text:h>
      <text:p text:style-name="Stanza"><text:soft-page-break/>Взманили почести и знатность?</text:p>
      <text:p text:style-name="Stanza"/>
      <text:p text:style-name="P6"/>
      <text:p text:style-name="P6"/>
      <text:h text:style-name="Heading_20_6" text:outline-level="6">Молчалин</text:h>
      <text:p text:style-name="Stanza">Нет-с, свой талант у всех…</text:p>
      <text:p text:style-name="Stanza"/>
      <text:p text:style-name="P6"/>
      <text:p text:style-name="P6"/>
      <text:h text:style-name="Heading_20_6" text:outline-level="6">Чацкий</text:h>
      <text:p text:style-name="Stanza">У вас?</text:p>
      <text:p text:style-name="Stanza"/>
      <text:p text:style-name="P6"/>
      <text:p text:style-name="P6"/>
      <text:h text:style-name="Heading_20_6" text:outline-level="6">Молчалин</text:h>
      <text:p text:style-name="Stanza">Два-с:</text:p>
      <text:p text:style-name="Stanza">Умеренность и аккуратность.</text:p>
      <text:p text:style-name="Stanza"/>
      <text:p text:style-name="P6"/>
      <text:p text:style-name="P6"/>
      <text:h text:style-name="Heading_20_6" text:outline-level="6">Чацкий</text:h>
      <text:p text:style-name="Stanza">Чудеснейшие два! и стоят наших всех.</text:p>
      <text:p text:style-name="Stanza"/>
      <text:p text:style-name="P6"/>
      <text:p text:style-name="P6"/>
      <text:h text:style-name="Heading_20_6" text:outline-level="6">Молчалин</text:h>
      <text:p text:style-name="Stanza">Вам не дались чины, по службе неуспех?</text:p>
      <text:p text:style-name="Stanza"/>
      <text:p text:style-name="P6"/>
      <text:p text:style-name="P6"/>
      <text:h text:style-name="Heading_20_6" text:outline-level="6">Чацкий</text:h>
      <text:p text:style-name="Stanza">Чины людьми даются,</text:p>
      <text:p text:style-name="Stanza">А люди могут обмануться.</text:p>
      <text:p text:style-name="Stanza"/>
      <text:p text:style-name="P6"/>
      <text:p text:style-name="P6"/>
      <text:h text:style-name="Heading_20_6" text:outline-level="6">Молчалин</text:h>
      <text:p text:style-name="Stanza">Как удивлялись мы!</text:p>
      <text:p text:style-name="Stanza"/>
      <text:p text:style-name="P6"/>
      <text:p text:style-name="P6"/>
      <text:h text:style-name="Heading_20_6" text:outline-level="6">Чацкий</text:h>
      <text:p text:style-name="Stanza">Какое ж диво тут?</text:p>
      <text:p text:style-name="Stanza"/>
      <text:p text:style-name="P6"/>
      <text:p text:style-name="P6"/>
      <text:h text:style-name="Heading_20_6" text:outline-level="6">Молчалин</text:h>
      <text:p text:style-name="Stanza">Жалели вас.</text:p>
      <text:p text:style-name="Stanza"/>
      <text:p text:style-name="P6"/>
      <text:p text:style-name="P6"/>
      <text:h text:style-name="Heading_20_6" text:outline-level="6">Чацкий</text:h>
      <text:p text:style-name="Stanza"><text:soft-page-break/>Напрасный труд.</text:p>
      <text:p text:style-name="Stanza"/>
      <text:p text:style-name="P6"/>
      <text:p text:style-name="P6"/>
      <text:h text:style-name="Heading_20_6" text:outline-level="6">Молчалин</text:h>
      <text:p text:style-name="Stanza">Татьяна Юрьевна рассказывала что-то,</text:p>
      <text:p text:style-name="Stanza">Из Петербурга воротясь,</text:p>
      <text:p text:style-name="Stanza">С министрами про вашу связь,</text:p>
      <text:p text:style-name="Stanza">Потом разрыв…</text:p>
      <text:p text:style-name="Stanza"/>
      <text:p text:style-name="P6"/>
      <text:p text:style-name="P6"/>
      <text:h text:style-name="Heading_20_6" text:outline-level="6">Чацкий</text:h>
      <text:p text:style-name="Stanza">Ей почему забота?</text:p>
      <text:p text:style-name="Stanza"/>
      <text:p text:style-name="P6"/>
      <text:p text:style-name="P6"/>
      <text:h text:style-name="Heading_20_6" text:outline-level="6">Молчалин</text:h>
      <text:p text:style-name="Stanza">Татьяне Юрьевне!</text:p>
      <text:p text:style-name="Stanza"/>
      <text:p text:style-name="P6"/>
      <text:p text:style-name="P6"/>
      <text:h text:style-name="Heading_20_6" text:outline-level="6">Чацкий</text:h>
      <text:p text:style-name="Stanza">Я с нею не знаком.</text:p>
      <text:p text:style-name="Stanza"/>
      <text:p text:style-name="P6"/>
      <text:p text:style-name="P6"/>
      <text:h text:style-name="Heading_20_6" text:outline-level="6">Молчалин</text:h>
      <text:p text:style-name="Stanza">С Татьяной Юрьевной!!</text:p>
      <text:p text:style-name="Stanza"/>
      <text:p text:style-name="P6"/>
      <text:p text:style-name="P6"/>
      <text:h text:style-name="Heading_20_6" text:outline-level="6">Чацкий</text:h>
      <text:p text:style-name="Stanza">С ней век мы не встречались;</text:p>
      <text:p text:style-name="Stanza">Слыхал, что вздорная.</text:p>
      <text:p text:style-name="Stanza"/>
      <text:p text:style-name="P6"/>
      <text:p text:style-name="P6"/>
      <text:h text:style-name="Heading_20_6" text:outline-level="6">Молчалин</text:h>
      <text:p text:style-name="Stanza">Да это, полно, та ли-с?</text:p>
      <text:p text:style-name="Stanza">Татьяна Юрьевна!!! Известная, — притом</text:p>
      <text:p text:style-name="Stanza">Чиновные и должностные —</text:p>
      <text:p text:style-name="Stanza">Все ей друзья и все родные;</text:p>
      <text:p text:style-name="Stanza">К Татьяне Юрьевне хоть раз бы съездить вам.</text:p>
      <text:p text:style-name="Stanza"/>
      <text:p text:style-name="P6"/>
      <text:p text:style-name="P6"/>
      <text:h text:style-name="Heading_20_6" text:outline-level="6">Чацкий</text:h>
      <text:p text:style-name="Stanza">На что же?</text:p>
      <text:p text:style-name="Stanza"/>
      <text:p text:style-name="P6"/>
      <text:p text:style-name="P6"/>
      <text:h text:style-name="Heading_20_6" text:outline-level="6"><text:soft-page-break/>Молчалин</text:h>
      <text:p text:style-name="Stanza">Так: частенько там</text:p>
      <text:p text:style-name="Stanza">Мы покровительство находим, где не метим.</text:p>
      <text:p text:style-name="Stanza"/>
      <text:p text:style-name="P6"/>
      <text:p text:style-name="P6"/>
      <text:h text:style-name="Heading_20_6" text:outline-level="6">Чацкий</text:h>
      <text:p text:style-name="Stanza">Я езжу к женщинам, да только не за этим.</text:p>
      <text:p text:style-name="Stanza"/>
      <text:p text:style-name="P6"/>
      <text:p text:style-name="P6"/>
      <text:h text:style-name="Heading_20_6" text:outline-level="6">Молчалин</text:h>
      <text:p text:style-name="Stanza">Как обходительна! добра! мила! проста!</text:p>
      <text:p text:style-name="Stanza">Бал; даёт нельзя богаче.</text:p>
      <text:p text:style-name="Stanza">От рождества и до поста,</text:p>
      <text:p text:style-name="Stanza">И летом праздники на даче.</text:p>
      <text:p text:style-name="Stanza">Ну, право, что&amp;#769; бы вам в Москве у нас служить?</text:p>
      <text:p text:style-name="Stanza">И награжденья брать и весело пожить?</text:p>
      <text:p text:style-name="Stanza"/>
      <text:p text:style-name="P6"/>
      <text:p text:style-name="P6"/>
      <text:h text:style-name="Heading_20_6" text:outline-level="6">Чацкий</text:h>
      <text:p text:style-name="Stanza">Когда в делах — я от веселий прячусь,</text:p>
      <text:p text:style-name="Stanza">Когда дурачиться — дурачусь;</text:p>
      <text:p text:style-name="Stanza">А смешивать два эти ремесла</text:p>
      <text:p text:style-name="Stanza">Есть тьма искусников, я не из их числа.</text:p>
      <text:p text:style-name="Stanza"/>
      <text:p text:style-name="P6"/>
      <text:p text:style-name="P6"/>
      <text:h text:style-name="Heading_20_6" text:outline-level="6">Молчалин</text:h>
      <text:p text:style-name="Stanza">Простите, впрочем тут не вижу преступленья;</text:p>
      <text:p text:style-name="Stanza">Вот сам Фома Фомич, знаком он вам?</text:p>
      <text:p text:style-name="Stanza"/>
      <text:p text:style-name="P6"/>
      <text:p text:style-name="P6"/>
      <text:h text:style-name="Heading_20_6" text:outline-level="6">Чацкий</text:h>
      <text:p text:style-name="Stanza">Ну что ж?</text:p>
      <text:p text:style-name="Stanza"/>
      <text:p text:style-name="P6"/>
      <text:p text:style-name="P6"/>
      <text:h text:style-name="Heading_20_6" text:outline-level="6">Молчалин</text:h>
      <text:p text:style-name="Stanza">При трёх министрах был начальник отделенья,</text:p>
      <text:p text:style-name="Stanza">Переведён сюда.</text:p>
      <text:p text:style-name="Stanza"/>
      <text:p text:style-name="P6"/>
      <text:p text:style-name="P6"/>
      <text:h text:style-name="Heading_20_6" text:outline-level="6">Чацкий</text:h>
      <text:p text:style-name="Stanza">Хорош!</text:p>
      <text:p text:style-name="Stanza">Пустейший человек, из самых бестолковых.</text:p>
      <text:p text:style-name="Stanza"/>
      <text:p text:style-name="P6"/>
      <text:p text:style-name="P6"/>
      <text:h text:style-name="Heading_20_6" text:outline-level="6"><text:soft-page-break/>Молчалин</text:h>
      <text:p text:style-name="Stanza">Как можно! слог его здесь ставят в образец,</text:p>
      <text:p text:style-name="Stanza">Читали вы?</text:p>
      <text:p text:style-name="Stanza"/>
      <text:p text:style-name="P9"/>
      <text:p text:style-name="P6"/>
      <text:p text:style-name="P6"/>
      <text:h text:style-name="Heading_20_6" text:outline-level="6">Чацкий</text:h>
      <text:p text:style-name="Stanza">Я глупостей не чтец,</text:p>
      <text:p text:style-name="Stanza">А пуще образцовых.</text:p>
      <text:p text:style-name="Stanza"/>
      <text:p text:style-name="P6"/>
      <text:p text:style-name="P6"/>
      <text:h text:style-name="Heading_20_6" text:outline-level="6">Молчалин</text:h>
      <text:p text:style-name="Stanza">Нет, мне так довелось с приятностью прочесть,</text:p>
      <text:p text:style-name="Stanza">Не сочинитель я…</text:p>
      <text:p text:style-name="Stanza"/>
      <text:p text:style-name="P6"/>
      <text:p text:style-name="P6"/>
      <text:h text:style-name="Heading_20_6" text:outline-level="6">Чацкий</text:h>
      <text:p text:style-name="Stanza">И по всему заметно.</text:p>
      <text:p text:style-name="Stanza"/>
      <text:p text:style-name="P6"/>
      <text:p text:style-name="P6"/>
      <text:h text:style-name="Heading_20_6" text:outline-level="6">Молчалин</text:h>
      <text:p text:style-name="Stanza">Не смею моего сужденья произнесть.</text:p>
      <text:p text:style-name="Stanza"/>
      <text:p text:style-name="P6"/>
      <text:p text:style-name="P6"/>
      <text:h text:style-name="Heading_20_6" text:outline-level="6">Чацкий</text:h>
      <text:p text:style-name="Stanza">Зачем же так секретно?</text:p>
      <text:p text:style-name="Stanza"/>
      <text:p text:style-name="P6"/>
      <text:p text:style-name="P6"/>
      <text:h text:style-name="Heading_20_6" text:outline-level="6">Молчалин</text:h>
      <text:p text:style-name="Stanza">В мои лета не должно сметь</text:p>
      <text:p text:style-name="Stanza">Своё суждение иметь.</text:p>
      <text:p text:style-name="Stanza"/>
      <text:p text:style-name="P6"/>
      <text:p text:style-name="P6"/>
      <text:h text:style-name="Heading_20_6" text:outline-level="6">Чацкий</text:h>
      <text:p text:style-name="Stanza">Помилуйте, мы с вами не ребяты,</text:p>
      <text:p text:style-name="Stanza">Зачем же мнения чужие только святы?</text:p>
      <text:p text:style-name="Stanza"/>
      <text:p text:style-name="P6"/>
      <text:p text:style-name="P6"/>
      <text:h text:style-name="Heading_20_6" text:outline-level="6">Молчалин</text:h>
      <text:p text:style-name="Stanza">Ведь надобно ж зависеть от других.</text:p>
      <text:p text:style-name="Stanza"/>
      <text:p text:style-name="P6"/>
      <text:p text:style-name="P6"/>
      <text:h text:style-name="Heading_20_6" text:outline-level="6">Чацкий</text:h>
      <text:p text:style-name="Stanza"><text:soft-page-break/>Зачем же надобно?</text:p>
      <text:p text:style-name="Stanza"/>
      <text:p text:style-name="P6"/>
      <text:p text:style-name="P6"/>
      <text:h text:style-name="Heading_20_6" text:outline-level="6">Молчалин</text:h>
      <text:p text:style-name="Stanza">В чинах мы небольших.</text:p>
      <text:p text:style-name="Stanza"/>
      <text:p text:style-name="P6"/>
      <text:p text:style-name="P6"/>
      <text:h text:style-name="Heading_20_6" text:outline-level="6">Чацкий</text:h>
      <text:p text:style-name="Stanza"><text:span text:style-name="T1">(почти громко)</text:span> </text:p>
      <text:p text:style-name="Stanza"/>
      <text:p text:style-name="Stanza">С такими чувствами! с такой душою</text:p>
      <text:p text:style-name="Stanza">Любим!.. Обманщица смеялась надо мною!</text:p>
      <text:p text:style-name="Stanza"/>
      <text:p text:style-name="Stanza"/>
      <text:h text:style-name="P8" text:outline-level="3">Явление 4</text:h>
      <text:p text:style-name="P3"/>
      <text:p text:style-name="P6"/>
      <text:p text:style-name="P7">Вечер. Все двери настежь, кроме в спальню к Софии. В перспективе раскрывается ряд освещённых комнат.<text:span text:style-name="T1"> Слуги</text:span> <text:s/>суетятся; <text:span text:style-name="T1">один из них,</text:span> <text:s/>главный, говорит:</text:p>
      <text:p text:style-name="P6"/>
      <text:p text:style-name="P6"/>
      <text:p text:style-name="P11">Эй! Филька, Фомка, ну, ловчей!</text:p>
      <text:p text:style-name="P11">Столы для карт, мел, щёток и свечей!</text:p>
      <text:p text:style-name="P11"/>
      <text:p text:style-name="P11"><text:span text:style-name="T1">(Стучится к Софии в дверь.)</text:span> </text:p>
      <text:p text:style-name="P11"/>
      <text:p text:style-name="P11">Скажите барышне скорее, Лизавета:</text:p>
      <text:p text:style-name="P11">Наталья Дмитревна, и с мужем, и к крыльцу</text:p>
      <text:p text:style-name="P11">Ещё подъехала карета.</text:p>
      <text:p text:style-name="P11"/>
      <text:p text:style-name="P6"/>
      <text:p text:style-name="P7"><text:span text:style-name="T1">(Расходятся, остаётся один Чацкий.)</text:span> </text:p>
      <text:p text:style-name="P6"/>
      <text:p text:style-name="P6"/>
      <text:h text:style-name="P8" text:outline-level="3">Явление 5</text:h>
      <text:p text:style-name="P3"/>
      <text:p text:style-name="P6"/>
      <text:p text:style-name="P7"><text:span text:style-name="T1">Чацкий, Наталья Дмитриевна</text:span> <text:s/>(молодая дама).</text:p>
      <text:p text:style-name="P6"/>
      <text:p text:style-name="P6"/>
      <text:p text:style-name="P6"/>
      <text:h text:style-name="Heading_20_6" text:outline-level="6">Наталья Дмитриевна</text:h>
      <text:p text:style-name="Stanza">Не ошибаюсь ли!.. он точно, по лицу…</text:p>
      <text:p text:style-name="Stanza">Ах! Александр Андреич, вы ли?</text:p>
      <text:p text:style-name="Stanza"/>
      <text:p text:style-name="P6"/>
      <text:p text:style-name="P6"/>
      <text:h text:style-name="Heading_20_6" text:outline-level="6">Чацкий</text:h>
      <text:p text:style-name="Stanza">С сомненьем смотрите от ног до головы,</text:p>
      <text:p text:style-name="Stanza"><text:soft-page-break/>Неужли так меня три года изменили?</text:p>
      <text:p text:style-name="Stanza"/>
      <text:p text:style-name="P6"/>
      <text:p text:style-name="P6"/>
      <text:h text:style-name="Heading_20_6" text:outline-level="6">Наталья Дмитриевна</text:h>
      <text:p text:style-name="Stanza">Я полагала вас далёко от Москвы.</text:p>
      <text:p text:style-name="Stanza">Давно ли?</text:p>
      <text:p text:style-name="Stanza"/>
      <text:p text:style-name="P6"/>
      <text:p text:style-name="P6"/>
      <text:h text:style-name="Heading_20_6" text:outline-level="6">Чацкий</text:h>
      <text:p text:style-name="Stanza">Нынче лишь…</text:p>
      <text:p text:style-name="Stanza"/>
      <text:p text:style-name="P6"/>
      <text:p text:style-name="P6"/>
      <text:h text:style-name="Heading_20_6" text:outline-level="6">Наталья Дмитриевна</text:h>
      <text:p text:style-name="Stanza">Надолго?</text:p>
      <text:p text:style-name="Stanza"/>
      <text:p text:style-name="P6"/>
      <text:p text:style-name="P6"/>
      <text:h text:style-name="Heading_20_6" text:outline-level="6">Чацкий</text:h>
      <text:p text:style-name="Stanza">Как случится.</text:p>
      <text:p text:style-name="Stanza">Однако кто, смотря на вас, не подивится?</text:p>
      <text:p text:style-name="Stanza">Полнее прежнего, похорошели страх;</text:p>
      <text:p text:style-name="Stanza">Моложе вы, свежее стали:</text:p>
      <text:p text:style-name="Stanza">Огонь, румянец, смех, игра во всех чертах.</text:p>
      <text:p text:style-name="Stanza"/>
      <text:p text:style-name="P6"/>
      <text:p text:style-name="P6"/>
      <text:h text:style-name="Heading_20_6" text:outline-level="6">Наталья Дмитриевна</text:h>
      <text:p text:style-name="Stanza">Я замужем.</text:p>
      <text:p text:style-name="Stanza"/>
      <text:p text:style-name="P6"/>
      <text:p text:style-name="P6"/>
      <text:h text:style-name="Heading_20_6" text:outline-level="6">Чацкий</text:h>
      <text:p text:style-name="Stanza">Давно бы вы сказали!</text:p>
      <text:p text:style-name="Stanza"/>
      <text:p text:style-name="P6"/>
      <text:p text:style-name="P6"/>
      <text:h text:style-name="Heading_20_6" text:outline-level="6">Наталья Дмитриевна</text:h>
      <text:p text:style-name="Stanza">Мой муж — прелестный муж, вот он сейчас войдёт.</text:p>
      <text:p text:style-name="Stanza">Я познакомлю вас, хотите?</text:p>
      <text:p text:style-name="Stanza"/>
      <text:p text:style-name="P6"/>
      <text:p text:style-name="P6"/>
      <text:h text:style-name="Heading_20_6" text:outline-level="6">Чацкий</text:h>
      <text:p text:style-name="Stanza">Прошу.</text:p>
      <text:p text:style-name="Stanza"/>
      <text:p text:style-name="P6"/>
      <text:p text:style-name="P6"/>
      <text:h text:style-name="Heading_20_6" text:outline-level="6">Наталья Дмитриевна</text:h>
      <text:p text:style-name="Stanza">И знаю наперёд,</text:p>
      <text:p text:style-name="Stanza"><text:soft-page-break/>Что вам понравится. Взгляните и судите!</text:p>
      <text:p text:style-name="Stanza"/>
      <text:p text:style-name="P6"/>
      <text:p text:style-name="P6"/>
      <text:h text:style-name="Heading_20_6" text:outline-level="6">Чацкий</text:h>
      <text:p text:style-name="Stanza">Я верю, он вам муж.</text:p>
      <text:p text:style-name="Stanza"/>
      <text:p text:style-name="P6"/>
      <text:p text:style-name="P6"/>
      <text:h text:style-name="Heading_20_6" text:outline-level="6">Наталья Дмитриевна</text:h>
      <text:p text:style-name="Stanza">О нет-с, не потому;</text:p>
      <text:p text:style-name="Stanza">Сам по себе, по нраву, по уму.</text:p>
      <text:p text:style-name="Stanza">Платон Михайлыч мой единственный, бесценный!</text:p>
      <text:p text:style-name="Stanza">Теперь в отставке, был военный;</text:p>
      <text:p text:style-name="Stanza">И утверждают все, кто только прежде знал,</text:p>
      <text:p text:style-name="Stanza">Что с храбростью его, с талантом,</text:p>
      <text:p text:style-name="Stanza">Когда бы службу продолжал,</text:p>
      <text:p text:style-name="Stanza">Конечно был бы он московским комендантом.</text:p>
      <text:p text:style-name="Stanza"/>
      <text:p text:style-name="Stanza"/>
      <text:h text:style-name="P8" text:outline-level="3">Явление 6</text:h>
      <text:p text:style-name="P3"/>
      <text:p text:style-name="P6"/>
      <text:p text:style-name="P7"><text:span text:style-name="T1">Чацкий, Наталья Дмитриевна, Платон Михайлович.</text:span> </text:p>
      <text:p text:style-name="P6"/>
      <text:p text:style-name="P6"/>
      <text:p text:style-name="P6"/>
      <text:h text:style-name="Heading_20_6" text:outline-level="6">Наталья Дмитриевна</text:h>
      <text:p text:style-name="Stanza">Вот мой Платон Михайлыч.</text:p>
      <text:p text:style-name="Stanza"/>
      <text:p text:style-name="P6"/>
      <text:p text:style-name="P6"/>
      <text:h text:style-name="Heading_20_6" text:outline-level="6">Чацкий</text:h>
      <text:p text:style-name="Stanza">Ба!</text:p>
      <text:p text:style-name="Stanza">Друг старый, мы давно знакомы, вот судьба!</text:p>
      <text:p text:style-name="Stanza"/>
      <text:p text:style-name="P6"/>
      <text:p text:style-name="P6"/>
      <text:h text:style-name="Heading_20_6" text:outline-level="6">Платон Михайлович</text:h>
      <text:p text:style-name="Stanza">Здорово, Чацкий, брат!</text:p>
      <text:p text:style-name="Stanza"/>
      <text:p text:style-name="P6"/>
      <text:p text:style-name="P6"/>
      <text:h text:style-name="Heading_20_6" text:outline-level="6">Чацкий</text:h>
      <text:p text:style-name="Stanza">Платон любезный, славно.</text:p>
      <text:p text:style-name="Stanza">Похвальный лист тебе: ведёшь себя исправно.</text:p>
      <text:p text:style-name="Stanza"/>
      <text:p text:style-name="P6"/>
      <text:p text:style-name="P6"/>
      <text:h text:style-name="Heading_20_6" text:outline-level="6">Платон Михайлович</text:h>
      <text:p text:style-name="Stanza">Как видишь, брат:</text:p>
      <text:p text:style-name="Stanza">Московский житель и женат.</text:p>
      <text:p text:style-name="Stanza"><text:soft-page-break/></text:p>
      <text:p text:style-name="P6"/>
      <text:p text:style-name="P6"/>
      <text:h text:style-name="Heading_20_6" text:outline-level="6">Чацкий</text:h>
      <text:p text:style-name="Stanza">Забыт шум лагерный, товарищи и братья?</text:p>
      <text:p text:style-name="Stanza">Спокоен и ленив?</text:p>
      <text:p text:style-name="Stanza"/>
      <text:p text:style-name="P6"/>
      <text:p text:style-name="P6"/>
      <text:h text:style-name="Heading_20_6" text:outline-level="6">Платон Михайлович</text:h>
      <text:p text:style-name="Stanza">Нет, есть-таки занятья:</text:p>
      <text:p text:style-name="Stanza">На флейте я твержу дуэт</text:p>
      <text:p text:style-name="Stanza">А-мольный…</text:p>
      <text:p text:style-name="Stanza"/>
      <text:p text:style-name="P6"/>
      <text:p text:style-name="P6"/>
      <text:h text:style-name="Heading_20_6" text:outline-level="6">Чацкий</text:h>
      <text:p text:style-name="Stanza">Что твердил назад тому пять лет?</text:p>
      <text:p text:style-name="Stanza">Ну, постоянный вкус в мужьях всего дороже!</text:p>
      <text:p text:style-name="Stanza"/>
      <text:p text:style-name="P6"/>
      <text:p text:style-name="P6"/>
      <text:h text:style-name="Heading_20_6" text:outline-level="6">Платон Михайлович</text:h>
      <text:p text:style-name="Stanza">Брат, женишься, тогда меня вспомянь!</text:p>
      <text:p text:style-name="Stanza">От скуки будешь ты свистеть одно и то же.</text:p>
      <text:p text:style-name="Stanza"/>
      <text:p text:style-name="P6"/>
      <text:p text:style-name="P6"/>
      <text:h text:style-name="Heading_20_6" text:outline-level="6">Чацкий</text:h>
      <text:p text:style-name="Stanza">От скуки! как? уж ты ей платишь дань?</text:p>
      <text:p text:style-name="Stanza"/>
      <text:p text:style-name="P6"/>
      <text:p text:style-name="P6"/>
      <text:h text:style-name="Heading_20_6" text:outline-level="6">Наталья Дмитриевна</text:h>
      <text:p text:style-name="Stanza">Платон Михайлыч мой к занятьям склонен разным,</text:p>
      <text:p text:style-name="Stanza">Которых нет теперь — к ученьям и смотрам,</text:p>
      <text:p text:style-name="Stanza">К мане&amp;#769;жу… иногда скучает по утрам.</text:p>
      <text:p text:style-name="Stanza"/>
      <text:p text:style-name="P6"/>
      <text:p text:style-name="P6"/>
      <text:h text:style-name="Heading_20_6" text:outline-level="6">Чацкий</text:h>
      <text:p text:style-name="Stanza">А кто, любезный друг, велит тебе быть праздным?</text:p>
      <text:p text:style-name="Stanza">В полк, эскадрон дадут. Ты обер или штаб?<text:span text:style-name="T2"><text:note text:id="ftn23" text:note-class="footnote"><text:note-citation>23</text:note-citation><text:note-body><text:p text:style-name="FootNote"><text:s/><text:span text:style-name="T1">Ты обер или штаб?</text:span>  — Обер-офицеры — младшая группа офицеров — до капитана, штаб-офицеры — от майора до полковника.</text:p><text:p text:style-name="FootNote"/></text:note-body></text:note></text:span></text:p>
      <text:p text:style-name="Stanza"/>
      <text:p text:style-name="P6"/>
      <text:p text:style-name="P6"/>
      <text:h text:style-name="Heading_20_6" text:outline-level="6">Наталья Дмитриевна</text:h>
      <text:p text:style-name="Stanza">Платон Михайлыч мой здоровьем очень слаб.</text:p>
      <text:p text:style-name="Stanza"><text:soft-page-break/></text:p>
      <text:p text:style-name="P6"/>
      <text:p text:style-name="P6"/>
      <text:h text:style-name="Heading_20_6" text:outline-level="6">Чацкий</text:h>
      <text:p text:style-name="Stanza">Здоровьем слаб! Давно ли?</text:p>
      <text:p text:style-name="Stanza"/>
      <text:p text:style-name="P6"/>
      <text:p text:style-name="P6"/>
      <text:h text:style-name="Heading_20_6" text:outline-level="6">Наталья Дмитриевна</text:h>
      <text:p text:style-name="Stanza">Всё рюматизм и головные боли.</text:p>
      <text:p text:style-name="Stanza"/>
      <text:p text:style-name="P6"/>
      <text:p text:style-name="P6"/>
      <text:h text:style-name="Heading_20_6" text:outline-level="6">Чацкий</text:h>
      <text:p text:style-name="Stanza">Движенья более. В деревню, в тёплый край.</text:p>
      <text:p text:style-name="Stanza">Будь чаще на коне. Деревня летом — рай.</text:p>
      <text:p text:style-name="Stanza"/>
      <text:p text:style-name="P6"/>
      <text:p text:style-name="P6"/>
      <text:h text:style-name="Heading_20_6" text:outline-level="6">Наталья Дмитриевна</text:h>
      <text:p text:style-name="Stanza">Платон Михайлыч город любит,</text:p>
      <text:p text:style-name="Stanza">Москву; за что в глуши он дни свои погубит!</text:p>
      <text:p text:style-name="Stanza"/>
      <text:p text:style-name="P6"/>
      <text:p text:style-name="P6"/>
      <text:h text:style-name="Heading_20_6" text:outline-level="6">Чацкий</text:h>
      <text:p text:style-name="Stanza">Москву и город… Ты чудак!</text:p>
      <text:p text:style-name="Stanza">А помнишь прежнее?</text:p>
      <text:p text:style-name="Stanza"/>
      <text:p text:style-name="P6"/>
      <text:p text:style-name="P6"/>
      <text:h text:style-name="Heading_20_6" text:outline-level="6">Платон Михайлович</text:h>
      <text:p text:style-name="Stanza">Да, брат, теперь не так…</text:p>
      <text:p text:style-name="Stanza"/>
      <text:p text:style-name="P6"/>
      <text:p text:style-name="P6"/>
      <text:h text:style-name="Heading_20_6" text:outline-level="6">Наталья Дмитриевна</text:h>
      <text:p text:style-name="Stanza">Ох! мой дружочек!</text:p>
      <text:p text:style-name="Stanza">Здесь так свежо, что мочи нет,</text:p>
      <text:p text:style-name="Stanza">Ты распахнулся весь, и расстегнул жилет.</text:p>
      <text:p text:style-name="Stanza"/>
      <text:p text:style-name="P6"/>
      <text:p text:style-name="P6"/>
      <text:h text:style-name="Heading_20_6" text:outline-level="6">Платон Михайлович</text:h>
      <text:p text:style-name="Stanza">Теперь, брат, я не тот…</text:p>
      <text:p text:style-name="Stanza"/>
      <text:p text:style-name="P6"/>
      <text:p text:style-name="P6"/>
      <text:h text:style-name="Heading_20_6" text:outline-level="6">Наталья Дмитриевна</text:h>
      <text:p text:style-name="Stanza">Послушайся разочек,</text:p>
      <text:p text:style-name="Stanza">Мой милый, застегнись скорей.</text:p>
      <text:p text:style-name="Stanza"/>
      <text:p text:style-name="P6"><text:soft-page-break/></text:p>
      <text:p text:style-name="P6"/>
      <text:h text:style-name="Heading_20_6" text:outline-level="6">Платон Михайлович</text:h>
      <text:p text:style-name="Stanza"><text:span text:style-name="T1">(хладнокровно)</text:span> </text:p>
      <text:p text:style-name="Stanza"/>
      <text:p text:style-name="Stanza">Сейчас.</text:p>
      <text:p text:style-name="Stanza"/>
      <text:p text:style-name="P6"/>
      <text:p text:style-name="P6"/>
      <text:h text:style-name="Heading_20_6" text:outline-level="6">Наталья Дмитриевна</text:h>
      <text:p text:style-name="Stanza">Да отойди подальше от дверей,</text:p>
      <text:p text:style-name="Stanza">Сквозной там ветер дует сзади!</text:p>
      <text:p text:style-name="Stanza"/>
      <text:p text:style-name="P6"/>
      <text:p text:style-name="P6"/>
      <text:h text:style-name="Heading_20_6" text:outline-level="6">Платон Михайлович</text:h>
      <text:p text:style-name="Stanza">Теперь, брат, я не тот…</text:p>
      <text:p text:style-name="Stanza"/>
      <text:p text:style-name="P6"/>
      <text:p text:style-name="P6"/>
      <text:h text:style-name="Heading_20_6" text:outline-level="6">Наталья Дмитриевна</text:h>
      <text:p text:style-name="Stanza">Мой ангел, ради бога</text:p>
      <text:p text:style-name="Stanza">От двери дальше отойди.</text:p>
      <text:p text:style-name="Stanza"/>
      <text:p text:style-name="P6"/>
      <text:p text:style-name="P6"/>
      <text:h text:style-name="Heading_20_6" text:outline-level="6">Платон Михайлович</text:h>
      <text:p text:style-name="Stanza"><text:span text:style-name="T1">(глаза к небу)</text:span> </text:p>
      <text:p text:style-name="Stanza"/>
      <text:p text:style-name="Stanza">Ах! матушка!</text:p>
      <text:p text:style-name="Stanza"/>
      <text:p text:style-name="P6"/>
      <text:p text:style-name="P6"/>
      <text:h text:style-name="Heading_20_6" text:outline-level="6">Чацкий</text:h>
      <text:p text:style-name="Stanza">Ну, бог тебя суди;</text:p>
      <text:p text:style-name="Stanza">Уж точно стал не тот в короткое ты время;</text:p>
      <text:p text:style-name="Stanza">Не в прошлом ли году, в конце,</text:p>
      <text:p text:style-name="Stanza">В полку тебя я знал? лишь утро: ногу в стремя</text:p>
      <text:p text:style-name="Stanza">И носишься на борзом жеребце;</text:p>
      <text:p text:style-name="Stanza">Осенний ветер дуй, хоть спереди, хоть с тыла.</text:p>
      <text:p text:style-name="Stanza"/>
      <text:p text:style-name="P6"/>
      <text:p text:style-name="P6"/>
      <text:h text:style-name="Heading_20_6" text:outline-level="6">Платон Михайлович</text:h>
      <text:p text:style-name="Stanza"><text:span text:style-name="T1">(со вздохом)</text:span> </text:p>
      <text:p text:style-name="Stanza"/>
      <text:p text:style-name="Stanza">Эх! братец! славное тогда житьё-то было.</text:p>
      <text:p text:style-name="Stanza"/>
      <text:p text:style-name="Stanza"/>
      <text:h text:style-name="P8" text:outline-level="3">Явление 7</text:h>
      <text:p text:style-name="P3"/>
      <text:p text:style-name="P6"/>
      <text:p text:style-name="P7"><text:soft-page-break/><text:span text:style-name="T1">Те же, Князь Тугоуховский </text:span><text:s/>и <text:span text:style-name="T1">Княгиня с шестью дочерьми.</text:span> </text:p>
      <text:p text:style-name="P6"/>
      <text:p text:style-name="P6"/>
      <text:p text:style-name="P6"/>
      <text:h text:style-name="Heading_20_6" text:outline-level="6">Наталья Дмитриевна</text:h>
      <text:p text:style-name="Stanza"><text:span text:style-name="T1">(тоненьким голоском)</text:span> </text:p>
      <text:p text:style-name="Stanza"/>
      <text:p text:style-name="Stanza">Князь Пётр Ильич, княгиня, боже мой!</text:p>
      <text:p text:style-name="Stanza">Княжна Зизи! Мими!</text:p>
      <text:p text:style-name="Stanza"/>
      <text:p text:style-name="Stanza"><text:span text:style-name="T1">(Громкие лобызания, потом усаживаются и осматривают одна другую с головы до ног.)</text:span> </text:p>
      <text:p text:style-name="Stanza"/>
      <text:p text:style-name="P6"/>
      <text:p text:style-name="P6"/>
      <text:h text:style-name="Heading_20_6" text:outline-level="6">1-я княжна</text:h>
      <text:p text:style-name="Stanza">Какой фасон прекрасный!</text:p>
      <text:p text:style-name="Stanza"/>
      <text:p text:style-name="P6"/>
      <text:p text:style-name="P6"/>
      <text:h text:style-name="Heading_20_6" text:outline-level="6">2-я княжна</text:h>
      <text:p text:style-name="Stanza">Какие складочки!</text:p>
      <text:p text:style-name="Stanza"/>
      <text:p text:style-name="P6"/>
      <text:p text:style-name="P6"/>
      <text:h text:style-name="Heading_20_6" text:outline-level="6">1-я княжна</text:h>
      <text:p text:style-name="Stanza">Обшито бахромой.</text:p>
      <text:p text:style-name="Stanza"/>
      <text:p text:style-name="P6"/>
      <text:p text:style-name="P6"/>
      <text:h text:style-name="Heading_20_6" text:outline-level="6">Наталья Дмитриевна</text:h>
      <text:p text:style-name="Stanza">Нет, если б видели, мой тюрлюрлю<text:span text:style-name="T2"><text:note text:id="ftn24" text:note-class="footnote"><text:note-citation>24</text:note-citation><text:note-body><text:p text:style-name="FootNote"><text:s/><text:span text:style-name="T1">Тюрлюрлю</text:span> <text:s/>— накидка.</text:p><text:p text:style-name="FootNote"/></text:note-body></text:note></text:span> атласный!</text:p>
      <text:p text:style-name="Stanza"/>
      <text:p text:style-name="P6"/>
      <text:p text:style-name="P6"/>
      <text:h text:style-name="Heading_20_6" text:outline-level="6">3-я княжна</text:h>
      <text:p text:style-name="Stanza">Какой эшарп<text:span text:style-name="T2"><text:note text:id="ftn25" text:note-class="footnote"><text:note-citation>25</text:note-citation><text:note-body><text:p text:style-name="FootNote"><text:s/><text:span text:style-name="T1">Эшарп</text:span> <text:s/>— шарф.</text:p><text:p text:style-name="FootNote"/></text:note-body></text:note></text:span> cousin<text:span text:style-name="T2"><text:note text:id="ftn26" text:note-class="footnote"><text:note-citation>26</text:note-citation><text:note-body><text:p text:style-name="FootNote"><text:s/>Кузен, двоюродный брат (франц.).</text:p><text:p text:style-name="FootNote"/></text:note-body></text:note></text:span> мне подарил!</text:p>
      <text:p text:style-name="Stanza"/>
      <text:p text:style-name="P6"/>
      <text:p text:style-name="P6"/>
      <text:h text:style-name="Heading_20_6" text:outline-level="6">4-я княжна</text:h>
      <text:p text:style-name="Stanza">Ах! да, барежевый!<text:span text:style-name="T2"><text:note text:id="ftn27" text:note-class="footnote"><text:note-citation>27</text:note-citation><text:note-body><text:p text:style-name="FootNote"><text:s/><text:span text:style-name="T1">Барежевый</text:span> <text:s/>— из лёгкой шерстяной ткани.</text:p><text:p text:style-name="FootNote"/></text:note-body></text:note></text:span></text:p>
      <text:p text:style-name="Stanza"/>
      <text:p text:style-name="P6"/>
      <text:p text:style-name="P6"><text:soft-page-break/></text:p>
      <text:h text:style-name="Heading_20_6" text:outline-level="6">5-я княжна</text:h>
      <text:p text:style-name="Stanza">Ах! прелесть!</text:p>
      <text:p text:style-name="Stanza"/>
      <text:p text:style-name="P6"/>
      <text:p text:style-name="P6"/>
      <text:h text:style-name="Heading_20_6" text:outline-level="6">6-я княжна</text:h>
      <text:p text:style-name="Stanza">Ах! как мил!</text:p>
      <text:p text:style-name="Stanza"/>
      <text:p text:style-name="P6"/>
      <text:p text:style-name="P6"/>
      <text:h text:style-name="Heading_20_6" text:outline-level="6">Княгиня</text:h>
      <text:p text:style-name="Stanza">Сс! — Кто это в углу, взошли мы, поклонился?</text:p>
      <text:p text:style-name="Stanza"/>
      <text:p text:style-name="P6"/>
      <text:p text:style-name="P6"/>
      <text:h text:style-name="Heading_20_6" text:outline-level="6">Наталья Дмитриевна</text:h>
      <text:p text:style-name="Stanza">Приезжий, Чацкий.</text:p>
      <text:p text:style-name="Stanza"/>
      <text:p text:style-name="P6"/>
      <text:p text:style-name="P6"/>
      <text:h text:style-name="Heading_20_6" text:outline-level="6">Княгиня</text:h>
      <text:p text:style-name="Stanza">От-став-ной?</text:p>
      <text:p text:style-name="Stanza"/>
      <text:p text:style-name="P6"/>
      <text:p text:style-name="P6"/>
      <text:h text:style-name="Heading_20_6" text:outline-level="6">Наталья Дмитриевна</text:h>
      <text:p text:style-name="Stanza">Да, путешествовал, недавно воротился.</text:p>
      <text:p text:style-name="Stanza"/>
      <text:p text:style-name="P6"/>
      <text:p text:style-name="P6"/>
      <text:h text:style-name="Heading_20_6" text:outline-level="6">Княгиня</text:h>
      <text:p text:style-name="Stanza">И хо-ло-стой?</text:p>
      <text:p text:style-name="Stanza"/>
      <text:p text:style-name="P6"/>
      <text:p text:style-name="P6"/>
      <text:h text:style-name="Heading_20_6" text:outline-level="6">Наталья Дмитриевна</text:h>
      <text:p text:style-name="Stanza">Да, не женат.</text:p>
      <text:p text:style-name="Stanza"/>
      <text:p text:style-name="P6"/>
      <text:p text:style-name="P6"/>
      <text:h text:style-name="Heading_20_6" text:outline-level="6">Княгиня</text:h>
      <text:p text:style-name="Stanza">Князь, князь, сюда. — Живее.</text:p>
      <text:p text:style-name="Stanza"/>
      <text:p text:style-name="P6"/>
      <text:p text:style-name="P6"/>
      <text:h text:style-name="Heading_20_6" text:outline-level="6">Князь</text:h>
      <text:p text:style-name="Stanza"><text:span text:style-name="T1">(к ней оборачивает слуховую трубку)</text:span> </text:p>
      <text:p text:style-name="Stanza"/>
      <text:p text:style-name="Stanza">О-хм!</text:p>
      <text:p text:style-name="Stanza"/>
      <text:p text:style-name="P6"/>
      <text:p text:style-name="P6"><text:soft-page-break/></text:p>
      <text:h text:style-name="Heading_20_6" text:outline-level="6">Княгиня</text:h>
      <text:p text:style-name="Stanza">К нам на&amp;#769; вечер, в четверг, проси скорее</text:p>
      <text:p text:style-name="Stanza">Натальи Дмитревны знакомого: вон он!</text:p>
      <text:p text:style-name="Stanza"/>
      <text:p text:style-name="P6"/>
      <text:p text:style-name="P6"/>
      <text:h text:style-name="Heading_20_6" text:outline-level="6">Князь</text:h>
      <text:p text:style-name="Stanza">И-хм!</text:p>
      <text:p text:style-name="Stanza"/>
      <text:p text:style-name="Stanza"><text:span text:style-name="T1">(Отправляется, вьётся около Чацкого и покашливает)</text:span> </text:p>
      <text:p text:style-name="Stanza"/>
      <text:p text:style-name="P6"/>
      <text:p text:style-name="P6"/>
      <text:h text:style-name="Heading_20_6" text:outline-level="6">Княгиня</text:h>
      <text:p text:style-name="Stanza">Вот то-то детки:</text:p>
      <text:p text:style-name="Stanza">Им бал, а батюшка таскайся на поклон;</text:p>
      <text:p text:style-name="Stanza">Танцовщики ужасно стали редки!..</text:p>
      <text:p text:style-name="Stanza">Он камер-юнкер?</text:p>
      <text:p text:style-name="Stanza"/>
      <text:p text:style-name="P6"/>
      <text:p text:style-name="P6"/>
      <text:h text:style-name="Heading_20_6" text:outline-level="6">Наталья Дмитриевна</text:h>
      <text:p text:style-name="Stanza">Нет.</text:p>
      <text:p text:style-name="Stanza"/>
      <text:p text:style-name="P6"/>
      <text:p text:style-name="P6"/>
      <text:h text:style-name="Heading_20_6" text:outline-level="6">Княгиня</text:h>
      <text:p text:style-name="Stanza">Бо-гат?</text:p>
      <text:p text:style-name="Stanza"/>
      <text:p text:style-name="P6"/>
      <text:p text:style-name="P6"/>
      <text:h text:style-name="Heading_20_6" text:outline-level="6">Наталья Дмитриевна</text:h>
      <text:p text:style-name="Stanza">О! нет!</text:p>
      <text:p text:style-name="Stanza"/>
      <text:p text:style-name="P6"/>
      <text:p text:style-name="P6"/>
      <text:h text:style-name="Heading_20_6" text:outline-level="6">Княгиня</text:h>
      <text:p text:style-name="Stanza"><text:span text:style-name="T1">(громко, что есть мочи)</text:span> </text:p>
      <text:p text:style-name="Stanza"/>
      <text:p text:style-name="Stanza">Князь, князь! Назад!</text:p>
      <text:p text:style-name="Stanza"/>
      <text:p text:style-name="Stanza"/>
      <text:h text:style-name="P8" text:outline-level="3">Явление 8</text:h>
      <text:p text:style-name="P3"/>
      <text:p text:style-name="P6"/>
      <text:p text:style-name="P7"><text:span text:style-name="T1">Те же </text:span><text:s/>и <text:span text:style-name="T1">Графини Хрюмины:</text:span> <text:s/>бабушка и внучка.</text:p>
      <text:p text:style-name="P6"/>
      <text:p text:style-name="P6"/>
      <text:p text:style-name="P6"/>
      <text:h text:style-name="Heading_20_6" text:outline-level="6">Графиня-внучка</text:h>
      <text:p text:style-name="Stanza"><text:soft-page-break/>Ах! grand'maman!<text:span text:style-name="T2"><text:note text:id="ftn28" text:note-class="footnote"><text:note-citation>28</text:note-citation><text:note-body><text:p text:style-name="FootNote"><text:s/>Бабушка (франц.).</text:p><text:p text:style-name="FootNote"/></text:note-body></text:note></text:span> Ну кто так рано приезжает!</text:p>
      <text:p text:style-name="Stanza">Мы первые!</text:p>
      <text:p text:style-name="Stanza"/>
      <text:p text:style-name="Stanza"><text:span text:style-name="T1">(Пропадает в боковую комнату.)</text:span> </text:p>
      <text:p text:style-name="Stanza"/>
      <text:p text:style-name="P6"/>
      <text:p text:style-name="P6"/>
      <text:h text:style-name="Heading_20_6" text:outline-level="6">Княгиня</text:h>
      <text:p text:style-name="Stanza">Вот нас честит!</text:p>
      <text:p text:style-name="Stanza">Вот первая, и нас за никого считает!</text:p>
      <text:p text:style-name="Stanza">Зла, в девках целый век, уж бог её простит.</text:p>
      <text:p text:style-name="Stanza"/>
      <text:p text:style-name="P6"/>
      <text:p text:style-name="P6"/>
      <text:h text:style-name="Heading_20_6" text:outline-level="6">Графиня-внучка</text:h>
      <text:p text:style-name="Stanza"><text:span text:style-name="T1">(вернувшись, направляет на Чацкого двойной лорнет)</text:span> </text:p>
      <text:p text:style-name="Stanza"/>
      <text:p text:style-name="Stanza">Мсьё Чацкий! вы в Москве! как были, все такие?</text:p>
      <text:p text:style-name="Stanza"/>
      <text:p text:style-name="P6"/>
      <text:p text:style-name="P6"/>
      <text:h text:style-name="Heading_20_6" text:outline-level="6">Чацкий</text:h>
      <text:p text:style-name="Stanza">На что меняться мне?</text:p>
      <text:p text:style-name="Stanza"/>
      <text:p text:style-name="P6"/>
      <text:p text:style-name="P6"/>
      <text:h text:style-name="Heading_20_6" text:outline-level="6">Графиня-внучка</text:h>
      <text:p text:style-name="Stanza">Вернулись холостые?</text:p>
      <text:p text:style-name="Stanza"/>
      <text:p text:style-name="P6"/>
      <text:p text:style-name="P6"/>
      <text:h text:style-name="Heading_20_6" text:outline-level="6">Чацкий</text:h>
      <text:p text:style-name="Stanza">На ком жениться мне?</text:p>
      <text:p text:style-name="Stanza"/>
      <text:p text:style-name="P6"/>
      <text:p text:style-name="P6"/>
      <text:h text:style-name="Heading_20_6" text:outline-level="6">Графиня-внучка</text:h>
      <text:p text:style-name="Stanza">В чужих краях на ком?</text:p>
      <text:p text:style-name="Stanza">О! наших тьма без дальних справок</text:p>
      <text:p text:style-name="Stanza">Там женятся, и нас дарят родством</text:p>
      <text:p text:style-name="Stanza">С искусницами модных лавок.</text:p>
      <text:p text:style-name="Stanza"/>
      <text:p text:style-name="P6"/>
      <text:p text:style-name="P6"/>
      <text:h text:style-name="Heading_20_6" text:outline-level="6">Чацкий</text:h>
      <text:p text:style-name="Stanza">Несчастные! должны ль упрёки несть</text:p>
      <text:p text:style-name="Stanza">От подражательниц модисткам?</text:p>
      <text:p text:style-name="Stanza">За то, что смели предпочесть</text:p>
      <text:p text:style-name="Stanza">Оригиналы спискам?</text:p>
      <text:p text:style-name="Stanza"><text:soft-page-break/></text:p>
      <text:p text:style-name="Stanza"/>
      <text:h text:style-name="P8" text:outline-level="3">Явление 9</text:h>
      <text:p text:style-name="P3"/>
      <text:p text:style-name="P6"/>
      <text:p text:style-name="P7"><text:span text:style-name="T1">Те же</text:span> <text:s/>и множество других гостей. Между прочим, <text:span text:style-name="T1">Загорецкий. Мужчины</text:span> <text:s/>являются, шаркают, отходят в сторону, кочуют из комнаты в комнату и проч.<text:span text:style-name="T1"> София</text:span> <text:s/>от себя выходит, все к ней навстречу.</text:p>
      <text:p text:style-name="P6"/>
      <text:p text:style-name="P6"/>
      <text:p text:style-name="P6"/>
      <text:h text:style-name="Heading_20_6" text:outline-level="6">Графиня-внучка</text:h>
      <text:p text:style-name="Stanza">Eh! bon soir! vous voila! <text:span text:style-name="T3">Jamais trop diligente,</text:span></text:p>
      <text:p text:style-name="Stanza"><text:span text:style-name="T3">Vous nous donnez toujours le plaisir de l'attente.</text:span><text:span text:style-name="T2"><text:note text:id="ftn29" text:note-class="footnote"><text:note-citation>29</text:note-citation><text:note-body><text:p text:style-name="FootNote"><text:s/>А! Добрый вечер! Наконец-то и вы! Вы не торопитесь, и мы всегда вас с удовольствием поджидаем. (франц.).</text:p><text:p text:style-name="FootNote"/></text:note-body></text:note></text:span></text:p>
      <text:p text:style-name="P12"/>
      <text:p text:style-name="P13"/>
      <text:p text:style-name="P13"/>
      <text:h text:style-name="Heading_20_6" text:outline-level="6">Загорецкий</text:h>
      <text:p text:style-name="Stanza"><text:span text:style-name="T1">(Софье)</text:span> </text:p>
      <text:p text:style-name="Stanza"/>
      <text:p text:style-name="Stanza">На завтрашний спектакль имеете билет?</text:p>
      <text:p text:style-name="Stanza"/>
      <text:p text:style-name="P6"/>
      <text:p text:style-name="P6"/>
      <text:h text:style-name="Heading_20_6" text:outline-level="6">София</text:h>
      <text:p text:style-name="Stanza">Нет.</text:p>
      <text:p text:style-name="Stanza"/>
      <text:p text:style-name="P6"/>
      <text:p text:style-name="P6"/>
      <text:h text:style-name="Heading_20_6" text:outline-level="6">Загорецкий</text:h>
      <text:p text:style-name="Stanza">Позвольте вам вручить, напрасно бы кто взялся</text:p>
      <text:p text:style-name="Stanza">Другой вам услужить, зато</text:p>
      <text:p text:style-name="Stanza">Куда я ни кидался!</text:p>
      <text:p text:style-name="Stanza">В контору — всё взято,</text:p>
      <text:p text:style-name="Stanza">К директору — он мне приятель, —</text:p>
      <text:p text:style-name="Stanza">С зарёй в шестом часу, и кстати ль!</text:p>
      <text:p text:style-name="Stanza">Уж с вечера никто достать не мог;</text:p>
      <text:p text:style-name="Stanza">К тому, к сему, всех сбил я с ног;</text:p>
      <text:p text:style-name="Stanza">И этот наконец похитил уже силой</text:p>
      <text:p text:style-name="Stanza">У одного, старик он хилый,</text:p>
      <text:p text:style-name="Stanza">Мне друг, известный домосед;</text:p>
      <text:p text:style-name="Stanza">Пусть дома просидит в покое.</text:p>
      <text:p text:style-name="Stanza"/>
      <text:p text:style-name="P6"/>
      <text:p text:style-name="P6"/>
      <text:h text:style-name="Heading_20_6" text:outline-level="6">София</text:h>
      <text:p text:style-name="Stanza">Благодарю вас за билет,</text:p>
      <text:p text:style-name="Stanza">А за старанье вдвое.</text:p>
      <text:p text:style-name="Stanza"/>
      <text:p text:style-name="Stanza"><text:soft-page-break/><text:span text:style-name="T1">(Являются ещё кое-какие, тем временем Загорецкий отходит к мужчинам.)</text:span> </text:p>
      <text:p text:style-name="Stanza"/>
      <text:p text:style-name="P6"/>
      <text:p text:style-name="P6"/>
      <text:h text:style-name="Heading_20_6" text:outline-level="6">Загорецкий</text:h>
      <text:p text:style-name="Stanza">Платон Михайлыч…</text:p>
      <text:p text:style-name="Stanza"/>
      <text:p text:style-name="P6"/>
      <text:p text:style-name="P6"/>
      <text:h text:style-name="Heading_20_6" text:outline-level="6">Платон Михайлович</text:h>
      <text:p text:style-name="Stanza">Прочь!</text:p>
      <text:p text:style-name="Stanza">Поди ты к женщинам, лги им, и их морочь;</text:p>
      <text:p text:style-name="Stanza">Я правду об тебе порасскажу такую,</text:p>
      <text:p text:style-name="Stanza">Что хуже всякой лжи. Вот, брат,</text:p>
      <text:p text:style-name="Stanza"/>
      <text:p text:style-name="Stanza"><text:span text:style-name="T1">(Чацкому)</text:span> </text:p>
      <text:p text:style-name="Stanza"/>
      <text:p text:style-name="Stanza">рекомендую!</text:p>
      <text:p text:style-name="Stanza">Как эдаких людей учтивее зовут?</text:p>
      <text:p text:style-name="Stanza">Нежнее? — человек он светский,</text:p>
      <text:p text:style-name="Stanza">Отъявленный мошенник, плут:</text:p>
      <text:p text:style-name="Stanza">Антон Антоныч Загорецкий.</text:p>
      <text:p text:style-name="Stanza">При нём остерегись: переносить горазд,</text:p>
      <text:p text:style-name="Stanza">И в карты не садись: продаст.</text:p>
      <text:p text:style-name="Stanza"/>
      <text:p text:style-name="P6"/>
      <text:p text:style-name="P6"/>
      <text:h text:style-name="Heading_20_6" text:outline-level="6">Загорецкий</text:h>
      <text:p text:style-name="Stanza">Оригинал! брюзглив, а без малейшей злобы.</text:p>
      <text:p text:style-name="Stanza"/>
      <text:p text:style-name="P6"/>
      <text:p text:style-name="P6"/>
      <text:h text:style-name="Heading_20_6" text:outline-level="6">Чацкий</text:h>
      <text:p text:style-name="Stanza">И оскорбляться вам смешно бы;</text:p>
      <text:p text:style-name="Stanza">Окроме честности, есть множество отрад:</text:p>
      <text:p text:style-name="Stanza">Ругают здесь, а там благодарят.</text:p>
      <text:p text:style-name="Stanza"/>
      <text:p text:style-name="P6"/>
      <text:p text:style-name="P6"/>
      <text:h text:style-name="Heading_20_6" text:outline-level="6">Платон Михайлович</text:h>
      <text:p text:style-name="Stanza">Ох, нет, братец, у нас ругают</text:p>
      <text:p text:style-name="Stanza">Везде, а всюду принимают.</text:p>
      <text:p text:style-name="Stanza"/>
      <text:p text:style-name="P6"/>
      <text:p text:style-name="P7"><text:span text:style-name="T1">(Загорецкий мешается в толпу.)</text:span> </text:p>
      <text:p text:style-name="P6"/>
      <text:p text:style-name="P6"/>
      <text:h text:style-name="P8" text:outline-level="3">Явление 10</text:h>
      <text:p text:style-name="P3"/>
      <text:p text:style-name="P6"/>
      <text:p text:style-name="P7"><text:span text:style-name="T1">Те же</text:span> <text:s/>и <text:span text:style-name="T1">Хлёстова.</text:span> </text:p>
      <text:p text:style-name="P6"><text:soft-page-break/></text:p>
      <text:p text:style-name="P6"/>
      <text:p text:style-name="P6"/>
      <text:h text:style-name="Heading_20_6" text:outline-level="6">Хлёстова</text:h>
      <text:p text:style-name="Stanza">Легко ли в шестьдесят пять лет</text:p>
      <text:p text:style-name="Stanza">Тащиться мне к тебе, племянница?.. — Мученье!</text:p>
      <text:p text:style-name="Stanza">Час битый ехала с Покровки, силы нет;</text:p>
      <text:p text:style-name="Stanza">Ночь — светопреставленье!</text:p>
      <text:p text:style-name="Stanza">От скуки я взяла с собой</text:p>
      <text:p text:style-name="Stanza">Арапку-девку да собачку;</text:p>
      <text:p text:style-name="Stanza">Вели их накормить, ужо, дружочек мой;</text:p>
      <text:p text:style-name="Stanza">От ужина сошли подачку. —</text:p>
      <text:p text:style-name="Stanza">Княгиня, здравствуйте!</text:p>
      <text:p text:style-name="Stanza"/>
      <text:p text:style-name="Stanza"><text:span text:style-name="T1">(Села.)</text:span> </text:p>
      <text:p text:style-name="Stanza"/>
      <text:p text:style-name="Stanza">Ну, Софьюшка, мой друг,</text:p>
      <text:p text:style-name="Stanza">Какая у меня арапка для услуг:</text:p>
      <text:p text:style-name="Stanza">Курчавая! горбом лопатки!</text:p>
      <text:p text:style-name="Stanza">Сердитая! всё ко&amp;#769;шачьи ухватки!</text:p>
      <text:p text:style-name="Stanza">Да как черна! да как страшна!</text:p>
      <text:p text:style-name="Stanza">Ведь создал же господь такое племя!</text:p>
      <text:p text:style-name="Stanza">Чёрт сущий; в девичьей она;</text:p>
      <text:p text:style-name="Stanza">Позвать ли?</text:p>
      <text:p text:style-name="Stanza"/>
      <text:p text:style-name="P6"/>
      <text:p text:style-name="P6"/>
      <text:h text:style-name="Heading_20_6" text:outline-level="6">София</text:h>
      <text:p text:style-name="Stanza">Нет-с, в другое время.</text:p>
      <text:p text:style-name="Stanza"/>
      <text:p text:style-name="P6"/>
      <text:p text:style-name="P6"/>
      <text:h text:style-name="Heading_20_6" text:outline-level="6">Хлёстова</text:h>
      <text:p text:style-name="Stanza">Представь: их, как зверей, выводят напоказ…</text:p>
      <text:p text:style-name="Stanza">Я слышала, там… город есть турецкий…</text:p>
      <text:p text:style-name="Stanza">А знаешь ли, кто мне припас?</text:p>
      <text:p text:style-name="Stanza">Антон Антоныч Загорецкий.</text:p>
      <text:p text:style-name="Stanza"/>
      <text:p text:style-name="Stanza"><text:span text:style-name="T1">(Загорецкий выставляется вперёд.)</text:span> </text:p>
      <text:p text:style-name="Stanza"/>
      <text:p text:style-name="Stanza">Лгунишка он, картёжник, вор.</text:p>
      <text:p text:style-name="Stanza"/>
      <text:p text:style-name="Stanza"><text:span text:style-name="T1">(Загорецкий исчезает.)</text:span> </text:p>
      <text:p text:style-name="Stanza"/>
      <text:p text:style-name="Stanza">Я от него было и двери на запор;</text:p>
      <text:p text:style-name="Stanza">Да мастер услужить: мне и сестре Прасковье</text:p>
      <text:p text:style-name="Stanza">Двоих ара&amp;#769;пченков на ярмарке достал;</text:p>
      <text:p text:style-name="Stanza">Купил, он говорит, чай в карты сплутовал;</text:p>
      <text:p text:style-name="Stanza">А мне подарочек, дай бог ему здоровье!</text:p>
      <text:p text:style-name="Stanza"/>
      <text:p text:style-name="P6"/>
      <text:p text:style-name="P6"/>
      <text:h text:style-name="Heading_20_6" text:outline-level="6"><text:soft-page-break/>Чацкий</text:h>
      <text:p text:style-name="Stanza"><text:span text:style-name="T1">(с хохотом Платону Михайловичу)</text:span> </text:p>
      <text:p text:style-name="Stanza"/>
      <text:p text:style-name="Stanza">Не поздоровится от эдаких похвал,</text:p>
      <text:p text:style-name="Stanza">И Загорецкий сам не выдержал, пропал.</text:p>
      <text:p text:style-name="Stanza"/>
      <text:p text:style-name="P6"/>
      <text:p text:style-name="P6"/>
      <text:h text:style-name="Heading_20_6" text:outline-level="6">Хлёстова</text:h>
      <text:p text:style-name="Stanza">Кто этот весельчак? Из звания какого?</text:p>
      <text:p text:style-name="Stanza"/>
      <text:p text:style-name="P6"/>
      <text:p text:style-name="P6"/>
      <text:h text:style-name="Heading_20_6" text:outline-level="6">София</text:h>
      <text:p text:style-name="Stanza">Вон этот? Чацкий.</text:p>
      <text:p text:style-name="Stanza"/>
      <text:p text:style-name="P6"/>
      <text:p text:style-name="P6"/>
      <text:h text:style-name="Heading_20_6" text:outline-level="6">Хлёстова</text:h>
      <text:p text:style-name="Stanza">Ну? а что нашёл смешного?</text:p>
      <text:p text:style-name="Stanza">Чему он рад? Какой тут смех?</text:p>
      <text:p text:style-name="Stanza">Над старостью смеяться грех.</text:p>
      <text:p text:style-name="Stanza">Я помню, ты дитей с ним часто танцевала,</text:p>
      <text:p text:style-name="Stanza">Я за уши его дирала, только мало.</text:p>
      <text:p text:style-name="Stanza"/>
      <text:p text:style-name="Stanza"/>
      <text:h text:style-name="P8" text:outline-level="3">Явление 11</text:h>
      <text:p text:style-name="P3"/>
      <text:p text:style-name="P6"/>
      <text:p text:style-name="P7"><text:span text:style-name="T1">Те же</text:span> <text:s/>и<text:span text:style-name="T1"> Фамусов.</text:span> </text:p>
      <text:p text:style-name="P6"/>
      <text:p text:style-name="P6"/>
      <text:p text:style-name="P6"/>
      <text:h text:style-name="Heading_20_6" text:outline-level="6">Фамусов</text:h>
      <text:p text:style-name="Stanza"><text:span text:style-name="T1">(громогласно)</text:span> </text:p>
      <text:p text:style-name="Stanza"/>
      <text:p text:style-name="Stanza">Ждём князя Петра Ильича,</text:p>
      <text:p text:style-name="Stanza">А князь уж здесь! А я забился там, в портретной.</text:p>
      <text:p text:style-name="Stanza">Где Скалозуб Сергей Сергеич? а?</text:p>
      <text:p text:style-name="Stanza">Нет, кажется, что нет. — Он человек заметный —</text:p>
      <text:p text:style-name="Stanza">Сергей Сергеич Скалозуб.</text:p>
      <text:p text:style-name="Stanza"/>
      <text:p text:style-name="P6"/>
      <text:p text:style-name="P6"/>
      <text:h text:style-name="Heading_20_6" text:outline-level="6">Хлёстова</text:h>
      <text:p text:style-name="Stanza">Творец мой! оглушил, звончее всяких труб.</text:p>
      <text:p text:style-name="Stanza"/>
      <text:p text:style-name="Stanza"/>
      <text:h text:style-name="P8" text:outline-level="3">Явление 12</text:h>
      <text:p text:style-name="P3"/>
      <text:p text:style-name="P6"/>
      <text:p text:style-name="P7"><text:span text:style-name="T1">Те же и Скалозуб,</text:span> <text:s/>потом <text:span text:style-name="T1">Молчалин.</text:span> </text:p>
      <text:p text:style-name="P6"><text:soft-page-break/></text:p>
      <text:p text:style-name="P6"/>
      <text:p text:style-name="P6"/>
      <text:h text:style-name="Heading_20_6" text:outline-level="6">Фамусов</text:h>
      <text:p text:style-name="Stanza">Сергей Сергеич, запоздали;</text:p>
      <text:p text:style-name="Stanza">А мы вас ждали, ждали, ждали.</text:p>
      <text:p text:style-name="Stanza"/>
      <text:p text:style-name="Stanza"><text:span text:style-name="T1">(Подводит к Хлёстовой.)</text:span> </text:p>
      <text:p text:style-name="Stanza"/>
      <text:p text:style-name="Stanza">Моя невестушка, которой уж давно</text:p>
      <text:p text:style-name="Stanza">Об вас говорено.</text:p>
      <text:p text:style-name="Stanza"/>
      <text:p text:style-name="P6"/>
      <text:p text:style-name="P6"/>
      <text:h text:style-name="Heading_20_6" text:outline-level="6">Хлёстова</text:h>
      <text:p text:style-name="Stanza"><text:span text:style-name="T1">(сидя)</text:span> </text:p>
      <text:p text:style-name="Stanza"/>
      <text:p text:style-name="Stanza">Вы прежде были здесь… в полку… в том…</text:p>
      <text:p text:style-name="Stanza">в гренадерском?</text:p>
      <text:p text:style-name="Stanza"/>
      <text:p text:style-name="P6"/>
      <text:p text:style-name="P6"/>
      <text:h text:style-name="Heading_20_6" text:outline-level="6">Скалозуб</text:h>
      <text:p text:style-name="Stanza"><text:span text:style-name="T1">(басом)</text:span> </text:p>
      <text:p text:style-name="Stanza"/>
      <text:p text:style-name="Stanza">В его высочества, хотите вы сказать,</text:p>
      <text:p text:style-name="Stanza">Ново-землянском мушкетёрском.</text:p>
      <text:p text:style-name="Stanza"/>
      <text:p text:style-name="P6"/>
      <text:p text:style-name="P6"/>
      <text:h text:style-name="Heading_20_6" text:outline-level="6">Хлёстова</text:h>
      <text:p text:style-name="Stanza">Не мастерица я полки-та различать.</text:p>
      <text:p text:style-name="Stanza"/>
      <text:p text:style-name="P6"/>
      <text:p text:style-name="P6"/>
      <text:h text:style-name="Heading_20_6" text:outline-level="6">Скалозуб</text:h>
      <text:p text:style-name="Stanza">А форменные есть отлички:</text:p>
      <text:p text:style-name="Stanza">В мундирах выпушки, погончики, петлички.</text:p>
      <text:p text:style-name="Stanza"/>
      <text:p text:style-name="P6"/>
      <text:p text:style-name="P6"/>
      <text:h text:style-name="Heading_20_6" text:outline-level="6">Фамусов</text:h>
      <text:p text:style-name="Stanza">Пойдёмте, батюшка, там вас я насмешу;</text:p>
      <text:p text:style-name="Stanza">Курьёзный вист у нас. За нами, князь! прошу.</text:p>
      <text:p text:style-name="Stanza"/>
      <text:p text:style-name="Stanza"><text:span text:style-name="T1">(Его и князя уводит с собою.)</text:span> </text:p>
      <text:p text:style-name="Stanza"/>
      <text:p text:style-name="P6"/>
      <text:p text:style-name="P6"/>
      <text:h text:style-name="Heading_20_6" text:outline-level="6">Хлёстова</text:h>
      <text:p text:style-name="Stanza"><text:span text:style-name="T1">(Софии)</text:span> </text:p>
      <text:p text:style-name="Stanza"/>
      <text:p text:style-name="Stanza"><text:soft-page-break/>Ух! я точнёхонько избавилась от петли;</text:p>
      <text:p text:style-name="Stanza">Ведь полоумный твой отец:</text:p>
      <text:p text:style-name="Stanza">Дался ему трёх сажень удалец, —</text:p>
      <text:p text:style-name="Stanza">Знакомит, не спросясь, приятно ли нам, нет ли?</text:p>
      <text:p text:style-name="Stanza"/>
      <text:p text:style-name="P6"/>
      <text:p text:style-name="P6"/>
      <text:h text:style-name="Heading_20_6" text:outline-level="6">Молчалин</text:h>
      <text:p text:style-name="Stanza"><text:span text:style-name="T1">(подаёт ей карту)</text:span> </text:p>
      <text:p text:style-name="Stanza"/>
      <text:p text:style-name="Stanza">Я вашу партию составил: мосье Кок,</text:p>
      <text:p text:style-name="Stanza">Фома Фомич и я.</text:p>
      <text:p text:style-name="Stanza"/>
      <text:p text:style-name="P6"/>
      <text:p text:style-name="P6"/>
      <text:h text:style-name="Heading_20_6" text:outline-level="6">Хлёстова</text:h>
      <text:p text:style-name="Stanza">Спасибо, мой дружок.</text:p>
      <text:p text:style-name="Stanza"/>
      <text:p text:style-name="Stanza"><text:span text:style-name="T1">(Встаёт.)</text:span> </text:p>
      <text:p text:style-name="Stanza"/>
      <text:p text:style-name="P6"/>
      <text:p text:style-name="P6"/>
      <text:h text:style-name="Heading_20_6" text:outline-level="6">Молчалин</text:h>
      <text:p text:style-name="Stanza">Ваш шпиц — прелестный шпиц, не более напёрстка;</text:p>
      <text:p text:style-name="Stanza">Я гладил всё его: как шёлковая шёрстка!</text:p>
      <text:p text:style-name="Stanza"/>
      <text:p text:style-name="P6"/>
      <text:p text:style-name="P6"/>
      <text:h text:style-name="Heading_20_6" text:outline-level="6">Хлёстова</text:h>
      <text:p text:style-name="Stanza">Спасибо, мой родной.</text:p>
      <text:p text:style-name="Stanza"/>
      <text:p text:style-name="P6"/>
      <text:p text:style-name="P7"><text:span text:style-name="T1">(Уходит, за ней Молчалин и многие другие.)</text:span> </text:p>
      <text:p text:style-name="P6"/>
      <text:p text:style-name="P6"/>
      <text:h text:style-name="P8" text:outline-level="3">Явление 13</text:h>
      <text:p text:style-name="P3"/>
      <text:p text:style-name="P6"/>
      <text:p text:style-name="P7"><text:span text:style-name="T1">Чацкий, София и несколько посторонних,</text:span> <text:s/>которые в продолжении расходятся.</text:p>
      <text:p text:style-name="P6"/>
      <text:p text:style-name="P6"/>
      <text:p text:style-name="P6"/>
      <text:h text:style-name="Heading_20_6" text:outline-level="6">Чацкий</text:h>
      <text:p text:style-name="Stanza">Ну! тучу разогнал…</text:p>
      <text:p text:style-name="Stanza"/>
      <text:p text:style-name="P6"/>
      <text:p text:style-name="P6"/>
      <text:h text:style-name="Heading_20_6" text:outline-level="6">София</text:h>
      <text:p text:style-name="Stanza">Нельзя ль не продолжать?</text:p>
      <text:p text:style-name="Stanza"/>
      <text:p text:style-name="P6"/>
      <text:p text:style-name="P6"><text:soft-page-break/></text:p>
      <text:h text:style-name="Heading_20_6" text:outline-level="6">Чацкий</text:h>
      <text:p text:style-name="Stanza">Чем вас я напугал?</text:p>
      <text:p text:style-name="Stanza">За то, что он смягчил разгневанную гостью,</text:p>
      <text:p text:style-name="Stanza">Хотел я похвалить.</text:p>
      <text:p text:style-name="Stanza"/>
      <text:p text:style-name="P6"/>
      <text:p text:style-name="P6"/>
      <text:h text:style-name="Heading_20_6" text:outline-level="6">София</text:h>
      <text:p text:style-name="Stanza">А кончили бы злостью.</text:p>
      <text:p text:style-name="Stanza"/>
      <text:p text:style-name="P6"/>
      <text:p text:style-name="P6"/>
      <text:h text:style-name="Heading_20_6" text:outline-level="6">Чацкий</text:h>
      <text:p text:style-name="Stanza">Сказать вам, что я думал? Вот:</text:p>
      <text:p text:style-name="Stanza">Старушки все — народ сердитый;</text:p>
      <text:p text:style-name="Stanza">Не худо, чтоб при них услужник знаменитый</text:p>
      <text:p text:style-name="Stanza">Тут был, как громовой отвод.</text:p>
      <text:p text:style-name="Stanza">Молчалин! — Кто другой так мирно всё уладит!</text:p>
      <text:p text:style-name="Stanza">Там моську вовремя погладит,</text:p>
      <text:p text:style-name="Stanza">Тут в пору карточку вотрёт,</text:p>
      <text:p text:style-name="Stanza">В нём Загорецкий не умрёт!</text:p>
      <text:p text:style-name="Stanza">Вы давиче его мне исчисляли свойства,</text:p>
      <text:p text:style-name="Stanza">Но многие забыли? — да?</text:p>
      <text:p text:style-name="Stanza"/>
      <text:p text:style-name="P6"/>
      <text:p text:style-name="P7"><text:span text:style-name="T1">(Уходит.)</text:span> </text:p>
      <text:p text:style-name="P6"/>
      <text:p text:style-name="P6"/>
      <text:h text:style-name="P8" text:outline-level="3">Явление 14</text:h>
      <text:p text:style-name="P3"/>
      <text:p text:style-name="P6"/>
      <text:p text:style-name="P7"><text:span text:style-name="T1">София, </text:span><text:s/>потом<text:span text:style-name="T1"> Г. N.</text:span> </text:p>
      <text:p text:style-name="P6"/>
      <text:p text:style-name="P6"/>
      <text:p text:style-name="P6"/>
      <text:h text:style-name="Heading_20_6" text:outline-level="6">София</text:h>
      <text:p text:style-name="Stanza"><text:span text:style-name="T1">(про себя)</text:span> </text:p>
      <text:p text:style-name="Stanza"/>
      <text:p text:style-name="Stanza">Ах! этот человек всегда</text:p>
      <text:p text:style-name="Stanza">Причиной мне ужасного расстройства!</text:p>
      <text:p text:style-name="Stanza">Унизить рад, кольнуть; завистлив, горд и зол!</text:p>
      <text:p text:style-name="Stanza"/>
      <text:p text:style-name="P6"/>
      <text:p text:style-name="P6"/>
      <text:h text:style-name="Heading_20_6" text:outline-level="6">Г. N.</text:h>
      <text:p text:style-name="Stanza"><text:span text:style-name="T1">(подходит)</text:span> </text:p>
      <text:p text:style-name="Stanza"/>
      <text:p text:style-name="Stanza">Вы в размышленьи.</text:p>
      <text:p text:style-name="Stanza"/>
      <text:p text:style-name="P6"/>
      <text:p text:style-name="P6"/>
      <text:h text:style-name="Heading_20_6" text:outline-level="6"><text:soft-page-break/>София</text:h>
      <text:p text:style-name="Stanza">Об Чацком.</text:p>
      <text:p text:style-name="Stanza"/>
      <text:p text:style-name="P6"/>
      <text:p text:style-name="P6"/>
      <text:h text:style-name="Heading_20_6" text:outline-level="6">Г. N.</text:h>
      <text:p text:style-name="Stanza">Как его нашли, по возвращеньи?</text:p>
      <text:p text:style-name="Stanza"/>
      <text:p text:style-name="P6"/>
      <text:p text:style-name="P6"/>
      <text:h text:style-name="Heading_20_6" text:outline-level="6">София</text:h>
      <text:p text:style-name="Stanza">Он не в своём уме.</text:p>
      <text:p text:style-name="Stanza"/>
      <text:p text:style-name="P6"/>
      <text:p text:style-name="P6"/>
      <text:h text:style-name="Heading_20_6" text:outline-level="6">Г. N.</text:h>
      <text:p text:style-name="Stanza">Ужли с ума сошёл?</text:p>
      <text:p text:style-name="Stanza"/>
      <text:p text:style-name="P6"/>
      <text:p text:style-name="P6"/>
      <text:h text:style-name="Heading_20_6" text:outline-level="6">София</text:h>
      <text:p text:style-name="Stanza"><text:span text:style-name="T1">(помолчавши)</text:span> </text:p>
      <text:p text:style-name="Stanza"/>
      <text:p text:style-name="Stanza">Не то чтобы совсем…</text:p>
      <text:p text:style-name="Stanza"/>
      <text:p text:style-name="P6"/>
      <text:p text:style-name="P6"/>
      <text:h text:style-name="Heading_20_6" text:outline-level="6">Г. N.</text:h>
      <text:p text:style-name="Stanza">Однако есть приметы?</text:p>
      <text:p text:style-name="Stanza"/>
      <text:p text:style-name="P6"/>
      <text:p text:style-name="P6"/>
      <text:h text:style-name="Heading_20_6" text:outline-level="6">София</text:h>
      <text:p text:style-name="Stanza"><text:span text:style-name="T1">(смотрит на него пристально)</text:span> </text:p>
      <text:p text:style-name="Stanza"/>
      <text:p text:style-name="Stanza">Мне кажется.</text:p>
      <text:p text:style-name="Stanza"/>
      <text:p text:style-name="P6"/>
      <text:p text:style-name="P6"/>
      <text:h text:style-name="Heading_20_6" text:outline-level="6">Г. N.</text:h>
      <text:p text:style-name="Stanza">Как можно, в эти леты!</text:p>
      <text:p text:style-name="Stanza"/>
      <text:p text:style-name="P6"/>
      <text:p text:style-name="P6"/>
      <text:h text:style-name="Heading_20_6" text:outline-level="6">София</text:h>
      <text:p text:style-name="Stanza">Как быть!</text:p>
      <text:p text:style-name="Stanza"/>
      <text:p text:style-name="Stanza"><text:span text:style-name="T1">(В сторону.)</text:span> </text:p>
      <text:p text:style-name="Stanza"/>
      <text:p text:style-name="Stanza">Готов он верить!</text:p>
      <text:p text:style-name="Stanza">А, Чацкий, любите вы всех в шуты рядить,</text:p>
      <text:p text:style-name="Stanza">Угодно ль на себе примерить?</text:p>
      <text:p text:style-name="Stanza"><text:soft-page-break/></text:p>
      <text:p text:style-name="P6"/>
      <text:p text:style-name="P7"><text:span text:style-name="T1">(Уходит.)</text:span> </text:p>
      <text:p text:style-name="P6"/>
      <text:p text:style-name="P6"/>
      <text:h text:style-name="P8" text:outline-level="3">Явление 15</text:h>
      <text:p text:style-name="P3"/>
      <text:p text:style-name="P6"/>
      <text:p text:style-name="P7"><text:span text:style-name="T1">Г. N., </text:span><text:s/>потом <text:span text:style-name="T1">Г. D.</text:span> </text:p>
      <text:p text:style-name="P6"/>
      <text:p text:style-name="P6"/>
      <text:p text:style-name="P6"/>
      <text:h text:style-name="Heading_20_6" text:outline-level="6">Г. N.</text:h>
      <text:p text:style-name="Stanza">С ума сошёл!.. Ей кажется, вот на!</text:p>
      <text:p text:style-name="Stanza">Недаром? Стало быть… с чего б взяла она!</text:p>
      <text:p text:style-name="Stanza">Ты слышал?</text:p>
      <text:p text:style-name="Stanza"/>
      <text:p text:style-name="P6"/>
      <text:p text:style-name="P6"/>
      <text:h text:style-name="Heading_20_6" text:outline-level="6">Г. D.</text:h>
      <text:p text:style-name="Stanza">Что?</text:p>
      <text:p text:style-name="Stanza"/>
      <text:p text:style-name="P6"/>
      <text:p text:style-name="P6"/>
      <text:h text:style-name="Heading_20_6" text:outline-level="6">Г. N.</text:h>
      <text:p text:style-name="Stanza">Об Чацком?</text:p>
      <text:p text:style-name="Stanza"/>
      <text:p text:style-name="P6"/>
      <text:p text:style-name="P6"/>
      <text:h text:style-name="Heading_20_6" text:outline-level="6">Г. D.</text:h>
      <text:p text:style-name="Stanza">Что такое?</text:p>
      <text:p text:style-name="Stanza"/>
      <text:p text:style-name="P6"/>
      <text:p text:style-name="P6"/>
      <text:h text:style-name="Heading_20_6" text:outline-level="6">Г. N.</text:h>
      <text:p text:style-name="Stanza">С ума сошёл!</text:p>
      <text:p text:style-name="Stanza"/>
      <text:p text:style-name="P6"/>
      <text:p text:style-name="P6"/>
      <text:h text:style-name="Heading_20_6" text:outline-level="6">Г. D.</text:h>
      <text:p text:style-name="Stanza">Пустое.</text:p>
      <text:p text:style-name="Stanza"/>
      <text:p text:style-name="P6"/>
      <text:p text:style-name="P6"/>
      <text:h text:style-name="Heading_20_6" text:outline-level="6">Г. N.</text:h>
      <text:p text:style-name="Stanza">Не я сказал, другие говорят.</text:p>
      <text:p text:style-name="Stanza"/>
      <text:p text:style-name="P6"/>
      <text:p text:style-name="P6"/>
      <text:h text:style-name="Heading_20_6" text:outline-level="6">Г. D.</text:h>
      <text:p text:style-name="Stanza">А ты расславить это рад?</text:p>
      <text:p text:style-name="Stanza"/>
      <text:p text:style-name="P6"><text:soft-page-break/></text:p>
      <text:p text:style-name="P6"/>
      <text:h text:style-name="Heading_20_6" text:outline-level="6">Г. N.</text:h>
      <text:p text:style-name="Stanza">Пойду, осведомлюсь; чай, кто-нибудь да знает.</text:p>
      <text:p text:style-name="Stanza"/>
      <text:p text:style-name="P6"/>
      <text:p text:style-name="P7"><text:span text:style-name="T1">(Уходит.)</text:span> </text:p>
      <text:p text:style-name="P6"/>
      <text:p text:style-name="P6"/>
      <text:h text:style-name="P8" text:outline-level="3">Явление 16</text:h>
      <text:p text:style-name="P3"/>
      <text:p text:style-name="P6"/>
      <text:p text:style-name="P7"><text:span text:style-name="T1">Г. D.,</text:span> <text:s/>потом <text:span text:style-name="T1">Загорецкий.</text:span> </text:p>
      <text:p text:style-name="P6"/>
      <text:p text:style-name="P6"/>
      <text:p text:style-name="P6"/>
      <text:h text:style-name="Heading_20_6" text:outline-level="6">Г. D.</text:h>
      <text:p text:style-name="Stanza">Верь болтуну!</text:p>
      <text:p text:style-name="Stanza">Услышит вздор, и тотчас повторяет!</text:p>
      <text:p text:style-name="Stanza">Ты знаешь ли об Чацком?</text:p>
      <text:p text:style-name="Stanza"/>
      <text:p text:style-name="P6"/>
      <text:p text:style-name="P6"/>
      <text:h text:style-name="Heading_20_6" text:outline-level="6">Загорецкий</text:h>
      <text:p text:style-name="Stanza">Ну?</text:p>
      <text:p text:style-name="Stanza"/>
      <text:p text:style-name="P6"/>
      <text:p text:style-name="P6"/>
      <text:h text:style-name="Heading_20_6" text:outline-level="6">Г. D.</text:h>
      <text:p text:style-name="Stanza">С ума сошёл!</text:p>
      <text:p text:style-name="Stanza"/>
      <text:p text:style-name="P6"/>
      <text:p text:style-name="P6"/>
      <text:h text:style-name="Heading_20_6" text:outline-level="6">Загорецкий</text:h>
      <text:p text:style-name="Stanza">А, знаю, помню, слышал.</text:p>
      <text:p text:style-name="Stanza">Как мне не знать? Примерный случай вышел;</text:p>
      <text:p text:style-name="Stanza">Его в безумные упрятал дядя плут…</text:p>
      <text:p text:style-name="Stanza">Схватили в жёлтый дом, и на&amp;#769; цепь посадили.</text:p>
      <text:p text:style-name="Stanza"/>
      <text:p text:style-name="P6"/>
      <text:p text:style-name="P6"/>
      <text:h text:style-name="Heading_20_6" text:outline-level="6">Г. D.</text:h>
      <text:p text:style-name="Stanza">Помилуй, он сейчас здесь в комнате был, тут.</text:p>
      <text:p text:style-name="Stanza"/>
      <text:p text:style-name="P6"/>
      <text:p text:style-name="P6"/>
      <text:h text:style-name="Heading_20_6" text:outline-level="6">Загорецкий</text:h>
      <text:p text:style-name="Stanza">Так с цепи, стало быть, спустили.</text:p>
      <text:p text:style-name="Stanza"/>
      <text:p text:style-name="P6"/>
      <text:p text:style-name="P6"/>
      <text:h text:style-name="Heading_20_6" text:outline-level="6">Г. D.</text:h>
      <text:p text:style-name="Stanza"><text:soft-page-break/>Ну, милый друг, с тобой не надобно газет,</text:p>
      <text:p text:style-name="Stanza">Пойду-ка я, расправлю крылья,</text:p>
      <text:p text:style-name="Stanza">У всех повыспрошу; однако чур! секрет.</text:p>
      <text:p text:style-name="Stanza"/>
      <text:p text:style-name="Stanza"/>
      <text:h text:style-name="P8" text:outline-level="3">Явление 17</text:h>
      <text:p text:style-name="P3"/>
      <text:p text:style-name="P6"/>
      <text:p text:style-name="P7"><text:span text:style-name="T1">Загорецкий, </text:span><text:s/>потом <text:span text:style-name="T1">Графиня-внучка.</text:span> </text:p>
      <text:p text:style-name="P6"/>
      <text:p text:style-name="P6"/>
      <text:p text:style-name="P6"/>
      <text:h text:style-name="Heading_20_6" text:outline-level="6">Загорецкий</text:h>
      <text:p text:style-name="Stanza">Который Чацкий тут? — Известная фамилья.</text:p>
      <text:p text:style-name="Stanza">С каким-то Чацким я когда-то был знаком.</text:p>
      <text:p text:style-name="Stanza">Вы слышали об нём?</text:p>
      <text:p text:style-name="Stanza"/>
      <text:p text:style-name="P6"/>
      <text:p text:style-name="P6"/>
      <text:h text:style-name="Heading_20_6" text:outline-level="6">Графиня-внучка</text:h>
      <text:p text:style-name="Stanza">Об ком?</text:p>
      <text:p text:style-name="Stanza"/>
      <text:p text:style-name="P6"/>
      <text:p text:style-name="P6"/>
      <text:h text:style-name="Heading_20_6" text:outline-level="6">Загорецкий</text:h>
      <text:p text:style-name="Stanza">Об Чацком, он сейчас здесь в комнате был.</text:p>
      <text:p text:style-name="Stanza"/>
      <text:p text:style-name="P6"/>
      <text:p text:style-name="P6"/>
      <text:h text:style-name="Heading_20_6" text:outline-level="6">Графиня-внучка</text:h>
      <text:p text:style-name="Stanza">Знаю.</text:p>
      <text:p text:style-name="Stanza">Я говорила с ним.</text:p>
      <text:p text:style-name="Stanza"/>
      <text:p text:style-name="P6"/>
      <text:p text:style-name="P6"/>
      <text:h text:style-name="Heading_20_6" text:outline-level="6">Загорецкий</text:h>
      <text:p text:style-name="Stanza">Так я вас поздравляю:</text:p>
      <text:p text:style-name="Stanza">Он сумасшедший…</text:p>
      <text:p text:style-name="Stanza"/>
      <text:p text:style-name="P6"/>
      <text:p text:style-name="P6"/>
      <text:h text:style-name="Heading_20_6" text:outline-level="6">Графиня-внучка</text:h>
      <text:p text:style-name="Stanza">Что?</text:p>
      <text:p text:style-name="Stanza"/>
      <text:p text:style-name="P6"/>
      <text:p text:style-name="P6"/>
      <text:h text:style-name="Heading_20_6" text:outline-level="6">Загорецкий</text:h>
      <text:p text:style-name="Stanza">Да, он сошёл с ума!</text:p>
      <text:p text:style-name="Stanza"/>
      <text:p text:style-name="P6"/>
      <text:p text:style-name="P6"/>
      <text:h text:style-name="Heading_20_6" text:outline-level="6">Графиня-внучка</text:h>
      <text:p text:style-name="Stanza"><text:soft-page-break/>Представьте, я заметила сама;</text:p>
      <text:p text:style-name="Stanza">И хоть пари держать, со мной в одно вы слово.</text:p>
      <text:p text:style-name="Stanza"/>
      <text:p text:style-name="Stanza"/>
      <text:h text:style-name="P8" text:outline-level="3">Явление 18</text:h>
      <text:p text:style-name="P3"/>
      <text:p text:style-name="P6"/>
      <text:p text:style-name="P7"><text:span text:style-name="T1">Те же </text:span><text:s/>и <text:span text:style-name="T1">Графиня-бабушка.</text:span> </text:p>
      <text:p text:style-name="P6"/>
      <text:p text:style-name="P6"/>
      <text:p text:style-name="P6"/>
      <text:h text:style-name="Heading_20_6" text:outline-level="6">Графиня-внучка</text:h>
      <text:p text:style-name="Stanza">Ah! grand'maman, вот чудеса! вот ново!</text:p>
      <text:p text:style-name="Stanza">Вы не слыхали здешних бед?</text:p>
      <text:p text:style-name="Stanza">Послушайте. Вот прелести! вот мило!..</text:p>
      <text:p text:style-name="Stanza"/>
      <text:p text:style-name="P6"/>
      <text:p text:style-name="P6"/>
      <text:h text:style-name="Heading_20_6" text:outline-level="6">Графиня-бабушка</text:h>
      <text:p text:style-name="Stanza">Мой <text:span text:style-name="T1">т</text:span> руг, мне уши зало<text:span text:style-name="T1">ш</text:span> ило;</text:p>
      <text:p text:style-name="Stanza">Ска<text:span text:style-name="T1">ш</text:span> и по<text:span text:style-name="T1">к</text:span> ромче…</text:p>
      <text:p text:style-name="Stanza"/>
      <text:p text:style-name="P6"/>
      <text:p text:style-name="P6"/>
      <text:h text:style-name="Heading_20_6" text:outline-level="6">Графиня-внучка</text:h>
      <text:p text:style-name="Stanza">Время<text:span text:style-name="T3"> </text:span>нет<text:span text:style-name="T3">!</text:span></text:p>
      <text:p text:style-name="Stanza"><text:span text:style-name="T3">Il vous dira toute l'histoire…</text:span><text:span text:style-name="T2"><text:note text:id="ftn30" text:note-class="footnote"><text:note-citation>30</text:note-citation><text:note-body><text:p text:style-name="FootNote"><text:s/>Он вам расскажет всю историю подробно (франц.).</text:p><text:p text:style-name="FootNote"/></text:note-body></text:note></text:span></text:p>
      <text:p text:style-name="Stanza">Пойду спрошу…</text:p>
      <text:p text:style-name="Stanza"/>
      <text:p text:style-name="P6"/>
      <text:p text:style-name="P7"><text:span text:style-name="T1">(Уходит.)</text:span> </text:p>
      <text:p text:style-name="P6"/>
      <text:p text:style-name="P6"/>
      <text:h text:style-name="P8" text:outline-level="3">Явление 19</text:h>
      <text:p text:style-name="P3"/>
      <text:p text:style-name="P6"/>
      <text:p text:style-name="P7"><text:span text:style-name="T1">Загорецкий, Графиня-бабушка.</text:span> </text:p>
      <text:p text:style-name="P6"/>
      <text:p text:style-name="P6"/>
      <text:p text:style-name="P6"/>
      <text:h text:style-name="Heading_20_6" text:outline-level="6">Графиня-бабушка</text:h>
      <text:p text:style-name="Stanza">Что? что? уж нет ли здесь по<text:span text:style-name="T1">ш</text:span> ара?</text:p>
      <text:p text:style-name="Stanza"/>
      <text:p text:style-name="P6"/>
      <text:p text:style-name="P6"/>
      <text:h text:style-name="Heading_20_6" text:outline-level="6">Загорецкий</text:h>
      <text:p text:style-name="Stanza">Нет, Чацкий произвёл всю эту кутерьму.</text:p>
      <text:p text:style-name="Stanza"/>
      <text:p text:style-name="P6"/>
      <text:p text:style-name="P6"><text:soft-page-break/></text:p>
      <text:h text:style-name="Heading_20_6" text:outline-level="6">Графиня-бабушка</text:h>
      <text:p text:style-name="Stanza">Как, Чацкого? Кто свёл в тюрьму?</text:p>
      <text:p text:style-name="Stanza"/>
      <text:p text:style-name="P6"/>
      <text:p text:style-name="P6"/>
      <text:h text:style-name="Heading_20_6" text:outline-level="6">Загорецкий</text:h>
      <text:p text:style-name="Stanza">В горах изранен в лоб, сошёл с ума от раны.</text:p>
      <text:p text:style-name="Stanza"/>
      <text:p text:style-name="P6"/>
      <text:p text:style-name="P6"/>
      <text:h text:style-name="Heading_20_6" text:outline-level="6">Графиня-бабушка</text:h>
      <text:p text:style-name="Stanza">Что? к фармазонам в клоб? Пошёл он в <text:span text:style-name="T1">п</text:span> усурманы!</text:p>
      <text:p text:style-name="Stanza"/>
      <text:p text:style-name="P6"/>
      <text:p text:style-name="P6"/>
      <text:h text:style-name="Heading_20_6" text:outline-level="6">Загорецкий</text:h>
      <text:p text:style-name="Stanza">Её не вразумишь.</text:p>
      <text:p text:style-name="Stanza"/>
      <text:p text:style-name="Stanza"><text:span text:style-name="T1">(Уходит.)</text:span> </text:p>
      <text:p text:style-name="Stanza"/>
      <text:p text:style-name="P6"/>
      <text:p text:style-name="P6"/>
      <text:h text:style-name="Heading_20_6" text:outline-level="6">Графиня-бабушка</text:h>
      <text:p text:style-name="Stanza">Антон Антоныч! Ах!</text:p>
      <text:p text:style-name="Stanza">И он пе<text:span text:style-name="T1">ш</text:span> ит, всё в страхе, впопыхах.</text:p>
      <text:p text:style-name="Stanza"/>
      <text:p text:style-name="Stanza"/>
      <text:h text:style-name="P8" text:outline-level="3">Явление 20</text:h>
      <text:p text:style-name="P3"/>
      <text:p text:style-name="P6"/>
      <text:p text:style-name="P7"><text:span text:style-name="T1">Графиня-бабушка </text:span><text:s/>и <text:span text:style-name="T1">Князь Тугоуховский.</text:span> </text:p>
      <text:p text:style-name="P6"/>
      <text:p text:style-name="P6"/>
      <text:p text:style-name="P6"/>
      <text:h text:style-name="Heading_20_6" text:outline-level="6">Графиня-бабушка</text:h>
      <text:p text:style-name="Stanza">Князь, князь! ох, этот князь, по <text:span text:style-name="T1">п</text:span> алам, сам чуть <text:span text:style-name="T1">т</text:span> ышит!</text:p>
      <text:p text:style-name="Stanza">Князь, слышали? —</text:p>
      <text:p text:style-name="Stanza"/>
      <text:p text:style-name="P6"/>
      <text:p text:style-name="P6"/>
      <text:h text:style-name="Heading_20_6" text:outline-level="6">Князь</text:h>
      <text:p text:style-name="Stanza">Э-хм?</text:p>
      <text:p text:style-name="Stanza"/>
      <text:p text:style-name="P6"/>
      <text:p text:style-name="P6"/>
      <text:h text:style-name="Heading_20_6" text:outline-level="6">Графиня-бабушка</text:h>
      <text:p text:style-name="Stanza">Он ничего не слышит!</text:p>
      <text:p text:style-name="Stanza">Хоть мо<text:span text:style-name="T1">ш</text:span> ет, видели, здесь полицмейстер <text:span text:style-name="T1">п</text:span> ыл?</text:p>
      <text:p text:style-name="Stanza"/>
      <text:p text:style-name="P6"/>
      <text:p text:style-name="P6"/>
      <text:h text:style-name="Heading_20_6" text:outline-level="6"><text:soft-page-break/>Князь</text:h>
      <text:p text:style-name="Stanza">Э-хм?</text:p>
      <text:p text:style-name="Stanza"/>
      <text:p text:style-name="P6"/>
      <text:p text:style-name="P6"/>
      <text:h text:style-name="Heading_20_6" text:outline-level="6">Графиня-бабушка</text:h>
      <text:p text:style-name="Stanza">В тюрьму-та, князь, кто Чацкого схватил?</text:p>
      <text:p text:style-name="Stanza"/>
      <text:p text:style-name="P6"/>
      <text:p text:style-name="P6"/>
      <text:h text:style-name="Heading_20_6" text:outline-level="6">Князь</text:h>
      <text:p text:style-name="Stanza">И-хм?</text:p>
      <text:p text:style-name="Stanza"/>
      <text:p text:style-name="P6"/>
      <text:p text:style-name="P6"/>
      <text:h text:style-name="Heading_20_6" text:outline-level="6">Графиня-бабушка</text:h>
      <text:p text:style-name="Stanza">Тесак ему да ранец,</text:p>
      <text:p text:style-name="Stanza">В сол<text:span text:style-name="T1">т</text:span> аты! Шутка ли! переменил закон!</text:p>
      <text:p text:style-name="Stanza"/>
      <text:p text:style-name="P6"/>
      <text:p text:style-name="P6"/>
      <text:h text:style-name="Heading_20_6" text:outline-level="6">Князь</text:h>
      <text:p text:style-name="Stanza">У-хм?</text:p>
      <text:p text:style-name="Stanza"/>
      <text:p text:style-name="P6"/>
      <text:p text:style-name="P6"/>
      <text:h text:style-name="Heading_20_6" text:outline-level="6">Графиня-бабушка</text:h>
      <text:p text:style-name="Stanza">Да!.. в <text:span text:style-name="T1">п</text:span> усурманах он!</text:p>
      <text:p text:style-name="Stanza">Ах! окаянный волтерьянец!</text:p>
      <text:p text:style-name="Stanza">Что? а? глух, мой отец; достаньте свой рожок.</text:p>
      <text:p text:style-name="Stanza">Ох! глухота большой порок.</text:p>
      <text:p text:style-name="Stanza"/>
      <text:p text:style-name="Stanza"/>
      <text:h text:style-name="P8" text:outline-level="3">Явление 21</text:h>
      <text:p text:style-name="P3"/>
      <text:p text:style-name="P6"/>
      <text:p text:style-name="P7"><text:span text:style-name="T1">Те же </text:span><text:s/>и <text:span text:style-name="T1">Хлёстова, София, Молчалин, Платон Михайлович, Наталья Дмитриевна, Графиня-внучка, Княгиня с дочерьми, Загорецкий, Скалозуб, </text:span><text:s/>потом<text:span text:style-name="T1"> Фамусов </text:span><text:s/>и <text:span text:style-name="T1">многие другие.</text:span> </text:p>
      <text:p text:style-name="P6"/>
      <text:p text:style-name="P6"/>
      <text:p text:style-name="P6"/>
      <text:h text:style-name="Heading_20_6" text:outline-level="6">Хлёстова</text:h>
      <text:p text:style-name="Stanza">С ума сошёл! прошу покорно!</text:p>
      <text:p text:style-name="Stanza">Да невзначай! да как проворно!</text:p>
      <text:p text:style-name="Stanza">Ты, Софья, слышала?</text:p>
      <text:p text:style-name="Stanza"/>
      <text:p text:style-name="P6"/>
      <text:p text:style-name="P6"/>
      <text:h text:style-name="Heading_20_6" text:outline-level="6">Платон Михайлович</text:h>
      <text:p text:style-name="Stanza">Кто первый разгласил?</text:p>
      <text:p text:style-name="Stanza"/>
      <text:p text:style-name="P6"><text:soft-page-break/></text:p>
      <text:p text:style-name="P6"/>
      <text:h text:style-name="Heading_20_6" text:outline-level="6">Наталья Дмитриевна</text:h>
      <text:p text:style-name="Stanza">Ах, друг мой, все!</text:p>
      <text:p text:style-name="Stanza"/>
      <text:p text:style-name="P6"/>
      <text:p text:style-name="P6"/>
      <text:h text:style-name="Heading_20_6" text:outline-level="6">Платон Михайлович</text:h>
      <text:p text:style-name="Stanza">Ну все, так верить поневоле,</text:p>
      <text:p text:style-name="Stanza">А мне сомнительно.</text:p>
      <text:p text:style-name="Stanza"/>
      <text:p text:style-name="P6"/>
      <text:p text:style-name="P6"/>
      <text:h text:style-name="Heading_20_6" text:outline-level="6">Фамусов</text:h>
      <text:p text:style-name="Stanza"><text:span text:style-name="T1">(входя)</text:span> </text:p>
      <text:p text:style-name="Stanza"/>
      <text:p text:style-name="Stanza">О чём? о Чацком, что ли?</text:p>
      <text:p text:style-name="Stanza">Чего сомнительно? Я первый, я открыл!</text:p>
      <text:p text:style-name="Stanza">Давно дивлюсь я, как никто его не свяжет!</text:p>
      <text:p text:style-name="Stanza">Попробуй о властях — и ни&amp;#769;весть что наскажет!</text:p>
      <text:p text:style-name="Stanza">Чуть низко поклонись, согнись-ка кто кольцом,</text:p>
      <text:p text:style-name="Stanza">Хоть пред монаршиим лицом,</text:p>
      <text:p text:style-name="Stanza">Так назовёт он подлецом!..</text:p>
      <text:p text:style-name="Stanza"/>
      <text:p text:style-name="P6"/>
      <text:p text:style-name="P6"/>
      <text:h text:style-name="Heading_20_6" text:outline-level="6">Хлёстова</text:h>
      <text:p text:style-name="Stanza">Туда же из смешливых;</text:p>
      <text:p text:style-name="Stanza">Сказала что-то я — он начал хохотать.</text:p>
      <text:p text:style-name="Stanza"/>
      <text:p text:style-name="P6"/>
      <text:p text:style-name="P6"/>
      <text:h text:style-name="Heading_20_6" text:outline-level="6">Молчалин</text:h>
      <text:p text:style-name="Stanza">Мне отсоветовал в Москве служить в Архивах.</text:p>
      <text:p text:style-name="Stanza"/>
      <text:p text:style-name="P6"/>
      <text:p text:style-name="P6"/>
      <text:h text:style-name="Heading_20_6" text:outline-level="6">Графиня-внучка</text:h>
      <text:p text:style-name="Stanza">Меня модисткою изволил величать!</text:p>
      <text:p text:style-name="Stanza"/>
      <text:p text:style-name="P6"/>
      <text:p text:style-name="P6"/>
      <text:h text:style-name="Heading_20_6" text:outline-level="6">Наталья Дмитриевна</text:h>
      <text:p text:style-name="Stanza">А мужу моему совет дал жить в деревне.</text:p>
      <text:p text:style-name="Stanza"/>
      <text:p text:style-name="P6"/>
      <text:p text:style-name="P6"/>
      <text:h text:style-name="Heading_20_6" text:outline-level="6">Загорецкий</text:h>
      <text:p text:style-name="Stanza">Безумный по всему.</text:p>
      <text:p text:style-name="Stanza"/>
      <text:p text:style-name="P6"/>
      <text:p text:style-name="P6"/>
      <text:h text:style-name="Heading_20_6" text:outline-level="6"><text:soft-page-break/>Графиня-внучка</text:h>
      <text:p text:style-name="Stanza">Я видела из глаз.</text:p>
      <text:p text:style-name="Stanza"/>
      <text:p text:style-name="P6"/>
      <text:p text:style-name="P6"/>
      <text:h text:style-name="Heading_20_6" text:outline-level="6">Фамусов</text:h>
      <text:p text:style-name="Stanza">По матери пошёл, по Анне Алексевне;</text:p>
      <text:p text:style-name="Stanza">Покойница с ума сходила восемь раз.</text:p>
      <text:p text:style-name="Stanza"/>
      <text:p text:style-name="P6"/>
      <text:p text:style-name="P6"/>
      <text:h text:style-name="Heading_20_6" text:outline-level="6">Хлёстова</text:h>
      <text:p text:style-name="Stanza">На свете дивные бывают приключенья!</text:p>
      <text:p text:style-name="Stanza">В его лета с ума спрыгну&amp;#769;л!</text:p>
      <text:p text:style-name="Stanza">Чай, пил не по летам.</text:p>
      <text:p text:style-name="Stanza"/>
      <text:p text:style-name="P6"/>
      <text:p text:style-name="P6"/>
      <text:h text:style-name="Heading_20_6" text:outline-level="6">Княгиня</text:h>
      <text:p text:style-name="Stanza">О! верно…</text:p>
      <text:p text:style-name="Stanza"/>
      <text:p text:style-name="P6"/>
      <text:p text:style-name="P6"/>
      <text:h text:style-name="Heading_20_6" text:outline-level="6">Графиня-внучка</text:h>
      <text:p text:style-name="Stanza">Без сомненья.</text:p>
      <text:p text:style-name="Stanza"/>
      <text:p text:style-name="P6"/>
      <text:p text:style-name="P6"/>
      <text:h text:style-name="Heading_20_6" text:outline-level="6">Хлёстова</text:h>
      <text:p text:style-name="Stanza">Шампанское стаканами тянул.</text:p>
      <text:p text:style-name="Stanza"/>
      <text:p text:style-name="P6"/>
      <text:p text:style-name="P6"/>
      <text:h text:style-name="Heading_20_6" text:outline-level="6">Наталья Дмитриевна</text:h>
      <text:p text:style-name="Stanza">Бутылками-с, и пребольшими.</text:p>
      <text:p text:style-name="Stanza"/>
      <text:p text:style-name="P6"/>
      <text:p text:style-name="P6"/>
      <text:h text:style-name="Heading_20_6" text:outline-level="6">Загорецкий</text:h>
      <text:p text:style-name="Stanza"><text:span text:style-name="T1">(с жаром)</text:span> </text:p>
      <text:p text:style-name="Stanza"/>
      <text:p text:style-name="Stanza">Нет-с, бочками сороковыми.</text:p>
      <text:p text:style-name="Stanza"/>
      <text:p text:style-name="P6"/>
      <text:p text:style-name="P6"/>
      <text:h text:style-name="Heading_20_6" text:outline-level="6">Фамусов</text:h>
      <text:p text:style-name="Stanza">Ну вот! великая беда,</text:p>
      <text:p text:style-name="Stanza">Что выпьет лишнее мужчина!</text:p>
      <text:p text:style-name="Stanza">Ученье — вот чума, учёность — вот причина,</text:p>
      <text:p text:style-name="Stanza">Что нынче, пуще, чем когда,</text:p>
      <text:p text:style-name="Stanza">Безумных развелось людей, и дел, и мнений.</text:p>
      <text:p text:style-name="Stanza"/>
      <text:p text:style-name="P6"><text:soft-page-break/></text:p>
      <text:p text:style-name="P6"/>
      <text:h text:style-name="Heading_20_6" text:outline-level="6">Хлёстова</text:h>
      <text:p text:style-name="Stanza">И впрямь с ума сойдёшь от этих, от одних</text:p>
      <text:p text:style-name="Stanza">От пансионов, школ, лицеев, как бишь их,</text:p>
      <text:p text:style-name="Stanza">Да от ланкартачных взаимных обучений.<text:span text:style-name="T2"><text:note text:id="ftn31" text:note-class="footnote"><text:note-citation>31</text:note-citation><text:note-body><text:p text:style-name="FootNote"><text:s/><text:span text:style-name="T1">Да от ланкартачных взаимных обучений…</text:span>  — Ланкартачный — искажённое слово «ланкастерский». Система английского педагога Ланкастера (1771–1838) состояла в том, что более сильные ученики обучали слабейших, помогая учителю. В России этой системой увлекались поборники народного просвещения, передовые офицеры при обучении солдат в армии, в частности, декабристы. В правительственных кругах к ланкастерским школам относились подозрительно, как к рассаднику вольномыслия. Такою же репутацией пользовались пансионы (Благородный пансион при Московском Университете), лицей (Царскосельский лицей) и Педагогический институт (Петербургский педагогический институт).</text:p><text:p text:style-name="FootNote"/></text:note-body></text:note></text:span></text:p>
      <text:p text:style-name="Stanza"/>
      <text:p text:style-name="P6"/>
      <text:p text:style-name="P6"/>
      <text:h text:style-name="Heading_20_6" text:outline-level="6">Княгиня</text:h>
      <text:p text:style-name="Stanza">Нет, в Петербурге институт</text:p>
      <text:p text:style-name="Stanza">Пе-да-го-гический, так, кажется, зовут:</text:p>
      <text:p text:style-name="Stanza">Там упражняются в расколах и в безверьи,</text:p>
      <text:p text:style-name="Stanza">Профессоры!! — у них учился наш родня,</text:p>
      <text:p text:style-name="Stanza">И вышел! хоть сейчас в аптеку, в подмастерьи.</text:p>
      <text:p text:style-name="Stanza">От женщин бегает, и даже от меня!</text:p>
      <text:p text:style-name="Stanza">Чинов не хочет знать! Он химик, он ботаник,</text:p>
      <text:p text:style-name="Stanza">Князь Фёдор, мой племянник.</text:p>
      <text:p text:style-name="Stanza"/>
      <text:p text:style-name="P6"/>
      <text:p text:style-name="P6"/>
      <text:h text:style-name="Heading_20_6" text:outline-level="6">Скалозуб</text:h>
      <text:p text:style-name="Stanza">Я вас обрадую: всеобщая молва,</text:p>
      <text:p text:style-name="Stanza">Что есть проект насчёт лицеев, школ, гимназий;</text:p>
      <text:p text:style-name="Stanza">Там будут лишь учить по нашему: раз, два;</text:p>
      <text:p text:style-name="Stanza">А книги сохранят так: для больших оказий.</text:p>
      <text:p text:style-name="Stanza"/>
      <text:p text:style-name="P6"/>
      <text:p text:style-name="P6"/>
      <text:h text:style-name="Heading_20_6" text:outline-level="6">Фамусов</text:h>
      <text:p text:style-name="Stanza">Сергей Сергеич, нет! Уж коли зло пресечь:</text:p>
      <text:p text:style-name="Stanza">Забрать все книги бы, да сжечь.</text:p>
      <text:p text:style-name="Stanza"/>
      <text:p text:style-name="P6"/>
      <text:p text:style-name="P6"/>
      <text:h text:style-name="Heading_20_6" text:outline-level="6">Загорецкий</text:h>
      <text:p text:style-name="Stanza"><text:span text:style-name="T1">(с кротостию)</text:span> </text:p>
      <text:p text:style-name="Stanza"/>
      <text:p text:style-name="Stanza">Нет-с, книги книгам рознь. А если б, между нами,</text:p>
      <text:p text:style-name="Stanza">Был ценсором назначен я,</text:p>
      <text:p text:style-name="Stanza">На басни бы налёг; ох! басни — смерть моя!</text:p>
      <text:p text:style-name="Stanza">Насмешки вечные над львами! над орлами!</text:p>
      <text:p text:style-name="Stanza">Кто что ни говори:</text:p>
      <text:p text:style-name="Stanza">Хотя животные, а всё-таки цари.</text:p>
      <text:p text:style-name="Stanza"><text:soft-page-break/></text:p>
      <text:p text:style-name="P6"/>
      <text:p text:style-name="P6"/>
      <text:h text:style-name="Heading_20_6" text:outline-level="6">Хлёстова</text:h>
      <text:p text:style-name="Stanza">Отцы мои, уж кто в уме расстроен,</text:p>
      <text:p text:style-name="Stanza">Так всё равно, от книг ли, от питья ль;</text:p>
      <text:p text:style-name="Stanza">А Чацкого мне жаль.</text:p>
      <text:p text:style-name="Stanza">По-христиански так; он жалости достоин,</text:p>
      <text:p text:style-name="Stanza">Был острый человек, имел душ сотни три.</text:p>
      <text:p text:style-name="Stanza"/>
      <text:p text:style-name="P6"/>
      <text:p text:style-name="P6"/>
      <text:h text:style-name="Heading_20_6" text:outline-level="6">Фамусов</text:h>
      <text:p text:style-name="Stanza">Четыре.</text:p>
      <text:p text:style-name="Stanza"/>
      <text:p text:style-name="P6"/>
      <text:p text:style-name="P6"/>
      <text:h text:style-name="Heading_20_6" text:outline-level="6">Хлёстова</text:h>
      <text:p text:style-name="Stanza">Три, сударь.</text:p>
      <text:p text:style-name="Stanza"/>
      <text:p text:style-name="P6"/>
      <text:p text:style-name="P6"/>
      <text:h text:style-name="Heading_20_6" text:outline-level="6">Фамусов</text:h>
      <text:p text:style-name="Stanza">Четыреста.</text:p>
      <text:p text:style-name="Stanza"/>
      <text:p text:style-name="P6"/>
      <text:p text:style-name="P6"/>
      <text:h text:style-name="Heading_20_6" text:outline-level="6">Хлёстова</text:h>
      <text:p text:style-name="Stanza">Нет! триста.</text:p>
      <text:p text:style-name="Stanza"/>
      <text:p text:style-name="P6"/>
      <text:p text:style-name="P6"/>
      <text:h text:style-name="Heading_20_6" text:outline-level="6">Фамусов</text:h>
      <text:p text:style-name="Stanza">В моём календаре…</text:p>
      <text:p text:style-name="Stanza"/>
      <text:p text:style-name="P6"/>
      <text:p text:style-name="P6"/>
      <text:h text:style-name="Heading_20_6" text:outline-level="6">Хлёстова</text:h>
      <text:p text:style-name="Stanza">Всё врут календари.</text:p>
      <text:p text:style-name="Stanza"/>
      <text:p text:style-name="P6"/>
      <text:p text:style-name="P6"/>
      <text:h text:style-name="Heading_20_6" text:outline-level="6">Фамусов</text:h>
      <text:p text:style-name="Stanza">Как раз четыреста, ох! спорить голосиста!</text:p>
      <text:p text:style-name="Stanza"/>
      <text:p text:style-name="P6"/>
      <text:p text:style-name="P6"/>
      <text:h text:style-name="Heading_20_6" text:outline-level="6">Хлёстова</text:h>
      <text:p text:style-name="Stanza">Нет! триста! — уж чужих имений мне не знать!</text:p>
      <text:p text:style-name="Stanza"/>
      <text:p text:style-name="P6"/>
      <text:p text:style-name="P6"/>
      <text:h text:style-name="Heading_20_6" text:outline-level="6"><text:soft-page-break/>Фамусов</text:h>
      <text:p text:style-name="Stanza">Четыреста, прошу понять.</text:p>
      <text:p text:style-name="Stanza"/>
      <text:p text:style-name="P6"/>
      <text:p text:style-name="P6"/>
      <text:h text:style-name="Heading_20_6" text:outline-level="6">Хлёстова</text:h>
      <text:p text:style-name="Stanza">Нет! триста, триста, триста.</text:p>
      <text:p text:style-name="Stanza"/>
      <text:p text:style-name="Stanza"/>
      <text:h text:style-name="P8" text:outline-level="3">Явление 22</text:h>
      <text:p text:style-name="P3"/>
      <text:p text:style-name="P6"/>
      <text:p text:style-name="P7"><text:span text:style-name="T1">Те же</text:span> <text:s/>все и <text:span text:style-name="T1">Чацкий.</text:span> </text:p>
      <text:p text:style-name="P6"/>
      <text:p text:style-name="P6"/>
      <text:p text:style-name="P6"/>
      <text:h text:style-name="Heading_20_6" text:outline-level="6">Наталья Дмитриевна</text:h>
      <text:p text:style-name="Stanza">Вот он.</text:p>
      <text:p text:style-name="Stanza"/>
      <text:p text:style-name="P6"/>
      <text:p text:style-name="P6"/>
      <text:h text:style-name="Heading_20_6" text:outline-level="6">Графиня-внучка</text:h>
      <text:p text:style-name="Stanza">Шш!</text:p>
      <text:p text:style-name="Stanza"/>
      <text:p text:style-name="P6"/>
      <text:p text:style-name="P6"/>
      <text:h text:style-name="Heading_20_6" text:outline-level="6">Все</text:h>
      <text:p text:style-name="Stanza">Шш!</text:p>
      <text:p text:style-name="Stanza"/>
      <text:p text:style-name="Stanza"><text:span text:style-name="T1">(Пятятся от него в противную сторону.)</text:span> </text:p>
      <text:p text:style-name="Stanza"/>
      <text:p text:style-name="P6"/>
      <text:p text:style-name="P6"/>
      <text:h text:style-name="Heading_20_6" text:outline-level="6">Хлёстова</text:h>
      <text:p text:style-name="Stanza">Ну как с безумных глаз</text:p>
      <text:p text:style-name="Stanza">Затеет драться он, потребует к разделке!</text:p>
      <text:p text:style-name="Stanza"/>
      <text:p text:style-name="P6"/>
      <text:p text:style-name="P6"/>
      <text:h text:style-name="Heading_20_6" text:outline-level="6">Фамусов</text:h>
      <text:p text:style-name="Stanza">О господи! помилуй грешных нас!</text:p>
      <text:p text:style-name="Stanza"/>
      <text:p text:style-name="Stanza"><text:span text:style-name="T1">(Опасливо.)</text:span> </text:p>
      <text:p text:style-name="Stanza"/>
      <text:p text:style-name="Stanza">Любезнейший! Ты не в своей тарелке.</text:p>
      <text:p text:style-name="Stanza">С дороги нужен сон. Дай пульс. Ты нездоров.</text:p>
      <text:p text:style-name="Stanza"/>
      <text:p text:style-name="P6"/>
      <text:p text:style-name="P6"/>
      <text:h text:style-name="Heading_20_6" text:outline-level="6">Чацкий</text:h>
      <text:p text:style-name="Stanza">Да, мочи нет: мильон терзаний</text:p>
      <text:p text:style-name="Stanza">Груди от дружеских тисков,</text:p>
      <text:p text:style-name="Stanza"><text:soft-page-break/>Ногам от шарканья, ушам от восклицаний,</text:p>
      <text:p text:style-name="Stanza">А пуще голове от всяких пустяков.</text:p>
      <text:p text:style-name="Stanza"/>
      <text:p text:style-name="Stanza"><text:span text:style-name="T1">(Подходит к Софье.)</text:span> </text:p>
      <text:p text:style-name="Stanza"/>
      <text:p text:style-name="Stanza">Душа здесь у меня каким-то горем сжата,</text:p>
      <text:p text:style-name="Stanza">И в многолюдстве я потерян, сам не свой.</text:p>
      <text:p text:style-name="Stanza">Нет! недоволен я Москвой.</text:p>
      <text:p text:style-name="Stanza"/>
      <text:p text:style-name="P6"/>
      <text:p text:style-name="P6"/>
      <text:h text:style-name="Heading_20_6" text:outline-level="6">Хлёстова</text:h>
      <text:p text:style-name="Stanza">Москва, вишь, виновата.</text:p>
      <text:p text:style-name="Stanza"/>
      <text:p text:style-name="P9"/>
      <text:p text:style-name="P6"/>
      <text:p text:style-name="P6"/>
      <text:h text:style-name="Heading_20_6" text:outline-level="6">Фамусов</text:h>
      <text:p text:style-name="Stanza">Подальше от него.</text:p>
      <text:p text:style-name="Stanza"/>
      <text:p text:style-name="Stanza"><text:span text:style-name="T1">(Делает знаки Софии.)</text:span> </text:p>
      <text:p text:style-name="Stanza"/>
      <text:p text:style-name="Stanza">Гм, Софья! — Не глядит!</text:p>
      <text:p text:style-name="Stanza"/>
      <text:p text:style-name="P6"/>
      <text:p text:style-name="P6"/>
      <text:h text:style-name="Heading_20_6" text:outline-level="6">София</text:h>
      <text:p text:style-name="Stanza"><text:span text:style-name="T1">(Чацкому)</text:span> </text:p>
      <text:p text:style-name="Stanza"/>
      <text:p text:style-name="Stanza">Скажите, что вас так гневит?</text:p>
      <text:p text:style-name="Stanza"/>
      <text:p text:style-name="P6"/>
      <text:p text:style-name="P6"/>
      <text:h text:style-name="Heading_20_6" text:outline-level="6">Чацкий</text:h>
      <text:p text:style-name="Stanza">В той комнате незначащая встреча:</text:p>
      <text:p text:style-name="Stanza">Французик из Бордо, надсаживая грудь,</text:p>
      <text:p text:style-name="Stanza">Собрал вокруг себя род веча</text:p>
      <text:p text:style-name="Stanza">И сказывал, как снаряжался в путь</text:p>
      <text:p text:style-name="Stanza">В Россию, к варварам, со страхом и слезами;</text:p>
      <text:p text:style-name="Stanza">Приехал — и нашёл, что ласкам нет конца;</text:p>
      <text:p text:style-name="Stanza">Ни звука русского, ни русского лица</text:p>
      <text:p text:style-name="Stanza">Не встретил: будто бы в отечестве, с друзьями;</text:p>
      <text:p text:style-name="Stanza">Своя провинция. Посмотришь, вечерком</text:p>
      <text:p text:style-name="Stanza">Он чувствует себя здесь маленьким царьком;</text:p>
      <text:p text:style-name="Stanza">Такой же толк у дам, такие же наряды…</text:p>
      <text:p text:style-name="Stanza">Он рад, но мы не рады.</text:p>
      <text:p text:style-name="Stanza">Умолк, и тут со всех сторон</text:p>
      <text:p text:style-name="Stanza">Тоска, и оханье, и стон.</text:p>
      <text:p text:style-name="Stanza">Ах! Франция! Нет в мире лучше края! —</text:p>
      <text:p text:style-name="Stanza">Решили две княжны, сестрицы, повторяя</text:p>
      <text:p text:style-name="Stanza">Урок, который им из детства натвержен.</text:p>
      <text:p text:style-name="Stanza">Куда деваться от княжен!</text:p>
      <text:p text:style-name="Stanza"><text:soft-page-break/>Я одаль воссылал желанья</text:p>
      <text:p text:style-name="Stanza">Смиренные, однако вслух,</text:p>
      <text:p text:style-name="Stanza">Чтоб истребил господь нечистый этот дух</text:p>
      <text:p text:style-name="Stanza">Пустого, рабского, слепого подражанья;</text:p>
      <text:p text:style-name="Stanza">Чтоб искру заронил он в ком-нибудь с душой,</text:p>
      <text:p text:style-name="Stanza">Кто мог бы словом и примером</text:p>
      <text:p text:style-name="Stanza">Нас удержать, как крепкою возжой,</text:p>
      <text:p text:style-name="Stanza">От жалкой тошноты по стороне чужой.</text:p>
      <text:p text:style-name="Stanza">Пускай меня отъявят старовером,</text:p>
      <text:p text:style-name="Stanza">Но хуже для меня наш Север во&amp;#769; сто крат</text:p>
      <text:p text:style-name="Stanza">С тех пор, как отдал всё в обмен на новый лад —</text:p>
      <text:p text:style-name="Stanza">И нравы, и язык, и старину святую,</text:p>
      <text:p text:style-name="Stanza">И величавую одежду на другую</text:p>
      <text:p text:style-name="Stanza">По шутовскому образцу:</text:p>
      <text:p text:style-name="Stanza">Хвост сзади, спереди какой-то чудный выем,</text:p>
      <text:p text:style-name="Stanza">Рассудку вопреки, наперекор стихиям;</text:p>
      <text:p text:style-name="Stanza">Движенья связаны, и не краса лицу;</text:p>
      <text:p text:style-name="Stanza">Смешные, бритые, седые подбородки!</text:p>
      <text:p text:style-name="Stanza">Как платья, волосы, так и умы коротки!..</text:p>
      <text:p text:style-name="Stanza">Ах! если рождены мы всё перенимать,</text:p>
      <text:p text:style-name="Stanza">Хоть у китайцев бы нам несколько занять</text:p>
      <text:p text:style-name="Stanza">Премудрого у них незнанья иноземцев.</text:p>
      <text:p text:style-name="Stanza">Воскреснем ли когда от чужевластья мод?</text:p>
      <text:p text:style-name="Stanza">Чтоб умный, бодрый наш народ</text:p>
      <text:p text:style-name="Stanza">Хотя по языку нас не считал за немцев.</text:p>
      <text:p text:style-name="Stanza">«Как европейское поставить в параллель</text:p>
      <text:p text:style-name="Stanza">С национальным — странно что-то!</text:p>
      <text:p text:style-name="Stanza">Ну как перевести <text:span text:style-name="T1">мадам и мадмуазель</text:span> ?</text:p>
      <text:p text:style-name="Stanza">Ужли <text:span text:style-name="T1">сударыня</text:span> !!» — забормотал мне кто-то…</text:p>
      <text:p text:style-name="Stanza">Вообразите, тут у всех</text:p>
      <text:p text:style-name="Stanza">На мой же счёт поднялся смех.</text:p>
      <text:p text:style-name="Stanza">«<text:span text:style-name="T1">Сударыня!</text:span> <text:s/>ха! ха! ха! ха! прекрасно!</text:p>
      <text:p text:style-name="Stanza"><text:span text:style-name="T1">Сударыня!</text:span> <text:s/>ха! ха! ха! ха! ужасно!!» —</text:p>
      <text:p text:style-name="Stanza">Я, рассердясь и жизнь кляня,</text:p>
      <text:p text:style-name="Stanza">Готовил им ответ громовый;</text:p>
      <text:p text:style-name="Stanza">Но все оставили меня. —</text:p>
      <text:p text:style-name="Stanza">Вот случай вам со мною, он не новый;</text:p>
      <text:p text:style-name="Stanza">Москва и Петербург — во всей России то,</text:p>
      <text:p text:style-name="Stanza">Что человек из города Бордо,</text:p>
      <text:p text:style-name="Stanza">Лишь рот открыл, имеет счастье</text:p>
      <text:p text:style-name="Stanza">Во всех княжен вселять участье;</text:p>
      <text:p text:style-name="Stanza">И в Петербурге и в Москве,</text:p>
      <text:p text:style-name="Stanza">Кто недруг выписных лиц, вычур, слов кудрявых,</text:p>
      <text:p text:style-name="Stanza">В чьей, по несчастью, голове</text:p>
      <text:p text:style-name="Stanza">Пять, шесть найдётся мыслей здравых</text:p>
      <text:p text:style-name="Stanza">И он осмелится их гласно объявлять, —</text:p>
      <text:p text:style-name="Stanza">Глядь…</text:p>
      <text:p text:style-name="Stanza"/>
      <text:p text:style-name="P6"/>
      <text:p text:style-name="P7"><text:span text:style-name="T1">(Оглядывается, все в вальсе кружатся с величайшим усердием. Старики разбрелись к карточным столам.)</text:span> </text:p>
      <text:p text:style-name="P6"/>
      <text:p text:style-name="P4"><text:soft-page-break/></text:p>
      <text:p text:style-name="P6"/>
      <text:p text:style-name="P6"/>
      <text:h text:style-name="Heading_20_6" text:outline-level="6"><text:span text:style-name="T1">Конец III действия</text:span> </text:h>
      <text:p text:style-name="P6"/>
      <text:p text:style-name="P6"/>
      <text:p text:style-name="P6"/>
      <text:h text:style-name="P5" text:outline-level="2">ДЕЙСТВИЕ IV<text:span text:style-name="T4"/></text:h>
      <text:p text:style-name="P3"/>
      <text:p text:style-name="P4"/>
      <text:h text:style-name="P8" text:outline-level="3">Явление 1</text:h>
      <text:p text:style-name="P3"/>
      <text:p text:style-name="Standard"><text:span text:style-name="T1">У Фамусова в доме парадные сени; большая лестница из второго жилья, к которой примыкают многие побочные из антресолей; внизу справа (от действующих лиц) выход на крыльцо и швейцарская ложа; слева, на одном же плане, комната Молчалина. Ночь. Слабое освещение. Лакеи иные суетятся, иные спят в ожидании господ своих.</text:span> </text:p>
      <text:p text:style-name="P6"/>
      <text:p text:style-name="P7"><text:span text:style-name="T1">Графиня-бабушка, Графиня-внучка,</text:span> <text:s/>впереди их <text:span text:style-name="T1">Лакей.</text:span> </text:p>
      <text:p text:style-name="P6"/>
      <text:p text:style-name="P6"/>
      <text:p text:style-name="P6"/>
      <text:h text:style-name="Heading_20_6" text:outline-level="6">Лакей</text:h>
      <text:p text:style-name="Stanza">Графини Хрюминой карета!</text:p>
      <text:p text:style-name="Stanza"/>
      <text:p text:style-name="P6"/>
      <text:p text:style-name="P6"/>
      <text:h text:style-name="Heading_20_6" text:outline-level="6">Графиня-внучка</text:h>
      <text:p text:style-name="Stanza"><text:span text:style-name="T1">(покуда её укутывают)</text:span> </text:p>
      <text:p text:style-name="Stanza"/>
      <text:p text:style-name="Stanza">Ну бал! Ну Фамусов! умел гостей назвать!</text:p>
      <text:p text:style-name="Stanza">Какие-то уроды с того света,</text:p>
      <text:p text:style-name="Stanza">И не с кем говорить, и не с кем танцевать.</text:p>
      <text:p text:style-name="Stanza"/>
      <text:p text:style-name="P6"/>
      <text:p text:style-name="P6"/>
      <text:h text:style-name="Heading_20_6" text:outline-level="6">Графиня-бабушка</text:h>
      <text:p text:style-name="Stanza">Пое<text:span text:style-name="T1">т</text:span> ем, матушка, мне, пра<text:span text:style-name="T1">ф</text:span> о, не под силу,</text:p>
      <text:p text:style-name="Stanza">Когда-нибудь я с <text:span text:style-name="T1">п</text:span> ала <text:span text:style-name="T1">т</text:span> а в могилу.</text:p>
      <text:p text:style-name="Stanza"/>
      <text:p text:style-name="P6"/>
      <text:p text:style-name="P7"><text:span text:style-name="T1">(Обе уезжают.)</text:span> </text:p>
      <text:p text:style-name="P6"/>
      <text:p text:style-name="P6"/>
      <text:h text:style-name="P8" text:outline-level="3">Явление 2</text:h>
      <text:p text:style-name="P3"/>
      <text:p text:style-name="P6"/>
      <text:p text:style-name="P7"><text:span text:style-name="T1">Платон Михайлович </text:span><text:s/>и <text:span text:style-name="T1">Наталья Дмитриевна. </text:span><text:s/>Один <text:span text:style-name="T1">Лакей</text:span> <text:s/>около их хлопочет,<text:span text:style-name="T1"> другой</text:span> <text:s/>у подъезда кричит: Карета Горича!</text:p>
      <text:p text:style-name="P6"/>
      <text:p text:style-name="P6"/>
      <text:p text:style-name="P6"/>
      <text:h text:style-name="Heading_20_6" text:outline-level="6">Наталья Дмитриевна</text:h>
      <text:p text:style-name="Stanza"><text:soft-page-break/>Мой ангел, жизнь моя,</text:p>
      <text:p text:style-name="Stanza">Бесценный, душечка, Попошь, что так уныло?</text:p>
      <text:p text:style-name="Stanza"/>
      <text:p text:style-name="Stanza"><text:span text:style-name="T1">(Целует мужа в лоб.)</text:span> </text:p>
      <text:p text:style-name="Stanza"/>
      <text:p text:style-name="Stanza">Признайся, весело у Фамусовых было.</text:p>
      <text:p text:style-name="Stanza"/>
      <text:p text:style-name="P6"/>
      <text:p text:style-name="P6"/>
      <text:h text:style-name="Heading_20_6" text:outline-level="6">Платон Михайлович</text:h>
      <text:p text:style-name="Stanza">Наташа-матушка, дремлю на ба&amp;#769;лах я,</text:p>
      <text:p text:style-name="Stanza">До них смертельный неохотник,</text:p>
      <text:p text:style-name="Stanza">А не противлюсь, твой работник,</text:p>
      <text:p text:style-name="Stanza">Дежурю за&amp;#769; полночь, подчас</text:p>
      <text:p text:style-name="Stanza">Тебе в угодность, как ни грустно,</text:p>
      <text:p text:style-name="Stanza">Пускаюсь по команде в пляс.</text:p>
      <text:p text:style-name="Stanza"/>
      <text:p text:style-name="P6"/>
      <text:p text:style-name="P6"/>
      <text:h text:style-name="Heading_20_6" text:outline-level="6">Наталья Дмитриевна</text:h>
      <text:p text:style-name="Stanza">Ты притворяешься, и очень неискусно;</text:p>
      <text:p text:style-name="Stanza">Охота смертная прослыть за старика.</text:p>
      <text:p text:style-name="Stanza"/>
      <text:p text:style-name="Stanza"><text:span text:style-name="T1">(Уходит с лакеем.)</text:span> </text:p>
      <text:p text:style-name="Stanza"/>
      <text:p text:style-name="P6"/>
      <text:p text:style-name="P6"/>
      <text:h text:style-name="Heading_20_6" text:outline-level="6">Платон Михайлович</text:h>
      <text:p text:style-name="Stanza"><text:span text:style-name="T1">(хладнокровно)</text:span> </text:p>
      <text:p text:style-name="Stanza"/>
      <text:p text:style-name="Stanza">Бал вещь хорошая, неволя-то горька;</text:p>
      <text:p text:style-name="Stanza">И кто жениться нас неволит!</text:p>
      <text:p text:style-name="Stanza">Ведь сказано ж иному на роду…</text:p>
      <text:p text:style-name="Stanza"/>
      <text:p text:style-name="P6"/>
      <text:p text:style-name="P6"/>
      <text:h text:style-name="Heading_20_6" text:outline-level="6">Лакей</text:h>
      <text:p text:style-name="Stanza"><text:span text:style-name="T1">(с крыльца)</text:span> </text:p>
      <text:p text:style-name="Stanza"/>
      <text:p text:style-name="Stanza">В карете барыня-с, и гневаться изволит.</text:p>
      <text:p text:style-name="Stanza"/>
      <text:p text:style-name="P6"/>
      <text:p text:style-name="P6"/>
      <text:h text:style-name="Heading_20_6" text:outline-level="6">Платон Михайлович</text:h>
      <text:p text:style-name="Stanza"><text:span text:style-name="T1">(со вздохом)</text:span> </text:p>
      <text:p text:style-name="Stanza"/>
      <text:p text:style-name="Stanza">Иду, иду.</text:p>
      <text:p text:style-name="Stanza"/>
      <text:p text:style-name="P6"/>
      <text:p text:style-name="P7"><text:span text:style-name="T1">(Уезжает.)</text:span> </text:p>
      <text:p text:style-name="P6"/>
      <text:p text:style-name="P6"/>
      <text:h text:style-name="P8" text:outline-level="3"><text:soft-page-break/>Явление 3</text:h>
      <text:p text:style-name="P3"/>
      <text:p text:style-name="P6"/>
      <text:p text:style-name="P7"><text:span text:style-name="T1">Чацкий </text:span><text:s/>и <text:span text:style-name="T1">Лакей</text:span> <text:s/>его впереди.</text:p>
      <text:p text:style-name="P6"/>
      <text:p text:style-name="P6"/>
      <text:p text:style-name="P6"/>
      <text:h text:style-name="Heading_20_6" text:outline-level="6">Чацкий</text:h>
      <text:p text:style-name="Stanza">Кричи, чтобы скорее подавали.</text:p>
      <text:p text:style-name="Stanza"/>
      <text:p text:style-name="Stanza"><text:span text:style-name="T1">(Лакей уходит.)</text:span> </text:p>
      <text:p text:style-name="Stanza"/>
      <text:p text:style-name="Stanza">Ну вот и день прошёл, и с ним</text:p>
      <text:p text:style-name="Stanza">Все призраки, весь чад и дым</text:p>
      <text:p text:style-name="Stanza">Надежд, которые мне душу наполняли.</text:p>
      <text:p text:style-name="Stanza">Чего я ждал? что думал здесь найти?</text:p>
      <text:p text:style-name="Stanza">Где прелесть эта встреч? участье в ком живое?</text:p>
      <text:p text:style-name="Stanza">Крик! радость! обнялись! — Пустое.</text:p>
      <text:p text:style-name="Stanza">В повозке так-то на пути</text:p>
      <text:p text:style-name="Stanza">Необозримою равниной, сидя праздно,</text:p>
      <text:p text:style-name="Stanza">Всё что-то видно впереди</text:p>
      <text:p text:style-name="Stanza">Светло, сине, разнообразно;</text:p>
      <text:p text:style-name="Stanza">И едешь час, и два, день целый, вот резво&amp;#769;</text:p>
      <text:p text:style-name="Stanza">Домчались к отдыху; ночлег: куда ни взглянешь,</text:p>
      <text:p text:style-name="Stanza">Всё та же гладь, и степь, и пусто, и мёртво…</text:p>
      <text:p text:style-name="Stanza">Досадно, мочи нет, чем больше думать станешь.</text:p>
      <text:p text:style-name="Stanza"/>
      <text:p text:style-name="Stanza"><text:span text:style-name="T1">(Лакей возвращается.)</text:span> </text:p>
      <text:p text:style-name="Stanza"/>
      <text:p text:style-name="Stanza">Готово?</text:p>
      <text:p text:style-name="Stanza"/>
      <text:p text:style-name="P6"/>
      <text:p text:style-name="P6"/>
      <text:h text:style-name="Heading_20_6" text:outline-level="6">Лакей</text:h>
      <text:p text:style-name="Stanza">Кучера-с нигде, вишь, не найдут.</text:p>
      <text:p text:style-name="Stanza"/>
      <text:p text:style-name="P6"/>
      <text:p text:style-name="P6"/>
      <text:h text:style-name="Heading_20_6" text:outline-level="6">Чацкий</text:h>
      <text:p text:style-name="Stanza">Пошёл, ищи, не ночевать же тут.</text:p>
      <text:p text:style-name="Stanza"/>
      <text:p text:style-name="P6"/>
      <text:p text:style-name="P7"><text:span text:style-name="T1">(Лакей опять уходит.)</text:span> </text:p>
      <text:p text:style-name="P6"/>
      <text:p text:style-name="P6"/>
      <text:h text:style-name="P8" text:outline-level="3">Явление 4</text:h>
      <text:p text:style-name="P3"/>
      <text:p text:style-name="P6"/>
      <text:p text:style-name="P7"><text:span text:style-name="T1">Чацкий, Репетилов </text:span><text:s/>(вбегает с крыльца, при самом входе падает со всех ног и поспешно оправляется).</text:p>
      <text:p text:style-name="P6"/>
      <text:p text:style-name="P6"/>
      <text:p text:style-name="P6"><text:soft-page-break/></text:p>
      <text:h text:style-name="Heading_20_6" text:outline-level="6">Репетилов</text:h>
      <text:p text:style-name="Stanza">Тьфу! оплошал. — Ах, мой создатель!</text:p>
      <text:p text:style-name="Stanza">Дай протереть глаза; откудова? приятель!..</text:p>
      <text:p text:style-name="Stanza">Сердечный друг! Любезный друг! Mon cher!<text:span text:style-name="T2"><text:note text:id="ftn32" text:note-class="footnote"><text:note-citation>32</text:note-citation><text:note-body><text:p text:style-name="FootNote"><text:s/>Мой милый (франц.).</text:p><text:p text:style-name="FootNote"/></text:note-body></text:note></text:span></text:p>
      <text:p text:style-name="Stanza">Вот фарсы мне как часто были петы,</text:p>
      <text:p text:style-name="Stanza">Что пустомеля я, что глуп, что суевер,</text:p>
      <text:p text:style-name="Stanza">Что у меня на всё предчувствия, приметы;</text:p>
      <text:p text:style-name="Stanza">Сейчас… растолковать прошу,</text:p>
      <text:p text:style-name="Stanza">Как будто знал, сюда спешу,</text:p>
      <text:p text:style-name="Stanza">Хвать, об порог задел ногою,</text:p>
      <text:p text:style-name="Stanza">И растянулся во весь рост.</text:p>
      <text:p text:style-name="Stanza">Пожалуй смейся надо мною,</text:p>
      <text:p text:style-name="Stanza">Что Репетилов врёт, что Репетилов прост,</text:p>
      <text:p text:style-name="Stanza">А у меня к тебе влеченье, род недуга,</text:p>
      <text:p text:style-name="Stanza">Любовь какая-то и страсть,</text:p>
      <text:p text:style-name="Stanza">Готов я душу прозакласть,</text:p>
      <text:p text:style-name="Stanza">Что в мире не найдёшь себе такого друга,</text:p>
      <text:p text:style-name="Stanza">Такого верного, ей-ей;</text:p>
      <text:p text:style-name="Stanza">Пускай лишусь жены, детей,</text:p>
      <text:p text:style-name="Stanza">Оставлен буду целым светом,</text:p>
      <text:p text:style-name="Stanza">Пускай умру на месте этом,</text:p>
      <text:p text:style-name="Stanza">И разразит меня господь…</text:p>
      <text:p text:style-name="Stanza"/>
      <text:p text:style-name="P6"/>
      <text:p text:style-name="P6"/>
      <text:h text:style-name="Heading_20_6" text:outline-level="6">Чацкий</text:h>
      <text:p text:style-name="Stanza">Да полно вздор молоть.</text:p>
      <text:p text:style-name="Stanza"/>
      <text:p text:style-name="P6"/>
      <text:p text:style-name="P6"/>
      <text:h text:style-name="Heading_20_6" text:outline-level="6">Репетилов</text:h>
      <text:p text:style-name="Stanza">Не любишь ты меня, естественное дело:</text:p>
      <text:p text:style-name="Stanza">С другими я и так и сяк,</text:p>
      <text:p text:style-name="Stanza">С тобою говорю несмело;</text:p>
      <text:p text:style-name="Stanza">Я жалок, я смешон, я неуч, я дурак.</text:p>
      <text:p text:style-name="Stanza"/>
      <text:p text:style-name="P6"/>
      <text:p text:style-name="P6"/>
      <text:h text:style-name="Heading_20_6" text:outline-level="6">Чацкий</text:h>
      <text:p text:style-name="Stanza">Вот странное уничиженье!</text:p>
      <text:p text:style-name="Stanza"/>
      <text:p text:style-name="P6"/>
      <text:p text:style-name="P6"/>
      <text:h text:style-name="Heading_20_6" text:outline-level="6">Репетилов</text:h>
      <text:p text:style-name="Stanza">Ругай меня, я сам кляну своё рожденье,</text:p>
      <text:p text:style-name="Stanza">Когда подумаю, как время убивал!</text:p>
      <text:p text:style-name="Stanza">Скажи, который час?</text:p>
      <text:p text:style-name="Stanza"/>
      <text:p text:style-name="P6"><text:soft-page-break/></text:p>
      <text:p text:style-name="P6"/>
      <text:h text:style-name="Heading_20_6" text:outline-level="6">Чацкий</text:h>
      <text:p text:style-name="Stanza">Час ехать спать ложиться;</text:p>
      <text:p text:style-name="Stanza">Коли явился ты на бал,</text:p>
      <text:p text:style-name="Stanza">Так можешь воротиться.</text:p>
      <text:p text:style-name="Stanza"/>
      <text:p text:style-name="P6"/>
      <text:p text:style-name="P6"/>
      <text:h text:style-name="Heading_20_6" text:outline-level="6">Репетилов</text:h>
      <text:p text:style-name="Stanza">Что бал? братец, где мы всю ночь до бела дня,</text:p>
      <text:p text:style-name="Stanza">В приличьях скованы, не вырвемся из ига,</text:p>
      <text:p text:style-name="Stanza">Читал ли ты? есть книга…</text:p>
      <text:p text:style-name="Stanza"/>
      <text:p text:style-name="P6"/>
      <text:p text:style-name="P6"/>
      <text:h text:style-name="Heading_20_6" text:outline-level="6">Чацкий</text:h>
      <text:p text:style-name="Stanza">А ты читал? задача для меня,</text:p>
      <text:p text:style-name="Stanza">Ты Репетилов ли?</text:p>
      <text:p text:style-name="Stanza"/>
      <text:p text:style-name="P6"/>
      <text:p text:style-name="P6"/>
      <text:h text:style-name="Heading_20_6" text:outline-level="6">Репетилов</text:h>
      <text:p text:style-name="Stanza">Зови меня вандалом:</text:p>
      <text:p text:style-name="Stanza">Я это имя заслужил.</text:p>
      <text:p text:style-name="Stanza">Людьми пустыми дорожил!</text:p>
      <text:p text:style-name="Stanza">Сам бредил целый век обедом или балом!</text:p>
      <text:p text:style-name="Stanza">Об детях забывал! обманывал жену!</text:p>
      <text:p text:style-name="Stanza">Играл! проигрывал! в опеку взят указом!<text:span text:style-name="T2"><text:note text:id="ftn33" text:note-class="footnote"><text:note-citation>33</text:note-citation><text:note-body><text:p text:style-name="FootNote"><text:s/><text:span text:style-name="T1">…в опеку взят указом!</text:span>  — то есть над имением Репетилова, по царскому указу, была учреждена опека (надзор).</text:p><text:p text:style-name="FootNote"/></text:note-body></text:note></text:span></text:p>
      <text:p text:style-name="Stanza">Танцовшицу держал! и не одну:</text:p>
      <text:p text:style-name="Stanza">Трёх разом!</text:p>
      <text:p text:style-name="Stanza">Пил мёртвую! не спал ночей по девяти!</text:p>
      <text:p text:style-name="Stanza">Всё отвергал: законы! совесть! веру!</text:p>
      <text:p text:style-name="Stanza"/>
      <text:p text:style-name="P6"/>
      <text:p text:style-name="P6"/>
      <text:h text:style-name="Heading_20_6" text:outline-level="6">Чацкий</text:h>
      <text:p text:style-name="Stanza">Послушай! ври, да знай же меру;</text:p>
      <text:p text:style-name="Stanza">Есть от чего в отчаянье прийти.</text:p>
      <text:p text:style-name="Stanza"/>
      <text:p text:style-name="P6"/>
      <text:p text:style-name="P6"/>
      <text:h text:style-name="Heading_20_6" text:outline-level="6">Репетилов</text:h>
      <text:p text:style-name="Stanza">Поздравь меня, теперь с людьми я знаюсь</text:p>
      <text:p text:style-name="Stanza">С умнейшими!! — всю ночь не рыщу напролёт.</text:p>
      <text:p text:style-name="Stanza"/>
      <text:p text:style-name="P6"/>
      <text:p text:style-name="P6"/>
      <text:h text:style-name="Heading_20_6" text:outline-level="6"><text:soft-page-break/>Чацкий</text:h>
      <text:p text:style-name="Stanza">Вот нынче например?</text:p>
      <text:p text:style-name="Stanza"/>
      <text:p text:style-name="P6"/>
      <text:p text:style-name="P6"/>
      <text:h text:style-name="Heading_20_6" text:outline-level="6">Репетилов</text:h>
      <text:p text:style-name="Stanza">Что ночь одна, не в счёт,</text:p>
      <text:p text:style-name="Stanza">Зато спроси, где был?</text:p>
      <text:p text:style-name="Stanza"/>
      <text:p text:style-name="P6"/>
      <text:p text:style-name="P6"/>
      <text:h text:style-name="Heading_20_6" text:outline-level="6">Чацкий</text:h>
      <text:p text:style-name="Stanza">И сам я догадаюсь.</text:p>
      <text:p text:style-name="Stanza">Чай, в клубе?</text:p>
      <text:p text:style-name="Stanza"/>
      <text:p text:style-name="P6"/>
      <text:p text:style-name="P6"/>
      <text:h text:style-name="Heading_20_6" text:outline-level="6">Репетилов</text:h>
      <text:p text:style-name="Stanza">В Английском. Чтоб исповедь начать:</text:p>
      <text:p text:style-name="Stanza">Из шумного я заседанья.</text:p>
      <text:p text:style-name="Stanza">Пожало-ста молчи, я слово дал молчать;</text:p>
      <text:p text:style-name="Stanza">У нас есть общество, и тайные собранья,</text:p>
      <text:p text:style-name="Stanza">По четвергам. Секретнейший союз…</text:p>
      <text:p text:style-name="Stanza"/>
      <text:p text:style-name="P6"/>
      <text:p text:style-name="P6"/>
      <text:h text:style-name="Heading_20_6" text:outline-level="6">Чацкий</text:h>
      <text:p text:style-name="Stanza">Ах! я, братец, боюсь.</text:p>
      <text:p text:style-name="Stanza">Как? в клубе?</text:p>
      <text:p text:style-name="Stanza"/>
      <text:p text:style-name="P6"/>
      <text:p text:style-name="P6"/>
      <text:h text:style-name="Heading_20_6" text:outline-level="6">Репетилов</text:h>
      <text:p text:style-name="Stanza">Именно.</text:p>
      <text:p text:style-name="Stanza"/>
      <text:p text:style-name="P6"/>
      <text:p text:style-name="P6"/>
      <text:h text:style-name="Heading_20_6" text:outline-level="6">Чацкий</text:h>
      <text:p text:style-name="Stanza">Вот меры чрезвычайны,</text:p>
      <text:p text:style-name="Stanza">Чтоб вза&amp;#769;шеи прогнать и вас и ваши тайны.</text:p>
      <text:p text:style-name="Stanza"/>
      <text:p text:style-name="P6"/>
      <text:p text:style-name="P6"/>
      <text:h text:style-name="Heading_20_6" text:outline-level="6">Репетилов</text:h>
      <text:p text:style-name="Stanza">Напрасно страх тебя берёт:</text:p>
      <text:p text:style-name="Stanza">Вслух, громко говорим, никто не разберёт.</text:p>
      <text:p text:style-name="Stanza">Я сам, как схватятся о камерах, присяжных,<text:span text:style-name="T2"><text:note text:id="ftn34" text:note-class="footnote"><text:note-citation>34</text:note-citation><text:note-body><text:p text:style-name="FootNote"><text:s/><text:span text:style-name="T1">…о камерах, присяжных…</text:span>  — Камеры — палаты народных депутатов в конституционных государствах. О палатах депутатов, как и о введении в России суда присяжных, много говорили тогда в русском обществе, особенно в среде декабристов.</text:p><text:p text:style-name="FootNote"/></text:note-body></text:note></text:span></text:p>
      <text:p text:style-name="Stanza">О Бейроне, ну о матерьях важных.</text:p>
      <text:p text:style-name="Stanza"><text:soft-page-break/>Частенько слушаю, не разжимая губ;</text:p>
      <text:p text:style-name="Stanza">Мне не под силу, брат, и чувствую, что глуп.</text:p>
      <text:p text:style-name="Stanza">Ах! Alexandre! у нас тебя недоставало;</text:p>
      <text:p text:style-name="Stanza">Послушай, миленький, потешь меня хоть мало;</text:p>
      <text:p text:style-name="Stanza">Поедем-ка сейчас; мы, благо на ходу;</text:p>
      <text:p text:style-name="Stanza">С какими я тебя сведу</text:p>
      <text:p text:style-name="Stanza">Людьми!! Уж на меня нисколько не похожи.</text:p>
      <text:p text:style-name="Stanza">Что за&amp;#769; люди, mon cher! Сок умной молодёжи!</text:p>
      <text:p text:style-name="Stanza"/>
      <text:p text:style-name="P6"/>
      <text:p text:style-name="P6"/>
      <text:h text:style-name="Heading_20_6" text:outline-level="6">Чацкий</text:h>
      <text:p text:style-name="Stanza">Бог с ними, и с тобой. Куда я поскачу?</text:p>
      <text:p text:style-name="Stanza">Зачем? в глухую ночь? Домой, я спать хочу.</text:p>
      <text:p text:style-name="Stanza"/>
      <text:p text:style-name="P6"/>
      <text:p text:style-name="P6"/>
      <text:h text:style-name="Heading_20_6" text:outline-level="6">Репетилов</text:h>
      <text:p text:style-name="Stanza">Э! брось! кто нынче спит? Ну полно, без прелюдий,</text:p>
      <text:p text:style-name="Stanza">Решись, а мы!.. у нас… решительные люди,</text:p>
      <text:p text:style-name="Stanza">Горячих дюжина голов!</text:p>
      <text:p text:style-name="Stanza">Кричим — подумаешь, что сотни голосов!..</text:p>
      <text:p text:style-name="Stanza"/>
      <text:p text:style-name="P6"/>
      <text:p text:style-name="P6"/>
      <text:h text:style-name="Heading_20_6" text:outline-level="6">Чацкий</text:h>
      <text:p text:style-name="Stanza">Да из чего беснуетесь вы столько?</text:p>
      <text:p text:style-name="Stanza"/>
      <text:p text:style-name="P6"/>
      <text:p text:style-name="P6"/>
      <text:h text:style-name="Heading_20_6" text:outline-level="6">Репетилов</text:h>
      <text:p text:style-name="Stanza">Шумим, братец, шумим.</text:p>
      <text:p text:style-name="Stanza"/>
      <text:p text:style-name="P6"/>
      <text:p text:style-name="P6"/>
      <text:h text:style-name="Heading_20_6" text:outline-level="6">Чацкий</text:h>
      <text:p text:style-name="Stanza">Шумите вы? и только?</text:p>
      <text:p text:style-name="Stanza"/>
      <text:p text:style-name="P6"/>
      <text:p text:style-name="P6"/>
      <text:h text:style-name="Heading_20_6" text:outline-level="6">Репетилов</text:h>
      <text:p text:style-name="Stanza">Не место объяснять теперь и недосуг;</text:p>
      <text:p text:style-name="Stanza">Но государственное дело:</text:p>
      <text:p text:style-name="Stanza">Оно, вот видишь, не созрело,</text:p>
      <text:p text:style-name="Stanza">Нельзя же вдруг.</text:p>
      <text:p text:style-name="Stanza">Что за&amp;#769; люди! mon cher! Без дальних я историй</text:p>
      <text:p text:style-name="Stanza">Скажу тебе: во-первый, князь Григорий!!</text:p>
      <text:p text:style-name="Stanza">Чудак единственный! нас со смеху морит!</text:p>
      <text:p text:style-name="Stanza">Век с англичанами, вся а&amp;#769;нглийская складка,</text:p>
      <text:p text:style-name="Stanza">И так же он сквозь зубы говорит,</text:p>
      <text:p text:style-name="Stanza">И так же коротко обстрижен для порядка.</text:p>
      <text:p text:style-name="Stanza">Ты не знаком? о! познакомься с ним.</text:p>
      <text:p text:style-name="Stanza"><text:soft-page-break/>Другой — Воркулов Евдоким;</text:p>
      <text:p text:style-name="Stanza">Ты не слыхал, как он поёт? о! диво!</text:p>
      <text:p text:style-name="Stanza">Послушай, милый, особливо</text:p>
      <text:p text:style-name="Stanza">Есть у него любимое одно:</text:p>
      <text:p text:style-name="Stanza">«<text:span text:style-name="T1">А! нон лашьяр ми, но, но, но»</text:span> .<text:span text:style-name="T2"><text:note text:id="ftn35" text:note-class="footnote"><text:note-citation>35</text:note-citation><text:note-body><text:p text:style-name="FootNote"><text:s/><text:span text:style-name="T1">«А! нон лашьяр ми, но, но, но»</text:span> <text:s/>(«Ах! не оставь меня, нет, нет, нет») — популярная песенка из оперы итальянского композитора Галуппи (1706–1785) «Покинутая Дидона».</text:p><text:p text:style-name="FootNote"/></text:note-body></text:note></text:span></text:p>
      <text:p text:style-name="Stanza">Ещё у нас два брата:</text:p>
      <text:p text:style-name="Stanza">Левон и Боринька, чудесные ребята!</text:p>
      <text:p text:style-name="Stanza">Об них не знаешь что сказать;</text:p>
      <text:p text:style-name="Stanza">Но если гения прикажете назвать:</text:p>
      <text:p text:style-name="Stanza">Удушьев Ипполит Маркелыч!!!!</text:p>
      <text:p text:style-name="Stanza">Ты сочинения его</text:p>
      <text:p text:style-name="Stanza">Читал ли что-нибудь? хоть мелочь?</text:p>
      <text:p text:style-name="Stanza">Прочти, братец, да он не пишет ничего;</text:p>
      <text:p text:style-name="Stanza">Вот эдаких людей бы сечь-то,</text:p>
      <text:p text:style-name="Stanza">И приговаривать: писать, писать, писать;</text:p>
      <text:p text:style-name="Stanza">В журналах можешь ты, однако, отыскать</text:p>
      <text:p text:style-name="Stanza">Его <text:span text:style-name="T1">отрывок, взгляд</text:span> <text:s/>и <text:span text:style-name="T1">нечто</text:span> .</text:p>
      <text:p text:style-name="Stanza">Об чём бишь <text:span text:style-name="T1">нечто</text:span> ? — обо всём;</text:p>
      <text:p text:style-name="Stanza">Всё знает, мы его на чёрный день пасём.</text:p>
      <text:p text:style-name="Stanza">Но голова у нас, какой в России нету,</text:p>
      <text:p text:style-name="Stanza">Не надо называть, узнаешь по портрету:</text:p>
      <text:p text:style-name="Stanza">Ночной разбойник, дуэлист,</text:p>
      <text:p text:style-name="Stanza">В Камчатку сослан был, вернулся алеутом,</text:p>
      <text:p text:style-name="Stanza">И крепко на&amp;#769; руку нечист;</text:p>
      <text:p text:style-name="Stanza">Да умный человек не может быть не плу&amp;#769;том.</text:p>
      <text:p text:style-name="Stanza">Когда ж об честности высокой говорит,</text:p>
      <text:p text:style-name="Stanza">Каким-то демоном внушаем:</text:p>
      <text:p text:style-name="Stanza">Глаза в крови, лицо горит,</text:p>
      <text:p text:style-name="Stanza">Сам плачет, и мы все рыдаем.</text:p>
      <text:p text:style-name="Stanza">Вот люди, есть ли им подобные? Навряд…</text:p>
      <text:p text:style-name="Stanza">Ну, между ими я, конечно, зауряд,</text:p>
      <text:p text:style-name="Stanza">Немножко поотстал, ленив, подумать ужас!</text:p>
      <text:p text:style-name="Stanza">Однако ж я, когда, умишком понатужась,</text:p>
      <text:p text:style-name="Stanza">Засяду, часу не сижу,</text:p>
      <text:p text:style-name="Stanza">И как-то невзначай, вдруг каламбур рожу,</text:p>
      <text:p text:style-name="Stanza">Другие у меня мысль эту же подцепят,</text:p>
      <text:p text:style-name="Stanza">И вшестером, глядь, водевильчик слепят,</text:p>
      <text:p text:style-name="Stanza">Другие шестеро на музыку кладут,</text:p>
      <text:p text:style-name="Stanza">Другие хлопают, когда его дают.</text:p>
      <text:p text:style-name="Stanza">Брат, смейся, а что любо — любо:</text:p>
      <text:p text:style-name="Stanza">Способностями бог меня не наградил,</text:p>
      <text:p text:style-name="Stanza">Дал сердце доброе, вот чем я людям мил,</text:p>
      <text:p text:style-name="Stanza">Совру — простят…</text:p>
      <text:p text:style-name="Stanza"/>
      <text:p text:style-name="P6"/>
      <text:p text:style-name="P6"/>
      <text:h text:style-name="Heading_20_6" text:outline-level="6">Лакей</text:h>
      <text:p text:style-name="Stanza"><text:span text:style-name="T1">(у подъезда)</text:span> </text:p>
      <text:p text:style-name="Stanza"><text:soft-page-break/></text:p>
      <text:p text:style-name="Stanza">Карета Скалозуба.</text:p>
      <text:p text:style-name="Stanza"/>
      <text:p text:style-name="P6"/>
      <text:p text:style-name="P6"/>
      <text:h text:style-name="Heading_20_6" text:outline-level="6">Репетилов</text:h>
      <text:p text:style-name="Stanza">Чья?</text:p>
      <text:p text:style-name="Stanza"/>
      <text:p text:style-name="Stanza"/>
      <text:h text:style-name="P8" text:outline-level="3">Явление 5</text:h>
      <text:p text:style-name="P3"/>
      <text:p text:style-name="P6"/>
      <text:p text:style-name="P7"><text:span text:style-name="T1">Те же и Скалозуб</text:span> <text:s/>(спускается с лестницы).</text:p>
      <text:p text:style-name="P6"/>
      <text:p text:style-name="P6"/>
      <text:p text:style-name="P6"/>
      <text:h text:style-name="Heading_20_6" text:outline-level="6">Репетилов</text:h>
      <text:p text:style-name="Stanza"><text:span text:style-name="T1">(к нему навстречу)</text:span> </text:p>
      <text:p text:style-name="Stanza"/>
      <text:p text:style-name="Stanza">Ах! Скалозуб, душа моя,</text:p>
      <text:p text:style-name="Stanza">Постой, куда же? сделай дружбу.</text:p>
      <text:p text:style-name="Stanza"/>
      <text:p text:style-name="Stanza"><text:span text:style-name="T1">(Душит его в объятиях.)</text:span> </text:p>
      <text:p text:style-name="Stanza"/>
      <text:p text:style-name="P6"/>
      <text:p text:style-name="P6"/>
      <text:h text:style-name="Heading_20_6" text:outline-level="6">Чацкий</text:h>
      <text:p text:style-name="Stanza">Куда деваться мне от них!</text:p>
      <text:p text:style-name="Stanza"/>
      <text:p text:style-name="Stanza"><text:span text:style-name="T1">(Входит в швейцарскую.)</text:span> </text:p>
      <text:p text:style-name="Stanza"/>
      <text:p text:style-name="P6"/>
      <text:p text:style-name="P6"/>
      <text:h text:style-name="Heading_20_6" text:outline-level="6">Репетилов</text:h>
      <text:p text:style-name="Stanza"><text:span text:style-name="T1">(Скалозубу)</text:span> </text:p>
      <text:p text:style-name="Stanza"/>
      <text:p text:style-name="Stanza">Слух об тебе давно затих;</text:p>
      <text:p text:style-name="Stanza">Сказали, что ты в полк отправился на службу.</text:p>
      <text:p text:style-name="Stanza">Знакомы вы?</text:p>
      <text:p text:style-name="Stanza"/>
      <text:p text:style-name="Stanza"><text:span text:style-name="T1">(Ищет Чацкого глазами.)</text:span> </text:p>
      <text:p text:style-name="Stanza"/>
      <text:p text:style-name="Stanza">Упрямец! ускакал!</text:p>
      <text:p text:style-name="Stanza">Нет ну&amp;#769;жды, я тебя нечаянно сыскал,</text:p>
      <text:p text:style-name="Stanza">И просим-ка со мной, сейчас без отговорок:</text:p>
      <text:p text:style-name="Stanza">У князь-Григория теперь народу тьма,</text:p>
      <text:p text:style-name="Stanza">Увидишь человек нас сорок,</text:p>
      <text:p text:style-name="Stanza">Фу! сколько, братец, там ума!</text:p>
      <text:p text:style-name="Stanza">Всю ночь толкуют, не наскучат,</text:p>
      <text:p text:style-name="Stanza">Во-первых, напоят шампанским на убой,</text:p>
      <text:p text:style-name="Stanza">А во-вторых, таким вещам научат,</text:p>
      <text:p text:style-name="Stanza">Каких, конечно, нам не выдумать с тобой.</text:p>
      <text:p text:style-name="Stanza"><text:soft-page-break/></text:p>
      <text:p text:style-name="P6"/>
      <text:p text:style-name="P6"/>
      <text:h text:style-name="Heading_20_6" text:outline-level="6">Скалозуб</text:h>
      <text:p text:style-name="Stanza">Избавь. Учёностью меня не обморочишь,</text:p>
      <text:p text:style-name="Stanza">Скликай других, а если хочешь,</text:p>
      <text:p text:style-name="Stanza">Я князь-Григорию и вам</text:p>
      <text:p text:style-name="Stanza">Фельдфебеля в Волтеры дам,</text:p>
      <text:p text:style-name="Stanza">Он в три шеренги вас построит,</text:p>
      <text:p text:style-name="Stanza">А пикните, так мигом успокоит.</text:p>
      <text:p text:style-name="Stanza"/>
      <text:p text:style-name="P6"/>
      <text:p text:style-name="P6"/>
      <text:h text:style-name="Heading_20_6" text:outline-level="6">Репетилов</text:h>
      <text:p text:style-name="Stanza">Всё служба на уме! mon cher, гляди сюда:</text:p>
      <text:p text:style-name="Stanza">И я в чины бы лез, да неудачи встретил,</text:p>
      <text:p text:style-name="Stanza">Как, может быть, никто и никогда;</text:p>
      <text:p text:style-name="Stanza">По статской я служил, тогда</text:p>
      <text:p text:style-name="Stanza">Барон фон-Клоц в министры метил,</text:p>
      <text:p text:style-name="Stanza">А я</text:p>
      <text:p text:style-name="Stanza">К нему в зятья.</text:p>
      <text:p text:style-name="Stanza">Шёл напрямик без дальней думы,</text:p>
      <text:p text:style-name="Stanza">С его женой и с ним пускался в реверси,<text:span text:style-name="T2"><text:note text:id="ftn36" text:note-class="footnote"><text:note-citation>36</text:note-citation><text:note-body><text:p text:style-name="FootNote"><text:s/><text:span text:style-name="T1">Реверси</text:span> <text:s/>— карточная игра.</text:p><text:p text:style-name="FootNote"/></text:note-body></text:note></text:span></text:p>
      <text:p text:style-name="Stanza">Ему и ей какие суммы</text:p>
      <text:p text:style-name="Stanza">Спустил, что боже упаси!</text:p>
      <text:p text:style-name="Stanza">Он на Фонтанке жил, я возле дом построил,</text:p>
      <text:p text:style-name="Stanza">С колоннами! огромный! сколько стоил!</text:p>
      <text:p text:style-name="Stanza">Женился наконец на дочери его,</text:p>
      <text:p text:style-name="Stanza">Приданого взял — шиш, по службе — ничего.</text:p>
      <text:p text:style-name="Stanza">Тесть немец, а что проку? —</text:p>
      <text:p text:style-name="Stanza">Боялся, видишь, он упрёку</text:p>
      <text:p text:style-name="Stanza">За слабость будто бы к родне!</text:p>
      <text:p text:style-name="Stanza">Боялся, прах его возьми, да легче ль мне?</text:p>
      <text:p text:style-name="Stanza">Секретари его все хамы, все продажны,</text:p>
      <text:p text:style-name="Stanza">Людишки, пишущая тварь,</text:p>
      <text:p text:style-name="Stanza">Все вышли в знать, все нынче важны,</text:p>
      <text:p text:style-name="Stanza">Гляди-ка в адрес-календарь.</text:p>
      <text:p text:style-name="Stanza">Тьфу! служба и чины, кресты — души мытарства;</text:p>
      <text:p text:style-name="Stanza">Лахмотьев Алексей чудесно говорит,</text:p>
      <text:p text:style-name="Stanza">Что радикальные потребны тут лекарства,</text:p>
      <text:p text:style-name="Stanza">Желудок дольше не варит.</text:p>
      <text:p text:style-name="Stanza"/>
      <text:p text:style-name="P6"/>
      <text:p text:style-name="P7"><text:span text:style-name="T1">(Останавливается, увидя, что Загорецкий заступил место Скалозуба, который покудова уехал.)</text:span> </text:p>
      <text:p text:style-name="P6"/>
      <text:p text:style-name="P6"/>
      <text:h text:style-name="P8" text:outline-level="3">Явление 6</text:h>
      <text:p text:style-name="P3"/>
      <text:p text:style-name="P6"><text:soft-page-break/></text:p>
      <text:p text:style-name="P7"><text:span text:style-name="T1">Репетилов, Загорецкий.</text:span> </text:p>
      <text:p text:style-name="P6"/>
      <text:p text:style-name="P6"/>
      <text:p text:style-name="P6"/>
      <text:h text:style-name="Heading_20_6" text:outline-level="6">Загорецкий</text:h>
      <text:p text:style-name="Stanza">Извольте продолжать, вам искренно признаюсь,</text:p>
      <text:p text:style-name="Stanza">Такой же я, как вы, ужасный либерал!</text:p>
      <text:p text:style-name="Stanza">И от того, что прям и смело объясняюсь,</text:p>
      <text:p text:style-name="Stanza">Куда как много потерял!..</text:p>
      <text:p text:style-name="Stanza"/>
      <text:p text:style-name="P6"/>
      <text:p text:style-name="P6"/>
      <text:h text:style-name="Heading_20_6" text:outline-level="6">Репетилов</text:h>
      <text:p text:style-name="Stanza"><text:span text:style-name="T1">(с досадой)</text:span> </text:p>
      <text:p text:style-name="Stanza"/>
      <text:p text:style-name="Stanza">Все врознь, не говоря ни слова;</text:p>
      <text:p text:style-name="Stanza">Чуть и&amp;#769;з виду один, гляди уж нет другова.</text:p>
      <text:p text:style-name="Stanza">Был Чацкий, вдруг исчез, потом и Скалозуб.</text:p>
      <text:p text:style-name="Stanza"/>
      <text:p text:style-name="P6"/>
      <text:p text:style-name="P6"/>
      <text:h text:style-name="Heading_20_6" text:outline-level="6">Загорецкий</text:h>
      <text:p text:style-name="Stanza">Как думаете вы об Чацком?</text:p>
      <text:p text:style-name="Stanza"/>
      <text:p text:style-name="P6"/>
      <text:p text:style-name="P6"/>
      <text:h text:style-name="Heading_20_6" text:outline-level="6">Репетилов</text:h>
      <text:p text:style-name="Stanza">Он не глуп,</text:p>
      <text:p text:style-name="Stanza">Сейчас столкнулись мы, тут всякие турусы,</text:p>
      <text:p text:style-name="Stanza">И дельный разговор зашёл про водевиль.</text:p>
      <text:p text:style-name="Stanza">Да! водевиль есть вещь, а прочее всё гиль.</text:p>
      <text:p text:style-name="Stanza">Мы с ним… у нас… одни и те же вкусы.</text:p>
      <text:p text:style-name="Stanza"/>
      <text:p text:style-name="P6"/>
      <text:p text:style-name="P6"/>
      <text:h text:style-name="Heading_20_6" text:outline-level="6">Загорецкий</text:h>
      <text:p text:style-name="Stanza">А вы заметили, что он</text:p>
      <text:p text:style-name="Stanza">В уме сурьезно повреждён?</text:p>
      <text:p text:style-name="Stanza"/>
      <text:p text:style-name="P6"/>
      <text:p text:style-name="P6"/>
      <text:h text:style-name="Heading_20_6" text:outline-level="6">Репетилов</text:h>
      <text:p text:style-name="Stanza">Какая чепуха!</text:p>
      <text:p text:style-name="Stanza"/>
      <text:p text:style-name="P6"/>
      <text:p text:style-name="P6"/>
      <text:h text:style-name="Heading_20_6" text:outline-level="6">Загорецкий</text:h>
      <text:p text:style-name="Stanza">Об нём все этой веры.</text:p>
      <text:p text:style-name="Stanza"/>
      <text:p text:style-name="P6"/>
      <text:p text:style-name="P6"/>
      <text:h text:style-name="Heading_20_6" text:outline-level="6"><text:soft-page-break/>Репетилов</text:h>
      <text:p text:style-name="Stanza">Враньё.</text:p>
      <text:p text:style-name="Stanza"/>
      <text:p text:style-name="P6"/>
      <text:p text:style-name="P6"/>
      <text:h text:style-name="Heading_20_6" text:outline-level="6">Загорецкий</text:h>
      <text:p text:style-name="Stanza">Спросите всех.</text:p>
      <text:p text:style-name="Stanza"/>
      <text:p text:style-name="P6"/>
      <text:p text:style-name="P6"/>
      <text:h text:style-name="Heading_20_6" text:outline-level="6">Репетилов</text:h>
      <text:p text:style-name="Stanza">Химеры.<text:span text:style-name="T2"><text:note text:id="ftn37" text:note-class="footnote"><text:note-citation>37</text:note-citation><text:note-body><text:p text:style-name="FootNote"><text:s/><text:span text:style-name="T1">Химеры</text:span> <text:s/>— здесь: нелепые выдумки.</text:p><text:p text:style-name="FootNote"/></text:note-body></text:note></text:span></text:p>
      <text:p text:style-name="Stanza"/>
      <text:p text:style-name="P6"/>
      <text:p text:style-name="P6"/>
      <text:h text:style-name="Heading_20_6" text:outline-level="6">Загорецкий</text:h>
      <text:p text:style-name="Stanza">А кстати, вот князь Пётр Ильич,</text:p>
      <text:p text:style-name="Stanza">Княгиня и с княжнами.</text:p>
      <text:p text:style-name="Stanza"/>
      <text:p text:style-name="P6"/>
      <text:p text:style-name="P6"/>
      <text:h text:style-name="Heading_20_6" text:outline-level="6">Репетилов</text:h>
      <text:p text:style-name="Stanza">Дичь.</text:p>
      <text:p text:style-name="Stanza"/>
      <text:p text:style-name="Stanza"/>
      <text:h text:style-name="P8" text:outline-level="3">Явление 7</text:h>
      <text:p text:style-name="P3"/>
      <text:p text:style-name="P6"/>
      <text:p text:style-name="P7"><text:span text:style-name="T1">Репетилов, Загорецкий, Князь и Княгиня с шестью дочерями;</text:span> <text:s/>немного погодя<text:span text:style-name="T1"> Хлёстова</text:span> <text:s/>спускается с парадной лестницы,<text:span text:style-name="T1"> Молчалин</text:span> <text:s/>ведёт её под руку. <text:span text:style-name="T1">Лакеи</text:span> <text:s/>в суетах.</text:p>
      <text:p text:style-name="P6"/>
      <text:p text:style-name="P6"/>
      <text:p text:style-name="P6"/>
      <text:h text:style-name="Heading_20_6" text:outline-level="6">Загорецкий</text:h>
      <text:p text:style-name="Stanza">Княжны&amp;#769;, пожалуйте, скажите ваше мненье,</text:p>
      <text:p text:style-name="Stanza">Безумный Чацкий или нет?</text:p>
      <text:p text:style-name="Stanza"/>
      <text:p text:style-name="P6"/>
      <text:p text:style-name="P6"/>
      <text:h text:style-name="Heading_20_6" text:outline-level="6">1-я княжна</text:h>
      <text:p text:style-name="Stanza">Какое ж в этом есть сомненье?</text:p>
      <text:p text:style-name="Stanza"/>
      <text:p text:style-name="P6"/>
      <text:p text:style-name="P6"/>
      <text:h text:style-name="Heading_20_6" text:outline-level="6">2-я княжна</text:h>
      <text:p text:style-name="Stanza">Про это знает целый свет.</text:p>
      <text:p text:style-name="Stanza"/>
      <text:p text:style-name="P6"/>
      <text:p text:style-name="P6"><text:soft-page-break/></text:p>
      <text:h text:style-name="Heading_20_6" text:outline-level="6">3-я княжна</text:h>
      <text:p text:style-name="Stanza">Дрянские, Хворовы, Варлянские, Скачковы.</text:p>
      <text:p text:style-name="Stanza"/>
      <text:p text:style-name="P6"/>
      <text:p text:style-name="P6"/>
      <text:h text:style-name="Heading_20_6" text:outline-level="6">4-я княжна</text:h>
      <text:p text:style-name="Stanza">Ах! вести старые, кому они новы?</text:p>
      <text:p text:style-name="Stanza"/>
      <text:p text:style-name="P6"/>
      <text:p text:style-name="P6"/>
      <text:h text:style-name="Heading_20_6" text:outline-level="6">5-я княжна</text:h>
      <text:p text:style-name="Stanza">Кто сомневается?</text:p>
      <text:p text:style-name="Stanza"/>
      <text:p text:style-name="P6"/>
      <text:p text:style-name="P6"/>
      <text:h text:style-name="Heading_20_6" text:outline-level="6">Загорецкий</text:h>
      <text:p text:style-name="Stanza">Да вот не верит…</text:p>
      <text:p text:style-name="Stanza"/>
      <text:p text:style-name="P6"/>
      <text:p text:style-name="P6"/>
      <text:h text:style-name="Heading_20_6" text:outline-level="6">6-я княжна</text:h>
      <text:p text:style-name="Stanza"><text:span text:style-name="T1">(Репетилову)</text:span> </text:p>
      <text:p text:style-name="Stanza"/>
      <text:p text:style-name="Stanza">Вы!</text:p>
      <text:p text:style-name="Stanza"/>
      <text:p text:style-name="P6"/>
      <text:p text:style-name="P6"/>
      <text:h text:style-name="Heading_20_6" text:outline-level="6">Все вместе</text:h>
      <text:p text:style-name="Stanza">Мсьё Репетилов! Вы! Мсьё Репетилов! что&amp;#769; вы!</text:p>
      <text:p text:style-name="Stanza">Да как вы! Можно ль против всех!</text:p>
      <text:p text:style-name="Stanza">Да почему вы? стыд и смех.</text:p>
      <text:p text:style-name="Stanza"/>
      <text:p text:style-name="P6"/>
      <text:p text:style-name="P6"/>
      <text:h text:style-name="Heading_20_6" text:outline-level="6">Репетилов</text:h>
      <text:p text:style-name="Stanza"><text:span text:style-name="T1">(затыкает себе уши)</text:span> </text:p>
      <text:p text:style-name="Stanza"/>
      <text:p text:style-name="Stanza">Простите, я не знал, что это слишком гласно.</text:p>
      <text:p text:style-name="Stanza"/>
      <text:p text:style-name="P6"/>
      <text:p text:style-name="P6"/>
      <text:h text:style-name="Heading_20_6" text:outline-level="6">Княгиня</text:h>
      <text:p text:style-name="Stanza">Ещё не гласно бы, с ним говорить опасно,</text:p>
      <text:p text:style-name="Stanza">Давно бы запереть пора.</text:p>
      <text:p text:style-name="Stanza">Послушать, так его мизинец</text:p>
      <text:p text:style-name="Stanza">Умнее всех, и даже князь-Петра!</text:p>
      <text:p text:style-name="Stanza">Я думаю, он просто якобинец,</text:p>
      <text:p text:style-name="Stanza">Ваш Чацкий!!!.. Едемте. Князь, ты везти бы мог</text:p>
      <text:p text:style-name="Stanza">Катишь или Зизи, мы сядем в шестиместной.</text:p>
      <text:p text:style-name="Stanza"/>
      <text:p text:style-name="P6"/>
      <text:p text:style-name="P6"><text:soft-page-break/></text:p>
      <text:h text:style-name="Heading_20_6" text:outline-level="6">Хлёстова</text:h>
      <text:p text:style-name="Stanza"><text:span text:style-name="T1">(с лестницы)</text:span> </text:p>
      <text:p text:style-name="Stanza"/>
      <text:p text:style-name="Stanza">Княгиня, карточный должок.</text:p>
      <text:p text:style-name="Stanza"/>
      <text:p text:style-name="P6"/>
      <text:p text:style-name="P6"/>
      <text:h text:style-name="Heading_20_6" text:outline-level="6">Княгиня</text:h>
      <text:p text:style-name="Stanza">За мною, матушка.</text:p>
      <text:p text:style-name="Stanza"/>
      <text:p text:style-name="P6"/>
      <text:p text:style-name="P6"/>
      <text:h text:style-name="Heading_20_6" text:outline-level="6">Всё</text:h>
      <text:p text:style-name="Stanza"><text:span text:style-name="T1">(друг другу)</text:span> </text:p>
      <text:p text:style-name="Stanza"/>
      <text:p text:style-name="Stanza">Прощайте.</text:p>
      <text:p text:style-name="Stanza"/>
      <text:p text:style-name="P6"/>
      <text:p text:style-name="P7"><text:span text:style-name="T1">(Княжеская фамилия уезжает и Загорецкий тоже.)</text:span> </text:p>
      <text:p text:style-name="P6"/>
      <text:p text:style-name="P6"/>
      <text:h text:style-name="P8" text:outline-level="3">Явление 8</text:h>
      <text:p text:style-name="P3"/>
      <text:p text:style-name="P6"/>
      <text:p text:style-name="P7"><text:span text:style-name="T1">Репетилов, Хлёстова, Молчалин.</text:span> </text:p>
      <text:p text:style-name="P6"/>
      <text:p text:style-name="P6"/>
      <text:p text:style-name="P6"/>
      <text:h text:style-name="Heading_20_6" text:outline-level="6">Репетилов</text:h>
      <text:p text:style-name="Stanza">Царь небесный!</text:p>
      <text:p text:style-name="Stanza">Амфиса Ниловна! Ах! Чацкий! бедный! вот!</text:p>
      <text:p text:style-name="Stanza">Что наш высокий ум! и тысяча забот!</text:p>
      <text:p text:style-name="Stanza">Скажите, из чего на свете мы хлопочем!</text:p>
      <text:p text:style-name="Stanza"/>
      <text:p text:style-name="P6"/>
      <text:p text:style-name="P6"/>
      <text:h text:style-name="Heading_20_6" text:outline-level="6">Хлёстова</text:h>
      <text:p text:style-name="Stanza">Так бог ему судил; а впрочем</text:p>
      <text:p text:style-name="Stanza">Полечат, вылечат, авось;</text:p>
      <text:p text:style-name="Stanza">А ты, мой батюшка, неисцелим, хоть брось.</text:p>
      <text:p text:style-name="Stanza">Изволил вовремя явиться! —</text:p>
      <text:p text:style-name="Stanza">Молчалин, вон чуланчик твой,</text:p>
      <text:p text:style-name="Stanza">Не нужны проводы; поди, господь с тобой.</text:p>
      <text:p text:style-name="Stanza"/>
      <text:p text:style-name="Stanza"><text:span text:style-name="T1">(Молчалин уходит к себе в комнату.)</text:span> </text:p>
      <text:p text:style-name="Stanza"/>
      <text:p text:style-name="Stanza">Прощайте, батюшка; пора перебеситься.</text:p>
      <text:p text:style-name="Stanza"/>
      <text:p text:style-name="P6"/>
      <text:p text:style-name="P7"><text:span text:style-name="T1">(Уезжает.)</text:span> </text:p>
      <text:p text:style-name="P6"/>
      <text:p text:style-name="P6"><text:soft-page-break/></text:p>
      <text:h text:style-name="P8" text:outline-level="3">Явление 9</text:h>
      <text:p text:style-name="P3"/>
      <text:p text:style-name="P6"/>
      <text:p text:style-name="P7"><text:span text:style-name="T1">Репетилов</text:span> <text:s/>с своим <text:span text:style-name="T1">лакеем.</text:span> </text:p>
      <text:p text:style-name="P6"/>
      <text:p text:style-name="P6"/>
      <text:p text:style-name="P6"/>
      <text:h text:style-name="Heading_20_6" text:outline-level="6">Репетилов</text:h>
      <text:p text:style-name="Stanza">Куда теперь направить путь?</text:p>
      <text:p text:style-name="Stanza">А дело уж идёт к рассвету.</text:p>
      <text:p text:style-name="Stanza">Поди, сажай меня в карету,</text:p>
      <text:p text:style-name="Stanza">Вези куда-нибудь.</text:p>
      <text:p text:style-name="Stanza"/>
      <text:p text:style-name="P6"/>
      <text:p text:style-name="P7"><text:span text:style-name="T1">(Уезжает.)</text:span> </text:p>
      <text:p text:style-name="P6"/>
      <text:p text:style-name="P6"/>
      <text:h text:style-name="P8" text:outline-level="3">Явление 10</text:h>
      <text:p text:style-name="P3"/>
      <text:p text:style-name="P6"/>
      <text:p text:style-name="P7"><text:span text:style-name="T1">Последняя лампа гаснет.</text:span> </text:p>
      <text:p text:style-name="P6"/>
      <text:p text:style-name="P6"/>
      <text:p text:style-name="P6"/>
      <text:h text:style-name="Heading_20_6" text:outline-level="6">Чацкий</text:h>
      <text:p text:style-name="Stanza"><text:span text:style-name="T1">(выходит из швейцарской)</text:span> </text:p>
      <text:p text:style-name="Stanza"/>
      <text:p text:style-name="Stanza">Что это? слышал ли моими я ушами!</text:p>
      <text:p text:style-name="Stanza">Не смех, а явно злость. Какими чудесами?</text:p>
      <text:p text:style-name="Stanza">Через какое колдовство</text:p>
      <text:p text:style-name="Stanza">Нелепость обо мне все в голос повторяют!</text:p>
      <text:p text:style-name="Stanza">И для иных как словно торжество,</text:p>
      <text:p text:style-name="Stanza">Другие будто сострадают…</text:p>
      <text:p text:style-name="Stanza">О! если б кто в людей проник:</text:p>
      <text:p text:style-name="Stanza">Что хуже в них? душа или язык?</text:p>
      <text:p text:style-name="Stanza">Чьё это сочиненье!</text:p>
      <text:p text:style-name="Stanza">Поверили глупцы, другим передают,</text:p>
      <text:p text:style-name="Stanza">Старухи вмиг тревогу бьют —</text:p>
      <text:p text:style-name="Stanza">И вот общественное мненье!</text:p>
      <text:p text:style-name="Stanza">И вот та родина… Нет, в нынешний приезд,</text:p>
      <text:p text:style-name="Stanza">Я вижу, что она мне скоро надоест.</text:p>
      <text:p text:style-name="Stanza">А Софья знает ли? — Конечно, рассказали,</text:p>
      <text:p text:style-name="Stanza">Она не то, чтобы мне именно во вред</text:p>
      <text:p text:style-name="Stanza">Потешилась, и правда или нет</text:p>
      <text:p text:style-name="Stanza">Ей всё равно, другой ли, я ли,</text:p>
      <text:p text:style-name="Stanza">Никем по совести она не дорожит.</text:p>
      <text:p text:style-name="Stanza">Но этот обморок? беспамятство откуда??</text:p>
      <text:p text:style-name="Stanza">Нерв избалованность, причуда, —</text:p>
      <text:p text:style-name="Stanza">Возбу&amp;#769;дит малость их, и малость утишит, —</text:p>
      <text:p text:style-name="Stanza">Я признаком почёл живых страстей. — Ни крошки:</text:p>
      <text:p text:style-name="Stanza">Она конечно бы лишилась так же сил,</text:p>
      <text:p text:style-name="Stanza"><text:soft-page-break/>Когда бы кто-нибудь ступил</text:p>
      <text:p text:style-name="Stanza">На хвост собачки или кошки.</text:p>
      <text:p text:style-name="Stanza"/>
      <text:p text:style-name="P6"/>
      <text:p text:style-name="P6"/>
      <text:h text:style-name="Heading_20_6" text:outline-level="6">София</text:h>
      <text:p text:style-name="Stanza"><text:span text:style-name="T1">(над лестницей во втором этаже, со свечкою)</text:span> </text:p>
      <text:p text:style-name="Stanza"/>
      <text:p text:style-name="Stanza">Молчалин, вы?</text:p>
      <text:p text:style-name="Stanza"/>
      <text:p text:style-name="Stanza"><text:span text:style-name="T1">(Поспешно опять дверь припирает.)</text:span> </text:p>
      <text:p text:style-name="Stanza"/>
      <text:p text:style-name="P6"/>
      <text:p text:style-name="P6"/>
      <text:h text:style-name="Heading_20_6" text:outline-level="6">Чацкий</text:h>
      <text:p text:style-name="Stanza">Она! она сама!</text:p>
      <text:p text:style-name="Stanza">Ах! голова горит, вся кровь моя в волненьи!</text:p>
      <text:p text:style-name="Stanza">Явилась! нет её! неу&amp;#769;жели в виденьи?</text:p>
      <text:p text:style-name="Stanza">Не впрямь ли я сошёл с ума?</text:p>
      <text:p text:style-name="Stanza">К необычайности я, точно, приготовлен;</text:p>
      <text:p text:style-name="Stanza">Но не виденье тут, свиданья час условлен.</text:p>
      <text:p text:style-name="Stanza">К чему обманывать себя мне самого?</text:p>
      <text:p text:style-name="Stanza">Звала Молчалина, вот комната его.</text:p>
      <text:p text:style-name="Stanza"/>
      <text:p text:style-name="P6"/>
      <text:p text:style-name="P6"/>
      <text:h text:style-name="Heading_20_6" text:outline-level="6">Лакей его</text:h>
      <text:p text:style-name="Stanza"><text:span text:style-name="T1">(с крыльца)</text:span> </text:p>
      <text:p text:style-name="Stanza"/>
      <text:p text:style-name="Stanza">Каре…</text:p>
      <text:p text:style-name="Stanza"/>
      <text:p text:style-name="P6"/>
      <text:p text:style-name="P6"/>
      <text:h text:style-name="Heading_20_6" text:outline-level="6">Чацкий</text:h>
      <text:p text:style-name="Stanza">Сс!..</text:p>
      <text:p text:style-name="Stanza"/>
      <text:p text:style-name="Stanza"><text:span text:style-name="T1">(Выталкивает его вон.)</text:span> </text:p>
      <text:p text:style-name="Stanza"/>
      <text:p text:style-name="Stanza">Буду здесь, и не смыкаю глазу,</text:p>
      <text:p text:style-name="Stanza">Хоть до утра. Уж коли горе пить,</text:p>
      <text:p text:style-name="Stanza">Так лучше сразу,</text:p>
      <text:p text:style-name="Stanza">Чем медлить, а беды медленьем не избыть.</text:p>
      <text:p text:style-name="Stanza">Дверь отворяется.</text:p>
      <text:p text:style-name="Stanza"/>
      <text:p text:style-name="P6"/>
      <text:p text:style-name="P7"><text:span text:style-name="T1">(Прячется за колонну.)</text:span> </text:p>
      <text:p text:style-name="P6"/>
      <text:p text:style-name="P6"/>
      <text:h text:style-name="P8" text:outline-level="3">Явление 11</text:h>
      <text:p text:style-name="P3"/>
      <text:p text:style-name="P6"/>
      <text:p text:style-name="P7"><text:span text:style-name="T1">Чацкий</text:span> <text:s/>спрятан, <text:span text:style-name="T1">Лиза</text:span> <text:s/>со свечкой.</text:p>
      <text:p text:style-name="P6"><text:soft-page-break/></text:p>
      <text:p text:style-name="P6"/>
      <text:p text:style-name="P6"/>
      <text:h text:style-name="Heading_20_6" text:outline-level="6">Лиза</text:h>
      <text:p text:style-name="Stanza">Ах! мочи нет! робею:</text:p>
      <text:p text:style-name="Stanza">В пустые сени! в ночь! боишься домовых,</text:p>
      <text:p text:style-name="Stanza">Боишься и людей живых.</text:p>
      <text:p text:style-name="Stanza">Мучительница-барышня, бог с нею.</text:p>
      <text:p text:style-name="Stanza">И Чацкий, как бельмо в глазу;</text:p>
      <text:p text:style-name="Stanza">Вишь, показался ей он где-то здесь, внизу.</text:p>
      <text:p text:style-name="Stanza"/>
      <text:p text:style-name="Stanza"><text:span text:style-name="T1">(Осматривается.)</text:span> </text:p>
      <text:p text:style-name="Stanza"/>
      <text:p text:style-name="Stanza">Да! как же! по сеням бродить ему охота!</text:p>
      <text:p text:style-name="Stanza">Он, чай, давно уж за ворота,</text:p>
      <text:p text:style-name="Stanza">Любовь на завтра поберёг,</text:p>
      <text:p text:style-name="Stanza">Домой — и спать залёг.</text:p>
      <text:p text:style-name="Stanza">Однако велено к сердечному толкнуться.</text:p>
      <text:p text:style-name="Stanza"/>
      <text:p text:style-name="Stanza"><text:span text:style-name="T1">(Стучится к Молчалину.)</text:span> </text:p>
      <text:p text:style-name="Stanza"/>
      <text:p text:style-name="Stanza">Послушайте-с. Извольте-ка проснуться.</text:p>
      <text:p text:style-name="Stanza">Вас кличет барышня, вас барышня зовёт.</text:p>
      <text:p text:style-name="Stanza">Да поскорей, чтоб не застали.</text:p>
      <text:p text:style-name="Stanza"/>
      <text:p text:style-name="P9"/>
      <text:p text:style-name="P9"/>
      <text:h text:style-name="P8" text:outline-level="3">Явление 12</text:h>
      <text:p text:style-name="P3"/>
      <text:p text:style-name="P6"/>
      <text:p text:style-name="P7"><text:span text:style-name="T1">Чацкий</text:span> <text:s/>за колонною, <text:span text:style-name="T1">Лиза, Молчалин</text:span> <text:s/>(потягивается и зевает). <text:span text:style-name="T1">София</text:span> <text:s/>(крадётся сверху).</text:p>
      <text:p text:style-name="P6"/>
      <text:p text:style-name="P6"/>
      <text:p text:style-name="P6"/>
      <text:h text:style-name="Heading_20_6" text:outline-level="6">Лиза</text:h>
      <text:p text:style-name="Stanza">Вы, сударь, камень, сударь, лёд.</text:p>
      <text:p text:style-name="Stanza"/>
      <text:p text:style-name="P6"/>
      <text:p text:style-name="P6"/>
      <text:h text:style-name="Heading_20_6" text:outline-level="6">Молчалин</text:h>
      <text:p text:style-name="Stanza">Ах! Лизанька, ты от себя ли?</text:p>
      <text:p text:style-name="Stanza"/>
      <text:p text:style-name="P6"/>
      <text:p text:style-name="P6"/>
      <text:h text:style-name="Heading_20_6" text:outline-level="6">Лиза</text:h>
      <text:p text:style-name="Stanza">От барышни-с.</text:p>
      <text:p text:style-name="Stanza"/>
      <text:p text:style-name="P6"/>
      <text:p text:style-name="P6"/>
      <text:h text:style-name="Heading_20_6" text:outline-level="6">Молчалин</text:h>
      <text:p text:style-name="Stanza">Кто б отгадал,</text:p>
      <text:p text:style-name="Stanza"><text:soft-page-break/>Что в этих щёчках, в этих жилках</text:p>
      <text:p text:style-name="Stanza">Любви ещё румянец не играл!</text:p>
      <text:p text:style-name="Stanza">Охота быть тебе лишь только на посылках?</text:p>
      <text:p text:style-name="Stanza"/>
      <text:p text:style-name="P6"/>
      <text:p text:style-name="P6"/>
      <text:h text:style-name="Heading_20_6" text:outline-level="6">Лиза</text:h>
      <text:p text:style-name="Stanza">А вам, искателям невест,</text:p>
      <text:p text:style-name="Stanza">Не нежиться и не зевать бы;</text:p>
      <text:p text:style-name="Stanza">Пригож и мил, кто не доест</text:p>
      <text:p text:style-name="Stanza">И не доспит до свадьбы.</text:p>
      <text:p text:style-name="Stanza"/>
      <text:p text:style-name="P6"/>
      <text:p text:style-name="P6"/>
      <text:h text:style-name="Heading_20_6" text:outline-level="6">Молчалин</text:h>
      <text:p text:style-name="Stanza">Какая свадьба? с кем?</text:p>
      <text:p text:style-name="Stanza"/>
      <text:p text:style-name="P6"/>
      <text:p text:style-name="P6"/>
      <text:h text:style-name="Heading_20_6" text:outline-level="6">Лиза</text:h>
      <text:p text:style-name="Stanza">А с барышней?</text:p>
      <text:p text:style-name="Stanza"/>
      <text:p text:style-name="P6"/>
      <text:p text:style-name="P6"/>
      <text:h text:style-name="Heading_20_6" text:outline-level="6">Молчалин</text:h>
      <text:p text:style-name="Stanza">Поди,</text:p>
      <text:p text:style-name="Stanza">Надежды много впереди,</text:p>
      <text:p text:style-name="Stanza">Без свадьбы время проволо&amp;#769;чим.</text:p>
      <text:p text:style-name="Stanza"/>
      <text:p text:style-name="P6"/>
      <text:p text:style-name="P6"/>
      <text:h text:style-name="Heading_20_6" text:outline-level="6">Лиза</text:h>
      <text:p text:style-name="Stanza">Что вы, сударь! да мы кого ж</text:p>
      <text:p text:style-name="Stanza">Себе в мужья другого прочим?</text:p>
      <text:p text:style-name="Stanza"/>
      <text:p text:style-name="P6"/>
      <text:p text:style-name="P6"/>
      <text:h text:style-name="Heading_20_6" text:outline-level="6">Молчалин</text:h>
      <text:p text:style-name="Stanza">Не знаю. А меня так разбирает дрожь,</text:p>
      <text:p text:style-name="Stanza">И при одной я мысли трушу,</text:p>
      <text:p text:style-name="Stanza">Что Павел Афанасьич раз</text:p>
      <text:p text:style-name="Stanza">Когда-нибудь поймает нас,</text:p>
      <text:p text:style-name="Stanza">Разгонит, проклянёт!.. Да что? открыть ли душу?</text:p>
      <text:p text:style-name="Stanza">Я в Софье Павловне не вижу ничего</text:p>
      <text:p text:style-name="Stanza">Завидного. Дай бог ей век прожить богато,</text:p>
      <text:p text:style-name="Stanza">Любила Чацкого когда-то,</text:p>
      <text:p text:style-name="Stanza">Меня разлюбит, как его.</text:p>
      <text:p text:style-name="Stanza">Мой ангельчик, желал бы вполовину</text:p>
      <text:p text:style-name="Stanza">К ней то же чувствовать, что чувствую к тебе;</text:p>
      <text:p text:style-name="Stanza">Да нет, как ни твержу себе,</text:p>
      <text:p text:style-name="Stanza">Готовлюсь нежным быть, а свижусь — и простыну.</text:p>
      <text:p text:style-name="Stanza"/>
      <text:p text:style-name="P6"><text:soft-page-break/></text:p>
      <text:p text:style-name="P6"/>
      <text:h text:style-name="Heading_20_6" text:outline-level="6">София</text:h>
      <text:p text:style-name="Stanza"><text:span text:style-name="T1">(в сторону)</text:span> </text:p>
      <text:p text:style-name="Stanza"/>
      <text:p text:style-name="Stanza">Какие низости!</text:p>
      <text:p text:style-name="Stanza"/>
      <text:p text:style-name="P6"/>
      <text:p text:style-name="P6"/>
      <text:h text:style-name="Heading_20_6" text:outline-level="6">Чацкий</text:h>
      <text:p text:style-name="Stanza"><text:span text:style-name="T1">(за колонною)</text:span> </text:p>
      <text:p text:style-name="Stanza"/>
      <text:p text:style-name="Stanza">Подлец!</text:p>
      <text:p text:style-name="Stanza"/>
      <text:p text:style-name="P6"/>
      <text:p text:style-name="P6"/>
      <text:h text:style-name="Heading_20_6" text:outline-level="6">Лиза</text:h>
      <text:p text:style-name="Stanza">И вам не совестно?</text:p>
      <text:p text:style-name="Stanza"/>
      <text:p text:style-name="P6"/>
      <text:p text:style-name="P6"/>
      <text:h text:style-name="Heading_20_6" text:outline-level="6">Молчалин</text:h>
      <text:p text:style-name="Stanza">Мне завещал отец:</text:p>
      <text:p text:style-name="Stanza">Во-первых, угождать всем людям без изъятья —</text:p>
      <text:p text:style-name="Stanza">Хозяину, где доведётся жить,</text:p>
      <text:p text:style-name="Stanza">Начальнику, с кем буду я служить,</text:p>
      <text:p text:style-name="Stanza">Слуге его, который чистит платья,</text:p>
      <text:p text:style-name="Stanza">Швейцару, дворнику, для избежанья зла,</text:p>
      <text:p text:style-name="Stanza">Собаке дворника, чтоб ласкова была.</text:p>
      <text:p text:style-name="Stanza"/>
      <text:p text:style-name="P6"/>
      <text:p text:style-name="P6"/>
      <text:h text:style-name="Heading_20_6" text:outline-level="6">Лиза</text:h>
      <text:p text:style-name="Stanza">Сказать, суда&amp;#769;рь, у вас огромная опека!</text:p>
      <text:p text:style-name="Stanza"/>
      <text:p text:style-name="P6"/>
      <text:p text:style-name="P6"/>
      <text:h text:style-name="Heading_20_6" text:outline-level="6">Молчалин</text:h>
      <text:p text:style-name="Stanza">И вот любовника я принимаю вид</text:p>
      <text:p text:style-name="Stanza">В угодность дочери такого человека…</text:p>
      <text:p text:style-name="Stanza"/>
      <text:p text:style-name="P6"/>
      <text:p text:style-name="P6"/>
      <text:h text:style-name="Heading_20_6" text:outline-level="6">Лиза</text:h>
      <text:p text:style-name="Stanza">Который кормит и поит,</text:p>
      <text:p text:style-name="Stanza">А иногда и чином подарит?</text:p>
      <text:p text:style-name="Stanza">Пойдёмте же, довольно толковали.</text:p>
      <text:p text:style-name="Stanza"/>
      <text:p text:style-name="P6"/>
      <text:p text:style-name="P6"/>
      <text:h text:style-name="Heading_20_6" text:outline-level="6">Молчалин</text:h>
      <text:p text:style-name="Stanza">Пойдём любовь делить плачевной нашей крали.</text:p>
      <text:p text:style-name="Stanza"><text:soft-page-break/>Дай обниму тебя от сердца полноты.</text:p>
      <text:p text:style-name="Stanza"/>
      <text:p text:style-name="Stanza"><text:span text:style-name="T1">(Лиза не даётся.)</text:span> </text:p>
      <text:p text:style-name="Stanza"/>
      <text:p text:style-name="Stanza">Зачем она не ты!</text:p>
      <text:p text:style-name="Stanza"/>
      <text:p text:style-name="Stanza"><text:span text:style-name="T1">(Хочет идти, София не пускает.)</text:span> </text:p>
      <text:p text:style-name="Stanza"/>
      <text:p text:style-name="P6"/>
      <text:p text:style-name="P6"/>
      <text:h text:style-name="Heading_20_6" text:outline-level="6">София</text:h>
      <text:p text:style-name="Stanza"><text:span text:style-name="T1">(почти шёпотом, вся сцена вполголоса)</text:span> </text:p>
      <text:p text:style-name="Stanza"/>
      <text:p text:style-name="Stanza">Нейдите далее, наслушалась я много,</text:p>
      <text:p text:style-name="Stanza">Ужасный человек! себя я, стен стыжусь.</text:p>
      <text:p text:style-name="Stanza"/>
      <text:p text:style-name="P6"/>
      <text:p text:style-name="P6"/>
      <text:h text:style-name="Heading_20_6" text:outline-level="6">Молчалин</text:h>
      <text:p text:style-name="Stanza">Как! Софья Павловна…</text:p>
      <text:p text:style-name="Stanza"/>
      <text:p text:style-name="P6"/>
      <text:p text:style-name="P6"/>
      <text:h text:style-name="Heading_20_6" text:outline-level="6">София</text:h>
      <text:p text:style-name="Stanza">Ни слова, ради бога,</text:p>
      <text:p text:style-name="Stanza">Молчите, я на всё решусь.</text:p>
      <text:p text:style-name="Stanza"/>
      <text:p text:style-name="P6"/>
      <text:p text:style-name="P6"/>
      <text:h text:style-name="Heading_20_6" text:outline-level="6">Молчалин</text:h>
      <text:p text:style-name="Stanza"><text:span text:style-name="T1">(бросается на колена, София отталкивает его)</text:span> </text:p>
      <text:p text:style-name="Stanza"/>
      <text:p text:style-name="Stanza">Ах, вспомните, не гневайтеся, взгляньте!..</text:p>
      <text:p text:style-name="Stanza"/>
      <text:p text:style-name="P6"/>
      <text:p text:style-name="P6"/>
      <text:h text:style-name="Heading_20_6" text:outline-level="6">София</text:h>
      <text:p text:style-name="Stanza">Не помню ничего, не докучайте мне.</text:p>
      <text:p text:style-name="Stanza">Воспоминания! как острый нож оне.</text:p>
      <text:p text:style-name="Stanza"/>
      <text:p text:style-name="P6"/>
      <text:p text:style-name="P6"/>
      <text:h text:style-name="Heading_20_6" text:outline-level="6">Молчалин</text:h>
      <text:p text:style-name="Stanza"><text:span text:style-name="T1">(ползает у ног её)</text:span> </text:p>
      <text:p text:style-name="Stanza"/>
      <text:p text:style-name="Stanza">Помилуйте…</text:p>
      <text:p text:style-name="Stanza"/>
      <text:p text:style-name="P6"/>
      <text:p text:style-name="P6"/>
      <text:h text:style-name="Heading_20_6" text:outline-level="6">София</text:h>
      <text:p text:style-name="Stanza">Не подличайте, встаньте,</text:p>
      <text:p text:style-name="Stanza">Ответа не хочу, я знаю ваш ответ,</text:p>
      <text:p text:style-name="Stanza"><text:soft-page-break/>Солжёте…</text:p>
      <text:p text:style-name="Stanza"/>
      <text:p text:style-name="P6"/>
      <text:p text:style-name="P6"/>
      <text:h text:style-name="Heading_20_6" text:outline-level="6">Молчалин</text:h>
      <text:p text:style-name="Stanza">Сделайте мне милость…</text:p>
      <text:p text:style-name="Stanza"/>
      <text:p text:style-name="P6"/>
      <text:p text:style-name="P6"/>
      <text:h text:style-name="Heading_20_6" text:outline-level="6">София</text:h>
      <text:p text:style-name="Stanza">Нет. Нет. Нет.</text:p>
      <text:p text:style-name="Stanza"/>
      <text:p text:style-name="P6"/>
      <text:p text:style-name="P6"/>
      <text:h text:style-name="Heading_20_6" text:outline-level="6">Молчалин</text:h>
      <text:p text:style-name="Stanza">Шутил, и не сказал я ничего, окро&amp;#769;ме…</text:p>
      <text:p text:style-name="Stanza"/>
      <text:p text:style-name="P6"/>
      <text:p text:style-name="P6"/>
      <text:h text:style-name="Heading_20_6" text:outline-level="6">София</text:h>
      <text:p text:style-name="Stanza">Отстаньте, говорю, сейчас,</text:p>
      <text:p text:style-name="Stanza">Я криком разбужу всех в доме,</text:p>
      <text:p text:style-name="Stanza">И погублю себя и вас.</text:p>
      <text:p text:style-name="Stanza"/>
      <text:p text:style-name="Stanza"><text:span text:style-name="T1">(Молчалин встаёт.)</text:span> </text:p>
      <text:p text:style-name="Stanza"/>
      <text:p text:style-name="Stanza">Я с этих пор вас будто не знавала.</text:p>
      <text:p text:style-name="Stanza">Упрёков, жалоб, слёз моих</text:p>
      <text:p text:style-name="Stanza">Не смейте ожидать, не стоите вы их;</text:p>
      <text:p text:style-name="Stanza">Но чтобы в доме здесь заря вас не застала,</text:p>
      <text:p text:style-name="Stanza">Чтоб никогда об вас я больше не слыхала.</text:p>
      <text:p text:style-name="Stanza"/>
      <text:p text:style-name="P6"/>
      <text:p text:style-name="P6"/>
      <text:h text:style-name="Heading_20_6" text:outline-level="6">Молчалин</text:h>
      <text:p text:style-name="Stanza">Как вы прикажете.</text:p>
      <text:p text:style-name="Stanza"/>
      <text:p text:style-name="P6"/>
      <text:p text:style-name="P6"/>
      <text:h text:style-name="Heading_20_6" text:outline-level="6">София</text:h>
      <text:p text:style-name="Stanza">Иначе расскажу</text:p>
      <text:p text:style-name="Stanza">Всю правду батюшке с досады.</text:p>
      <text:p text:style-name="Stanza">Вы знаете, что я собой не дорожу.</text:p>
      <text:p text:style-name="Stanza">Подите. — Стойте, будьте рады,</text:p>
      <text:p text:style-name="Stanza">Что при свиданиях со мной в ночной тиши</text:p>
      <text:p text:style-name="Stanza">Держались более вы робости во нраве,</text:p>
      <text:p text:style-name="Stanza">Чем даже днём, и при людя&amp;#769;х, и в яве,</text:p>
      <text:p text:style-name="Stanza">В вас меньше дерзости, чем кривизны души.</text:p>
      <text:p text:style-name="Stanza">Сама довольна тем, что ночью всё узнала,</text:p>
      <text:p text:style-name="Stanza">Нет укоряющих свидетелей в глазах,</text:p>
      <text:p text:style-name="Stanza">Как давиче, когда я в обморок упала,</text:p>
      <text:p text:style-name="Stanza">Здесь Чацкий был…</text:p>
      <text:p text:style-name="Stanza"><text:soft-page-break/></text:p>
      <text:p text:style-name="P6"/>
      <text:p text:style-name="P6"/>
      <text:h text:style-name="Heading_20_6" text:outline-level="6">Чацкий</text:h>
      <text:p text:style-name="Stanza"><text:span text:style-name="T1">(бросается между ими)</text:span> </text:p>
      <text:p text:style-name="Stanza"/>
      <text:p text:style-name="Stanza">Он здесь, притворщица!</text:p>
      <text:p text:style-name="Stanza"/>
      <text:p text:style-name="P6"/>
      <text:p text:style-name="P6"/>
      <text:h text:style-name="Heading_20_6" text:outline-level="6">Лиза и София</text:h>
      <text:p text:style-name="Stanza">Ах! Ах!..</text:p>
      <text:p text:style-name="Stanza"/>
      <text:p text:style-name="P6"/>
      <text:p text:style-name="P7"><text:span text:style-name="T1">(Лиза свечку роняет с испугу; Молчалин скрывается к себе в комнату.)</text:span> </text:p>
      <text:p text:style-name="P6"/>
      <text:p text:style-name="P6"/>
      <text:h text:style-name="P8" text:outline-level="3">Явление 13</text:h>
      <text:p text:style-name="P3"/>
      <text:p text:style-name="P6"/>
      <text:p text:style-name="P7"><text:span text:style-name="T1">Те же, </text:span><text:s/>кроме<text:span text:style-name="T1"> Молчалина.</text:span> </text:p>
      <text:p text:style-name="P6"/>
      <text:p text:style-name="P6"/>
      <text:p text:style-name="P6"/>
      <text:h text:style-name="Heading_20_6" text:outline-level="6">Чацкий</text:h>
      <text:p text:style-name="Stanza">Скорее в обморок, теперь оно в порядке,</text:p>
      <text:p text:style-name="Stanza">Важнее давишной причина есть тому,</text:p>
      <text:p text:style-name="Stanza">Вот наконец решение загадке!</text:p>
      <text:p text:style-name="Stanza">Вот я пожертвован кому!</text:p>
      <text:p text:style-name="Stanza">Не знаю, как в себе я бешенство умерил!</text:p>
      <text:p text:style-name="Stanza">Глядел, и видел, и не верил!</text:p>
      <text:p text:style-name="Stanza">А милый, для кого забыт</text:p>
      <text:p text:style-name="Stanza">И прежний друг, и женский страх и стыд, —</text:p>
      <text:p text:style-name="Stanza">За двери прячется, боится быть в ответе.</text:p>
      <text:p text:style-name="Stanza">Ах! как игру судьбы постичь?</text:p>
      <text:p text:style-name="Stanza">Людей с душой гонительница, бич! —</text:p>
      <text:p text:style-name="Stanza">Молчалины блаженствуют на свете!</text:p>
      <text:p text:style-name="Stanza"/>
      <text:p text:style-name="P6"/>
      <text:p text:style-name="P6"/>
      <text:h text:style-name="Heading_20_6" text:outline-level="6">София</text:h>
      <text:p text:style-name="Stanza"><text:span text:style-name="T1">(вся в слезах)</text:span> </text:p>
      <text:p text:style-name="Stanza"/>
      <text:p text:style-name="Stanza">Не продолжайте, я виню себя кругом.</text:p>
      <text:p text:style-name="Stanza">Но кто бы думать мог, чтоб был он так коварен!</text:p>
      <text:p text:style-name="Stanza"/>
      <text:p text:style-name="P6"/>
      <text:p text:style-name="P6"/>
      <text:h text:style-name="Heading_20_6" text:outline-level="6">Лиза</text:h>
      <text:p text:style-name="Stanza">Стук! шум! ах! боже мой! сюда бежит весь дом.</text:p>
      <text:p text:style-name="Stanza">Ваш батюшка, вот будет благодарен.</text:p>
      <text:p text:style-name="Stanza"/>
      <text:p text:style-name="Stanza"><text:soft-page-break/></text:p>
      <text:h text:style-name="P8" text:outline-level="3">Явление 14</text:h>
      <text:p text:style-name="P3"/>
      <text:p text:style-name="P6"/>
      <text:p text:style-name="P7"><text:span text:style-name="T1">Чацкий, София, Лиза, Фамусов, толпа слуг</text:span> <text:s/>со свечами.</text:p>
      <text:p text:style-name="P6"/>
      <text:p text:style-name="P6"/>
      <text:p text:style-name="P6"/>
      <text:h text:style-name="Heading_20_6" text:outline-level="6">Фамусов</text:h>
      <text:p text:style-name="Stanza">Сюда! за мной! скорей!</text:p>
      <text:p text:style-name="Stanza">Свечей побольше, фонарей!</text:p>
      <text:p text:style-name="Stanza">Где домовые? Ба! знакомые всё лица!</text:p>
      <text:p text:style-name="Stanza">Дочь, Софья Павловна! страмница!</text:p>
      <text:p text:style-name="Stanza">Бесстыдница! где! с кем! Ни дать ни взять, она,</text:p>
      <text:p text:style-name="Stanza">Как мать её, покойница жена.</text:p>
      <text:p text:style-name="Stanza">Бывало, я с дражайшей половиной</text:p>
      <text:p text:style-name="Stanza">Чуть врознь — уж где-нибудь с мужчиной!</text:p>
      <text:p text:style-name="Stanza">Побойся бога, как? чем он тебя прельстил?</text:p>
      <text:p text:style-name="Stanza">Сама его безумным называла!</text:p>
      <text:p text:style-name="Stanza">Нет! глупость на меня и слепота напала!</text:p>
      <text:p text:style-name="Stanza">Всё это заговор, и в заговоре был</text:p>
      <text:p text:style-name="Stanza">Он сам и гости все. За что я так наказан!..</text:p>
      <text:p text:style-name="Stanza"/>
      <text:p text:style-name="P6"/>
      <text:p text:style-name="P6"/>
      <text:h text:style-name="Heading_20_6" text:outline-level="6">Чацкий</text:h>
      <text:p text:style-name="Stanza"><text:span text:style-name="T1">(Софии)</text:span> </text:p>
      <text:p text:style-name="Stanza"/>
      <text:p text:style-name="Stanza">Так этим вымыслом я вам ещё обязан?</text:p>
      <text:p text:style-name="Stanza"/>
      <text:p text:style-name="P6"/>
      <text:p text:style-name="P6"/>
      <text:h text:style-name="Heading_20_6" text:outline-level="6">Фамусов</text:h>
      <text:p text:style-name="Stanza">Брат, не финти, не дамся я в обман,</text:p>
      <text:p text:style-name="Stanza">Хоть подерётесь — не поверю.</text:p>
      <text:p text:style-name="Stanza">Ты, Филька, ты прямой чурбан,</text:p>
      <text:p text:style-name="Stanza">В швейцары произвёл ленивую тетерю,</text:p>
      <text:p text:style-name="Stanza">Не знает ни про что, не чует ничего.</text:p>
      <text:p text:style-name="Stanza">Где был? куда ты вышел?</text:p>
      <text:p text:style-name="Stanza">Сеней не запер для чего?</text:p>
      <text:p text:style-name="Stanza">И как не досмотрел? и как ты не дослышал?</text:p>
      <text:p text:style-name="Stanza">В работу вас, на поселенье вас:<text:span text:style-name="T2"><text:note text:id="ftn38" text:note-class="footnote"><text:note-citation>38</text:note-citation><text:note-body><text:p text:style-name="FootNote"><text:s/><text:span text:style-name="T1">В работу вас, на поселенье вас…</text:span>  — Дворовых крепостных часто отправляли в наказание на тяжёлые работы в поместья. Помещики также имели право ссылать своих крепостных без суда на поселение в Сибирь.</text:p><text:p text:style-name="FootNote">М.П. Ерёмин</text:p><text:p text:style-name="FootNote"/></text:note-body></text:note></text:span></text:p>
      <text:p text:style-name="Stanza">За грош продать меня готовы.</text:p>
      <text:p text:style-name="Stanza">Ты, быстроглазая, всё от твоих проказ;</text:p>
      <text:p text:style-name="Stanza">Вот он, Кузнецкий мост, наряды и обновы;</text:p>
      <text:p text:style-name="Stanza">Там выучилась ты любовников сводить,</text:p>
      <text:p text:style-name="Stanza">Постой же, я тебя исправлю:</text:p>
      <text:p text:style-name="Stanza">Изволь-ка в и&amp;#769;збу, марш за птицами ходить.</text:p>
      <text:p text:style-name="Stanza"><text:soft-page-break/>Да и тебя, мой друг, я, дочка, не оставлю,</text:p>
      <text:p text:style-name="Stanza">Ещё дни два терпение возьми:</text:p>
      <text:p text:style-name="Stanza">Не быть тебе в Москве, не жить тебе с людьми.</text:p>
      <text:p text:style-name="Stanza">Подалее от этих хватов,</text:p>
      <text:p text:style-name="Stanza">В деревню, к тётке, в глушь, в Саратов,</text:p>
      <text:p text:style-name="Stanza">Там будешь горе горевать,</text:p>
      <text:p text:style-name="Stanza">За пяльцами сидеть, за святцами зевать.</text:p>
      <text:p text:style-name="Stanza">А вас, сударь, прошу я толком</text:p>
      <text:p text:style-name="Stanza">Туда не жаловать ни прямо, ни просёлком;</text:p>
      <text:p text:style-name="Stanza">И ваша такова последняя черта,</text:p>
      <text:p text:style-name="Stanza">Что, чай, ко всякому дверь будет заперта:</text:p>
      <text:p text:style-name="Stanza">Я постараюсь, я, в набат я приударю,</text:p>
      <text:p text:style-name="Stanza">По городу всему наделаю хлопот,</text:p>
      <text:p text:style-name="Stanza">И оглашу во весь народ:</text:p>
      <text:p text:style-name="Stanza">В Сенат подам, министрам, государю.</text:p>
      <text:p text:style-name="Stanza"/>
      <text:p text:style-name="P6"/>
      <text:p text:style-name="P6"/>
      <text:h text:style-name="Heading_20_6" text:outline-level="6">Чацкий</text:h>
      <text:p text:style-name="Stanza"><text:span text:style-name="T1">(после некоторого молчания)</text:span> </text:p>
      <text:p text:style-name="Stanza"/>
      <text:p text:style-name="Stanza">Не образумлюсь… виноват,</text:p>
      <text:p text:style-name="Stanza">И слушаю, не понимаю,</text:p>
      <text:p text:style-name="Stanza">Как будто всё ещё мне объяснить хотят,</text:p>
      <text:p text:style-name="Stanza">Растерян мыслями… чего-то ожидаю.</text:p>
      <text:p text:style-name="Stanza"/>
      <text:p text:style-name="Stanza"><text:span text:style-name="T1">(С жаром.)</text:span> </text:p>
      <text:p text:style-name="Stanza"/>
      <text:p text:style-name="Stanza">Слепец! я в ком искал награду всех трудов!</text:p>
      <text:p text:style-name="Stanza">Спешил!.. летел! дрожал! вот счастье, думал, близко.</text:p>
      <text:p text:style-name="Stanza">Пред кем я давиче так страстно и так низко</text:p>
      <text:p text:style-name="Stanza">Был расточитель нежных слов!</text:p>
      <text:p text:style-name="Stanza">А вы! о боже мой! кого себе избрали?</text:p>
      <text:p text:style-name="Stanza">Когда подумаю, кого вы предпочли!</text:p>
      <text:p text:style-name="Stanza">Зачем меня надеждой завлекли?</text:p>
      <text:p text:style-name="Stanza">Зачем мне прямо не сказали,</text:p>
      <text:p text:style-name="Stanza">Что всё прошедшее вы обратили в смех?!</text:p>
      <text:p text:style-name="Stanza">Что память даже вам постыла</text:p>
      <text:p text:style-name="Stanza">Тех чувств, в обоих нас движений сердца тех,</text:p>
      <text:p text:style-name="Stanza">Которые во мне ни даль не охладила,</text:p>
      <text:p text:style-name="Stanza">Ни развлечения, ни перемена мест.</text:p>
      <text:p text:style-name="Stanza">Дышал, и ими жил, был занят беспрерывно!</text:p>
      <text:p text:style-name="Stanza">Сказали бы, что вам внезапный мой приезд,</text:p>
      <text:p text:style-name="Stanza">Мой вид, мои слова, поступки — всё противно, —</text:p>
      <text:p text:style-name="Stanza">Я с вами тотчас бы сношения пресёк,</text:p>
      <text:p text:style-name="Stanza">И перед тем, как навсегда расстаться</text:p>
      <text:p text:style-name="Stanza">Не стал бы очень добираться,</text:p>
      <text:p text:style-name="Stanza">Кто этот вам любезный человек?..</text:p>
      <text:p text:style-name="Stanza"/>
      <text:p text:style-name="Stanza"><text:span text:style-name="T1">(Насмешливо.)</text:span> </text:p>
      <text:p text:style-name="Stanza"/>
      <text:p text:style-name="Stanza">Вы помиритесь с ним по размышленьи зрелом.</text:p>
      <text:p text:style-name="Stanza"><text:soft-page-break/>Себя крушить, и для чего!</text:p>
      <text:p text:style-name="Stanza">Подумайте, всегда вы можете его</text:p>
      <text:p text:style-name="Stanza">Беречь, и пеленать, и спосылать за делом.</text:p>
      <text:p text:style-name="Stanza">Муж-мальчик, муж-слуга, из жениных пажей —</text:p>
      <text:p text:style-name="Stanza">Высокий идеал московских всех мужей. —</text:p>
      <text:p text:style-name="Stanza">Довольно!.. с вами я горжусь моим разрывом.</text:p>
      <text:p text:style-name="Stanza">А вы, суда&amp;#769;рь отец, вы, страстные к чинам:</text:p>
      <text:p text:style-name="Stanza">Желаю вам дремать в неведеньи счастливом,</text:p>
      <text:p text:style-name="Stanza">Я сватаньем моим не угрожаю вам.</text:p>
      <text:p text:style-name="Stanza">Другой найдётся благонравный,</text:p>
      <text:p text:style-name="Stanza">Низкопоклонник и делец,</text:p>
      <text:p text:style-name="Stanza">Достоинствами, наконец,</text:p>
      <text:p text:style-name="Stanza">Он будущему тестю равный.</text:p>
      <text:p text:style-name="Stanza">Так! отрезвился я сполна,</text:p>
      <text:p text:style-name="Stanza">Мечтанья с глаз долой — и спала пелена;</text:p>
      <text:p text:style-name="Stanza">Теперь не худо б было сряду</text:p>
      <text:p text:style-name="Stanza">На дочь и на отца,</text:p>
      <text:p text:style-name="Stanza">И на любовника-глупца,</text:p>
      <text:p text:style-name="Stanza">И на весь мир излить всю жёлчь и всю досаду.</text:p>
      <text:p text:style-name="Stanza">С кем был! Куда меня закинула судьба!</text:p>
      <text:p text:style-name="Stanza">Все гонят! все клянут! Мучителей толпа,</text:p>
      <text:p text:style-name="Stanza">В любви предателей, в вражде неутомимых,</text:p>
      <text:p text:style-name="Stanza">Рассказчиков неукротимых,</text:p>
      <text:p text:style-name="Stanza">Нескладных умников, лукавых простаков,</text:p>
      <text:p text:style-name="Stanza">Старух зловещих, стариков,</text:p>
      <text:p text:style-name="Stanza">Дряхлеющих над выдумками, вздором, —</text:p>
      <text:p text:style-name="Stanza">Безумным вы меня прославили всем хором.</text:p>
      <text:p text:style-name="Stanza">Вы правы: из огня тот выйдет невредим,</text:p>
      <text:p text:style-name="Stanza">Кто с вами день пробыть успеет,</text:p>
      <text:p text:style-name="Stanza">Подышит воздухом одним,</text:p>
      <text:p text:style-name="Stanza">И в нём рассудок уцелеет.</text:p>
      <text:p text:style-name="Stanza">Вон из Москвы! сюда я больше не ездок.</text:p>
      <text:p text:style-name="Stanza">Бегу, не оглянусь, пойду искать по свету,</text:p>
      <text:p text:style-name="Stanza">Где оскорблённому есть чувству уголок!..</text:p>
      <text:p text:style-name="Stanza">Карету мне, карету!</text:p>
      <text:p text:style-name="Stanza"/>
      <text:p text:style-name="P6"/>
      <text:p text:style-name="P7"><text:span text:style-name="T1">(Уезжает.)</text:span> </text:p>
      <text:p text:style-name="P6"/>
      <text:p text:style-name="P6"/>
      <text:h text:style-name="P8" text:outline-level="3">Явление 15</text:h>
      <text:p text:style-name="P3"/>
      <text:p text:style-name="P6"/>
      <text:p text:style-name="P7">Кроме <text:span text:style-name="T1">Чацкого.</text:span> </text:p>
      <text:p text:style-name="P6"/>
      <text:p text:style-name="P6"/>
      <text:p text:style-name="P6"/>
      <text:h text:style-name="Heading_20_6" text:outline-level="6">Фамусов</text:h>
      <text:p text:style-name="Stanza">Ну что? не видишь ты, что он с ума сошёл?</text:p>
      <text:p text:style-name="Stanza">Скажи сурьезно:</text:p>
      <text:p text:style-name="Stanza">Безумный! что он тут за чепуху молол!</text:p>
      <text:p text:style-name="Stanza">Низкопоклонник! тесть! и про Москву так грозно!</text:p>
      <text:p text:style-name="Stanza"><text:soft-page-break/>А ты меня решилась уморить?</text:p>
      <text:p text:style-name="Stanza">Моя судьба ещё ли не плачевна?</text:p>
      <text:p text:style-name="Stanza">Ах! боже мой! что станет говорить</text:p>
      <text:p text:style-name="Stanza">Княгиня Марья Алексевна!</text:p>
      <text:p text:style-name="Stanza"/>
      <text:p text:style-name="P6"/>
      <text:p text:style-name="P6"/>
      <text:h text:style-name="Heading_20_6" text:outline-level="6"><text:span text:style-name="T1">Конец</text:span> </text:h>
      <text:p text:style-name="P6"/>
      <text:p text:style-name="P4"/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ru" fo:country="RU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text-align="justify" style:justify-single-word="false" fo:orphans="0" fo:widows="0" fo:text-indent="1cm" style:auto-text-indent="false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class="chapter">
      <style:paragraph-properties fo:margin-left="0cm" fo:margin-right="0cm" fo:text-align="center" style:justify-single-word="false" fo:text-indent="0cm" style:auto-text-indent="false"/>
      <style:text-properties style:font-name="Arial1" fo:font-family="Arial" style:font-family-generic="swiss" style:font-pitch="variable" fo:font-size="16pt" fo:font-weight="bold" style:font-size-asian="16pt" style:font-weight-asian="bold" style:font-name-complex="Arial1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chapter">
      <style:paragraph-properties fo:margin-left="0cm" fo:margin-right="0cm" fo:text-align="center" style:justify-single-word="false" fo:text-indent="0cm" style:auto-text-indent="false"/>
      <style:text-properties style:font-name="Arial1" fo:font-family="Arial" style:font-family-generic="swiss" style:font-pitch="variable" fo:font-size="14pt" fo:font-weight="bold" style:font-size-asian="14pt" style:font-weight-asian="bold" style:font-name-complex="Arial1" style:font-family-complex="Arial" style:font-family-generic-complex="swiss" style:font-pitch-complex="variable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chapter">
      <style:paragraph-properties fo:margin-left="0cm" fo:margin-right="0cm" fo:text-align="center" style:justify-single-word="false" fo:text-indent="0cm" style:auto-text-indent="false"/>
      <style:text-properties style:font-name="Arial1" fo:font-family="Arial" style:font-family-generic="swiss" style:font-pitch="variable" fo:font-size="13pt" fo:font-weight="bold" style:font-size-asian="13pt" style:font-weight-asian="bold" style:font-name-complex="Arial1" style:font-family-complex="Arial" style:font-family-generic-complex="swiss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chapter">
      <style:paragraph-properties fo:margin-left="0cm" fo:margin-right="0cm" fo:text-align="center" style:justify-single-word="false" fo:text-indent="0cm" style:auto-text-indent="false"/>
      <style:text-properties fo:font-size="13pt" fo:font-weight="bold" style:font-size-asian="13pt" style:font-weight-asian="bold" style:font-size-complex="13pt" style:font-weight-complex="bold"/>
    </style:style>
    <style:style style:name="Heading_20_5" style:display-name="Heading 5" style:family="paragraph" style:parent-style-name="Standard" style:next-style-name="Standard" style:default-outline-level="5" style:class="chapter">
      <style:paragraph-properties fo:margin-left="0cm" fo:margin-right="0cm" fo:text-align="center" style:justify-single-word="false" fo:text-indent="0cm" style:auto-text-indent="false"/>
      <style:text-properties fo:font-style="italic" fo:font-weight="bold" style:font-style-asian="italic" style:font-weight-asian="bold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chapter">
      <style:paragraph-properties fo:margin-left="0cm" fo:margin-right="0cm" fo:text-align="center" style:justify-single-word="false" fo:text-indent="0cm" style:auto-text-indent="false"/>
      <style:text-properties fo:font-weight="bold" style:font-weight-asian="bold" style:font-weight-complex="bold"/>
    </style:style>
    <style:style style:name="Heading_20_7" style:display-name="Heading 7" style:family="paragraph" style:parent-style-name="Standard" style:next-style-name="Standard" style:default-outline-level="7" style:class="chapter">
      <style:paragraph-properties fo:margin-top="0.423cm" fo:margin-bottom="0.106cm" style:contextual-spacing="false"/>
      <style:text-properties style:font-name="Calibri" fo:font-family="Calibri" style:font-family-generic="swiss" style:font-pitch="variable" style:font-name-complex="Times New Roman" style:font-family-complex="'Times New Roman'" style:font-family-generic-complex="roman" style:font-pitch-complex="variable"/>
    </style:style>
    <style:style style:name="Epigraph" style:family="paragraph">
      <style:paragraph-properties fo:margin-left="5.292cm" fo:margin-right="0cm" fo:text-align="justify" style:justify-single-word="false" fo:orphans="0" fo:widows="0" fo:text-indent="0.706cm" style:auto-text-indent="false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1pt" fo:language="ru" fo:country="RU" fo:font-style="italic" style:font-name-asian="Times New Roman" style:font-family-asian="'Times New Roman'" style:font-family-generic-asian="roman" style:font-pitch-asian="variable" style:font-size-asian="11pt" style:font-style-asian="italic" style:font-name-complex="Times New Roman" style:font-family-complex="'Times New Roman'" style:font-family-generic-complex="roman" style:font-pitch-complex="variable" style:font-size-complex="11pt" style:language-complex="ar" style:country-complex="SA" style:font-style-complex="italic"/>
    </style:style>
    <style:style style:name="Epigraph_20_Author" style:display-name="Epigraph Author" style:family="paragraph" style:next-style-name="Standard">
      <style:paragraph-properties fo:margin-left="5.292cm" fo:margin-right="0cm" fo:text-align="justify" style:justify-single-word="false" fo:orphans="0" fo:widows="0" fo:text-indent="0.706cm" style:auto-text-indent="false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1pt" fo:language="ru" fo:country="RU" fo:font-weight="bold" style:font-name-asian="Times New Roman" style:font-family-asian="'Times New Roman'" style:font-family-generic-asian="roman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1pt" style:language-complex="ar" style:country-complex="SA" style:font-weight-complex="bold"/>
    </style:style>
    <style:style style:name="Annotation" style:family="paragraph" style:next-style-name="Standard">
      <style:paragraph-properties fo:margin-left="0cm" fo:margin-right="0cm" fo:text-align="justify" style:justify-single-word="false" fo:orphans="0" fo:widows="0" fo:text-indent="1cm" style:auto-text-indent="false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language-complex="ar" style:country-complex="SA" style:font-style-complex="italic"/>
    </style:style>
    <style:style style:name="Cite" style:family="paragraph" style:next-style-name="Standard">
      <style:paragraph-properties fo:margin-left="2cm" fo:margin-right="1.058cm" fo:text-align="justify" style:justify-single-word="false" fo:orphans="0" fo:widows="0" fo:text-indent="0cm" style:auto-text-indent="false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1pt" fo:language="ru" fo:country="RU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Cite_20_Author" style:display-name="Cite Author" style:family="paragraph" style:next-style-name="Standard">
      <style:paragraph-properties fo:margin-left="3cm" fo:margin-right="1.058cm" fo:text-align="justify" style:justify-single-word="false" fo:orphans="0" fo:widows="0" fo:text-indent="0cm" style:auto-text-indent="false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1pt" fo:language="ru" fo:country="RU" fo:font-style="italic" fo:font-weight="bold" style:font-name-asian="Times New Roman" style:font-family-asian="'Times New Roman'" style:font-family-generic-asian="roman" style:font-pitch-asian="variable" style:font-size-asian="11pt" style:font-style-asian="italic" style:font-weight-asian="bold" style:font-name-complex="Times New Roman" style:font-family-complex="'Times New Roman'" style:font-family-generic-complex="roman" style:font-pitch-complex="variable" style:font-size-complex="11pt" style:language-complex="ar" style:country-complex="SA" style:font-style-complex="italic" style:font-weight-complex="bold"/>
    </style:style>
    <style:style style:name="Poem_20_Title" style:display-name="Poem Title" style:family="paragraph" style:next-style-name="Standard">
      <style:paragraph-properties fo:margin-left="3.528cm" fo:margin-right="1.058cm" fo:margin-top="0.021cm" fo:margin-bottom="0cm" style:contextual-spacing="false" fo:orphans="0" fo:widows="0" fo:text-indent="0cm" style:auto-text-indent="false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language-complex="ar" style:country-complex="SA" style:font-weight-complex="bold"/>
    </style:style>
    <style:style style:name="Stanza" style:family="paragraph" style:next-style-name="Standard">
      <style:paragraph-properties fo:margin-left="3.528cm" fo:margin-right="1.058cm" fo:orphans="0" fo:widows="0" fo:text-indent="0cm" style:auto-text-indent="false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FootNote" style:family="paragraph" style:next-style-name="Standard">
      <style:paragraph-properties fo:margin-left="0cm" fo:margin-right="0cm" fo:text-align="justify" style:justify-single-word="false" fo:orphans="0" fo:widows="0" fo:text-indent="0.353cm" style:auto-text-indent="false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FootNote_20_Epigraph" style:display-name="FootNote Epigraph" style:family="paragraph">
      <style:paragraph-properties fo:margin-left="2.646cm" fo:margin-right="0cm" fo:text-align="justify" style:justify-single-word="false" fo:orphans="0" fo:widows="0" fo:text-indent="0.706cm" style:auto-text-indent="false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9pt" fo:language="ru" fo:country="RU" fo:font-style="italic" style:font-name-asian="Times New Roman" style:font-family-asian="'Times New Roman'" style:font-family-generic-asian="roman" style:font-pitch-asian="variable" style:font-size-asian="9pt" style:font-style-asian="italic" style:font-name-complex="Times New Roman" style:font-family-complex="'Times New Roman'" style:font-family-generic-complex="roman" style:font-pitch-complex="variable" style:font-size-complex="9pt" style:language-complex="ar" style:country-complex="SA" style:font-style-complex="italic"/>
    </style:style>
    <style:style style:name="FootNote_20_Stanza" style:display-name="FootNote Stanza" style:family="paragraph" style:next-style-name="Standard">
      <style:paragraph-properties fo:margin-left="0.882cm" fo:margin-right="1.058cm" fo:orphans="0" fo:widows="0" fo:text-indent="0cm" style:auto-text-indent="false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9pt" fo:language="ru" fo:country="RU" style:font-name-asian="Times New Roman" style:font-family-asian="'Times New Roman'" style:font-family-generic-asian="roman" style:font-pitch-asian="variable" style:font-size-asian="9pt" style:font-name-complex="Times New Roman" style:font-family-complex="'Times New Roman'" style:font-family-generic-complex="roman" style:font-pitch-complex="variable" style:font-size-complex="9pt" style:language-complex="ar" style:country-complex="SA"/>
    </style:style>
    <style:style style:name="FootNote_20_Cite" style:display-name="FootNote Cite" style:family="paragraph" style:next-style-name="Standard">
      <style:paragraph-properties fo:margin-left="0.529cm" fo:margin-right="1.058cm" fo:text-align="justify" style:justify-single-word="false" fo:orphans="0" fo:widows="0" fo:text-indent="0cm" style:auto-text-indent="false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9pt" fo:language="ru" fo:country="RU" style:font-name-asian="Times New Roman" style:font-family-asian="'Times New Roman'" style:font-family-generic-asian="roman" style:font-pitch-asian="variable" style:font-size-asian="9pt" style:font-name-complex="Times New Roman" style:font-family-complex="'Times New Roman'" style:font-family-generic-complex="roman" style:font-pitch-complex="variable" style:font-size-complex="9pt" style:language-complex="ar" style:country-complex="SA"/>
    </style:style>
    <style:style style:name="FootNote_20_Cite_20_Author" style:display-name="FootNote Cite Author" style:family="paragraph" style:next-style-name="Standard">
      <style:paragraph-properties fo:margin-left="0.617cm" fo:margin-right="1.058cm" fo:text-align="justify" style:justify-single-word="false" fo:orphans="0" fo:widows="0" fo:text-indent="0cm" style:auto-text-indent="false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9pt" fo:language="ru" fo:country="RU" fo:font-style="italic" fo:font-weight="bold" style:font-name-asian="Times New Roman" style:font-family-asian="'Times New Roman'" style:font-family-generic-asian="roman" style:font-pitch-asian="variable" style:font-size-asian="9pt" style:font-style-asian="italic" style:font-weight-asian="bold" style:font-name-complex="Times New Roman" style:font-family-complex="'Times New Roman'" style:font-family-generic-complex="roman" style:font-pitch-complex="variable" style:font-size-complex="9pt" style:language-complex="ar" style:country-complex="SA" style:font-style-complex="italic" style:font-weight-complex="bold"/>
    </style:style>
    <style:style style:name="FootNote_20_Poem_20_Title" style:display-name="FootNote Poem Title" style:family="paragraph" style:next-style-name="Standard">
      <style:paragraph-properties fo:margin-left="3.528cm" fo:margin-right="1.058cm" fo:margin-top="0.021cm" fo:margin-bottom="0cm" style:contextual-spacing="false" fo:orphans="0" fo:widows="0" fo:text-indent="0cm" style:auto-text-indent="false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0pt" fo:language="ru" fo:country="RU" fo:font-weight="bold" style:font-name-asian="Times New Roman" style:font-family-asian="'Times New Roman'" style:font-family-generic-asian="roman" style:font-pitch-asian="variable" style:font-size-asian="10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Заголовок_20_2_20_Знак" style:display-name="Заголовок 2 Знак" style:family="text">
      <style:text-properties style:font-name="Cambria" fo:font-family="Cambria" style:font-family-generic="roman" style:font-pitch="variable" fo:font-size="14pt" fo:font-style="italic" fo:font-weight="bold" style:font-name-asian="Times New Roman" style:font-family-asian="'Times New Roman'" style:font-family-generic-asian="roman" style:font-pitch-asian="variable" style:font-size-asian="14pt" style:font-style-asian="italic" style:font-weight-asian="bold" style:font-name-complex="Times New Roman" style:font-family-complex="'Times New Roman'" style:font-family-generic-complex="roman" style:font-pitch-complex="variable" style:font-size-complex="14pt" style:font-style-complex="italic" style:font-weight-complex="bold"/>
    </style:style>
    <style:style style:name="Заголовок_20_3_20_Знак" style:display-name="Заголовок 3 Знак" style:family="text">
      <style:text-properties style:font-name="Cambria" fo:font-family="Cambria" style:font-family-generic="roman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Заголовок_20_4_20_Знак" style:display-name="Заголовок 4 Знак" style:family="text">
      <style:text-properties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аголовок_20_5_20_Знак" style:display-name="Заголовок 5 Знак" style:family="text">
      <style:text-properties fo:font-size="13pt" fo:font-style="italic" fo:font-weight="bold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>
      <style:text-properties fo:font-weight="bold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Заголовок_20_7_20_Знак" style:display-name="Заголовок 7 Знак" style:family="text">
      <style:text-properties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Верхний_20_колонтитул_20_Знак" style:display-name="Верхний колонтитул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Нижний_20_колонтитул_20_Знак" style:display-name="Нижний колонтитул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margin-right="0cm" fo:text-indent="0cm" style:auto-text-indent="false" fo:padding-left="0cm" fo:padding-right="0cm" fo:padding-top="0cm" fo:padding-bottom="0.035cm" fo:border-left="none" fo:border-right="none" fo:border-top="none" fo:border-bottom="0.74pt solid #000000" style:shadow="none"/>
      <style:text-properties style:font-name="Cambria" fo:font-size="10pt" fo:font-weight="bold" style:font-size-asian="10pt" style:font-weight-asian="bold" style:font-name-complex="Cambria"/>
    </style:style>
    <style:style style:name="MP2" style:family="paragraph" style:parent-style-name="Header">
      <style:text-properties style:font-name="Cambria" fo:font-size="10pt" fo:font-weight="bold" style:font-size-asian="10pt" style:font-weight-asian="bold" style:font-name-complex="Cambria"/>
    </style:style>
    <style:style style:name="MP3" style:family="paragraph" style:parent-style-name="Header">
      <style:paragraph-properties fo:margin-right="0cm" fo:text-indent="0cm" style:auto-text-indent="false"/>
    </style:style>
    <style:page-layout style:name="Mpm1">
      <style:page-layout-properties fo:page-width="21.001cm" fo:page-height="29.7cm" style:num-format="1" style:print-orientation="portrait" fo:margin-top="1.27cm" fo:margin-bottom="2cm" fo:margin-left="2.499cm" fo:margin-right="1.499cm" style:writing-mode="lr-tb" style:layout-grid-color="#c0c0c0" style:layout-grid-lines="45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bottom="0.63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Александр Грибоедов «Горе от ума»</text:p>
        <text:p text:style-name="MP2"/>
      </style:header>
      <style:header-first>
        <text:p text:style-name="MP3"/>
      </style:head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title>Горе от ума</dc:title>
    <dc:subject/>
    <meta:keyword/>
    <meta:initial-creator>Александр Сергеевич Грибоедов</meta:initial-creator>
    <meta:creation-date>2023-04-10T14:24:00</meta:creation-date>
    <dc:creator>Элеонора Табакова</dc:creator>
    <dc:date>2023-05-06T16:20:00</dc:date>
    <meta:editing-cycles>3</meta:editing-cycles>
    <meta:editing-duration>PT3M</meta:editing-duration>
    <meta:document-statistic meta:table-count="0" meta:image-count="0" meta:object-count="0" meta:page-count="121" meta:paragraph-count="3502" meta:word-count="15292" meta:character-count="91666" meta:non-whitespace-character-count="79262"/>
    <meta:generator>LibreOffice/25.2.6.2$Windows_X86_64 LibreOffice_project/729c5bfe710f5eb71ed3bbde9e06a6065e9c6c5d</meta:generator>
  </office:meta>
</office:document-meta>
</file>